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06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8070*"/>
    </style:style>
    <style:style style:name="Table2.B" style:family="table-column">
      <style:table-column-properties style:column-width="1.25in" style:rel-column-width="26901*"/>
    </style:style>
    <style:style style:name="Table2.C" style:family="table-column">
      <style:table-column-properties style:column-width="1.4201in" style:rel-column-width="3056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8646in" fo:margin-left="0in" table:align="left"/>
    </style:style>
    <style:style style:name="Table4.A" style:family="table-column">
      <style:table-column-properties style:column-width="0.3125in"/>
    </style:style>
    <style:style style:name="Table4.B" style:family="table-column">
      <style:table-column-properties style:column-width="1.4375in"/>
    </style:style>
    <style:style style:name="Table4.C" style:family="table-column">
      <style:table-column-properties style:column-width="1.1146in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8646in" fo:margin-left="0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1.625in"/>
    </style:style>
    <style:style style:name="Table5.C" style:family="table-column">
      <style:table-column-properties style:column-width="0.9271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625in" fo:margin-left="-0.1875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2.312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style:vertical-align="middle" fo:padding="0.0382in" fo:border="none"/>
    </style:style>
    <style:style style:name="Table7" style:family="table">
      <style:table-properties style:width="2.8646in" fo:margin-left="0in" fo:break-before="page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052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.5pt" style:font-size-asian="10.5pt" style:font-size-complex="10.5pt"/>
    </style:style>
    <style:style style:name="P2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3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0.5pt" officeooo:rsid="0060a2a1" officeooo:paragraph-rsid="0060a2a1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15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16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5473e6" style:font-size-asian="10.5pt" style:font-weight-asian="normal" style:font-size-complex="10.5pt" style:font-weight-complex="normal"/>
    </style:style>
    <style:style style:name="P17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57a4b9" officeooo:paragraph-rsid="0057a4b9" style:font-size-asian="10.5pt" style:font-weight-asian="normal" style:font-size-complex="10.5pt" style:font-weight-complex="normal"/>
    </style:style>
    <style:style style:name="P18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19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20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21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24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25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27" style:family="paragraph" style:parent-style-name="Table_20_Contents">
      <style:text-properties style:font-name="Liberation Serif" fo:font-size="10.5pt" officeooo:paragraph-rsid="004af0ad" style:font-size-asian="10.5pt" style:font-size-complex="10.5pt"/>
    </style:style>
    <style:style style:name="P28" style:family="paragraph" style:parent-style-name="Table_20_Contents">
      <style:text-properties style:font-name="Liberation Serif" fo:font-size="10.5pt" officeooo:rsid="0050c065" officeooo:paragraph-rsid="0050c065" style:font-size-asian="10.5pt" style:font-size-complex="10.5pt"/>
    </style:style>
    <style:style style:name="P29" style:family="paragraph" style:parent-style-name="Table_20_Contents">
      <style:text-properties style:font-name="Liberation Serif" fo:font-size="10.5pt" officeooo:rsid="004dde58" officeooo:paragraph-rsid="004dde58" style:font-size-asian="10.5pt" style:font-size-complex="10.5pt"/>
    </style:style>
    <style:style style:name="P30" style:family="paragraph" style:parent-style-name="Table_20_Contents">
      <style:text-properties style:font-name="Liberation Serif" fo:font-size="10.5pt" officeooo:rsid="004af0ad" officeooo:paragraph-rsid="004af0ad" style:font-size-asian="10.5pt" style:font-size-complex="10.5pt"/>
    </style:style>
    <style:style style:name="P31" style:family="paragraph" style:parent-style-name="Table_20_Contents">
      <style:text-properties style:font-name="Liberation Serif" fo:font-size="10.5pt" officeooo:rsid="0051a469" officeooo:paragraph-rsid="0051a469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rsid="005d091e" officeooo:paragraph-rsid="005d091e" style:font-size-asian="10.5pt" style:font-size-complex="10.5pt"/>
    </style:style>
    <style:style style:name="P33" style:family="paragraph" style:parent-style-name="Table_20_Contents">
      <style:text-properties style:font-name="Liberation Serif" fo:font-size="10.5pt" officeooo:rsid="005ed3e3" officeooo:paragraph-rsid="005ed3e3" style:font-size-asian="10.5pt" style:font-size-complex="10.5pt"/>
    </style:style>
    <style:style style:name="P34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35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36" style:family="paragraph" style:parent-style-name="Table_20_Contents">
      <style:text-properties style:font-name="Liberation Serif" fo:font-size="10.5pt" fo:font-weight="normal" officeooo:rsid="004dde58" officeooo:paragraph-rsid="004dde58" style:font-size-asian="10.5pt" style:font-weight-asian="normal" style:font-size-complex="10.5pt" style:font-weight-complex="normal"/>
    </style:style>
    <style:style style:name="P37" style:family="paragraph" style:parent-style-name="Table_20_Contents">
      <style:text-properties style:font-name="Liberation Serif" fo:font-size="10.5pt" fo:font-weight="normal" officeooo:rsid="004e61fe" officeooo:paragraph-rsid="004e61fe" style:font-size-asian="10.5pt" style:font-weight-asian="normal" style:font-size-complex="10.5pt" style:font-weight-complex="normal"/>
    </style:style>
    <style:style style:name="P38" style:family="paragraph" style:parent-style-name="Table_20_Contents">
      <style:text-properties style:font-name="Liberation Serif" fo:font-size="10.5pt" fo:font-weight="normal" officeooo:rsid="0057a4b9" officeooo:paragraph-rsid="0057a4b9" style:font-size-asian="10.5pt" style:font-weight-asian="normal" style:font-size-complex="10.5pt" style:font-weight-complex="normal"/>
    </style:style>
    <style:style style:name="P39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40" style:family="paragraph" style:parent-style-name="Table_20_Contents">
      <style:text-properties fo:font-size="10pt" fo:font-weight="bold" officeooo:rsid="005e7b55" officeooo:paragraph-rsid="005e7b55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font-size="10pt" fo:font-weight="bold" officeooo:rsid="005ed3e3" officeooo:paragraph-rsid="005ed3e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0pt"/>
    </style:style>
    <style:style style:name="P43" style:family="paragraph" style:parent-style-name="Frame_20_contents">
      <style:paragraph-properties fo:text-align="start" style:justify-single-word="false"/>
    </style:style>
    <style:style style:name="P44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5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4dde58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officeooo:paragraph-rsid="004dde58"/>
    </style:style>
    <style:style style:name="P48" style:family="paragraph" style:parent-style-name="Standard">
      <style:paragraph-properties fo:line-height="115%"/>
      <style:text-properties officeooo:paragraph-rsid="004dde58"/>
    </style:style>
    <style:style style:name="P49" style:family="paragraph" style:parent-style-name="Standard">
      <style:paragraph-properties fo:line-height="115%"/>
      <style:text-properties officeooo:paragraph-rsid="005d091e"/>
    </style:style>
    <style:style style:name="P50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5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center" style:justify-single-word="false"/>
      <style:text-properties fo:font-size="10pt" officeooo:paragraph-rsid="005ed3e3"/>
    </style:style>
    <style:style style:name="P54" style:family="paragraph" style:parent-style-name="Standard">
      <style:paragraph-properties fo:text-align="center" style:justify-single-word="false"/>
      <style:text-properties fo:font-size="10pt" officeooo:paragraph-rsid="0060a2a1"/>
    </style:style>
    <style:style style:name="P55" style:family="paragraph" style:parent-style-name="Standard">
      <style:paragraph-properties fo:text-align="center" style:justify-single-word="false"/>
      <style:text-properties fo:font-size="10pt" officeooo:paragraph-rsid="00628d63"/>
    </style:style>
    <style:style style:name="P56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57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58" style:family="paragraph" style:parent-style-name="Standard">
      <style:paragraph-properties fo:text-align="start" style:justify-single-word="false"/>
      <style:text-properties fo:font-size="10.5pt" officeooo:rsid="0021702a" officeooo:paragraph-rsid="0060a2a1" style:font-size-asian="10.5pt" style:font-size-complex="10.5pt"/>
    </style:style>
    <style:style style:name="P59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60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61" style:family="paragraph" style:parent-style-name="Standard">
      <style:text-properties fo:font-size="10.5pt" officeooo:paragraph-rsid="004dde58" style:font-size-asian="10.5pt" style:font-size-complex="10.5pt"/>
    </style:style>
    <style:style style:name="P62" style:family="paragraph" style:parent-style-name="Standard">
      <style:text-properties fo:font-size="10.5pt" officeooo:rsid="004af0ad" officeooo:paragraph-rsid="004e61fe" style:font-size-asian="10.5pt" style:font-size-complex="10.5pt"/>
    </style:style>
    <style:style style:name="P63" style:family="paragraph" style:parent-style-name="Standard">
      <style:text-properties fo:font-size="10.5pt" officeooo:rsid="004aecc4" officeooo:paragraph-rsid="004e61fe" style:font-size-asian="10.5pt" style:font-size-complex="10.5pt"/>
    </style:style>
    <style:style style:name="P64" style:family="paragraph" style:parent-style-name="Standard">
      <style:text-properties fo:font-size="10.5pt" officeooo:rsid="004aecc4" officeooo:paragraph-rsid="0057a4b9" style:font-size-asian="10.5pt" style:font-size-complex="10.5pt"/>
    </style:style>
    <style:style style:name="P65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66" style:family="paragraph" style:parent-style-name="Standard">
      <style:text-properties fo:font-size="10.5pt" officeooo:paragraph-rsid="004e61fe" style:font-size-asian="10.5pt" style:font-size-complex="10.5pt"/>
    </style:style>
    <style:style style:name="P67" style:family="paragraph" style:parent-style-name="Standard">
      <style:text-properties fo:font-size="10.5pt" officeooo:paragraph-rsid="0057a4b9" style:font-size-asian="10.5pt" style:font-size-complex="10.5pt"/>
    </style:style>
    <style:style style:name="P68" style:family="paragraph" style:parent-style-name="Standard">
      <style:text-properties fo:font-size="10.5pt" officeooo:rsid="005d091e" officeooo:paragraph-rsid="005d091e" style:font-size-asian="10.5pt" style:font-size-complex="10.5pt"/>
    </style:style>
    <style:style style:name="P69" style:family="paragraph" style:parent-style-name="Standard">
      <style:text-properties fo:font-size="10.5pt" officeooo:rsid="005ed3e3" officeooo:paragraph-rsid="005ed3e3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size="10.5pt" officeooo:rsid="0060a2a1" officeooo:paragraph-rsid="0060a2a1" style:font-size-asian="10.5pt" style:font-size-complex="10.5pt"/>
    </style:style>
    <style:style style:name="P71" style:family="paragraph" style:parent-style-name="Standard">
      <style:text-properties fo:font-size="10.5pt" officeooo:paragraph-rsid="0060a2a1" style:font-size-asian="10.5pt" style:font-size-complex="10.5pt"/>
    </style:style>
    <style:style style:name="P72" style:family="paragraph" style:parent-style-name="Standard">
      <style:paragraph-properties fo:text-align="center" style:justify-single-word="false"/>
      <style:text-properties officeooo:paragraph-rsid="004dde58"/>
    </style:style>
    <style:style style:name="P73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74" style:family="paragraph" style:parent-style-name="Standard">
      <style:paragraph-properties fo:text-align="center" style:justify-single-word="false"/>
      <style:text-properties officeooo:paragraph-rsid="004e61fe"/>
    </style:style>
    <style:style style:name="P75" style:family="paragraph" style:parent-style-name="Standard">
      <style:paragraph-properties fo:text-align="center" style:justify-single-word="false"/>
      <style:text-properties officeooo:paragraph-rsid="004e8230"/>
    </style:style>
    <style:style style:name="P76" style:family="paragraph" style:parent-style-name="Standard">
      <style:paragraph-properties fo:text-align="center" style:justify-single-word="false"/>
      <style:text-properties officeooo:paragraph-rsid="0050c065"/>
    </style:style>
    <style:style style:name="P77" style:family="paragraph" style:parent-style-name="Standard">
      <style:paragraph-properties fo:text-align="center" style:justify-single-word="false"/>
      <style:text-properties officeooo:paragraph-rsid="0051a469"/>
    </style:style>
    <style:style style:name="P78" style:family="paragraph" style:parent-style-name="Standard">
      <style:paragraph-properties fo:text-align="center" style:justify-single-word="false"/>
      <style:text-properties officeooo:paragraph-rsid="0057a4b9"/>
    </style:style>
    <style:style style:name="P79" style:family="paragraph" style:parent-style-name="Standard">
      <style:paragraph-properties fo:text-align="center" style:justify-single-word="false"/>
      <style:text-properties officeooo:paragraph-rsid="005d091e"/>
    </style:style>
    <style:style style:name="P80" style:family="paragraph" style:parent-style-name="Standard">
      <style:paragraph-properties fo:text-align="center" style:justify-single-word="false"/>
      <style:text-properties officeooo:paragraph-rsid="005ed3e3"/>
    </style:style>
    <style:style style:name="P81" style:family="paragraph" style:parent-style-name="Standard">
      <style:paragraph-properties fo:text-align="center" style:justify-single-word="false"/>
      <style:text-properties officeooo:paragraph-rsid="0060a2a1"/>
    </style:style>
    <style:style style:name="P82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83" style:family="paragraph" style:parent-style-name="Standard">
      <style:paragraph-properties fo:line-height="150%"/>
      <style:text-properties officeooo:paragraph-rsid="004dde58"/>
    </style:style>
    <style:style style:name="P84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85" style:family="paragraph" style:parent-style-name="Standard">
      <style:text-properties officeooo:rsid="003dc94b" officeooo:paragraph-rsid="004dde58"/>
    </style:style>
    <style:style style:name="P86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87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88" style:family="paragraph" style:parent-style-name="Standard">
      <style:paragraph-properties fo:text-align="center" style:justify-single-word="false"/>
      <style:text-properties officeooo:rsid="004aecc4" officeooo:paragraph-rsid="0057a4b9"/>
    </style:style>
    <style:style style:name="P89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90" style:family="paragraph" style:parent-style-name="Standard">
      <style:text-properties officeooo:rsid="004aecc4" officeooo:paragraph-rsid="004dde58"/>
    </style:style>
    <style:style style:name="P91" style:family="paragraph" style:parent-style-name="Standard">
      <style:text-properties officeooo:rsid="004af0ad" officeooo:paragraph-rsid="004dde58"/>
    </style:style>
    <style:style style:name="P92" style:family="paragraph" style:parent-style-name="Standard">
      <style:text-properties officeooo:rsid="004c7a30" officeooo:paragraph-rsid="004dde58"/>
    </style:style>
    <style:style style:name="P93" style:family="paragraph" style:parent-style-name="Standard">
      <style:text-properties officeooo:paragraph-rsid="004dde58"/>
    </style:style>
    <style:style style:name="P94" style:family="paragraph" style:parent-style-name="Standard">
      <style:text-properties officeooo:paragraph-rsid="004e8230"/>
    </style:style>
    <style:style style:name="P95" style:family="paragraph" style:parent-style-name="Standard">
      <style:text-properties officeooo:paragraph-rsid="0050c065"/>
    </style:style>
    <style:style style:name="P96" style:family="paragraph" style:parent-style-name="Standard">
      <style:text-properties officeooo:paragraph-rsid="0051a469"/>
    </style:style>
    <style:style style:name="P97" style:family="paragraph" style:parent-style-name="Standard">
      <style:text-properties officeooo:rsid="0051a469" officeooo:paragraph-rsid="0051a469"/>
    </style:style>
    <style:style style:name="P98" style:family="paragraph" style:parent-style-name="Standard">
      <style:paragraph-properties fo:text-align="center" style:justify-single-word="false"/>
      <style:text-properties officeooo:rsid="0051a469" officeooo:paragraph-rsid="0051a469"/>
    </style:style>
    <style:style style:name="P99" style:family="paragraph" style:parent-style-name="Standard">
      <style:paragraph-properties fo:text-align="center" style:justify-single-word="false"/>
      <style:text-properties officeooo:rsid="0051a469" officeooo:paragraph-rsid="0052f01b"/>
    </style:style>
    <style:style style:name="P100" style:family="paragraph" style:parent-style-name="Standard">
      <style:text-properties officeooo:paragraph-rsid="0052f01b"/>
    </style:style>
    <style:style style:name="P101" style:family="paragraph" style:parent-style-name="Standard">
      <style:text-properties officeooo:paragraph-rsid="005473e6"/>
    </style:style>
    <style:style style:name="P102" style:family="paragraph" style:parent-style-name="Standard">
      <style:text-properties officeooo:paragraph-rsid="005b83d5"/>
    </style:style>
    <style:style style:name="P103" style:family="paragraph" style:parent-style-name="Standard">
      <style:text-properties officeooo:paragraph-rsid="0060a2a1"/>
    </style:style>
    <style:style style:name="P104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105" style:family="paragraph" style:parent-style-name="Text_20_body">
      <style:text-properties officeooo:rsid="00414bf8" officeooo:paragraph-rsid="004dde58"/>
    </style:style>
    <style:style style:name="P106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702a" officeooo:paragraph-rsid="004dde58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line-height="115%"/>
      <style:text-properties officeooo:paragraph-rsid="0063b73f"/>
    </style:style>
    <style:style style:name="P108" style:family="paragraph" style:parent-style-name="Standard">
      <style:paragraph-properties fo:line-height="115%"/>
      <style:text-properties officeooo:paragraph-rsid="006f475f"/>
    </style:style>
    <style:style style:name="P109" style:family="paragraph" style:parent-style-name="Standard">
      <style:paragraph-properties fo:line-height="115%"/>
      <style:text-properties officeooo:paragraph-rsid="00707a0d"/>
    </style:style>
    <style:style style:name="P110" style:family="paragraph" style:parent-style-name="Standard">
      <style:paragraph-properties fo:text-align="center" style:justify-single-word="false"/>
      <style:text-properties fo:font-size="10pt" officeooo:paragraph-rsid="0066c500"/>
    </style:style>
    <style:style style:name="P111" style:family="paragraph" style:parent-style-name="Standard">
      <style:paragraph-properties fo:text-align="center" style:justify-single-word="false"/>
      <style:text-properties fo:font-size="10pt" officeooo:paragraph-rsid="007191b7"/>
    </style:style>
    <style:style style:name="P112" style:family="paragraph" style:parent-style-name="Standard">
      <style:paragraph-properties fo:text-align="center" style:justify-single-word="false"/>
      <style:text-properties fo:font-size="10pt" officeooo:rsid="007191b7" officeooo:paragraph-rsid="007191b7"/>
    </style:style>
    <style:style style:name="P113" style:family="paragraph" style:parent-style-name="Standard">
      <style:paragraph-properties fo:text-align="center" style:justify-single-word="false"/>
      <style:text-properties officeooo:paragraph-rsid="0068b98f"/>
    </style:style>
    <style:style style:name="P114" style:family="paragraph" style:parent-style-name="Standard">
      <style:paragraph-properties fo:text-align="center" style:justify-single-word="false"/>
      <style:text-properties officeooo:paragraph-rsid="006a9c3a"/>
    </style:style>
    <style:style style:name="P115" style:family="paragraph" style:parent-style-name="Standard">
      <style:paragraph-properties fo:text-align="center" style:justify-single-word="false"/>
      <style:text-properties officeooo:paragraph-rsid="006b4995"/>
    </style:style>
    <style:style style:name="P116" style:family="paragraph" style:parent-style-name="Standard">
      <style:paragraph-properties fo:text-align="center" style:justify-single-word="false"/>
      <style:text-properties officeooo:paragraph-rsid="006c2dd6"/>
    </style:style>
    <style:style style:name="P117" style:family="paragraph" style:parent-style-name="Standard">
      <style:paragraph-properties fo:text-align="center" style:justify-single-word="false"/>
      <style:text-properties officeooo:paragraph-rsid="006f475f"/>
    </style:style>
    <style:style style:name="P118" style:family="paragraph" style:parent-style-name="Standard">
      <style:paragraph-properties fo:text-align="center" style:justify-single-word="false"/>
      <style:text-properties officeooo:paragraph-rsid="007191b7"/>
    </style:style>
    <style:style style:name="P119" style:family="paragraph" style:parent-style-name="Standard">
      <style:paragraph-properties fo:text-align="center" style:justify-single-word="false"/>
      <style:text-properties officeooo:paragraph-rsid="0071d8c6"/>
    </style:style>
    <style:style style:name="P120" style:family="paragraph" style:parent-style-name="Standard">
      <style:text-properties fo:font-size="10.5pt" officeooo:paragraph-rsid="0068b98f" style:font-size-asian="10.5pt" style:font-size-complex="10.5pt"/>
    </style:style>
    <style:style style:name="P121" style:family="paragraph" style:parent-style-name="Standard">
      <style:paragraph-properties fo:text-align="start" style:justify-single-word="false"/>
      <style:text-properties fo:font-size="10.5pt" officeooo:rsid="0060a2a1" officeooo:paragraph-rsid="0068b98f" style:font-size-asian="10.5pt" style:font-size-complex="10.5pt"/>
    </style:style>
    <style:style style:name="P122" style:family="paragraph" style:parent-style-name="Standard">
      <style:paragraph-properties fo:text-align="start" style:justify-single-word="false"/>
      <style:text-properties fo:font-size="10.5pt" officeooo:rsid="0060a2a1" officeooo:paragraph-rsid="006c89b3" style:font-size-asian="10.5pt" style:font-size-complex="10.5pt"/>
    </style:style>
    <style:style style:name="P123" style:family="paragraph" style:parent-style-name="Standard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24" style:family="paragraph" style:parent-style-name="Standard">
      <style:text-properties fo:font-size="10.5pt" officeooo:paragraph-rsid="006a9c3a" style:font-size-asian="10.5pt" style:font-size-complex="10.5pt"/>
    </style:style>
    <style:style style:name="P125" style:family="paragraph" style:parent-style-name="Standard">
      <style:text-properties fo:font-size="10.5pt" officeooo:paragraph-rsid="006b4995" style:font-size-asian="10.5pt" style:font-size-complex="10.5pt"/>
    </style:style>
    <style:style style:name="P126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127" style:family="paragraph" style:parent-style-name="Standard">
      <style:paragraph-properties fo:line-height="115%"/>
      <style:text-properties officeooo:rsid="0068b98f" officeooo:paragraph-rsid="006b4995"/>
    </style:style>
    <style:style style:name="P128" style:family="paragraph" style:parent-style-name="Standard">
      <style:text-properties officeooo:paragraph-rsid="006a9c3a"/>
    </style:style>
    <style:style style:name="P129" style:family="paragraph" style:parent-style-name="Standard">
      <style:text-properties officeooo:paragraph-rsid="004dde58"/>
    </style:style>
    <style:style style:name="P130" style:family="paragraph" style:parent-style-name="Text_20_body">
      <style:text-properties officeooo:rsid="0068b98f" officeooo:paragraph-rsid="006e2f31"/>
    </style:style>
    <style:style style:name="P131" style:family="paragraph" style:parent-style-name="Heading_20_2">
      <style:text-properties officeooo:paragraph-rsid="006e2f31"/>
    </style:style>
    <style:style style:name="P132" style:family="paragraph" style:parent-style-name="Heading_20_1">
      <style:paragraph-properties fo:line-height="115%" fo:text-align="center" style:justify-single-word="false"/>
      <style:text-properties officeooo:paragraph-rsid="00628d63"/>
    </style:style>
    <style:style style:name="P133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134" style:family="paragraph" style:parent-style-name="Table_20_Contents">
      <style:text-properties fo:font-size="10.5pt" officeooo:rsid="0068b98f" officeooo:paragraph-rsid="0068b98f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36" style:family="paragraph" style:parent-style-name="Table_20_Contents">
      <style:text-properties fo:font-size="10.5pt" officeooo:paragraph-rsid="004af0ad" style:font-size-asian="10.5pt" style:font-size-complex="10.5pt"/>
    </style:style>
    <style:style style:name="P137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38" style:family="paragraph" style:parent-style-name="Table_20_Contents">
      <style:text-properties fo:font-size="10.5pt" officeooo:rsid="004af0ad" officeooo:paragraph-rsid="004af0ad" style:font-size-asian="10.5pt" style:font-size-complex="10.5pt"/>
    </style:style>
    <style:style style:name="P139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140" style:family="paragraph" style:parent-style-name="Table_20_Contents">
      <style:text-properties fo:font-size="10.5pt" officeooo:rsid="006b4995" officeooo:paragraph-rsid="006b4995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fo:font-size="10.5pt" officeooo:rsid="006c2dd6" officeooo:paragraph-rsid="006c2dd6" style:font-size-asian="10.5pt" style:font-size-complex="10.5pt"/>
    </style:style>
    <style:style style:name="P142" style:family="paragraph" style:parent-style-name="Table_20_Contents">
      <style:paragraph-properties fo:text-align="start" style:justify-single-word="false"/>
      <style:text-properties fo:font-size="10.5pt" officeooo:rsid="006f475f" officeooo:paragraph-rsid="006f475f" style:font-size-asian="10.5pt" style:font-size-complex="10.5pt"/>
    </style:style>
    <style:style style:name="P143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144" style:family="paragraph" style:parent-style-name="Heading_20_3">
      <style:paragraph-properties fo:line-height="115%"/>
    </style:style>
    <style:style style:name="P145" style:family="paragraph" style:parent-style-name="Heading_20_3">
      <style:paragraph-properties fo:line-height="115%"/>
      <style:text-properties officeooo:rsid="0028dccc" officeooo:paragraph-rsid="0028dccc"/>
    </style:style>
    <style:style style:name="P146" style:family="paragraph" style:parent-style-name="Heading_20_3">
      <style:text-properties officeooo:paragraph-rsid="003b0f9c"/>
    </style:style>
    <style:style style:name="P147" style:family="paragraph" style:parent-style-name="Heading_20_3">
      <style:text-properties officeooo:rsid="004464c8" officeooo:paragraph-rsid="004dde58"/>
    </style:style>
    <style:style style:name="P148" style:family="paragraph" style:parent-style-name="Heading_20_3">
      <style:text-properties officeooo:rsid="00414bf8" officeooo:paragraph-rsid="00414bf8"/>
    </style:style>
    <style:style style:name="P149" style:family="paragraph" style:parent-style-name="Heading_20_3">
      <style:text-properties officeooo:paragraph-rsid="004dde58"/>
    </style:style>
    <style:style style:name="P150" style:family="paragraph" style:parent-style-name="Heading_20_3">
      <style:paragraph-properties fo:line-height="100%"/>
      <style:text-properties officeooo:paragraph-rsid="004dde58"/>
    </style:style>
    <style:style style:name="P151" style:family="paragraph" style:parent-style-name="Heading_20_3">
      <style:text-properties officeooo:paragraph-rsid="005b83d5"/>
    </style:style>
    <style:style style:name="P152" style:family="paragraph" style:parent-style-name="Heading_20_3">
      <style:text-properties officeooo:paragraph-rsid="004e8230"/>
    </style:style>
    <style:style style:name="P153" style:family="paragraph" style:parent-style-name="Heading_20_3">
      <style:text-properties officeooo:paragraph-rsid="004ec608"/>
    </style:style>
    <style:style style:name="P154" style:family="paragraph" style:parent-style-name="Heading_20_3">
      <style:text-properties officeooo:paragraph-rsid="005ed3e3"/>
    </style:style>
    <style:style style:name="P155" style:family="paragraph" style:parent-style-name="Heading_20_3">
      <style:text-properties officeooo:paragraph-rsid="006e2f31"/>
    </style:style>
    <style:style style:name="P156" style:family="paragraph" style:parent-style-name="Heading_20_3">
      <style:text-properties officeooo:paragraph-rsid="006f21ac"/>
    </style:style>
    <style:style style:name="P157" style:family="paragraph" style:parent-style-name="Heading_20_3">
      <style:text-properties officeooo:paragraph-rsid="0071d8c6"/>
    </style:style>
    <style:style style:name="P158" style:family="paragraph" style:parent-style-name="Heading_20_3">
      <style:text-properties officeooo:paragraph-rsid="00731375"/>
    </style:style>
    <style:style style:name="P159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60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161" style:family="paragraph" style:parent-style-name="Heading_20_4">
      <style:text-properties officeooo:rsid="0028dccc"/>
    </style:style>
    <style:style style:name="P162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63" style:family="paragraph" style:parent-style-name="Heading_20_4">
      <style:text-properties officeooo:rsid="0027736a"/>
    </style:style>
    <style:style style:name="P164" style:family="paragraph" style:parent-style-name="Heading_20_4">
      <style:text-properties officeooo:paragraph-rsid="004dde58"/>
    </style:style>
    <style:style style:name="P165" style:family="paragraph" style:parent-style-name="Heading_20_4">
      <style:text-properties officeooo:rsid="004af0ad" officeooo:paragraph-rsid="004dde58"/>
    </style:style>
    <style:style style:name="P166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67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P168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P16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a4b9"/>
    </style:style>
    <style:style style:name="T2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52525" style:font-name="Liberation Serif" fo:font-size="10.5pt" fo:letter-spacing="normal" fo:font-style="normal" fo:font-weight="normal" officeooo:rsid="004aecc4" style:font-size-asian="10.5pt" style:font-weight-asian="normal" style:font-size-complex="10.5pt" style:font-weight-complex="normal"/>
    </style:style>
    <style:style style:name="T5" style:family="text">
      <style:text-properties fo:font-variant="normal" fo:text-transform="none" fo:color="#252525" style:font-name="Liberation Serif" fo:font-size="10.5pt" fo:letter-spacing="normal" fo:font-style="normal" fo:font-weight="normal" officeooo:rsid="005d091e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color="#252525" fo:letter-spacing="normal" fo:font-style="normal"/>
    </style:style>
    <style:style style:name="T7" style:family="text">
      <style:text-properties fo:font-variant="normal" fo:text-transform="none" fo:color="#252525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52525" fo:letter-spacing="normal" fo:font-style="normal" fo:font-weight="normal" officeooo:rsid="004aecc4" style:font-weight-asian="normal" style:font-weight-complex="normal"/>
    </style:style>
    <style:style style:name="T9" style:family="text">
      <style:text-properties fo:font-variant="normal" fo:text-transform="none" fo:color="#252525" fo:letter-spacing="normal" fo:font-style="normal" officeooo:rsid="004aecc4"/>
    </style:style>
    <style:style style:name="T10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1" style:family="text">
      <style:text-properties fo:font-variant="normal" fo:text-transform="none" fo:color="#000000" style:font-name="monospace" fo:font-size="10.5pt" fo:letter-spacing="normal" fo:font-style="normal" fo:font-weight="normal" officeooo:rsid="00731375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officeooo:rsid="003dc94b"/>
    </style:style>
    <style:style style:name="T14" style:family="text">
      <style:text-properties fo:font-variant="normal" fo:text-transform="none" fo:color="#000000" fo:letter-spacing="normal" fo:font-style="normal" fo:font-weight="normal" officeooo:rsid="004af0ad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16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18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9" style:family="text">
      <style:text-properties fo:color="#000000" style:font-name="monospace" fo:font-weight="normal"/>
    </style:style>
    <style:style style:name="T20" style:family="text">
      <style:text-properties officeooo:rsid="0025acec"/>
    </style:style>
    <style:style style:name="T21" style:family="text">
      <style:text-properties officeooo:rsid="0028dccc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1" fo:font-size="10.5pt" officeooo:rsid="0028dccc" style:font-size-asian="10.5pt" style:font-size-complex="10.5pt"/>
    </style:style>
    <style:style style:name="T24" style:family="text">
      <style:text-properties style:font-name="Liberation Serif1" officeooo:rsid="0028dccc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0.5pt" style:font-size-asian="10.5pt" style:font-size-complex="10.5pt"/>
    </style:style>
    <style:style style:name="T27" style:family="text">
      <style:text-properties style:font-name="Liberation Serif" fo:font-size="10.5pt" officeooo:rsid="00414bf8" style:font-size-asian="10.5pt" style:font-size-complex="10.5pt"/>
    </style:style>
    <style:style style:name="T28" style:family="text">
      <style:text-properties style:font-name="Liberation Serif" fo:font-size="10.5pt" officeooo:rsid="005d091e" style:font-size-asian="10.5pt" style:font-size-complex="10.5pt"/>
    </style:style>
    <style:style style:name="T29" style:family="text">
      <style:text-properties style:font-name="Liberation Serif" officeooo:rsid="004af0ad"/>
    </style:style>
    <style:style style:name="T30" style:family="text">
      <style:text-properties style:text-underline-style="none" fo:font-weight="bold" officeooo:rsid="001ed5d7" style:font-weight-asian="bold" style:font-weight-complex="bold"/>
    </style:style>
    <style:style style:name="T31" style:family="text">
      <style:text-properties officeooo:rsid="003dc94b"/>
    </style:style>
    <style:style style:name="T32" style:family="text">
      <style:text-properties officeooo:rsid="004af0ad"/>
    </style:style>
    <style:style style:name="T33" style:family="text">
      <style:text-properties officeooo:rsid="004b612a"/>
    </style:style>
    <style:style style:name="T34" style:family="text">
      <style:text-properties officeooo:rsid="004e61fe"/>
    </style:style>
    <style:style style:name="T35" style:family="text">
      <style:text-properties officeooo:rsid="0062b979"/>
    </style:style>
    <style:style style:name="T36" style:family="text">
      <style:text-properties officeooo:rsid="0066c500"/>
    </style:style>
    <style:style style:name="T37" style:family="text">
      <style:text-properties officeooo:rsid="0068b98f"/>
    </style:style>
    <style:style style:name="T38" style:family="text">
      <style:text-properties officeooo:rsid="0069f42c"/>
    </style:style>
    <style:style style:name="T39" style:family="text">
      <style:text-properties officeooo:rsid="006c2dd6"/>
    </style:style>
    <style:style style:name="T40" style:family="text">
      <style:text-properties officeooo:rsid="006e2f31"/>
    </style:style>
    <style:style style:name="T41" style:family="text">
      <style:text-properties officeooo:rsid="006f21a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 style:list-style-name="L2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 style:list-style-name="L2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 style:list-style-name="L2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 style:list-style-name="L2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 style:list-style-name="L2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 style:list-style-name="L2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 style:list-style-name="L2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 style:list-style-name="L2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 style:list-style-name="L2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 style:list-style-name="L2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 style:list-style-name="L2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 style:list-style-name="L2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 style:list-style-name="L2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 style:list-style-name="L2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 style:list-style-name="L2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 style:list-style-name="L2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 style:list-style-name="L2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 style:list-style-name="L2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 style:list-style-name="L2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 style:list-style-name="L2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 style:list-style-name="L2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 style:list-style-name="L2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 style:list-style-name="L2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 style:list-style-name="L2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 style:list-style-name="L2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 style:list-style-name="L2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 style:list-style-name="L2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 style:list-style-name="L2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 style:list-style-name="L2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 style:list-style-name="L2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 style:list-style-name="L2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 style:list-style-name="L2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 style:list-style-name="L2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 style:list-style-name="L2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 style:list-style-name="L2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 style:list-style-name="L2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 style:list-style-name="L2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 style:list-style-name="L2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 style:list-style-name="L2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 style:list-style-name="L2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 style:list-style-name="L2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 style:list-style-name="L2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 style:list-style-name="L2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 style:list-style-name="L2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 style:list-style-name="L2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 style:list-style-name="L2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 style:list-style-name="L2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 style:list-style-name="L2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 style:list-style-name="L2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 style:list-style-name="L2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 style:list-style-name="L2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 style:list-style-name="L2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 style:list-style-name="L2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 style:list-style-name="L2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 style:list-style-name="L2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 style:list-style-name="L2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 style:list-style-name="L2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 style:list-style-name="L2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 style:list-style-name="L2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 style:list-style-name="L2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 style:list-style-name="L2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 style:list-style-name="L2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 style:list-style-name="L2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 style:list-style-name="L2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 style:list-style-name="L2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 style:list-style-name="L2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 style:list-style-name="L2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 style:list-style-name="L2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 style:list-style-name="L2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 style:list-style-name="L2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 style:list-style-name="L2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 style:list-style-name="L2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 style:list-style-name="L2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 style:list-style-name="L2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 style:list-style-name="L2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 style:list-style-name="L2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 style:list-style-name="L2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 style:list-style-name="L2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 style:list-style-name="L2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 style:list-style-name="L2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 style:list-style-name="L2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 style:list-style-name="L2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 style:list-style-name="L2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 style:list-style-name="L2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 style:list-style-name="L2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 style:list-style-name="L2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 style:list-style-name="L2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 style:list-style-name="L2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 style:list-style-name="L2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 style:list-style-name="L2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 style:list-style-name="L2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 style:list-style-name="L2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 style:list-style-name="L2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 style:list-style-name="L2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 style:list-style-name="L3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 style:list-style-name="L3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 style:list-style-name="L3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 style:list-style-name="L3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 style:list-style-name="L3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 style:list-style-name="L3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 style:list-style-name="L3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 style:list-style-name="L3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 style:list-style-name="L3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 style:list-style-name="L3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 style:list-style-name="L3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 style:list-style-name="L3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 style:list-style-name="L3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 style:list-style-name="L3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 style:list-style-name="L3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 style:list-style-name="L3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 style:list-style-name="L3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 style:list-style-name="L3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 style:list-style-name="L3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 style:list-style-name="L3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 style:list-style-name="L3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 style:list-style-name="L3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 style:list-style-name="L3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 style:list-style-name="L3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 style:list-style-name="L3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 style:list-style-name="L3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 style:list-style-name="L3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 style:list-style-name="L3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 style:list-style-name="L3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 style:list-style-name="L3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 style:list-style-name="L3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 style:list-style-name="L3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 style:list-style-name="L3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 style:list-style-name="L3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 style:list-style-name="L3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 style:list-style-name="L3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 style:list-style-name="L3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 style:list-style-name="L3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 style:list-style-name="L3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 style:list-style-name="L3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 style:list-style-name="L3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 style:list-style-name="L3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 style:list-style-name="L3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 style:list-style-name="L3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 style:list-style-name="L3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 style:list-style-name="L3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 style:list-style-name="L3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 style:list-style-name="L3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 style:list-style-name="L3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 style:list-style-name="L3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 style:list-style-name="L3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 style:list-style-name="L3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 style:list-style-name="L3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 style:list-style-name="L3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 style:list-style-name="L3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 style:list-style-name="L3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 style:list-style-name="L3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 style:list-style-name="L3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 style:list-style-name="L3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 style:list-style-name="L3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 style:list-style-name="L3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 style:list-style-name="L3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 style:list-style-name="L3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 style:list-style-name="L3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 style:list-style-name="L3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 style:list-style-name="L3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 style:list-style-name="L3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 style:list-style-name="L3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 style:list-style-name="L3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 style:list-style-name="L3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 style:list-style-name="L3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 style:list-style-name="L3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 style:list-style-name="L3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 style:list-style-name="L3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 style:list-style-name="L3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 style:list-style-name="L3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 style:list-style-name="L3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 style:list-style-name="L3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 style:list-style-name="L3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 style:list-style-name="L3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 style:list-style-name="L3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 style:list-style-name="L3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 style:list-style-name="L3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 style:list-style-name="L3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 style:list-style-name="L3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 style:list-style-name="L3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 style:list-style-name="L3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 style:list-style-name="L3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 style:list-style-name="L3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 style:list-style-name="L3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 style:list-style-name="L3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 style:list-style-name="L3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 style:list-style-name="L3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 style:list-style-name="L3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 style:list-style-name="L3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 style:list-style-name="L3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 style:list-style-name="L3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 style:list-style-name="L3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 style:list-style-name="L3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 style:list-style-name="L3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 style:list-style-name="L4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 style:list-style-name="L4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 style:list-style-name="L4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 style:list-style-name="L4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 style:list-style-name="L4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 style:list-style-name="L4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 style:list-style-name="L4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 style:list-style-name="L4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 style:list-style-name="L4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 style:list-style-name="L4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 style:list-style-name="L4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 style:list-style-name="L4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 style:list-style-name="L4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 style:list-style-name="L4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 style:list-style-name="L4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 style:list-style-name="L4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 style:list-style-name="L4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 style:list-style-name="L4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 style:list-style-name="L4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 style:list-style-name="L4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 style:list-style-name="L4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 style:list-style-name="L4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 style:list-style-name="L4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 style:list-style-name="L4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 style:list-style-name="L4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 style:list-style-name="L4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 style:list-style-name="L4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 style:list-style-name="L4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 style:list-style-name="L4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 style:list-style-name="L4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 style:list-style-name="L4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 style:list-style-name="L4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 style:list-style-name="L4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 style:list-style-name="L4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 style:list-style-name="L4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 style:list-style-name="L4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 style:list-style-name="L4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 style:list-style-name="L4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 style:list-style-name="L4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 style:list-style-name="L4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 style:list-style-name="L4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 style:list-style-name="L4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 style:list-style-name="L4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 style:list-style-name="L4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 style:list-style-name="L4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 style:list-style-name="L4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 style:list-style-name="L4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 style:list-style-name="L4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 style:list-style-name="L4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 style:list-style-name="L4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 style:list-style-name="L4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 style:list-style-name="L4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 style:list-style-name="L4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 style:list-style-name="L4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 style:list-style-name="L4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 style:list-style-name="L4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 style:list-style-name="L4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 style:list-style-name="L4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 style:list-style-name="L4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 style:list-style-name="L4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 style:list-style-name="L4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 style:list-style-name="L4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 style:list-style-name="L4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 style:list-style-name="L4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 style:list-style-name="L4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 style:list-style-name="L4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 style:list-style-name="L4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 style:list-style-name="L4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 style:list-style-name="L4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 style:list-style-name="L4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 style:list-style-name="L4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 style:list-style-name="L4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 style:list-style-name="L4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 style:list-style-name="L4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 style:list-style-name="L4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 style:list-style-name="L4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 style:list-style-name="L4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 style:list-style-name="L4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 style:list-style-name="L4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 style:list-style-name="L4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 style:list-style-name="L4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 style:list-style-name="L4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 style:list-style-name="L4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 style:list-style-name="L4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 style:list-style-name="L4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 style:list-style-name="L4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 style:list-style-name="L4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 style:list-style-name="L4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 style:list-style-name="L4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 style:list-style-name="L4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 style:list-style-name="L4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 style:list-style-name="L4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 style:list-style-name="L4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 style:list-style-name="L4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 style:list-style-name="L4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 style:list-style-name="L4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 style:list-style-name="L4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 style:list-style-name="L4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 style:list-style-name="L4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 style:list-style-name="L4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 style:list-style-name="L5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 style:list-style-name="L5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 style:list-style-name="L5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 style:list-style-name="L5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 style:list-style-name="L5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 style:list-style-name="L5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 style:list-style-name="L5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 style:list-style-name="L5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 style:list-style-name="L5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 style:list-style-name="L5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 style:list-style-name="L5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 style:list-style-name="L5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 style:list-style-name="L5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 style:list-style-name="L5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 style:list-style-name="L5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 style:list-style-name="L5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 style:list-style-name="L5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 style:list-style-name="L5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 style:list-style-name="L5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 style:list-style-name="L5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 style:list-style-name="L5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 style:list-style-name="L5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 style:list-style-name="L5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 style:list-style-name="L5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 style:list-style-name="L5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 style:list-style-name="L5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 style:list-style-name="L5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 style:list-style-name="L5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 style:list-style-name="L5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 style:list-style-name="L5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 style:list-style-name="L5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 style:list-style-name="L5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 style:list-style-name="L5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 style:list-style-name="L5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 style:list-style-name="L5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 style:list-style-name="L5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 style:list-style-name="L5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 style:list-style-name="L5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 style:list-style-name="L5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 style:list-style-name="L5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 style:list-style-name="L5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 style:list-style-name="L5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 style:list-style-name="L5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 style:list-style-name="L5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 style:list-style-name="L5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 style:list-style-name="L5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 style:list-style-name="L5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 style:list-style-name="L5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 style:list-style-name="L5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 style:list-style-name="L5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 style:list-style-name="L5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 style:list-style-name="L5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 style:list-style-name="L5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 style:list-style-name="L5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 style:list-style-name="L5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 style:list-style-name="L5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 style:list-style-name="L5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 style:list-style-name="L5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 style:list-style-name="L5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 style:list-style-name="L5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 style:list-style-name="L5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 style:list-style-name="L5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 style:list-style-name="L5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 style:list-style-name="L5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 style:list-style-name="L5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 style:list-style-name="L5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 style:list-style-name="L5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 style:list-style-name="L5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 style:list-style-name="L5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 style:list-style-name="L5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 style:list-style-name="L5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 style:list-style-name="L5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 style:list-style-name="L5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 style:list-style-name="L5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 style:list-style-name="L5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 style:list-style-name="L5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 style:list-style-name="L5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 style:list-style-name="L5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 style:list-style-name="L5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 style:list-style-name="L5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 style:list-style-name="L5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 style:list-style-name="L5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 style:list-style-name="L5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 style:list-style-name="L5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 style:list-style-name="L5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 style:list-style-name="L5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 style:list-style-name="L5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 style:list-style-name="L5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 style:list-style-name="L5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 style:list-style-name="L5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 style:list-style-name="L5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 style:list-style-name="L5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 style:list-style-name="L5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 style:list-style-name="L5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 style:list-style-name="L5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 style:list-style-name="L5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 style:list-style-name="L5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 style:list-style-name="L5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 style:list-style-name="L5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 style:list-style-name="L5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 style:list-style-name="L6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 style:list-style-name="L6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 style:list-style-name="L6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 style:list-style-name="L6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 style:list-style-name="L6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 style:list-style-name="L6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 style:list-style-name="L6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 style:list-style-name="L6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 style:list-style-name="L6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 style:list-style-name="L6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 style:list-style-name="L6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 style:list-style-name="L6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 style:list-style-name="L6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 style:list-style-name="L6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 style:list-style-name="L6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 style:list-style-name="L6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 style:list-style-name="L6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 style:list-style-name="L6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 style:list-style-name="L6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 style:list-style-name="L6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 style:list-style-name="L6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 style:list-style-name="L6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 style:list-style-name="L6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 style:list-style-name="L6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 style:list-style-name="L6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 style:list-style-name="L6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 style:list-style-name="L6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 style:list-style-name="L6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 style:list-style-name="L6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 style:list-style-name="L6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 style:list-style-name="L6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2" text:outline-level="1">Formelsammlung Physik</text:h>
      <text:h text:style-name="P133" text:outline-level="1">Kinematik</text:h>
      <text:h text:style-name="Heading_20_3" text:outline-level="3">Geradlinige Bewegung</text:h>
      <text:h text:style-name="P162" text:outline-level="4">Gleichförmig</text:h>
      <text:p text:style-name="P47"><text:span text:style-name="T18"><draw:g text:anchor-type="as-char" svg:y="-0.2311in" draw:z-index="124" draw:style-name="gr1"><svg:title>TexMaths</svg:title><svg:desc>12§display§v = \dot{x} = \frac{\Delta s}{\Delta t} §svg§600§FALSE§</svg:desc><draw:polygon draw:style-name="gr2" draw:text-style-name="P169" svg:width="0.8598in" svg:height="0.3402in" svg:x="0in" svg:y="0.0051in" svg:viewBox="0 0 2185 865" draw:points="1093,865 0,865 0,0 2185,0 2185,865"><text:p/></draw:polygon><draw:path draw:style-name="gr3" draw:text-style-name="P169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69" svg:width="0.1106in" svg:height="0.039in" svg:x="0.1417in" svg:y="0.1701in" svg:viewBox="0 0 282 100" svg:d="M267 17c6 0 15 0 15-9 0-8-9-8-15-8h-253c-6 0-14 0-14 8 0 9 8 9 14 9zM267 100c6 0 15 0 15-9 0-8-9-8-15-8h-253c-6 0-14 0-14 8 0 9 8 9 14 9z"><text:p/></draw:path><draw:path draw:style-name="gr3" draw:text-style-name="P169" svg:width="0.0181in" svg:height="0.0177in" svg:x="0.3508in" svg:y="0.1201in" svg:viewBox="0 0 47 46" svg:d="M47 23c0-12-11-23-24-23-15 0-23 12-23 23 0 12 10 23 23 23 14 0 24-12 24-23z"><text:p/></draw:path><draw:path draw:style-name="gr3" draw:text-style-name="P169" svg:width="0.0827in" svg:height="0.0752in" svg:x="0.3126in" svg:y="0.1579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169" svg:width="0.1106in" svg:height="0.039in" svg:x="0.4579in" svg:y="0.1701in" svg:viewBox="0 0 282 100" svg:d="M267 17c6 0 15 0 15-9 0-8-9-8-15-8h-253c-6 0-14 0-14 8 0 9 8 9 14 9zM267 100c6 0 15 0 15-9 0-8-9-8-15-8h-253c-6 0-14 0-14 8 0 9 8 9 14 9z"><text:p/></draw:path><draw:path draw:style-name="gr3" draw:text-style-name="P169" svg:width="0.1224in" svg:height="0.1193in" svg:x="0.6516in" svg:y="0in" svg:viewBox="0 0 312 304" svg:d="M167 7c-3-5-4-7-11-7s-8 2-11 7l-143 289c-2 3-2 3-2 4 0 4 2 4 10 4h293c6 0 9 0 9-4 0-1 0-1-1-4zM143 42l114 230h-228z"><text:p/></draw:path><draw:path draw:style-name="gr3" draw:text-style-name="P169" svg:width="0.061in" svg:height="0.0752in" svg:x="0.7906in" svg:y="0.0457in" svg:viewBox="0 0 156 192" svg:d="M144 29c-12 0-20 9-20 19 0 6 3 12 13 12 9 0 19-7 19-24 0-18-18-36-50-36-57 0-72 43-72 62 0 33 32 40 44 43 22 3 44 8 44 32 0 11-9 46-61 46-6 0-38 0-48-22 16 1 27-11 27-23 0-9-8-14-16-14-11 0-24 8-24 27 0 24 24 41 61 41 69 0 85-51 85-69 0-16-8-27-13-32-12-12-24-14-43-18-14-3-31-6-31-25 0-13 9-38 47-38 10 0 32 2 38 19z"><text:p/></draw:path><draw:polygon draw:style-name="gr3" draw:text-style-name="P169" svg:width="0.2165in" svg:height="0.0067in" svg:x="0.6437in" svg:y="0.1866in" svg:viewBox="0 0 551 18" draw:points="275,18 0,18 0,0 551,0 551,18"><text:p/></draw:polygon><draw:path draw:style-name="gr3" draw:text-style-name="P169" svg:width="0.1224in" svg:height="0.1193in" svg:x="0.6606in" svg:y="0.226in" svg:viewBox="0 0 312 304" svg:d="M167 7c-3-5-4-7-11-7s-8 2-11 7l-143 289c-2 3-2 3-2 4 0 4 2 4 10 4h293c6 0 9 0 9-4 0-1 0-1-1-4zM143 42l114 230h-228z"><text:p/></draw:path><draw:path draw:style-name="gr3" draw:text-style-name="P169" svg:width="0.0512in" svg:height="0.1059in" svg:x="0.7949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8"><text:tab/> <text:tab/></text:span><text:span text:style-name="T18"><draw:g text:anchor-type="as-char" svg:y="-0.2311in" draw:z-index="125" draw:style-name="gr1"><svg:title>TexMaths</svg:title><svg:desc>12§display§a (t) = \dot{v} = \frac{\Delta v}{\Delta t}§svg§600§FALSE§</svg:desc><draw:polygon draw:style-name="gr2" draw:text-style-name="P169" svg:width="1.0508in" svg:height="0.3402in" svg:x="0in" svg:y="0.0051in" svg:viewBox="0 0 2670 865" draw:points="1335,865 0,865 0,0 2670,0 2670,865"><text:p/></draw:polygon><draw:path draw:style-name="gr3" draw:text-style-name="P169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69" svg:width="0.039in" svg:height="0.1661in" svg:x="0.1043in" svg:y="0.1071in" svg:viewBox="0 0 100 423" svg:d="M100 419c0-1 0-2-9-9-53-53-66-134-66-199 0-73 16-146 69-199 6-6 6-6 6-7 0-4-3-5-5-5-5 0-43 29-69 83-21 47-26 94-26 128s5 85 28 133c26 52 62 79 67 79 2 0 5-1 5-4z"><text:p/></draw:path><draw:path draw:style-name="gr3" draw:text-style-name="P169" svg:width="0.0512in" svg:height="0.1059in" svg:x="0.1563in" svg:y="0.128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9" svg:width="0.039in" svg:height="0.1661in" svg:x="0.2217in" svg:y="0.1071in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69" svg:width="0.1106in" svg:height="0.039in" svg:x="0.3319in" svg:y="0.1701in" svg:viewBox="0 0 282 100" svg:d="M268 17c6 0 14 0 14-9 0-8-8-8-14-8h-254c-6 0-14 0-14 8 0 9 8 9 14 9zM268 100c6 0 14 0 14-9 0-8-8-8-14-8h-254c-6 0-14 0-14 8 0 9 8 9 14 9z"><text:p/></draw:path><draw:path draw:style-name="gr3" draw:text-style-name="P169" svg:width="0.0181in" svg:height="0.0177in" svg:x="0.537in" svg:y="0.1201in" svg:viewBox="0 0 47 46" svg:d="M47 23c0-12-11-23-24-23-15 0-23 12-23 23 0 12 10 23 23 23 14 0 24-12 24-23z"><text:p/></draw:path><draw:path draw:style-name="gr3" draw:text-style-name="P169" svg:width="0.0728in" svg:height="0.0752in" svg:x="0.5031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69" svg:width="0.1106in" svg:height="0.039in" svg:x="0.6402in" svg:y="0.1701in" svg:viewBox="0 0 282 100" svg:d="M268 17c6 0 14 0 14-9 0-8-8-8-14-8h-254c-6 0-14 0-14 8 0 9 8 9 14 9zM268 100c6 0 14 0 14-9 0-8-8-8-14-8h-254c-6 0-14 0-14 8 0 9 8 9 14 9z"><text:p/></draw:path><draw:path draw:style-name="gr3" draw:text-style-name="P169" svg:width="0.1224in" svg:height="0.1193in" svg:x="0.8339in" svg:y="0in" svg:viewBox="0 0 312 304" svg:d="M167 7c-3-5-4-7-11-7s-8 2-11 7l-143 289c-2 3-2 3-2 4 0 4 2 4 10 4h294c6 0 8 0 8-4 0-1 0-1-1-4zM143 42l114 230h-228z"><text:p/></draw:path><draw:path draw:style-name="gr3" draw:text-style-name="P169" svg:width="0.0728in" svg:height="0.0752in" svg:x="0.9693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69" svg:width="0.2248in" svg:height="0.0067in" svg:x="0.8256in" svg:y="0.1866in" svg:viewBox="0 0 572 18" draw:points="286,18 0,18 0,0 572,0 572,18"><text:p/></draw:polygon><draw:path draw:style-name="gr3" draw:text-style-name="P169" svg:width="0.1224in" svg:height="0.1193in" svg:x="0.8469in" svg:y="0.226in" svg:viewBox="0 0 312 304" svg:d="M167 7c-3-5-4-7-11-7s-8 2-11 7l-143 289c-2 3-2 3-2 4 0 4 2 4 10 4h294c6 0 8 0 8-4 0-1 0-1-1-4zM143 42l114 230h-228z"><text:p/></draw:path><draw:path draw:style-name="gr3" draw:text-style-name="P169" svg:width="0.0512in" svg:height="0.1059in" svg:x="0.9811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8"> </text:span><text:span text:style-name="T30"><text:tab/></text:span><text:span text:style-name="T30"><draw:g text:anchor-type="as-char" svg:y="-0.1252in" draw:z-index="181" draw:style-name="gr1"><svg:title>TexMaths</svg:title><svg:desc>12§display§a (t) = \ddot{x}§svg§600§FALSE§</svg:desc><draw:polygon draw:style-name="gr2" draw:text-style-name="P169" svg:width="0.5937in" svg:height="0.1657in" svg:x="0in" svg:y="0in" svg:viewBox="0 0 1509 422" draw:points="754,422 0,422 0,0 1509,0 1509,422"><text:p/></draw:polygon><draw:path draw:style-name="gr3" draw:text-style-name="P169" svg:width="0.076in" svg:height="0.0752in" svg:x="0.0067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9" svg:width="0.039in" svg:height="0.1657in" svg:x="0.104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1563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57in" svg:x="0.221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039in" svg:x="0.3323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488in" svg:height="0.0165in" svg:x="0.526in" svg:y="0.013in" svg:viewBox="0 0 125 43" svg:d="M42 22c0-11-8-22-20-22s-22 10-22 22 10 21 22 21 20-11 20-21zM125 22c0-12-10-22-22-22s-21 11-21 22c0 10 9 21 21 21s22-9 22-21z"><text:p/></draw:path><draw:path draw:style-name="gr3" draw:text-style-name="P169" svg:width="0.0827in" svg:height="0.0752in" svg:x="0.5035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30"> </text:span></text:p>
      <text:h text:style-name="Heading_20_4" text:outline-level="4">Gleichmäßig beschleunigt</text:h>
      <text:p text:style-name="P45"><draw:frame draw:style-name="fr1" draw:name="Frame1" text:anchor-type="paragraph" svg:x="4.352in" svg:y="0.4646in" svg:width="3.1484in" draw:z-index="0"><draw:text-box fo:min-height="1.261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72"><draw:g text:anchor-type="as-char" svg:y="-0.1181in" draw:z-index="180" draw:style-name="gr1"><svg:title>TexMaths</svg:title><svg:desc>12§display§b§svg§600§FALSE§</svg:desc><draw:polygon draw:style-name="gr2" draw:text-style-name="P169" svg:width="0.0713in" svg:height="0.1157in" svg:x="0in" svg:y="0in" svg:viewBox="0 0 182 295" draw:points="91,295 0,295 0,0 182,0 182,295"><text:p/></draw:polygon><draw:path draw:style-name="gr3" draw:text-style-name="P169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14">Bogenlänge </text:p></table:table-cell><table:table-cell table:style-name="Table1.C1" office:value-type="string"><text:p text:style-name="P51"><draw:g text:anchor-type="as-char" svg:y="-0.1252in" draw:z-index="137" draw:style-name="gr1"><svg:title>TexMaths</svg:title><svg:desc>12§display§\left [ b \right ] = \mathrm{m}§svg§600§FALSE§</svg:desc><draw:polygon draw:style-name="gr2" draw:text-style-name="P169" svg:width="0.5236in" svg:height="0.1657in" svg:x="0in" svg:y="0in" svg:viewBox="0 0 1331 422" draw:points="665,422 0,422 0,0 1331,0 1331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61in" svg:height="0.1173in" svg:x="0.0539in" svg:y="0.0094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169" svg:width="0.0228in" svg:height="0.1657in" svg:x="0.1209in" svg:y="0in" svg:viewBox="0 0 59 422" draw:points="59,0 0,0 0,17 42,17 42,406 0,406 0,422 59,422"><text:p/></draw:polygon><draw:path draw:style-name="gr3" draw:text-style-name="P169" svg:width="0.1106in" svg:height="0.039in" svg:x="0.2189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3902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3"><draw:g text:anchor-type="as-char" svg:y="-0.0756in" draw:z-index="179" draw:style-name="gr1"><svg:title>TexMaths</svg:title><svg:desc>12§display§r§svg§600§FALSE§</svg:desc><draw:polygon draw:style-name="gr2" draw:text-style-name="P169" svg:width="0.0791in" svg:height="0.0713in" svg:x="0in" svg:y="0.002in" svg:viewBox="0 0 202 182" draw:points="102,182 0,182 0,0 202,0 202,182"><text:p/></draw:polygon><draw:path draw:style-name="gr3" draw:text-style-name="P169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2">Kreisradius </text:p></table:table-cell><table:table-cell table:style-name="Table1.C2" office:value-type="string"><text:p text:style-name="P104"><draw:g text:anchor-type="as-char" svg:y="-0.1252in" draw:z-index="136" draw:style-name="gr1"><svg:title>TexMaths</svg:title><svg:desc>12§display§\left [ r \right ] = \mathrm{m}§svg§600§FALSE§</svg:desc><draw:polygon draw:style-name="gr2" draw:text-style-name="P169" svg:width="0.5311in" svg:height="0.1657in" svg:x="0in" svg:y="0in" svg:viewBox="0 0 1350 422" draw:points="675,422 0,422 0,0 1350,0 135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69" svg:width="0.0228in" svg:height="0.1657in" svg:x="0.1295in" svg:y="0in" svg:viewBox="0 0 59 422" draw:points="59,0 0,0 0,17 42,17 42,406 0,406 0,422 59,422"><text:p/></draw:polygon><draw:path draw:style-name="gr3" draw:text-style-name="P169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69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72"><draw:g text:anchor-type="as-char" svg:y="-0.0756in" draw:z-index="178" draw:style-name="gr1"><svg:title>TexMaths</svg:title><svg:desc>12§display§\varphi§svg§600§FALSE§</svg:desc><draw:polygon draw:style-name="gr2" draw:text-style-name="P169" svg:width="0.1087in" svg:height="0.1043in" svg:x="0in" svg:y="0.002in" svg:viewBox="0 0 277 266" draw:points="138,266 0,266 0,0 277,0 277,266"><text:p/></draw:polygon><draw:path draw:style-name="gr3" draw:text-style-name="P169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2">Winkel </text:p></table:table-cell><table:table-cell table:style-name="Table1.C2" office:value-type="string"><text:p text:style-name="P57"><draw:g text:anchor-type="as-char" svg:y="-0.1252in" draw:z-index="123" draw:style-name="gr1"><svg:title>TexMaths</svg:title><svg:desc>12§display§\left [ \varphi \right ] = \mathrm{rad}§svg§600§FALSE§</svg:desc><draw:polygon draw:style-name="gr2" draw:text-style-name="P169" svg:width="0.6626in" svg:height="0.1657in" svg:x="0in" svg:y="0in" svg:viewBox="0 0 1684 422" draw:points="842,422 0,422 0,0 1684,0 1684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945in" svg:height="0.1098in" svg:x="0.0543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69" svg:width="0.0228in" svg:height="0.1657in" svg:x="0.1583in" svg:y="0in" svg:viewBox="0 0 59 422" draw:points="59,0 0,0 0,17 42,17 42,406 0,406 0,422 59,422"><text:p/></draw:polygon><draw:path draw:style-name="gr3" draw:text-style-name="P169" svg:width="0.1106in" svg:height="0.039in" svg:x="0.2559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559in" svg:height="0.0732in" svg:x="0.4272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9" svg:width="0.0752in" svg:height="0.076in" svg:x="0.494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9" svg:width="0.0819in" svg:height="0.1173in" svg:x="0.576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72"><draw:g text:anchor-type="as-char" svg:y="-0.0728in" draw:z-index="169" draw:style-name="gr1"><svg:title>TexMaths</svg:title><svg:desc>12§display§a_\mathrm{z}§svg§600§FALSE§</svg:desc><draw:polygon draw:style-name="gr2" draw:text-style-name="P169" svg:width="0.1469in" svg:height="0.0969in" svg:x="0in" svg:y="0.002in" svg:viewBox="0 0 374 247" draw:points="187,247 0,247 0,0 374,0 374,247"><text:p/></draw:polygon><draw:path draw:style-name="gr3" draw:text-style-name="P169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169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3">Zentripetalbeschleunigung </text:p></table:table-cell><table:table-cell table:style-name="Table1.C2" office:value-type="string"><text:p text:style-name="P59"><draw:g text:anchor-type="as-char" svg:y="-0.1866in" draw:z-index="138" draw:style-name="gr1"><svg:title>TexMaths</svg:title><svg:desc>12§display§\left [ a_\mathrm{z} \right ] = \mathrm{\frac{m}{s^2}}§svg§600§FALSE§</svg:desc><draw:polygon draw:style-name="gr2" draw:text-style-name="P169" svg:width="0.6287in" svg:height="0.298in" svg:x="0in" svg:y="0.002in" svg:viewBox="0 0 1598 758" draw:points="799,758 0,758 0,0 1598,0 1598,758"><text:p/></draw:polygon><draw:polygon draw:style-name="gr3" draw:text-style-name="P169" svg:width="0.0228in" svg:height="0.1661in" svg:x="0.0193in" svg:y="0.061in" svg:viewBox="0 0 59 423" draw:points="59,423 59,406 17,406 17,17 59,17 59,0 0,0 0,423"><text:p/></draw:polygon><draw:path draw:style-name="gr3" draw:text-style-name="P169" svg:width="0.076in" svg:height="0.0752in" svg:x="0.0528in" svg:y="0.1134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69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169" svg:width="0.0228in" svg:height="0.1661in" svg:x="0.2051in" svg:y="0.061in" svg:viewBox="0 0 59 423" draw:points="59,0 0,0 0,17 42,17 42,406 0,406 0,423 59,423"><text:p/></draw:polygon><draw:path draw:style-name="gr3" draw:text-style-name="P169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69" svg:width="0.1398in" svg:height="0.0067in" svg:x="0.4886in" svg:y="0.1409in" svg:viewBox="0 0 356 18" draw:points="179,18 0,18 0,0 356,0 356,18"><text:p/></draw:polygon><draw:path draw:style-name="gr3" draw:text-style-name="P169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516in" svg:height="0.0772in" svg:x="0.5614in" svg:y="0.1752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72"><draw:g text:anchor-type="as-char" svg:y="-0.1138in" draw:z-index="159" draw:style-name="gr1"><svg:title>TexMaths</svg:title><svg:desc>12§display§M§svg§600§FALSE§</svg:desc><draw:polygon draw:style-name="gr2" draw:text-style-name="P169" svg:width="0.1791in" svg:height="0.113in" svg:x="0in" svg:y="0in" svg:viewBox="0 0 456 288" draw:points="228,288 0,288 0,0 456,0 456,288"><text:p/></draw:polygon><draw:path draw:style-name="gr3" draw:text-style-name="P169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5">Drehmoment</text:p></table:table-cell><table:table-cell table:style-name="Table1.C2" office:value-type="string"><text:p text:style-name="P59"><draw:g text:anchor-type="as-char" svg:y="-0.1252in" draw:z-index="139" draw:style-name="gr1"><svg:title>TexMaths</svg:title><svg:desc>12§display§\left [ M \right ] = \mathrm{N \cdot m}§svg§600§FALSE§</svg:desc><draw:polygon draw:style-name="gr2" draw:text-style-name="P169" svg:width="0.8752in" svg:height="0.1657in" svg:x="0in" svg:y="0in" svg:viewBox="0 0 2224 422" draw:points="1112,422 0,422 0,0 2224,0 2224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169" svg:width="0.0228in" svg:height="0.1657in" svg:x="0.2291in" svg:y="0in" svg:viewBox="0 0 59 422" draw:points="59,0 0,0 0,17 42,17 42,406 0,406 0,422 59,422"><text:p/></draw:polygon><draw:path draw:style-name="gr3" draw:text-style-name="P169" svg:width="0.1106in" svg:height="0.039in" svg:x="0.3268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498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9" svg:width="0.0177in" svg:height="0.0177in" svg:x="0.6685in" svg:y="0.074in" svg:viewBox="0 0 46 46" svg:d="M46 23c0-12-10-23-23-23-12 0-23 11-23 23 0 13 11 23 23 23 13 0 23-10 23-23z"><text:p/></draw:path><draw:path draw:style-name="gr3" draw:text-style-name="P169" svg:width="0.1295in" svg:height="0.0732in" svg:x="0.7425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2"><draw:g text:anchor-type="as-char" svg:y="-0.0756in" draw:z-index="174" draw:style-name="gr1"><svg:title>TexMaths</svg:title><svg:desc>12§display§\omega§svg§600§FALSE§</svg:desc><draw:polygon draw:style-name="gr2" draw:text-style-name="P169" svg:width="0.1094in" svg:height="0.0713in" svg:x="0in" svg:y="0.002in" svg:viewBox="0 0 279 182" draw:points="140,182 0,182 0,0 279,0 279,182"><text:p/></draw:polygon><draw:path draw:style-name="gr3" draw:text-style-name="P169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3">Winkelgeschwindigkeit</text:p></table:table-cell><table:table-cell table:style-name="Table1.C2" office:value-type="string"><text:p text:style-name="P59"><draw:g text:anchor-type="as-char" svg:y="-0.1465in" draw:z-index="135" draw:style-name="gr1"><svg:title>TexMaths</svg:title><svg:desc>12§display§\left [ \omega \right ] = \mathrm{s^{-1}}§svg§600§FALSE§</svg:desc><draw:polygon draw:style-name="gr2" draw:text-style-name="P169" svg:width="0.6587in" svg:height="0.1858in" svg:x="0in" svg:y="0.0024in" svg:viewBox="0 0 1674 473" draw:points="836,473 0,473 0,0 1674,0 1674,473"><text:p/></draw:polygon><draw:polygon draw:style-name="gr3" draw:text-style-name="P169" svg:width="0.0228in" svg:height="0.1665in" svg:x="0.0193in" svg:y="0.022in" svg:viewBox="0 0 59 424" draw:points="59,424 59,407 17,407 17,17 59,17 59,0 0,0 0,424"><text:p/></draw:polygon><draw:path draw:style-name="gr3" draw:text-style-name="P169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169" svg:width="0.0228in" svg:height="0.1665in" svg:x="0.1591in" svg:y="0.022in" svg:viewBox="0 0 59 424" draw:points="59,0 0,0 0,17 42,17 42,407 0,407 0,424 59,424"><text:p/></draw:polygon><draw:path draw:style-name="gr3" draw:text-style-name="P169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169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783in" svg:height="0.0059in" svg:x="0.5008in" svg:y="0.0457in" svg:viewBox="0 0 200 16" svg:d="M188 16c5 0 12 0 12-8s-6-8-12-8h-176c-5 0-12 0-12 7 0 9 7 9 12 9z"><text:p/></draw:path><draw:path draw:style-name="gr3" draw:text-style-name="P169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72"><draw:g text:anchor-type="as-char" svg:y="-0.1189in" draw:z-index="173" draw:style-name="gr1"><svg:title>TexMaths</svg:title><svg:desc>12§display§f§svg§600§FALSE§</svg:desc><draw:polygon draw:style-name="gr2" draw:text-style-name="P169" svg:width="0.0992in" svg:height="0.1472in" svg:x="0in" svg:y="0.0016in" svg:viewBox="0 0 253 375" draw:points="126,375 0,375 0,0 253,0 253,375"><text:p/></draw:polygon><draw:path draw:style-name="gr3" draw:text-style-name="P169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3">Drehfrequenz</text:p></table:table-cell><table:table-cell table:style-name="Table1.C2" office:value-type="string"><text:p text:style-name="P59"><draw:g text:anchor-type="as-char" svg:y="-0.1252in" draw:z-index="168" draw:style-name="gr1"><svg:title>TexMaths</svg:title><svg:desc>12§display§\left [ f \right ] = \text{Hz}§svg§600§FALSE§</svg:desc><draw:polygon draw:style-name="gr2" draw:text-style-name="P169" svg:width="0.6114in" svg:height="0.1657in" svg:x="0in" svg:y="0in" svg:viewBox="0 0 1554 422" draw:points="777,422 0,422 0,0 1554,0 1554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827in" svg:height="0.1512in" svg:x="0.0547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169" svg:width="0.0228in" svg:height="0.1657in" svg:x="0.1488in" svg:y="0in" svg:viewBox="0 0 59 422" draw:points="59,0 0,0 0,17 42,17 42,406 0,406 0,422 59,422"><text:p/></draw:polygon><draw:path draw:style-name="gr3" draw:text-style-name="P169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4181in" svg:y="0.0102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69" svg:width="0.0618in" svg:height="0.0713in" svg:x="0.5421in" svg:y="0.052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72"><draw:g text:anchor-type="as-char" svg:y="-0.0756in" draw:z-index="172" draw:style-name="gr1"><svg:title>TexMaths</svg:title><svg:desc>12§display§v§svg§600§FALSE§</svg:desc><draw:polygon draw:style-name="gr2" draw:text-style-name="P169" svg:width="0.0866in" svg:height="0.0713in" svg:x="0in" svg:y="0.002in" svg:viewBox="0 0 221 182" draw:points="111,182 0,182 0,0 221,0 221,182"><text:p/></draw:polygon><draw:path draw:style-name="gr3" draw:text-style-name="P169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3">Bahngeschwindigkeit</text:p></table:table-cell><table:table-cell table:style-name="Table1.C2" office:value-type="string"><text:p text:style-name="P59"><draw:g text:anchor-type="as-char" svg:y="-0.1866in" draw:z-index="134" draw:style-name="gr1"><svg:title>TexMaths</svg:title><svg:desc>12§display§\left [ v \right ] = \mathrm{\frac{m}{s}}§svg§600§FALSE§</svg:desc><draw:polygon draw:style-name="gr2" draw:text-style-name="P169" svg:width="0.5591in" svg:height="0.298in" svg:x="0in" svg:y="0.002in" svg:viewBox="0 0 1421 758" draw:points="710,758 0,758 0,0 1421,0 1421,758"><text:p/></draw:polygon><draw:polygon draw:style-name="gr3" draw:text-style-name="P169" svg:width="0.0228in" svg:height="0.1661in" svg:x="0.0193in" svg:y="0.061in" svg:viewBox="0 0 59 423" draw:points="59,423 59,406 17,406 17,17 59,17 59,0 0,0 0,423"><text:p/></draw:polygon><draw:path draw:style-name="gr3" draw:text-style-name="P169" svg:width="0.0728in" svg:height="0.0752in" svg:x="0.0512in" svg:y="0.1134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69" svg:width="0.0228in" svg:height="0.1661in" svg:x="0.1362in" svg:y="0.061in" svg:viewBox="0 0 59 423" draw:points="59,0 0,0 0,17 42,17 42,406 0,406 0,423 59,423"><text:p/></draw:polygon><draw:path draw:style-name="gr3" draw:text-style-name="P169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69" svg:width="0.1386in" svg:height="0.0067in" svg:x="0.4205in" svg:y="0.1409in" svg:viewBox="0 0 353 18" draw:points="177,18 0,18 0,0 353,0 353,18"><text:p/></draw:polygon><draw:path draw:style-name="gr3" draw:text-style-name="P169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2"><draw:g text:anchor-type="as-char" svg:y="-0.1138in" draw:z-index="171" draw:style-name="gr1"><svg:title>TexMaths</svg:title><svg:desc>12§display§T§svg§600§FALSE§</svg:desc><draw:polygon draw:style-name="gr2" draw:text-style-name="P169" svg:width="0.1201in" svg:height="0.113in" svg:x="0in" svg:y="0in" svg:viewBox="0 0 306 288" draw:points="154,288 0,288 0,0 306,0 306,288"><text:p/></draw:polygon><draw:path draw:style-name="gr3" draw:text-style-name="P169" svg:width="0.113in" svg:height="0.1122in" svg:x="0.0039in" svg:y="0.0016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3">Umlaufdauer</text:p></table:table-cell><table:table-cell table:style-name="Table1.C2" office:value-type="string"><text:p text:style-name="P59"><draw:g text:anchor-type="as-char" svg:y="-0.1252in" draw:z-index="133" draw:style-name="gr1"><svg:title>TexMaths</svg:title><svg:desc>12§display§\left [ T \right ] = \mathrm{s}§svg§600§FALSE§</svg:desc><draw:polygon draw:style-name="gr2" draw:text-style-name="P169" svg:width="0.4996in" svg:height="0.1657in" svg:x="0in" svg:y="0in" svg:viewBox="0 0 1270 422" draw:points="635,422 0,422 0,0 1270,0 127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3in" svg:height="0.1126in" svg:x="0.05in" svg:y="0.012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69" svg:width="0.0228in" svg:height="0.1657in" svg:x="0.1701in" svg:y="0in" svg:viewBox="0 0 59 422" draw:points="59,0 0,0 0,17 42,17 42,406 0,406 0,422 59,422"><text:p/></draw:polygon><draw:path draw:style-name="gr3" draw:text-style-name="P169" svg:width="0.1106in" svg:height="0.039in" svg:x="0.2677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2"><draw:g text:anchor-type="as-char" svg:y="-0.0756in" draw:z-index="170" draw:style-name="gr1"><svg:title>TexMaths</svg:title><svg:desc>12§display§\alpha§svg§600§FALSE§</svg:desc><draw:polygon draw:style-name="gr2" draw:text-style-name="P169" svg:width="0.1071in" svg:height="0.0713in" svg:x="0in" svg:y="0.002in" svg:viewBox="0 0 273 182" draw:points="137,182 0,182 0,0 273,0 273,182"><text:p/></draw:polygon><draw:path draw:style-name="gr3" draw:text-style-name="P169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3">Winkelbeschleunigung</text:p></table:table-cell><table:table-cell table:style-name="Table1.C2" office:value-type="string"><text:p text:style-name="P59"><draw:g text:anchor-type="as-char" svg:y="-0.2283in" draw:z-index="132" draw:style-name="gr1"><svg:title>TexMaths</svg:title><svg:desc>12§display§\left [ \alpha \right ] = \mathrm{\frac{rad}{s^2}}§svg§600§FALSE§</svg:desc><draw:polygon draw:style-name="gr2" draw:text-style-name="P169" svg:width="0.6811in" svg:height="0.3413in" svg:x="0in" svg:y="0in" svg:viewBox="0 0 1731 868" draw:points="866,868 0,868 0,0 1731,0 1731,868"><text:p/></draw:polygon><draw:polygon draw:style-name="gr3" draw:text-style-name="P169" svg:width="0.0228in" svg:height="0.1657in" svg:x="0.0193in" svg:y="0.1028in" svg:viewBox="0 0 59 422" draw:points="59,422 59,405 17,405 17,17 59,17 59,0 0,0 0,422"><text:p/></draw:polygon><draw:path draw:style-name="gr3" draw:text-style-name="P169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69" svg:width="0.0228in" svg:height="0.1657in" svg:x="0.1563in" svg:y="0.1028in" svg:viewBox="0 0 59 422" draw:points="59,0 0,0 0,17 42,17 42,405 0,405 0,422 59,422"><text:p/></draw:polygon><draw:path draw:style-name="gr3" draw:text-style-name="P169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169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9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69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169" svg:width="0.2406in" svg:height="0.0067in" svg:x="0.4406in" svg:y="0.1827in" svg:viewBox="0 0 612 18" draw:points="306,18 0,18 0,0 612,0 612,18"><text:p/></draw:polygon><draw:path draw:style-name="gr3" draw:text-style-name="P169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72"><draw:g text:anchor-type="as-char" svg:y="-0.1173in" draw:z-index="164" draw:style-name="gr1"><svg:title>TexMaths</svg:title><svg:desc>12§display§\phi§svg§600§FALSE§</svg:desc><draw:polygon draw:style-name="gr2" draw:text-style-name="P169" svg:width="0.0988in" svg:height="0.148in" svg:x="0in" svg:y="0in" svg:viewBox="0 0 252 377" draw:points="126,377 0,377 0,0 252,0 252,377"><text:p/></draw:polygon><draw:path draw:style-name="gr3" draw:text-style-name="P169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4">Drehwinkel</text:p></table:table-cell><table:table-cell table:style-name="Table1.C2" office:value-type="string"><text:p text:style-name="P57"><draw:g text:anchor-type="as-char" svg:y="-0.1252in" draw:z-index="131" draw:style-name="gr1"><svg:title>TexMaths</svg:title><svg:desc>12§display§\left [ \phi \right ] = \mathrm{rad}§svg§600§FALSE§</svg:desc><draw:polygon draw:style-name="gr2" draw:text-style-name="P169" svg:width="0.6531in" svg:height="0.1657in" svg:x="0in" svg:y="0in" svg:viewBox="0 0 1660 422" draw:points="829,422 0,422 0,0 1660,0 166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87in" svg:height="0.1492in" svg:x="0.0543in" svg:y="0.0091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169" svg:width="0.0228in" svg:height="0.1657in" svg:x="0.1488in" svg:y="0in" svg:viewBox="0 0 59 422" draw:points="59,0 0,0 0,17 42,17 42,406 0,406 0,422 59,422"><text:p/></draw:polygon><draw:path draw:style-name="gr3" draw:text-style-name="P169" svg:width="0.1106in" svg:height="0.039in" svg:x="0.2469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559in" svg:height="0.0732in" svg:x="0.4173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9" svg:width="0.0752in" svg:height="0.076in" svg:x="0.4846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9" svg:width="0.0819in" svg:height="0.1173in" svg:x="0.566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50"><draw:g text:anchor-type="as-char" svg:y="-0.1181in" draw:z-index="153" draw:style-name="gr1"><svg:title>TexMaths</svg:title><svg:desc>12§display§J§svg§600§FALSE§</svg:desc><draw:polygon draw:style-name="gr2" draw:text-style-name="P169" svg:width="0.1083in" svg:height="0.1142in" svg:x="0in" svg:y="0in" svg:viewBox="0 0 276 291" draw:points="138,291 0,291 0,0 276,0 276,291"><text:p/></draw:polygon><draw:path draw:style-name="gr3" draw:text-style-name="P169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6">Massentr<text:span text:style-name="T22">ä</text:span><text:span text:style-name="T25">gheitsmoment</text:span></text:p></table:table-cell><table:table-cell table:style-name="Table1.C2" office:value-type="string"><text:p text:style-name="P57"><draw:g text:anchor-type="as-char" svg:y="-0.1465in" draw:z-index="154" draw:style-name="gr1"><svg:title>TexMaths</svg:title><svg:desc>12§display§\left [ J \right ] = \text{kg} \cdot \text{m}^2§svg§600§FALSE§</svg:desc><draw:polygon draw:style-name="gr2" draw:text-style-name="P169" svg:width="0.9169in" svg:height="0.1858in" svg:x="0in" svg:y="0.0024in" svg:viewBox="0 0 2330 473" draw:points="1165,473 0,473 0,0 2330,0 2330,473"><text:p/></draw:polygon><draw:polygon draw:style-name="gr3" draw:text-style-name="P169" svg:width="0.0228in" svg:height="0.1665in" svg:x="0.0193in" svg:y="0.022in" svg:viewBox="0 0 59 424" draw:points="59,424 59,407 17,407 17,17 59,17 59,0 0,0 0,424"><text:p/></draw:polygon><draw:path draw:style-name="gr3" draw:text-style-name="P169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69" svg:width="0.0228in" svg:height="0.1665in" svg:x="0.1579in" svg:y="0.022in" svg:viewBox="0 0 59 424" draw:points="59,0 0,0 0,17 42,17 42,407 0,407 0,424 59,424"><text:p/></draw:polygon><draw:path draw:style-name="gr3" draw:text-style-name="P169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69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69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69" svg:width="0.0177in" svg:height="0.0177in" svg:x="0.6433in" svg:y="0.0957in" svg:viewBox="0 0 46 46" svg:d="M46 23c0-12-10-23-23-23-12 0-23 11-23 23 0 13 11 23 23 23 13 0 23-10 23-23z"><text:p/></draw:path><draw:path draw:style-name="gr3" draw:text-style-name="P169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69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72"><draw:g text:anchor-type="as-char" svg:y="-0.0756in" draw:z-index="152" draw:style-name="gr1"><svg:title>TexMaths</svg:title><svg:desc>12§display§m§svg§600§FALSE§</svg:desc><draw:polygon draw:style-name="gr2" draw:text-style-name="P169" svg:width="0.1461in" svg:height="0.0713in" svg:x="0in" svg:y="0.002in" svg:viewBox="0 0 372 182" draw:points="186,182 0,182 0,0 372,0 372,182"><text:p/></draw:polygon><draw:path draw:style-name="gr3" draw:text-style-name="P169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7">Masse</text:p></table:table-cell><table:table-cell table:style-name="Table1.C2" office:value-type="string"><text:p text:style-name="P57"><draw:g text:anchor-type="as-char" svg:y="-0.1252in" draw:z-index="151" draw:style-name="gr1"><svg:title>TexMaths</svg:title><svg:desc>12§display§\left [ m \right ] = \mathrm{kg}§svg§600§FALSE§</svg:desc><draw:polygon draw:style-name="gr2" draw:text-style-name="P169" svg:width="0.6327in" svg:height="0.1657in" svg:x="0in" svg:y="0in" svg:viewBox="0 0 1608 422" draw:points="804,422 0,422 0,0 1608,0 1608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362in" svg:height="0.0752in" svg:x="0.0512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69" svg:width="0.0228in" svg:height="0.1657in" svg:x="0.1957in" svg:y="0in" svg:viewBox="0 0 59 422" draw:points="59,0 0,0 0,17 42,17 42,406 0,406 0,422 59,422"><text:p/></draw:polygon><draw:path draw:style-name="gr3" draw:text-style-name="P169" svg:width="0.1106in" svg:height="0.039in" svg:x="0.2933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803in" svg:height="0.1154in" svg:x="0.4638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9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72"><draw:g text:anchor-type="as-char" svg:y="-0.0744in" draw:z-index="150" draw:style-name="gr1"><svg:title>TexMaths</svg:title><svg:desc>12§display§r_s§svg§600§FALSE§</svg:desc><draw:polygon draw:style-name="gr2" draw:text-style-name="P169" svg:width="0.1382in" svg:height="0.0965in" svg:x="0in" svg:y="0.0016in" svg:viewBox="0 0 352 246" draw:points="176,246 0,246 0,0 352,0 352,246"><text:p/></draw:polygon><draw:path draw:style-name="gr3" draw:text-style-name="P169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169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7">Abstand der Drehachsen</text:p></table:table-cell><table:table-cell table:style-name="Table1.C2" office:value-type="string"><text:p text:style-name="P57"><draw:g text:anchor-type="as-char" svg:y="-0.1252in" draw:z-index="149" draw:style-name="gr1"><svg:title>TexMaths</svg:title><svg:desc>12§display§\left [ r \right ] = \mathrm{m}§svg§600§FALSE§</svg:desc><draw:polygon draw:style-name="gr2" draw:text-style-name="P169" svg:width="0.5311in" svg:height="0.1657in" svg:x="0in" svg:y="0in" svg:viewBox="0 0 1350 422" draw:points="675,422 0,422 0,0 1350,0 135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69" svg:width="0.0228in" svg:height="0.1657in" svg:x="0.1295in" svg:y="0in" svg:viewBox="0 0 59 422" draw:points="59,0 0,0 0,17 42,17 42,406 0,406 0,422 59,422"><text:p/></draw:polygon><draw:path draw:style-name="gr3" draw:text-style-name="P169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69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82"><draw:g text:anchor-type="as-char" svg:y="-0.1602in" draw:z-index="148" draw:style-name="gr1"><svg:title>TexMaths</svg:title><svg:desc>12§display§\vec{L}§svg§600§FALSE§</svg:desc><draw:polygon draw:style-name="gr2" draw:text-style-name="P169" svg:width="0.1154in" svg:height="0.1602in" svg:x="0in" svg:y="0in" svg:viewBox="0 0 294 408" draw:points="148,408 0,408 0,0 294,0 294,408"><text:p/></draw:polygon><draw:path draw:style-name="gr3" draw:text-style-name="P169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169" svg:width="0.1004in" svg:height="0.113in" svg:x="0.0067in" svg:y="0.0476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8">Drehimpuls</text:p></table:table-cell><table:table-cell table:style-name="Table1.C2" office:value-type="string"><text:p text:style-name="P57"><draw:g text:anchor-type="as-char" svg:y="-0.1917in" draw:z-index="122" draw:style-name="gr1"><svg:title>TexMaths</svg:title><svg:desc>12§display§\left [ \vec{L} \right ] = \mathrm{N\cdot m\cdot s}§svg§600§FALSE§</svg:desc><draw:polygon draw:style-name="gr2" draw:text-style-name="P169" svg:width="1.0602in" svg:height="0.2992in" svg:x="0in" svg:y="0in" svg:viewBox="0 0 2694 761" draw:points="1347,761 0,761 0,0 2694,0 2694,761"><text:p/></draw:polygon><draw:polygon draw:style-name="gr3" draw:text-style-name="P169" svg:width="0.0378in" svg:height="0.2988in" svg:x="0.0374in" svg:y="0in" svg:viewBox="0 0 97 760" draw:points="0,760 97,760 97,741 20,741 20,20 97,20 97,0 0,0"><text:p/></draw:polygon><draw:path draw:style-name="gr3" draw:text-style-name="P169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3" draw:text-style-name="P169" svg:width="0.0378in" svg:height="0.2988in" svg:x="0.1941in" svg:y="0in" svg:viewBox="0 0 97 760" draw:points="77,741 0,741 0,760 97,760 97,0 0,0 0,20 77,20"><text:p/></draw:polygon><draw:path draw:style-name="gr3" draw:text-style-name="P169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69" svg:width="0.0177in" svg:height="0.0177in" svg:x="0.6673in" svg:y="0.1409in" svg:viewBox="0 0 46 46" svg:d="M46 23c0-12-10-23-23-23-12 0-23 11-23 23 0 13 11 23 23 23 13 0 23-10 23-23z"><text:p/></draw:path><draw:path draw:style-name="gr3" draw:text-style-name="P169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69" svg:width="0.0177in" svg:height="0.0177in" svg:x="0.9256in" svg:y="0.1409in" svg:viewBox="0 0 46 46" svg:d="M46 23c0-12-10-23-23-23-12 0-23 11-23 23 0 13 11 23 23 23 13 0 23-10 23-23z"><text:p/></draw:path><draw:path draw:style-name="gr3" draw:text-style-name="P169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82"><draw:g text:anchor-type="as-char" svg:y="-0.1193in" draw:z-index="147" draw:style-name="gr1"><svg:title>TexMaths</svg:title><svg:desc>12§display§\vec{p}§svg§600§FALSE§</svg:desc><draw:polygon draw:style-name="gr2" draw:text-style-name="P169" svg:width="0.1102in" svg:height="0.1504in" svg:x="0.0051in" svg:y="0in" svg:viewBox="0 0 281 383" draw:points="141,383 0,383 0,0 281,0 281,383"><text:p/></draw:polygon><draw:path draw:style-name="gr3" draw:text-style-name="P169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169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8">Impuls</text:p></table:table-cell><table:table-cell table:style-name="Table1.C2" office:value-type="string"><text:p text:style-name="P57"><draw:g text:anchor-type="as-char" svg:y="-0.1252in" draw:z-index="146" draw:style-name="gr1"><svg:title>TexMaths</svg:title><svg:desc>12§display§\left [ \vec{p} \right ] = \mathrm{N \cdot s}§svg§600§FALSE§</svg:desc><draw:polygon draw:style-name="gr2" draw:text-style-name="P169" svg:width="0.7075in" svg:height="0.1657in" svg:x="0in" svg:y="0in" svg:viewBox="0 0 1798 422" draw:points="899,422 0,422 0,0 1798,0 1798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736in" svg:height="0.0331in" svg:x="0.0776in" svg:y="0.005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0866in" svg:height="0.1059in" svg:x="0.0406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69" svg:width="0.0228in" svg:height="0.1657in" svg:x="0.1331in" svg:y="0in" svg:viewBox="0 0 59 422" draw:points="59,0 0,0 0,17 42,17 42,406 0,406 0,422 59,422"><text:p/></draw:polygon><draw:path draw:style-name="gr3" draw:text-style-name="P169" svg:width="0.1106in" svg:height="0.039in" svg:x="0.2311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402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9" svg:width="0.0177in" svg:height="0.0177in" svg:x="0.5732in" svg:y="0.074in" svg:viewBox="0 0 46 46" svg:d="M46 23c0-12-10-23-23-23-12 0-23 11-23 23 0 13 11 23 23 23 13 0 23-10 23-23z"><text:p/></draw:path><draw:path draw:style-name="gr3" draw:text-style-name="P169" svg:width="0.0543in" svg:height="0.076in" svg:x="0.6472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82"><draw:g text:anchor-type="as-char" svg:y="-0.122in" draw:z-index="110" draw:style-name="gr1"><svg:title>TexMaths</svg:title><svg:desc>12§display§G§svg§600§FALSE§</svg:desc><draw:polygon draw:style-name="gr2" draw:text-style-name="P169" svg:width="0.1303in" svg:height="0.1142in" svg:x="0in" svg:y="0.0043in" svg:viewBox="0 0 332 291" draw:points="166,291 0,291 0,0 332,0 332,291"><text:p/></draw:polygon><draw:path draw:style-name="gr3" draw:text-style-name="P169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10">Gravitationskonstante</text:p></table:table-cell><table:table-cell table:style-name="Table1.C2" office:value-type="string"><text:p text:style-name="P56"/></table:table-cell></table:table-row><table:table-row><table:table-cell table:style-name="Table1.A2" office:value-type="string"><text:p text:style-name="P82"><draw:g text:anchor-type="as-char" svg:y="-0.1138in" draw:z-index="112" draw:style-name="gr1"><svg:title>TexMaths</svg:title><svg:desc>12§display§F§svg§600§FALSE§</svg:desc><draw:polygon draw:style-name="gr2" draw:text-style-name="P169" svg:width="0.1299in" svg:height="0.113in" svg:x="0in" svg:y="0in" svg:viewBox="0 0 331 288" draw:points="165,288 0,288 0,0 331,0 331,288"><text:p/></draw:polygon><draw:path draw:style-name="gr3" draw:text-style-name="P169" svg:width="0.1181in" svg:height="0.1126in" svg:x="0.0063in" svg:y="0.0012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10">Kraft</text:p></table:table-cell><table:table-cell table:style-name="Table1.C2" office:value-type="string"><text:p text:style-name="P57"><draw:g text:anchor-type="as-char" svg:y="-0.1252in" draw:z-index="111" draw:style-name="gr1"><svg:title>TexMaths</svg:title><svg:desc>12§display§[F] = N§svg§600§FALSE§</svg:desc><draw:polygon draw:style-name="gr2" draw:text-style-name="P169" svg:width="0.5949in" svg:height="0.1657in" svg:x="0in" svg:y="0in" svg:viewBox="0 0 1512 422" draw:points="756,422 0,422 0,0 1512,0 1512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69" svg:width="0.0228in" svg:height="0.1657in" svg:x="0.1795in" svg:y="0in" svg:viewBox="0 0 59 422" draw:points="59,0 0,0 0,17 42,17 42,406 0,406 0,422 59,422"><text:p/></draw:polygon><draw:path draw:style-name="gr3" draw:text-style-name="P169" svg:width="0.1106in" svg:height="0.039in" svg:x="0.2776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398in" svg:height="0.1134in" svg:x="0.45in" svg:y="0.0102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82"><draw:g text:anchor-type="as-char" svg:y="-0.1138in" draw:z-index="109" draw:style-name="gr1"><svg:title>TexMaths</svg:title><svg:desc>12§display§D§svg§600§FALSE§</svg:desc><draw:polygon draw:style-name="gr2" draw:text-style-name="P169" svg:width="0.1421in" svg:height="0.113in" svg:x="0in" svg:y="0in" svg:viewBox="0 0 362 288" draw:points="181,288 0,288 0,0 362,0 362,288"><text:p/></draw:polygon><draw:path draw:style-name="gr3" draw:text-style-name="P169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10">Federh<text:span text:style-name="T24">ä</text:span><text:span text:style-name="T22">rte</text:span></text:p></table:table-cell><table:table-cell table:style-name="Table1.C2" office:value-type="string"><text:p text:style-name="P57"><draw:g text:anchor-type="as-char" svg:y="-0.2256in" draw:z-index="60" draw:style-name="gr1"><svg:title>TexMaths</svg:title><svg:desc>12§display§[D] = \mathrm{\frac{N}{m}}§svg§600§FALSE§</svg:desc><draw:polygon draw:style-name="gr2" draw:text-style-name="P169" svg:width="0.6146in" svg:height="0.3402in" svg:x="0in" svg:y="0in" svg:viewBox="0 0 1562 865" draw:points="780,865 0,865 0,0 1562,0 1562,865"><text:p/></draw:polygon><draw:polygon draw:style-name="gr3" draw:text-style-name="P169" svg:width="0.0228in" svg:height="0.1661in" svg:x="0.0193in" svg:y="0.102in" svg:viewBox="0 0 59 423" draw:points="59,423 59,406 17,406 17,17 59,17 59,0 0,0 0,423"><text:p/></draw:polygon><draw:path draw:style-name="gr3" draw:text-style-name="P169" svg:width="0.1272in" svg:height="0.1134in" svg:x="0.0528in" svg:y="0.1134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69" svg:width="0.0228in" svg:height="0.1661in" svg:x="0.1917in" svg:y="0.102in" svg:viewBox="0 0 59 423" draw:points="59,0 0,0 0,17 42,17 42,406 0,406 0,423 59,423"><text:p/></draw:polygon><draw:path draw:style-name="gr3" draw:text-style-name="P169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69" svg:width="0.1386in" svg:height="0.0067in" svg:x="0.476in" svg:y="0.1811in" svg:viewBox="0 0 353 18" draw:points="176,18 0,18 0,0 353,0 353,18"><text:p/></draw:polygon><draw:path draw:style-name="gr3" draw:text-style-name="P169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82"><draw:g text:anchor-type="as-char" svg:y="-0.0756in" draw:z-index="108" draw:style-name="gr1"><svg:title>TexMaths</svg:title><svg:desc>12§display§\mu§svg§600§FALSE§</svg:desc><draw:polygon draw:style-name="gr2" draw:text-style-name="P169" svg:width="0.1in" svg:height="0.1043in" svg:x="0in" svg:y="0.002in" svg:viewBox="0 0 255 266" draw:points="127,266 0,266 0,0 255,0 255,266"><text:p/></draw:polygon><draw:path draw:style-name="gr3" draw:text-style-name="P169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10">Reibungszahl</text:p></table:table-cell><table:table-cell table:style-name="Table1.C2" office:value-type="string"><text:p text:style-name="P60"><draw:g text:anchor-type="as-char" svg:y="-0.1181in" draw:z-index="107" draw:style-name="gr1"><svg:title>TexMaths</svg:title><svg:desc>12§display§Faktor§svg§600§FALSE§</svg:desc><draw:polygon draw:style-name="gr2" draw:text-style-name="P169" svg:width="0.5291in" svg:height="0.1157in" svg:x="0in" svg:y="0in" svg:viewBox="0 0 1345 295" draw:points="673,295 0,295 0,0 1345,0 1345,295"><text:p/></draw:polygon><draw:path draw:style-name="gr3" draw:text-style-name="P169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69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3" draw:text-style-name="P169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3" draw:text-style-name="P169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69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69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82"><draw:g text:anchor-type="as-char" svg:y="-0.1138in" draw:z-index="33" draw:style-name="gr1"><svg:title>TexMaths</svg:title><svg:desc>12§display§F_N§svg§600§FALSE§</svg:desc><draw:polygon draw:style-name="gr2" draw:text-style-name="P169" svg:width="0.2244in" svg:height="0.139in" svg:x="0in" svg:y="0in" svg:viewBox="0 0 571 354" draw:points="286,354 0,354 0,0 571,0 571,354"><text:p/></draw:polygon><draw:path draw:style-name="gr3" draw:text-style-name="P169" svg:width="0.1181in" svg:height="0.1134in" svg:x="0.0063in" svg:y="0.0012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69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12">Normalkraft</text:p></table:table-cell><table:table-cell table:style-name="Table1.C2" office:value-type="string"><text:p text:style-name="P60"><draw:g text:anchor-type="as-char" svg:y="-0.1252in" draw:z-index="32" draw:style-name="gr1"><svg:title>TexMaths</svg:title><svg:desc>12§display§[F_N] = N§svg§600§FALSE§</svg:desc><draw:polygon draw:style-name="gr2" draw:text-style-name="P169" svg:width="0.698in" svg:height="0.1657in" svg:x="0in" svg:y="0in" svg:viewBox="0 0 1774 422" draw:points="887,422 0,422 0,0 1774,0 1774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85in" svg:height="0.113in" svg:x="0.0524in" svg:y="0.0118in" svg:viewBox="0 0 302 288" svg:d="M113 150h41c31 0 34 7 34 19 0 4 0 9-2 21-1 2-2 4-2 4 0 4 3 6 6 6s3-1 6-9l22-91c2-5 2-6 2-8 0-1 0-4-5-4-4 0-5 2-6 8-9 34-19 41-55 41h-39l28-107c3-16 3-17 23-17h56c52 0 61 15 61 47 0 10 0 11-1 23-1 5-1 6-1 7 0 2 1 5 6 5 4 0 5-3 5-10l9-73c2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1035in" svg:height="0.0795in" svg:x="0.161in" svg:y="0.0693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draw:polygon draw:style-name="gr3" draw:text-style-name="P169" svg:width="0.0228in" svg:height="0.1657in" svg:x="0.2827in" svg:y="0in" svg:viewBox="0 0 59 422" draw:points="59,0 0,0 0,17 42,17 42,406 0,406 0,422 59,422"><text:p/></draw:polygon><draw:path draw:style-name="gr3" draw:text-style-name="P169" svg:width="0.1106in" svg:height="0.039in" svg:x="0.3803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402in" svg:height="0.1134in" svg:x="0.5531in" svg:y="0.0102in" svg:viewBox="0 0 357 289" svg:d="M304 44c3-16 12-30 45-31 3 0 8 0 8-8 0 0 0-5-6-5-14 0-29 1-42 1-15 0-30-1-44-1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82"><draw:g text:anchor-type="as-char" svg:y="-0.1189in" draw:z-index="106" draw:style-name="gr1"><svg:title>TexMaths</svg:title><svg:desc>12§display§\theta§svg§600§FALSE§</svg:desc><draw:polygon draw:style-name="gr2" draw:text-style-name="P169" svg:width="0.0827in" svg:height="0.115in" svg:x="0in" svg:y="0.0016in" svg:viewBox="0 0 211 293" draw:points="106,293 0,293 0,0 211,0 211,293"><text:p/></draw:polygon><draw:path draw:style-name="gr3" draw:text-style-name="P169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9">Winkel Drehachse - Bewegungsrichtung</text:p></table:table-cell><table:table-cell table:style-name="Table1.C2" office:value-type="string"><text:p text:style-name="P57"><draw:g text:anchor-type="as-char" svg:y="-0.1252in" draw:z-index="105" draw:style-name="gr1"><svg:title>TexMaths</svg:title><svg:desc>12§display§\left [ \theta \right ] = \mathrm{rad}§svg§600§FALSE§</svg:desc><draw:polygon draw:style-name="gr2" draw:text-style-name="P169" svg:width="0.6366in" svg:height="0.1657in" svg:x="0in" svg:y="0in" svg:viewBox="0 0 1618 422" draw:points="809,422 0,422 0,0 1618,0 1618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685in" svg:height="0.1193in" svg:x="0.0528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69" svg:width="0.0228in" svg:height="0.1657in" svg:x="0.1323in" svg:y="0in" svg:viewBox="0 0 59 422" draw:points="59,0 0,0 0,17 42,17 42,406 0,406 0,422 59,422"><text:p/></draw:polygon><draw:path draw:style-name="gr3" draw:text-style-name="P169" svg:width="0.1106in" svg:height="0.039in" svg:x="0.2303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9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9" svg:width="0.0819in" svg:height="0.1173in" svg:x="0.55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82"><draw:g text:anchor-type="as-char" svg:y="-0.1161in" draw:z-index="66" draw:style-name="gr1"><svg:title>TexMaths</svg:title><svg:desc>12§display§F_C§svg§600§FALSE§</svg:desc><draw:polygon draw:style-name="gr2" draw:text-style-name="P169" svg:width="0.2098in" svg:height="0.1386in" svg:x="0in" svg:y="0in" svg:viewBox="0 0 534 353" draw:points="267,353 0,353 0,0 534,0 534,353"><text:p/></draw:polygon><draw:path draw:style-name="gr3" draw:text-style-name="P169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3" draw:text-style-name="P169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11">Coulombkraft</text:p></table:table-cell><table:table-cell table:style-name="Table1.C2" office:value-type="string"><text:p text:style-name="P57"><draw:g text:anchor-type="as-char" svg:y="-0.1252in" draw:z-index="61" draw:style-name="gr1"><svg:title>TexMaths</svg:title><svg:desc>12§display§[F_C] = \mathrm{N}§svg§600§FALSE§</svg:desc><draw:polygon draw:style-name="gr2" draw:text-style-name="P169" svg:width="0.6571in" svg:height="0.1657in" svg:x="0in" svg:y="0in" svg:viewBox="0 0 1670 422" draw:points="834,422 0,422 0,0 1670,0 167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69" svg:width="0.0228in" svg:height="0.1657in" svg:x="0.2685in" svg:y="0in" svg:viewBox="0 0 59 422" draw:points="59,0 0,0 0,17 42,17 42,406 0,406 0,422 59,422"><text:p/></draw:polygon><draw:path draw:style-name="gr3" draw:text-style-name="P169" svg:width="0.1106in" svg:height="0.039in" svg:x="0.3661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537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82"><draw:g text:anchor-type="as-char" svg:y="-0.1165in" draw:z-index="65" draw:style-name="gr1"><svg:title>TexMaths</svg:title><svg:desc>12§display§Q§svg§600§FALSE§</svg:desc><draw:polygon draw:style-name="gr2" draw:text-style-name="P169" svg:width="0.1319in" svg:height="0.1469in" svg:x="0in" svg:y="0.0043in" svg:viewBox="0 0 336 374" draw:points="167,374 0,374 0,0 336,0 336,374"><text:p/></draw:polygon><draw:path draw:style-name="gr3" draw:text-style-name="P169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11">Ladung</text:p></table:table-cell><table:table-cell table:style-name="Table1.C2" office:value-type="string"><text:p text:style-name="P57"><draw:g text:anchor-type="as-char" svg:y="-0.1252in" draw:z-index="62" draw:style-name="gr1"><svg:title>TexMaths</svg:title><svg:desc>12§display§[Q] = \mathrm{C}§svg§600§FALSE§</svg:desc><draw:polygon draw:style-name="gr2" draw:text-style-name="P169" svg:width="0.5654in" svg:height="0.1657in" svg:x="0in" svg:y="0in" svg:viewBox="0 0 1437 422" draw:points="718,422 0,422 0,0 1437,0 1437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5in" svg:height="0.1492in" svg:x="0.0543in" svg:y="0.0071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69" svg:width="0.0228in" svg:height="0.1657in" svg:x="0.1811in" svg:y="0in" svg:viewBox="0 0 59 422" draw:points="59,0 0,0 0,17 42,17 42,406 0,406 0,422 59,422"><text:p/></draw:polygon><draw:path draw:style-name="gr3" draw:text-style-name="P169" svg:width="0.1106in" svg:height="0.039in" svg:x="0.2787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012in" svg:height="0.1209in" svg:x="0.4539in" svg:y="0.0071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82"><draw:g text:anchor-type="as-char" svg:y="-0.1138in" draw:z-index="64" draw:style-name="gr1"><svg:title>TexMaths</svg:title><svg:desc>12§display§E§svg§600§FALSE§</svg:desc><draw:polygon draw:style-name="gr2" draw:text-style-name="P169" svg:width="0.1319in" svg:height="0.113in" svg:x="0in" svg:y="0in" svg:viewBox="0 0 336 288" draw:points="167,288 0,288 0,0 336,0 336,288"><text:p/></draw:polygon><draw:path draw:style-name="gr3" draw:text-style-name="P169" svg:width="0.1201in" svg:height="0.1126in" svg:x="0.0063in" svg:y="0.001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11">Elektr. Feldst<text:span text:style-name="T24">ä</text:span><text:span text:style-name="T22">rke</text:span></text:p></table:table-cell><table:table-cell table:style-name="Table1.C2" office:value-type="string"><text:p text:style-name="P57"><draw:g text:anchor-type="as-char" svg:y="-0.2256in" draw:z-index="63" draw:style-name="gr1"><svg:title>TexMaths</svg:title><svg:desc>12§display§[E] = \frac{\mathrm{V}}{\mathrm{m}}§svg§600§FALSE§</svg:desc><draw:polygon draw:style-name="gr2" draw:text-style-name="P169" svg:width="0.6043in" svg:height="0.3402in" svg:x="0in" svg:y="0in" svg:viewBox="0 0 1536 865" draw:points="768,865 0,865 0,0 1536,0 1536,865"><text:p/></draw:polygon><draw:polygon draw:style-name="gr3" draw:text-style-name="P169" svg:width="0.0228in" svg:height="0.1661in" svg:x="0.0193in" svg:y="0.102in" svg:viewBox="0 0 59 423" draw:points="59,423 59,406 17,406 17,17 59,17 59,0 0,0 0,423"><text:p/></draw:polygon><draw:path draw:style-name="gr3" draw:text-style-name="P169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69" svg:width="0.0228in" svg:height="0.1661in" svg:x="0.1819in" svg:y="0.102in" svg:viewBox="0 0 59 423" draw:points="59,0 0,0 0,17 42,17 42,406 0,406 0,423 59,423"><text:p/></draw:polygon><draw:path draw:style-name="gr3" draw:text-style-name="P169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69" svg:width="0.1386in" svg:height="0.0067in" svg:x="0.4657in" svg:y="0.1811in" svg:viewBox="0 0 353 18" draw:points="176,18 0,18 0,0 353,0 353,18"><text:p/></draw:polygon><draw:path draw:style-name="gr3" draw:text-style-name="P169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82"><draw:g text:anchor-type="as-char" svg:y="-0.1161in" draw:z-index="41" draw:style-name="gr1"><svg:title>TexMaths</svg:title><svg:desc>12§display§F_W§svg§600§FALSE§</svg:desc><draw:polygon draw:style-name="gr2" draw:text-style-name="P169" svg:width="0.2496in" svg:height="0.1386in" svg:x="0in" svg:y="0in" svg:viewBox="0 0 635 353" draw:points="318,353 0,353 0,0 635,0 635,353"><text:p/></draw:polygon><draw:path draw:style-name="gr3" draw:text-style-name="P169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26">Str<text:span text:style-name="T12">ömungswiderstandskraft</text:span></text:p></table:table-cell><table:table-cell table:style-name="Table1.C2" office:value-type="string"><text:p text:style-name="P57"><draw:g text:anchor-type="as-char" svg:y="-0.1252in" draw:z-index="40" draw:style-name="gr1"><svg:title>TexMaths</svg:title><svg:desc>12§display§[F_W] = N§svg§600§FALSE§</svg:desc><draw:polygon draw:style-name="gr2" draw:text-style-name="P169" svg:width="0.7224in" svg:height="0.1657in" svg:x="0in" svg:y="0in" svg:viewBox="0 0 1836 422" draw:points="919,422 0,422 0,0 1836,0 1836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81in" svg:height="0.113in" svg:x="0.0524in" svg:y="0.011in" svg:viewBox="0 0 301 288" svg:d="M113 150h41c31 0 34 7 34 19 0 4 0 9-2 21-1 2-3 4-3 4 0 4 4 6 6 6 4 0 4-1 6-9l23-91c1-5 1-6 1-8 0-1 0-4-4-4s-5 2-6 8c-9 34-20 41-55 41h-39l28-107c3-16 3-17 23-17h56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1272in" svg:height="0.0819in" svg:x="0.1618in" svg:y="0.0693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69" svg:width="0.0228in" svg:height="0.1657in" svg:x="0.3075in" svg:y="0in" svg:viewBox="0 0 59 422" draw:points="59,0 0,0 0,17 42,17 42,406 0,406 0,422 59,422"><text:p/></draw:polygon><draw:path draw:style-name="gr3" draw:text-style-name="P169" svg:width="0.1106in" svg:height="0.039in" svg:x="0.4051in" svg:y="0.063in" svg:viewBox="0 0 282 100" svg:d="M267 17c6 0 15 0 15-9 0-8-9-8-15-8h-253c-6 0-14 0-14 8 0 9 8 9 14 9zM267 100c6 0 15 0 15-9 0-8-9-8-15-8h-253c-6 0-14 0-14 8 0 9 8 9 14 9z"><text:p/></draw:path><draw:path draw:style-name="gr3" draw:text-style-name="P169" svg:width="0.1398in" svg:height="0.1134in" svg:x="0.5776in" svg:y="0.0102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8 0 4 2 5 6 5 13 0 28-1 42-1s30 1 43 1c3 0 9 0 9-8 0-5-5-5-10-5-24-1-28-10-28-18 0-4 2-6 3-11l55-223c2 2 2 4 4 7l105 250c4 7 5 8 8 8 5 0 5-1 6-8z"><text:p/></draw:path></draw:g></text:p></table:table-cell></table:table-row><table:table-row><table:table-cell table:style-name="Table1.A2" office:value-type="string"><text:p text:style-name="P86"><draw:g text:anchor-type="as-char" svg:y="-0.0752in" draw:z-index="39" draw:style-name="gr1"><svg:title>TexMaths</svg:title><svg:desc>12§display§c_W§svg§600§FALSE§</svg:desc><draw:polygon draw:style-name="gr2" draw:text-style-name="P169" svg:width="0.215in" svg:height="0.0965in" svg:x="0in" svg:y="0.0012in" svg:viewBox="0 0 547 246" draw:points="274,246 0,246 0,0 547,0 547,246"><text:p/></draw:polygon><draw:path draw:style-name="gr3" draw:text-style-name="P169" svg:width="0.065in" svg:height="0.0752in" svg:x="0.0067in" svg:y="0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3" draw:text-style-name="P169" svg:width="0.1272in" svg:height="0.0819in" svg:x="0.0807in" svg:y="0.0185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12">Widerstandskoeffizient</text:p></table:table-cell><table:table-cell table:style-name="Table1.C2" office:value-type="string"><text:p text:style-name="P57"><draw:g text:anchor-type="as-char" svg:y="-0.1181in" draw:z-index="38" draw:style-name="gr1"><svg:title>TexMaths</svg:title><svg:desc>12§display§\text{Faktor}§svg§600§FALSE§</svg:desc><draw:polygon draw:style-name="gr2" draw:text-style-name="P169" svg:width="0.4772in" svg:height="0.1157in" svg:x="0in" svg:y="0in" svg:viewBox="0 0 1213 295" draw:points="606,295 0,295 0,0 1213,0 1213,295"><text:p/></draw:polygon><draw:path draw:style-name="gr3" draw:text-style-name="P169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69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69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69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69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69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86"><draw:g text:anchor-type="as-char" svg:y="-0.1189in" draw:z-index="37" draw:style-name="gr1"><svg:title>TexMaths</svg:title><svg:desc>12§display§A§svg§600§FALSE§</svg:desc><draw:polygon draw:style-name="gr2" draw:text-style-name="P169" svg:width="0.1248in" svg:height="0.113in" svg:x="0in" svg:y="0.0047in" svg:viewBox="0 0 318 288" draw:points="158,288 0,288 0,0 318,0 318,288"><text:p/></draw:polygon><draw:path draw:style-name="gr3" draw:text-style-name="P169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12">Querschnittsfl<text:span text:style-name="T24">ä</text:span><text:span text:style-name="T22">che</text:span></text:p></table:table-cell><table:table-cell table:style-name="Table1.C2" office:value-type="string"><text:p text:style-name="P57"><draw:g text:anchor-type="as-char" svg:y="-0.1465in" draw:z-index="36" draw:style-name="gr1"><svg:title>TexMaths</svg:title><svg:desc>12§display§[A] = m^2§svg§600§FALSE§</svg:desc><draw:polygon draw:style-name="gr2" draw:text-style-name="P169" svg:width="0.6508in" svg:height="0.1858in" svg:x="0in" svg:y="0.0024in" svg:viewBox="0 0 1654 473" draw:points="828,473 0,473 0,0 1654,0 1654,473"><text:p/></draw:polygon><draw:polygon draw:style-name="gr3" draw:text-style-name="P169" svg:width="0.0228in" svg:height="0.1665in" svg:x="0.0193in" svg:y="0.022in" svg:viewBox="0 0 59 424" draw:points="59,424 59,407 17,407 17,17 59,17 59,0 0,0 0,424"><text:p/></draw:polygon><draw:path draw:style-name="gr3" draw:text-style-name="P169" svg:width="0.1142in" svg:height="0.1193in" svg:x="0.052in" svg:y="0.0268in" svg:viewBox="0 0 291 304" svg:d="M61 255c-17 29-33 35-53 36-4 0-8 0-8 9 0 2 2 4 6 4 11 0 24-1 36-1 14 0 29 1 42 1 2 0 8 0 8-8 0-5-3-5-7-5-9-1-19-5-19-15 0-5 2-10 6-16l31-54h107c1 9 7 67 7 71 0 13-22 14-31 14-6 0-9 0-9 9 0 4 4 4 6 4 16 0 34-1 52-1 11 0 38 1 48 1 3 0 8 0 8-8 0-5-4-5-10-5-26 0-26-3-28-15l-25-266c-1-9-1-10-8-10s-9 2-11 7zM112 193l84-140 13 140z"><text:p/></draw:path><draw:polygon draw:style-name="gr3" draw:text-style-name="P169" svg:width="0.0228in" svg:height="0.1665in" svg:x="0.1744in" svg:y="0.022in" svg:viewBox="0 0 59 424" draw:points="59,0 0,0 0,17 42,17 42,407 0,407 0,424 59,424"><text:p/></draw:polygon><draw:path draw:style-name="gr3" draw:text-style-name="P169" svg:width="0.1106in" svg:height="0.039in" svg:x="0.2724in" svg:y="0.085in" svg:viewBox="0 0 282 100" svg:d="M268 17c6 0 14 0 14-9 0-8-8-8-14-8h-254c-6 0-14 0-14 8 0 9 8 9 14 9zM268 100c6 0 14 0 14-9 0-8-8-8-14-8h-254c-6 0-14 0-14 8 0 9 8 9 14 9z"><text:p/></draw:path><draw:path draw:style-name="gr3" draw:text-style-name="P169" svg:width="0.1362in" svg:height="0.0756in" svg:x="0.4437in" svg:y="0.0724in" svg:viewBox="0 0 347 193" svg:d="M25 162c-1 8-3 17-3 20 0 7 6 11 12 11 4 0 12-4 15-12 0 0 5-21 9-32l8-38c2-9 6-18 7-28 3-7 6-20 6-22 6-13 29-51 69-51 19 0 23 15 23 30 0 9-3 21-6 35l-12 49-9 32c-1 9-5 23-5 26 0 7 6 11 12 11 14 0 16-11 20-25 6-24 21-85 25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0.592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3z"><text:p/></draw:path></draw:g></text:p></table:table-cell></table:table-row><table:table-row><table:table-cell table:style-name="Table1.A2" office:value-type="string"><text:p text:style-name="P82"><draw:g text:anchor-type="as-char" svg:y="-0.0756in" draw:z-index="35" draw:style-name="gr1"><svg:title>TexMaths</svg:title><svg:desc>12§display§\rho§svg§600§FALSE§</svg:desc><draw:polygon draw:style-name="gr2" draw:text-style-name="P169" svg:width="0.0862in" svg:height="0.1043in" svg:x="0in" svg:y="0.002in" svg:viewBox="0 0 220 266" draw:points="109,266 0,266 0,0 220,0 220,266"><text:p/></draw:polygon><draw:path draw:style-name="gr3" draw:text-style-name="P169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12">Dichte des Fluids</text:p></table:table-cell><table:table-cell table:style-name="Table1.C2" office:value-type="string"><text:p text:style-name="P57"><draw:g text:anchor-type="as-char" svg:y="-0.228in" draw:z-index="34" draw:style-name="gr1"><svg:title>TexMaths</svg:title><svg:desc>12§display§[\rho] = \mathrm{\frac{kg}{m^3}}§svg§600§FALSE§</svg:desc><draw:polygon draw:style-name="gr2" draw:text-style-name="P169" svg:width="0.6323in" svg:height="0.3417in" svg:x="0in" svg:y="0in" svg:viewBox="0 0 1607 869" draw:points="804,869 0,869 0,0 1607,0 1607,869"><text:p/></draw:polygon><draw:polygon draw:style-name="gr3" draw:text-style-name="P169" svg:width="0.0228in" svg:height="0.1657in" svg:x="0.0193in" svg:y="0.1031in" svg:viewBox="0 0 59 422" draw:points="59,422 59,406 17,406 17,17 59,17 59,0 0,0 0,422"><text:p/></draw:polygon><draw:path draw:style-name="gr3" draw:text-style-name="P169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69" svg:width="0.0228in" svg:height="0.1657in" svg:x="0.1354in" svg:y="0.1031in" svg:viewBox="0 0 59 422" draw:points="59,0 0,0 0,17 42,17 42,406 0,406 0,422 59,422"><text:p/></draw:polygon><draw:path draw:style-name="gr3" draw:text-style-name="P169" svg:width="0.1106in" svg:height="0.039in" svg:x="0.2335in" svg:y="0.1661in" svg:viewBox="0 0 282 100" svg:d="M268 17c6 0 14 0 14-9 0-8-8-8-14-8h-254c-6 0-14 0-14 8 0 9 8 9 14 9zM268 100c6 0 14 0 14-9 0-8-8-8-14-8h-254c-6 0-14 0-14 8 0 9 8 9 14 9z"><text:p/></draw:path><draw:path draw:style-name="gr3" draw:text-style-name="P169" svg:width="0.0803in" svg:height="0.1154in" svg:x="0.4441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9" svg:width="0.076in" svg:height="0.1098in" svg:x="0.5315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69" svg:width="0.213in" svg:height="0.0067in" svg:x="0.4197in" svg:y="0.1831in" svg:viewBox="0 0 542 18" draw:points="271,18 0,18 0,0 542,0 542,18"><text:p/></draw:polygon><draw:path draw:style-name="gr3" draw:text-style-name="P169" svg:width="0.1295in" svg:height="0.0732in" svg:x="0.4248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9" svg:width="0.0535in" svg:height="0.0795in" svg:x="0.564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/table:table><text:p text:style-name="P43"/></draw:text-box></draw:frame><draw:g text:anchor-type="as-char" svg:y="-0.222in" draw:z-index="160" draw:style-name="gr1"><svg:title>TexMaths</svg:title><svg:desc>12§display§x(t) = \frac12\,a\,t^2+v_0\,t+s_0§svg§600§FALSE§</svg:desc><draw:polygon draw:style-name="gr2" draw:text-style-name="P169" svg:width="1.6988in" svg:height="0.3331in" svg:x="0in" svg:y="0.0043in" svg:viewBox="0 0 4316 847" draw:points="2158,847 0,847 0,0 4316,0 4316,847"><text:p/></draw:polygon><draw:path draw:style-name="gr3" draw:text-style-name="P169" svg:width="0.0827in" svg:height="0.0752in" svg:x="0.0047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9" svg:width="0.039in" svg:height="0.1657in" svg:x="0.111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16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57in" svg:x="0.228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039in" svg:x="0.3394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5402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.5256in" svg:y="0.1783in" svg:viewBox="0 0 212 18" draw:points="106,18 0,18 0,0 212,0 212,18"><text:p/></draw:polygon><draw:path draw:style-name="gr3" draw:text-style-name="P169" svg:width="0.0661in" svg:height="0.1106in" svg:x="0.53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76in" svg:height="0.0752in" svg:x="0.6626in" svg:y="0.1496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9" svg:width="0.0512in" svg:height="0.1059in" svg:x="0.775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516in" svg:height="0.0772in" svg:x="0.838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1106in" svg:x="0.95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728in" svg:height="0.0752in" svg:x="1.113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39in" svg:height="0.0795in" svg:x="1.1953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512in" svg:height="0.1059in" svg:x="1.2957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1106in" svg:x="1.39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61in" svg:height="0.0752in" svg:x="1.563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9" svg:width="0.0539in" svg:height="0.0795in" svg:x="1.6386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41" draw:style-name="gr1"><svg:title>TexMaths</svg:title><svg:desc>12§display§v(t) =a \cdot t+v_0\,§svg§600§FALSE§</svg:desc><draw:polygon draw:style-name="gr2" draw:text-style-name="P169" svg:width="1.1138in" svg:height="0.1657in" svg:x="0in" svg:y="0in" svg:viewBox="0 0 2830 422" draw:points="1416,422 0,422 0,0 2830,0 2830,422"><text:p/></draw:polygon><draw:path draw:style-name="gr3" draw:text-style-name="P169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1551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57in" svg:x="0.220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076in" svg:height="0.0752in" svg:x="0.5035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9" svg:width="0.0177in" svg:height="0.0177in" svg:x="0.6358in" svg:y="0.074in" svg:viewBox="0 0 46 46" svg:d="M46 23c0-12-10-23-23-23-12 0-23 11-23 23 0 13 11 23 23 23 13 0 23-10 23-23z"><text:p/></draw:path><draw:path draw:style-name="gr3" draw:text-style-name="P169" svg:width="0.0512in" svg:height="0.1059in" svg:x="0.7087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1106in" svg:x="0.810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728in" svg:height="0.0752in" svg:x="0.97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39in" svg:height="0.0795in" svg:x="1.0539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61" draw:style-name="gr1"><svg:title>TexMaths</svg:title><svg:desc>12§display§v^2(t) = v^2(t_0)+2a \cdot \left [ x(t) - x(t_0) \right ]§svg§600§FALSE§</svg:desc><draw:polygon draw:style-name="gr2" draw:text-style-name="P169" svg:width="2.428in" svg:height="0.1858in" svg:x="0in" svg:y="0.0024in" svg:viewBox="0 0 6168 473" draw:points="3083,473 0,473 0,0 6168,0 6168,473"><text:p/></draw:polygon><draw:path draw:style-name="gr3" draw:text-style-name="P169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69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9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9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169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69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9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69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9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69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69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69" svg:width="0.0177in" svg:height="0.0177in" svg:x="1.4213in" svg:y="0.0957in" svg:viewBox="0 0 46 46" svg:d="M46 23c0-12-10-23-23-23-12 0-23 11-23 23 0 13 11 23 23 23 13 0 23-10 23-23z"><text:p/></draw:path><draw:polygon draw:style-name="gr3" draw:text-style-name="P169" svg:width="0.0228in" svg:height="0.1665in" svg:x="1.5091in" svg:y="0.022in" svg:viewBox="0 0 59 424" draw:points="59,424 59,407 17,407 17,17 59,17 59,0 0,0 0,424"><text:p/></draw:polygon><draw:path draw:style-name="gr3" draw:text-style-name="P169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69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9" svg:width="0.1016in" svg:height="0.0067in" svg:x="1.8705in" svg:y="0.102in" svg:viewBox="0 0 259 18" svg:d="M244 18c7 0 15 0 15-8 0-10-8-10-15-10h-230c-7 0-14 0-14 10 0 8 7 8 14 8z"><text:p/></draw:path><draw:path draw:style-name="gr3" draw:text-style-name="P169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69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69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69" svg:width="0.0228in" svg:height="0.1665in" svg:x="2.385in" svg:y="0.022in" svg:viewBox="0 0 59 424" draw:points="59,0 0,0 0,17 42,17 42,407 0,407 0,424 59,424"><text:p/></draw:polygon></draw:g> </text:p>
      <text:h text:style-name="P144" text:outline-level="3">Kreisbewegung</text:h>
      <text:p text:style-name="P46"><draw:g text:anchor-type="as-char" svg:y="-0.2311in" draw:z-index="177" draw:style-name="gr1"><svg:title>TexMaths</svg:title><svg:desc>12§display§\omega=\frac{\Delta \varphi}{\Delta t}=\frac{2\pi}T§svg§600§FALSE§</svg:desc><draw:polygon draw:style-name="gr2" draw:text-style-name="P169" svg:width="1.0425in" svg:height="0.3402in" svg:x="0in" svg:y="0.0051in" svg:viewBox="0 0 2649 865" draw:points="1324,865 0,865 0,0 2649,0 2649,865"><text:p/></draw:polygon><draw:path draw:style-name="gr3" draw:text-style-name="P169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69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169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69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169" svg:width="0.2472in" svg:height="0.0067in" svg:x="0.3504in" svg:y="0.1866in" svg:viewBox="0 0 629 18" draw:points="314,18 0,18 0,0 629,0 629,18"><text:p/></draw:polygon><draw:path draw:style-name="gr3" draw:text-style-name="P169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169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9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169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9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69" svg:width="0.1839in" svg:height="0.0067in" svg:x="0.8587in" svg:y="0.1866in" svg:viewBox="0 0 468 18" draw:points="234,18 0,18 0,0 468,0 468,18"><text:p/></draw:polygon><draw:path draw:style-name="gr3" draw:text-style-name="P169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76" draw:style-name="gr1"><svg:title>TexMaths</svg:title><svg:desc>12§display§f =\frac1T = \frac{\omega}{2\pi}§svg§600§FALSE§</svg:desc><draw:polygon draw:style-name="gr2" draw:text-style-name="P169" svg:width="0.9055in" svg:height="0.3335in" svg:x="0in" svg:y="0.0035in" svg:viewBox="0 0 2301 848" draw:points="1150,848 0,848 0,0 2301,0 2301,848"><text:p/></draw:polygon><draw:path draw:style-name="gr3" draw:text-style-name="P169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69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169" svg:width="0.1201in" svg:height="0.0067in" svg:x="0.3406in" svg:y="0.1783in" svg:viewBox="0 0 306 18" draw:points="154,18 0,18 0,0 306,0 306,18"><text:p/></draw:polygon><draw:path draw:style-name="gr3" draw:text-style-name="P169" svg:width="0.113in" svg:height="0.1126in" svg:x="0.3445in" svg:y="0.2252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69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169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69" svg:width="0.1839in" svg:height="0.0067in" svg:x="0.7217in" svg:y="0.1783in" svg:viewBox="0 0 468 18" draw:points="234,18 0,18 0,0 468,0 468,18"><text:p/></draw:polygon><draw:path draw:style-name="gr3" draw:text-style-name="P169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9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42" draw:style-name="gr1"><svg:title>TexMaths</svg:title><svg:desc>12§display§v = r \cdot \omega = \frac{2\pi \cdot r}T = 2\pi r  f§svg§600§FALSE§</svg:desc><draw:polygon draw:style-name="gr2" draw:text-style-name="P169" svg:width="1.8445in" svg:height="0.3331in" svg:x="0in" svg:y="0.0043in" svg:viewBox="0 0 4686 847" draw:points="2344,847 0,847 0,0 4686,0 4686,847"><text:p/></draw:polygon><draw:path draw:style-name="gr3" draw:text-style-name="P169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0177in" svg:height="0.0177in" svg:x="0.4386in" svg:y="0.1728in" svg:viewBox="0 0 46 46" svg:d="M46 23c0-12-10-23-23-23-12 0-23 11-23 23 0 13 11 23 23 23 13 0 23-10 23-23z"><text:p/></draw:path><draw:path draw:style-name="gr3" draw:text-style-name="P169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898in" svg:height="0.0732in" svg:x="0.9453in" svg:y="0.0398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69" svg:width="0.0177in" svg:height="0.0177in" svg:x="1.0929in" svg:y="0.0602in" svg:viewBox="0 0 46 46" svg:d="M46 23c0-12-10-23-23-23-12 0-23 11-23 23 0 13 11 23 23 23 13 0 23-10 23-23z"><text:p/></draw:path><draw:path draw:style-name="gr3" draw:text-style-name="P169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69" svg:width="0.3831in" svg:height="0.0067in" svg:x="0.8579in" svg:y="0.1783in" svg:viewBox="0 0 974 18" draw:points="487,18 0,18 0,0 974,0 974,18"><text:p/></draw:polygon><draw:path draw:style-name="gr3" draw:text-style-name="P169" svg:width="0.113in" svg:height="0.1126in" svg:x="0.9937in" svg:y="0.225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69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661in" svg:height="0.1106in" svg:x="1.4906in" svg:y="0.1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69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67" draw:style-name="gr1"><svg:title>TexMaths</svg:title><svg:desc>12§display§T = \frac{2\pi \cdot r}{v} = \frac{2\pi}{\omega}§svg§600§FALSE§</svg:desc><draw:polygon draw:style-name="gr2" draw:text-style-name="P169" svg:width="1.1894in" svg:height="0.3335in" svg:x="0in" svg:y="0.0035in" svg:viewBox="0 0 3022 848" draw:points="1511,848 0,848 0,0 3022,0 3022,848"><text:p/></draw:polygon><draw:path draw:style-name="gr3" draw:text-style-name="P169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69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169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9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69" svg:width="0.0177in" svg:height="0.0177in" svg:x="0.5965in" svg:y="0.0606in" svg:viewBox="0 0 46 46" svg:d="M46 23c0-12-10-23-23-23-12 0-23 11-23 23 0 13 11 23 23 23 13 0 23-10 23-23z"><text:p/></draw:path><draw:path draw:style-name="gr3" draw:text-style-name="P169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69" svg:width="0.3835in" svg:height="0.0067in" svg:x="0.3614in" svg:y="0.1783in" svg:viewBox="0 0 975 18" draw:points="487,18 0,18 0,0 975,0 975,18"><text:p/></draw:polygon><draw:path draw:style-name="gr3" draw:text-style-name="P169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69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169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9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69" svg:width="0.1839in" svg:height="0.0067in" svg:x="1.0059in" svg:y="0.1783in" svg:viewBox="0 0 468 18" draw:points="234,18 0,18 0,0 468,0 468,18"><text:p/></draw:polygon><draw:path draw:style-name="gr3" draw:text-style-name="P169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75" draw:style-name="gr1"><svg:title>TexMaths</svg:title><svg:desc>12§display§a_\mathrm{z} = \frac{v^2}{r} = \omega^2 r§svg§600§FALSE§</svg:desc><draw:polygon draw:style-name="gr2" draw:text-style-name="P169" svg:width="1.0622in" svg:height="0.3618in" svg:x="0in" svg:y="0.0016in" svg:viewBox="0 0 2699 920" draw:points="1349,920 0,920 0,0 2699,0 2699,920"><text:p/></draw:polygon><draw:path draw:style-name="gr3" draw:text-style-name="P169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9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169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169" svg:width="0.0728in" svg:height="0.0752in" svg:x="0.4012in" svg:y="0.063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9" svg:width="0.161in" svg:height="0.0067in" svg:x="0.3965in" svg:y="0.2043in" svg:viewBox="0 0 410 18" draw:points="205,18 0,18 0,0 410,0 410,18"><text:p/></draw:polygon><draw:path draw:style-name="gr3" draw:text-style-name="P169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169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79" draw:style-name="gr1"><svg:title>TexMaths</svg:title><svg:desc>12§display§F_Z=\frac{mv^2}r=mr\omega^2§svg§600§FALSE§</svg:desc><draw:polygon draw:style-name="gr2" draw:text-style-name="P169" svg:width="1.4035in" svg:height="0.3618in" svg:x="0in" svg:y="0.0016in" svg:viewBox="0 0 3566 920" draw:points="1783,920 0,920 0,0 3566,0 3566,920"><text:p/></draw:polygon><draw:path draw:style-name="gr3" draw:text-style-name="P169" svg:width="0.1181in" svg:height="0.113in" svg:x="0.0063in" svg:y="0.136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3" draw:text-style-name="P169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3" draw:text-style-name="P169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3" draw:text-style-name="P169" svg:width="0.1362in" svg:height="0.0752in" svg:x="0.4598in" svg:y="0.063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728in" svg:height="0.0752in" svg:x="0.6055in" svg:y="0.063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9" svg:width="0.3067in" svg:height="0.0067in" svg:x="0.4551in" svg:y="0.2043in" svg:viewBox="0 0 780 18" draw:points="390,18 0,18 0,0 780,0 780,18"><text:p/></draw:polygon><draw:path draw:style-name="gr3" draw:text-style-name="P169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3" draw:text-style-name="P169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20">G</text:span>leichmäßig beschleunigt</text:h>
      <text:p text:style-name="P44"><draw:g text:anchor-type="as-char" svg:y="-0.2299in" draw:z-index="130" draw:style-name="gr1"><svg:title>TexMaths</svg:title><svg:desc>12§display§\varphi(t)=\frac12\alpha\cdot t^2=\frac br=\frac{\omega\cdot t}2§svg§600§FALSE§</svg:desc><draw:polygon draw:style-name="gr2" draw:text-style-name="P169" svg:width="1.8748in" svg:height="0.3413in" svg:x="0in" svg:y="0in" svg:viewBox="0 0 4763 868" draw:points="2381,868 0,868 0,0 4763,0 4763,868"><text:p/></draw:polygon><draw:path draw:style-name="gr3" draw:text-style-name="P169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69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9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9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9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3" draw:text-style-name="P169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3" draw:text-style-name="P169" svg:width="0.0831in" svg:height="0.0067in" svg:x="0.539in" svg:y="0.1827in" svg:viewBox="0 0 212 18" draw:points="106,18 0,18 0,0 212,0 212,18"><text:p/></draw:polygon><draw:path draw:style-name="gr3" draw:text-style-name="P169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69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3" draw:text-style-name="P169" svg:width="0.0177in" svg:height="0.0177in" svg:x="0.8in" svg:y="0.1772in" svg:viewBox="0 0 46 46" svg:d="M46 23c0-12-10-23-23-23-12 0-23 11-23 23 0 13 11 23 23 23 13 0 23-10 23-23z"><text:p/></draw:path><draw:path draw:style-name="gr3" draw:text-style-name="P169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9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3" draw:text-style-name="P169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3" draw:text-style-name="P169" svg:width="0.0795in" svg:height="0.0067in" svg:x="1.2445in" svg:y="0.1827in" svg:viewBox="0 0 203 18" draw:points="102,18 0,18 0,0 203,0 203,18"><text:p/></draw:polygon><draw:path draw:style-name="gr3" draw:text-style-name="P169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3" draw:text-style-name="P169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69" svg:width="0.0177in" svg:height="0.0177in" svg:x="1.7457in" svg:y="0.0654in" svg:viewBox="0 0 46 46" svg:d="M46 23c0-12-10-23-23-23-12 0-23 11-23 23 0 13 11 23 23 23 13 0 23-10 23-23z"><text:p/></draw:path><draw:path draw:style-name="gr3" draw:text-style-name="P169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3" draw:text-style-name="P169" svg:width="0.2894in" svg:height="0.0067in" svg:x="1.585in" svg:y="0.1827in" svg:viewBox="0 0 736 18" draw:points="368,18 0,18 0,0 736,0 736,18"><text:p/></draw:polygon><draw:path draw:style-name="gr3" draw:text-style-name="P169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29" draw:style-name="gr1"><svg:title>TexMaths</svg:title><svg:desc>12§display§\omega(t)=\frac vr=\alpha\cdot t§svg§600§FALSE§</svg:desc><draw:polygon draw:style-name="gr2" draw:text-style-name="P169" svg:width="1.1539in" svg:height="0.298in" svg:x="0in" svg:y="0.002in" svg:viewBox="0 0 2932 758" draw:points="1466,758 0,758 0,0 2932,0 2932,758"><text:p/></draw:polygon><draw:path draw:style-name="gr3" draw:text-style-name="P169" svg:width="0.0984in" svg:height="0.0752in" svg:x="0.002in" svg:y="0.113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69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" draw:text-style-name="P169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" draw:text-style-name="P169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69" svg:width="0.1106in" svg:height="0.039in" svg:x="0.3539in" svg:y="0.1256in" svg:viewBox="0 0 282 100" svg:d="M268 17c6 0 14 0 14-9 0-8-8-8-14-8h-254c-6 0-14 0-14 8 0 9 8 9 14 9zM268 100c6 0 14 0 14-9 0-8-8-8-14-8h-254c-6 0-14 0-14 8 0 9 8 9 14 9z"><text:p/></draw:path><draw:path draw:style-name="gr3" draw:text-style-name="P169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69" svg:width="0.0866in" svg:height="0.0067in" svg:x="0.5394in" svg:y="0.1409in" svg:viewBox="0 0 221 18" draw:points="110,18 0,18 0,0 221,0 221,18"><text:p/></draw:polygon><draw:path draw:style-name="gr3" draw:text-style-name="P169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1106in" svg:height="0.039in" svg:x="0.7016in" svg:y="0.1256in" svg:viewBox="0 0 282 100" svg:d="M268 17c6 0 14 0 14-9 0-8-8-8-14-8h-254c-6 0-14 0-14 8 0 9 8 9 14 9zM268 100c6 0 14 0 14-9 0-8-8-8-14-8h-254c-6 0-14 0-14 8 0 9 8 9 14 9z"><text:p/></draw:path><draw:path draw:style-name="gr3" draw:text-style-name="P169" svg:width="0.0933in" svg:height="0.0752in" svg:x="0.8744in" svg:y="0.1134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" draw:text-style-name="P169" svg:width="0.0177in" svg:height="0.0177in" svg:x="1.0256in" svg:y="0.1362in" svg:viewBox="0 0 46 46" svg:d="M46 23c0-12-10-23-23-23-12 0-23 11-23 23 0 13 11 23 23 23 13 0 23-10 23-23z"><text:p/></draw:path><draw:path draw:style-name="gr3" draw:text-style-name="P169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9"><text:tab/></text:span><text:span text:style-name="T19"><draw:g text:anchor-type="as-char" svg:y="-0.2508in" draw:z-index="166" draw:style-name="gr1"><svg:title>TexMaths</svg:title><svg:desc>12§display§{\alpha(t)} = \frac{\mathrm{d}\omega}{\mathrm{d}t} = \frac{\mathrm{d^2}\varphi}{\mathrm{d}t^2}§svg§600§FALSE§</svg:desc><draw:polygon draw:style-name="gr2" draw:text-style-name="P169" svg:width="1.2756in" svg:height="0.3618in" svg:x="0in" svg:y="0.0016in" svg:viewBox="0 0 3241 920" draw:points="1620,920 0,920 0,0 3241,0 3241,920"><text:p/></draw:polygon><draw:path draw:style-name="gr3" draw:text-style-name="P169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9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69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9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169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9" svg:width="0.0984in" svg:height="0.0752in" svg:x="0.6315in" svg:y="0.063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169" svg:width="0.202in" svg:height="0.0067in" svg:x="0.537in" svg:y="0.2043in" svg:viewBox="0 0 514 18" draw:points="257,18 0,18 0,0 514,0 514,18"><text:p/></draw:polygon><draw:path draw:style-name="gr3" draw:text-style-name="P169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9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169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9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945in" svg:height="0.1098in" svg:x="1.1748in" svg:y="0.0638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69" svg:width="0.2756in" svg:height="0.0067in" svg:x="1in" svg:y="0.2043in" svg:viewBox="0 0 701 18" draw:points="350,18 0,18 0,0 701,0 701,18"><text:p/></draw:polygon><draw:path draw:style-name="gr3" draw:text-style-name="P169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69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9"> <text:tab/></text:span><text:span text:style-name="T19"><draw:g text:anchor-type="as-char" svg:y="-0.1472in" draw:z-index="140" draw:style-name="gr1"><svg:title>TexMaths</svg:title><svg:desc>12§display§M = r \cdot F = m \cdot r^2 \cdot \alpha§svg§600§FALSE§</svg:desc><draw:polygon draw:style-name="gr2" draw:text-style-name="P169" svg:width="1.598in" svg:height="0.1433in" svg:x="0in" svg:y="0.0024in" svg:viewBox="0 0 4060 365" draw:points="2030,365 0,365 0,0 4060,0 4060,365"><text:p/></draw:polygon><draw:path draw:style-name="gr3" draw:text-style-name="P169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169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169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69" svg:width="0.0177in" svg:height="0.0177in" svg:x="0.5315in" svg:y="0.0953in" svg:viewBox="0 0 46 46" svg:d="M46 23c0-12-10-23-23-23-12 0-23 11-23 23 0 13 11 23 23 23 13 0 23-10 23-23z"><text:p/></draw:path><draw:path draw:style-name="gr3" draw:text-style-name="P169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169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169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69" svg:width="0.0177in" svg:height="0.0177in" svg:x="1.1484in" svg:y="0.0953in" svg:viewBox="0 0 46 46" svg:d="M46 23c0-12-10-23-23-23-12 0-23 11-23 23 0 13 11 23 23 23 13 0 23-10 23-23z"><text:p/></draw:path><draw:path draw:style-name="gr3" draw:text-style-name="P169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69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9" svg:width="0.0177in" svg:height="0.0177in" svg:x="1.4224in" svg:y="0.0953in" svg:viewBox="0 0 46 46" svg:d="M46 23c0-12-10-23-23-23-12 0-23 11-23 23 0 13 11 23 23 23 13 0 23-10 23-23z"><text:p/></draw:path><draw:path draw:style-name="gr3" draw:text-style-name="P169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9"> <text:tab/></text:span><text:span text:style-name="T19"><draw:g text:anchor-type="as-char" svg:y="-0.1252in" draw:z-index="128" draw:style-name="gr1"><svg:title>TexMaths</svg:title><svg:desc>12§display§\omega(t) = \omega(t_0) + \alpha \cdot (t-t_0)§svg§600§FALSE§</svg:desc><draw:polygon draw:style-name="gr2" draw:text-style-name="P169" svg:width="1.8492in" svg:height="0.1657in" svg:x="0in" svg:y="0in" svg:viewBox="0 0 4698 422" draw:points="2348,422 0,422 0,0 4698,0 4698,422"><text:p/></draw:polygon><draw:path draw:style-name="gr3" draw:text-style-name="P169" svg:width="0.0984in" svg:height="0.0752in" svg:x="0.002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39in" svg:height="0.1657in" svg:x="0.125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1776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57in" svg:x="0.2433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039in" svg:x="0.3539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984in" svg:height="0.0752in" svg:x="0.5217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39in" svg:height="0.1657in" svg:x="0.645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6972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539in" svg:height="0.0795in" svg:x="0.759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39in" svg:height="0.1657in" svg:x="0.837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1106in" svg:x="0.9386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933in" svg:height="0.0752in" svg:x="1.1028in" svg:y="0.050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9" svg:width="0.0177in" svg:height="0.0177in" svg:x="1.2539in" svg:y="0.074in" svg:viewBox="0 0 46 46" svg:d="M46 23c0-12-10-23-23-23-12 0-23 11-23 23 0 13 11 23 23 23 13 0 23-10 23-23z"><text:p/></draw:path><draw:path draw:style-name="gr3" draw:text-style-name="P169" svg:width="0.039in" svg:height="0.1657in" svg:x="1.339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1.3909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016in" svg:height="0.0067in" svg:x="1.4976in" svg:y="0.0791in" svg:viewBox="0 0 259 18" svg:d="M244 18c7 0 15 0 15-8 0-10-8-10-15-10h-230c-7 0-14 0-14 10 0 8 7 8 14 8z"><text:p/></draw:path><draw:path draw:style-name="gr3" draw:text-style-name="P169" svg:width="0.0512in" svg:height="0.1059in" svg:x="1.6535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539in" svg:height="0.0795in" svg:x="1.7157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39in" svg:height="0.1657in" svg:x="1.7937in" svg:y="0in" svg:viewBox="0 0 100 422" svg:d="M100 211c0-32-5-84-29-132-25-51-63-79-66-79-4 0-5 1-5 5 0 1 0 1 8 9 42 42 66 110 66 197 0 73-15 148-68 201-6 4-6 6-6 7 0 2 1 3 5 3 3 0 42-28 67-81 22-47 28-94 28-130z"><text:p/></draw:path></draw:g></text:span><text:span text:style-name="T19"> <text:tab/></text:span><text:span text:style-name="T19"><draw:g text:anchor-type="as-char" svg:y="-0.222in" draw:z-index="127" draw:style-name="gr1"><svg:title>TexMaths</svg:title><svg:desc>12§display§\varphi(t) = \varphi(t+0) + \omega_0 \cdot (t-t_0) + \frac{1}{2} \alpha \cdot {(t-t_0)}^2§svg§600§FALSE§</svg:desc><draw:polygon draw:style-name="gr2" draw:text-style-name="P169" svg:width="3.2752in" svg:height="0.3331in" svg:x="0in" svg:y="0.0043in" svg:viewBox="0 0 8320 847" draw:points="4160,847 0,847 0,0 8320,0 8320,847"><text:p/></draw:polygon><draw:path draw:style-name="gr3" draw:text-style-name="P169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9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9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701in" svg:height="0.1146in" svg:x="0.9618in" svg:y="0.113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9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539in" svg:height="0.0795in" svg:x="1.415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177in" svg:height="0.0177in" svg:x="1.535in" svg:y="0.1728in" svg:viewBox="0 0 46 46" svg:d="M46 23c0-12-10-23-23-23-12 0-23 11-23 23 0 13 11 23 23 23 13 0 23-10 23-23z"><text:p/></draw:path><draw:path draw:style-name="gr3" draw:text-style-name="P169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016in" svg:height="0.0067in" svg:x="1.7787in" svg:y="0.1783in" svg:viewBox="0 0 259 18" svg:d="M244 18c7 0 15 0 15-8 0-10-8-10-15-10h-230c-7 0-14 0-14 10 0 8 7 8 14 8z"><text:p/></draw:path><draw:path draw:style-name="gr3" draw:text-style-name="P169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539in" svg:height="0.0795in" svg:x="1.9969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2.3528in" svg:y="0.1783in" svg:viewBox="0 0 212 18" draw:points="106,18 0,18 0,0 212,0 212,18"><text:p/></draw:polygon><draw:path draw:style-name="gr3" draw:text-style-name="P169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9" svg:width="0.0177in" svg:height="0.0177in" svg:x="2.6138in" svg:y="0.1728in" svg:viewBox="0 0 46 46" svg:d="M46 23c0-12-10-23-23-23-12 0-23 11-23 23 0 13 11 23 23 23 13 0 23-10 23-23z"><text:p/></draw:path><draw:path draw:style-name="gr3" draw:text-style-name="P169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016in" svg:height="0.0067in" svg:x="2.8575in" svg:y="0.1783in" svg:viewBox="0 0 259 18" svg:d="M244 18c7 0 15 0 15-8 0-10-8-10-15-10h-230c-7 0-14 0-14 10 0 8 7 8 14 8z"><text:p/></draw:path><draw:path draw:style-name="gr3" draw:text-style-name="P169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539in" svg:height="0.0795in" svg:x="3.076in" svg:y="0.1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0516in" svg:height="0.0772in" svg:x="3.2161in" svg:y="0.06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106"><draw:g text:anchor-type="as-char" svg:y="-0.1465in" draw:z-index="126" draw:style-name="gr1"><svg:title>TexMaths</svg:title><svg:desc>12§display§\omega^2(t) = \omega^2(t_0) + 2 \alpha \cdot [\varphi(t) - \varphi(t_0)]§svg§600§FALSE§</svg:desc><draw:polygon draw:style-name="gr2" draw:text-style-name="P169" svg:width="2.5197in" svg:height="0.1858in" svg:x="0in" svg:y="0.0024in" svg:viewBox="0 0 6401 473" draw:points="3201,473 0,473 0,0 6401,0 6401,473"><text:p/></draw:polygon><draw:path draw:style-name="gr3" draw:text-style-name="P169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69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9" svg:width="0.039in" svg:height="0.1665in" svg:x="0.200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0.2524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39in" svg:height="0.1665in" svg:x="0.3181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9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3" draw:text-style-name="P169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69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9" svg:width="0.039in" svg:height="0.1665in" svg:x="0.794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0.8469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69" svg:width="0.039in" svg:height="0.1665in" svg:x="0.986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9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69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69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69" svg:width="0.0177in" svg:height="0.0177in" svg:x="1.4858in" svg:y="0.0957in" svg:viewBox="0 0 46 46" svg:d="M46 23c0-12-10-23-23-23-12 0-23 11-23 23 0 13 11 23 23 23 13 0 23-10 23-23z"><text:p/></draw:path><draw:polygon draw:style-name="gr3" draw:text-style-name="P169" svg:width="0.0228in" svg:height="0.1665in" svg:x="1.5744in" svg:y="0.022in" svg:viewBox="0 0 59 424" draw:points="59,424 59,407 17,407 17,17 59,17 59,0 0,0 0,424"><text:p/></draw:polygon><draw:path draw:style-name="gr3" draw:text-style-name="P169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69" svg:width="0.039in" svg:height="0.1665in" svg:x="1.72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1.777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39in" svg:height="0.1665in" svg:x="1.842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9" svg:width="0.1016in" svg:height="0.0067in" svg:x="1.9488in" svg:y="0.102in" svg:viewBox="0 0 259 18" svg:d="M244 18c7 0 15 0 15-8 0-10-8-10-15-10h-230c-7 0-14 0-14 10 0 8 7 8 14 8z"><text:p/></draw:path><draw:path draw:style-name="gr3" draw:text-style-name="P169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69" svg:width="0.039in" svg:height="0.1665in" svg:x="2.226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2.278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69" svg:width="0.039in" svg:height="0.1665in" svg:x="2.4185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69" svg:width="0.0228in" svg:height="0.1665in" svg:x="2.4772in" svg:y="0.022in" svg:viewBox="0 0 59 424" draw:points="59,0 0,0 0,17 42,17 42,407 0,407 0,424 59,424"><text:p/></draw:polygon></draw:g></text:p>
      <text:h text:style-name="P145" text:outline-level="3">Rotation</text:h>
      <text:h text:style-name="P161" text:outline-level="4">Gleichförmig</text:h>
      <text:p text:style-name="P48"><draw:g text:anchor-type="as-char" svg:y="-0.1173in" draw:z-index="165" draw:style-name="gr1"><svg:title>TexMaths</svg:title><svg:desc>12§display§\phi=\omega\cdot t+\phi_0§svg§600§FALSE§</svg:desc><draw:polygon draw:style-name="gr2" draw:text-style-name="P169" svg:width="0.9776in" svg:height="0.148in" svg:x="0in" svg:y="0in" svg:viewBox="0 0 2484 377" draw:points="1242,377 0,377 0,0 2484,0 2484,377"><text:p/></draw:polygon><draw:path draw:style-name="gr3" draw:text-style-name="P169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69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169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69" svg:width="0.0177in" svg:height="0.0177in" svg:x="0.4811in" svg:y="0.0654in" svg:viewBox="0 0 46 46" svg:d="M46 23c0-12-10-23-23-23-12 0-23 11-23 23 0 13 11 23 23 23 13 0 23-10 23-23z"><text:p/></draw:path><draw:path draw:style-name="gr3" draw:text-style-name="P169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69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169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69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63" draw:style-name="gr1"><svg:title>TexMaths</svg:title><svg:desc>12§display§\omega=\frac{\Delta\phi}{\Delta t}=\frac vr=\frac{2\pi}T=2\pi f§svg§600§FALSE§</svg:desc><draw:polygon draw:style-name="gr2" draw:text-style-name="P169" svg:width="1.9043in" svg:height="0.3421in" svg:x="0in" svg:y="0.0035in" svg:viewBox="0 0 4838 870" draw:points="2419,870 0,870 0,0 4838,0 4838,870"><text:p/></draw:polygon><draw:path draw:style-name="gr3" draw:text-style-name="P169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69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69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169" svg:width="0.2374in" svg:height="0.0067in" svg:x="0.3504in" svg:y="0.1866in" svg:viewBox="0 0 604 18" draw:points="302,18 0,18 0,0 604,0 604,18"><text:p/></draw:polygon><draw:path draw:style-name="gr3" draw:text-style-name="P169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169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9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69" svg:width="0.0866in" svg:height="0.0067in" svg:x="0.8488in" svg:y="0.1866in" svg:viewBox="0 0 221 18" draw:points="110,18 0,18 0,0 221,0 221,18"><text:p/></draw:polygon><draw:path draw:style-name="gr3" draw:text-style-name="P169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9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69" svg:width="0.1839in" svg:height="0.0067in" svg:x="1.1965in" svg:y="0.1866in" svg:viewBox="0 0 468 18" draw:points="234,18 0,18 0,0 468,0 468,18"><text:p/></draw:polygon><draw:path draw:style-name="gr3" draw:text-style-name="P169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69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9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69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62" draw:style-name="gr1"><svg:title>TexMaths</svg:title><svg:desc>12§display§\alpha=0\,§svg§600§FALSE§</svg:desc><draw:polygon draw:style-name="gr2" draw:text-style-name="P169" svg:width="0.4106in" svg:height="0.1071in" svg:x="0in" svg:y="0.0039in" svg:viewBox="0 0 1044 273" draw:points="522,273 0,273 0,0 1044,0 1044,273"><text:p/></draw:polygon><draw:path draw:style-name="gr3" draw:text-style-name="P169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169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169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63" text:outline-level="4">Gleichmäßig beschleunigt</text:h>
      <text:p text:style-name="P48"><draw:g text:anchor-type="as-char" svg:y="-0.1846in" draw:z-index="158" draw:style-name="gr1"><svg:title>TexMaths</svg:title><svg:desc>12§display§\phi=\frac\alpha2\cdot t^2+\omega_0\cdot t+\phi_0§svg§600§FALSE§</svg:desc><draw:polygon draw:style-name="gr2" draw:text-style-name="P169" svg:width="1.65in" svg:height="0.2976in" svg:x="0in" svg:y="0.002in" svg:viewBox="0 0 4192 757" draw:points="2096,757 0,757 0,0 4192,0 4192,757"><text:p/></draw:polygon><draw:path draw:style-name="gr3" draw:text-style-name="P169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69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169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169" svg:width="0.1067in" svg:height="0.0067in" svg:x="0.3402in" svg:y="0.1406in" svg:viewBox="0 0 272 18" draw:points="137,18 0,18 0,0 272,0 272,18"><text:p/></draw:polygon><draw:path draw:style-name="gr3" draw:text-style-name="P169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177in" svg:height="0.0177in" svg:x="0.5181in" svg:y="0.1354in" svg:viewBox="0 0 46 46" svg:d="M46 23c0-12-10-23-23-23-12 0-23 11-23 23 0 13 11 23 23 23 13 0 23-10 23-23z"><text:p/></draw:path><draw:path draw:style-name="gr3" draw:text-style-name="P169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177in" svg:height="0.0177in" svg:x="1.1531in" svg:y="0.1354in" svg:viewBox="0 0 46 46" svg:d="M46 23c0-12-10-23-23-23-12 0-23 11-23 23 0 13 11 23 23 23 13 0 23-10 23-23z"><text:p/></draw:path><draw:path draw:style-name="gr3" draw:text-style-name="P169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69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57" draw:style-name="gr1"><svg:title>TexMaths</svg:title><svg:desc>12§display§\omega=\alpha\cdot t+\omega_0§svg§600§FALSE§</svg:desc><draw:polygon draw:style-name="gr2" draw:text-style-name="P169" svg:width="0.9902in" svg:height="0.1276in" svg:x="0in" svg:y="0.002in" svg:viewBox="0 0 2516 325" draw:points="1258,325 0,325 0,0 2516,0 2516,325"><text:p/></draw:polygon><draw:path draw:style-name="gr3" draw:text-style-name="P169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69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169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169" svg:width="0.0177in" svg:height="0.0177in" svg:x="0.4886in" svg:y="0.0539in" svg:viewBox="0 0 46 46" svg:d="M46 23c0-12-10-23-23-23-12 0-23 11-23 23 0 13 11 23 23 23 13 0 23-10 23-23z"><text:p/></draw:path><draw:path draw:style-name="gr3" draw:text-style-name="P169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169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169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69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10"> <text:tab/></text:span><text:span text:style-name="T10"><draw:g text:anchor-type="as-char" svg:y="-0.2311in" draw:z-index="156" draw:style-name="gr1"><svg:title>TexMaths</svg:title><svg:desc>12§display§\alpha=\frac{\Delta\omega}{\Delta t}=\text{konstant}§svg§600§FALSE§</svg:desc><draw:polygon draw:style-name="gr2" draw:text-style-name="P169" svg:width="1.461in" svg:height="0.3402in" svg:x="0in" svg:y="0.0051in" svg:viewBox="0 0 3712 865" draw:points="1855,865 0,865 0,0 3712,0 3712,865"><text:p/></draw:polygon><draw:path draw:style-name="gr3" draw:text-style-name="P169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69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169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169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69" svg:width="0.2476in" svg:height="0.0067in" svg:x="0.348in" svg:y="0.1866in" svg:viewBox="0 0 630 18" draw:points="316,18 0,18 0,0 630,0 630,18"><text:p/></draw:polygon><draw:path draw:style-name="gr3" draw:text-style-name="P169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169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9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169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69" svg:width="0.0736in" svg:height="0.0764in" svg:x="0.9252in" svg:y="0.1571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69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543in" svg:height="0.0764in" svg:x="1.1008in" svg:y="0.1571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169" svg:width="0.0752in" svg:height="0.0764in" svg:x="1.2327in" svg:y="0.1571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69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10"><text:tab/><text:tab/></text:span><text:span text:style-name="T10"><draw:g text:anchor-type="as-char" svg:y="-0.1654in" draw:z-index="145" draw:style-name="gr1"><svg:title>TexMaths</svg:title><svg:desc>12§display§\vec{M} = J \cdot \vec{\alpha}§svg§600§FALSE§</svg:desc><draw:polygon draw:style-name="gr2" draw:text-style-name="P169" svg:width="0.7409in" svg:height="0.161in" svg:x="0in" svg:y="0in" svg:viewBox="0 0 1883 410" draw:points="942,410 0,410 0,0 1883,0 1883,410"><text:p/></draw:polygon><draw:path draw:style-name="gr3" draw:text-style-name="P169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9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69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169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69" svg:width="0.0177in" svg:height="0.0177in" svg:x="0.5598in" svg:y="0.1098in" svg:viewBox="0 0 46 46" svg:d="M46 23c0-12-10-23-23-23-12 0-23 11-23 23 0 13 11 23 23 23 13 0 23-10 23-23z"><text:p/></draw:path><draw:path draw:style-name="gr3" draw:text-style-name="P169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9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2"> <text:tab/></text:span><text:span text:style-name="T2"><draw:g text:anchor-type="as-char" svg:y="-0.1508in" draw:z-index="144" draw:style-name="gr1"><svg:title>TexMaths</svg:title><svg:desc>12§display§J = m \cdot r^2 \cdot \alpha§svg§600§FALSE§</svg:desc><draw:polygon draw:style-name="gr2" draw:text-style-name="P169" svg:width="0.976in" svg:height="0.1445in" svg:x="0in" svg:y="0.0016in" svg:viewBox="0 0 2480 368" draw:points="1239,368 0,368 0,0 2480,0 2480,368"><text:p/></draw:polygon><draw:path draw:style-name="gr3" draw:text-style-name="P169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169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169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177in" svg:height="0.0177in" svg:x="0.526in" svg:y="0.0953in" svg:viewBox="0 0 46 46" svg:d="M46 23c0-12-10-23-23-23-12 0-23 11-23 23 0 13 11 23 23 23 13 0 23-10 23-23z"><text:p/></draw:path><draw:path draw:style-name="gr3" draw:text-style-name="P169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169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69" svg:width="0.0177in" svg:height="0.0177in" svg:x="0.8in" svg:y="0.0953in" svg:viewBox="0 0 46 46" svg:d="M46 23c0-12-10-23-23-23-12 0-23 11-23 23 0 13 11 23 23 23 13 0 23-10 23-23z"><text:p/></draw:path><draw:path draw:style-name="gr3" draw:text-style-name="P169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2"> <text:tab/></text:span></text:p>
      <text:h text:style-name="Heading_20_4" text:outline-level="4">Satz von Steiner (bei <text:span text:style-name="T21">P</text:span>arallelverschiebung der Drehachse<text:span text:style-name="T21">)</text:span></text:h>
      <text:p text:style-name="P93"><draw:g text:anchor-type="as-char" svg:y="-0.1465in" draw:z-index="155" draw:style-name="gr1"><svg:title>TexMaths</svg:title><svg:desc>12§display§J_x = J_s + m \cdot {r_s}^2§svg§600§FALSE§</svg:desc><draw:polygon draw:style-name="gr2" draw:text-style-name="P169" svg:width="1.2402in" svg:height="0.1681in" svg:x="0in" svg:y="0.0024in" svg:viewBox="0 0 3151 428" draw:points="1576,428 0,428 0,0 3151,0 3151,428"><text:p/></draw:polygon><draw:path draw:style-name="gr3" draw:text-style-name="P169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69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69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169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69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69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169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169" svg:width="0.0177in" svg:height="0.0177in" svg:x="0.9594in" svg:y="0.0957in" svg:viewBox="0 0 46 46" svg:d="M46 23c0-12-10-23-23-23-12 0-23 11-23 23 0 13 11 23 23 23 13 0 23-10 23-23z"><text:p/></draw:path><draw:path draw:style-name="gr3" draw:text-style-name="P169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69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69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64" text:outline-level="4">Grundgleichung <text:tab/><draw:g text:anchor-type="as-char" svg:y="-0.2752in" draw:z-index="143" draw:style-name="gr1"><svg:title>TexMaths</svg:title><svg:desc>12§display§\vec{M} = \frac{d \vec{L}}{dt} = J \cdot \alpha + \omega \cdot \frac{dJ}{dt}§svg§600§FALSE§</svg:desc><draw:polygon draw:style-name="gr2" draw:text-style-name="P169" svg:width="1.8421in" svg:height="0.3874in" svg:x="0in" svg:y="0in" svg:viewBox="0 0 4680 985" draw:points="2341,985 0,985 0,0 4680,0 4680,985"><text:p/></draw:polygon><draw:path draw:style-name="gr3" draw:text-style-name="P169" svg:width="0.0736in" svg:height="0.0331in" svg:x="0.0795in" svg:y="0.112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1665in" svg:height="0.1138in" svg:x="0.0071in" svg:y="0.1598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69" svg:width="0.1106in" svg:height="0.039in" svg:x="0.2346in" svg:y="0.2122in" svg:viewBox="0 0 282 100" svg:d="M268 17c6 0 14 0 14-9 0-8-8-8-14-8h-254c-6 0-14 0-14 8 0 9 8 9 14 9zM268 100c6 0 14 0 14-9 0-8-8-8-14-8h-254c-6 0-14 0-14 8 0 9 8 9 14 9z"><text:p/></draw:path><draw:path draw:style-name="gr3" draw:text-style-name="P169" svg:width="0.0791in" svg:height="0.1173in" svg:x="0.4272in" svg:y="0.045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69" svg:width="0.0736in" svg:height="0.0331in" svg:x="0.5437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1004in" svg:height="0.1138in" svg:x="0.5134in" svg:y="0.0472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169" svg:width="0.1996in" svg:height="0.0067in" svg:x="0.4205in" svg:y="0.228in" svg:viewBox="0 0 508 18" draw:points="254,18 0,18 0,0 508,0 508,18"><text:p/></draw:polygon><draw:path draw:style-name="gr3" draw:text-style-name="P169" svg:width="0.0791in" svg:height="0.1173in" svg:x="0.4535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69" svg:width="0.0512in" svg:height="0.1059in" svg:x="0.537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69" svg:width="0.1106in" svg:height="0.039in" svg:x="0.6953in" svg:y="0.2122in" svg:viewBox="0 0 282 100" svg:d="M268 17c6 0 14 0 14-9 0-8-8-8-14-8h-254c-6 0-14 0-14 8 0 9 8 9 14 9zM268 100c6 0 14 0 14-9 0-8-8-8-14-8h-254c-6 0-14 0-14 8 0 9 8 9 14 9z"><text:p/></draw:path><draw:path draw:style-name="gr3" draw:text-style-name="P169" svg:width="0.0937in" svg:height="0.1173in" svg:x="0.8728in" svg:y="0.1598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69" svg:width="0.0177in" svg:height="0.0177in" svg:x="1.0205in" svg:y="0.222in" svg:viewBox="0 0 46 46" svg:d="M46 23c0-12-10-23-23-23-12 0-23 11-23 23 0 13 11 23 23 23 13 0 23-10 23-23z"><text:p/></draw:path><draw:path draw:style-name="gr3" draw:text-style-name="P169" svg:width="0.0933in" svg:height="0.0752in" svg:x="1.0961in" svg:y="0.1984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69" svg:width="0.1106in" svg:height="0.1106in" svg:x="1.2417in" svg:y="0.175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984in" svg:height="0.0752in" svg:x="1.4004in" svg:y="0.198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169" svg:width="0.0177in" svg:height="0.0177in" svg:x="1.5594in" svg:y="0.222in" svg:viewBox="0 0 46 46" svg:d="M46 23c0-12-10-23-23-23-12 0-23 11-23 23 0 13 11 23 23 23 13 0 23-10 23-23z"><text:p/></draw:path><draw:path draw:style-name="gr3" draw:text-style-name="P169" svg:width="0.0791in" svg:height="0.1173in" svg:x="1.6547in" svg:y="0.045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69" svg:width="0.0937in" svg:height="0.1173in" svg:x="1.7461in" svg:y="0.047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169" svg:width="0.1949in" svg:height="0.0067in" svg:x="1.648in" svg:y="0.228in" svg:viewBox="0 0 496 18" draw:points="247,18 0,18 0,0 496,0 496,18"><text:p/></draw:polygon><draw:path draw:style-name="gr3" draw:text-style-name="P169" svg:width="0.0791in" svg:height="0.1173in" svg:x="1.6787in" svg:y="0.2713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69" svg:width="0.0512in" svg:height="0.1059in" svg:x="1.7618in" svg:y="0.2831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146" text:outline-level="3">Kr<text:span text:style-name="T23">ä</text:span><text:span text:style-name="T26">fte</text:span></text:h>
      <text:p text:style-name="P93"><text:span text:style-name="T26"><text:s/></text:span><text:span text:style-name="T26"><draw:g text:anchor-type="as-char" svg:y="-0.2299in" draw:z-index="102" draw:style-name="gr1"><svg:title>TexMaths</svg:title><svg:desc>12§display§F = m \cdot a + v \cdot  \frac{dm}{dt}§svg§600§FALSE§</svg:desc><draw:polygon draw:style-name="gr2" draw:text-style-name="P169" svg:width="1.3665in" svg:height="0.3413in" svg:x="0in" svg:y="0in" svg:viewBox="0 0 3472 868" draw:points="1735,868 0,868 0,0 3472,0 3472,868"><text:p/></draw:polygon><draw:path draw:style-name="gr3" draw:text-style-name="P169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9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69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9" svg:width="0.0177in" svg:height="0.0177in" svg:x="0.548in" svg:y="0.1772in" svg:viewBox="0 0 46 46" svg:d="M46 23c0-12-10-23-23-23-12 0-23 11-23 23 0 13 11 23 23 23 13 0 23-10 23-23z"><text:p/></draw:path><draw:path draw:style-name="gr3" draw:text-style-name="P169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69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169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177in" svg:height="0.0177in" svg:x="1.0449in" svg:y="0.1772in" svg:viewBox="0 0 46 46" svg:d="M46 23c0-12-10-23-23-23-12 0-23 11-23 23 0 13 11 23 23 23 13 0 23-10 23-23z"><text:p/></draw:path><draw:path draw:style-name="gr3" draw:text-style-name="P169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69" svg:width="0.2327in" svg:height="0.0067in" svg:x="1.1339in" svg:y="0.1827in" svg:viewBox="0 0 592 18" draw:points="295,18 0,18 0,0 592,0 592,18"><text:p/></draw:polygon><draw:path draw:style-name="gr3" draw:text-style-name="P169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3"><text:tab/></text:span><text:span text:style-name="T26"><text:tab/></text:span><text:span text:style-name="T26"><draw:g text:anchor-type="as-char" svg:y="-0.1874in" draw:z-index="120" draw:style-name="gr1"><svg:title>TexMaths</svg:title><svg:desc>12§display§F_G = G \cdot \frac{m_1 \cdot m_2}{r^2}§svg§600§FALSE§</svg:desc><draw:polygon draw:style-name="gr2" draw:text-style-name="P169" svg:width="1.2709in" svg:height="0.2996in" svg:x="0in" svg:y="0in" svg:viewBox="0 0 3229 762" draw:points="1614,762 0,762 0,0 3229,0 3229,762"><text:p/></draw:polygon><draw:path draw:style-name="gr3" draw:text-style-name="P169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9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3" draw:text-style-name="P169" svg:width="0.1106in" svg:height="0.0386in" svg:x="0.274in" svg:y="0.1256in" svg:viewBox="0 0 282 99" svg:d="M268 17c6 0 14 0 14-9 0-8-8-8-14-8h-254c-6 0-14 0-14 8 0 9 8 9 14 9zM268 99c6 0 14 0 14-8s-8-8-14-8h-254c-6 0-14 0-14 8s8 8 14 8z"><text:p/></draw:path><draw:path draw:style-name="gr3" draw:text-style-name="P169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69" svg:width="0.0177in" svg:height="0.0177in" svg:x="0.6217in" svg:y="0.1354in" svg:viewBox="0 0 46 46" svg:d="M46 23c0-12-10-23-23-23-12 0-23 11-23 23 0 13 11 23 23 23 13 0 23-10 23-23z"><text:p/></draw:path><draw:path draw:style-name="gr3" draw:text-style-name="P169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3" draw:text-style-name="P169" svg:width="0.0177in" svg:height="0.0177in" svg:x="0.9815in" svg:y="0.0236in" svg:viewBox="0 0 46 46" svg:d="M46 23c0-12-10-23-23-23-12 0-23 11-23 23 0 13 11 23 23 23 13 0 23-10 23-23z"><text:p/></draw:path><draw:path draw:style-name="gr3" draw:text-style-name="P169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69" svg:width="0.5602in" svg:height="0.0067in" svg:x="0.7098in" svg:y="0.1409in" svg:viewBox="0 0 1424 18" draw:points="713,18 0,18 0,0 1424,0 1424,18"><text:p/></draw:polygon><draw:path draw:style-name="gr3" draw:text-style-name="P169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0516in" svg:height="0.0772in" svg:x="1in" svg:y="0.175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6"> <text:tab/></text:span><text:span text:style-name="T26"><draw:g text:anchor-type="as-char" svg:y="-0.2508in" draw:z-index="119" draw:style-name="gr1"><svg:title>TexMaths</svg:title><svg:desc>12§display§G \approx 6{,}6726 \cdot 10^{-11} \frac{\mathrm{N} \mathrm{m}^2}{\mathrm{kg}^2}§svg§600§FALSE§</svg:desc><draw:polygon draw:style-name="gr2" draw:text-style-name="P169" svg:width="1.7004in" svg:height="0.4106in" svg:x="0in" svg:y="0.0016in" svg:viewBox="0 0 4320 1044" draw:points="2161,1044 0,1044 0,0 4320,0 4320,1044"><text:p/></draw:polygon><draw:path draw:style-name="gr3" draw:text-style-name="P169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69" svg:width="0.1106in" svg:height="0.0709in" svg:x="0.1858in" svg:y="0.1689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3" draw:text-style-name="P169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69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3" draw:text-style-name="P169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69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69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69" svg:width="0.0177in" svg:height="0.0177in" svg:x="0.8646in" svg:y="0.1996in" svg:viewBox="0 0 46 46" svg:d="M46 23c0-12-10-23-23-23-12 0-23 11-23 23 0 13 11 23 23 23 13 0 23-10 23-23z"><text:p/></draw:path><draw:path draw:style-name="gr3" draw:text-style-name="P169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3" draw:text-style-name="P169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9" svg:width="0.0783in" svg:height="0.0059in" svg:x="1.1114in" svg:y="0.1496in" svg:viewBox="0 0 200 16" svg:d="M188 16c5 0 12 0 12-8s-6-8-12-8h-176c-5 0-12 0-12 7 0 9 7 9 12 9z"><text:p/></draw:path><draw:path draw:style-name="gr3" draw:text-style-name="P169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3" draw:text-style-name="P169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3" draw:text-style-name="P169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9" svg:width="0.1295in" svg:height="0.0732in" svg:x="1.4933in" svg:y="0.063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9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69" svg:width="0.3374in" svg:height="0.0067in" svg:x="1.3634in" svg:y="0.2043in" svg:viewBox="0 0 858 18" draw:points="430,18 0,18 0,0 858,0 858,18"><text:p/></draw:polygon><draw:path draw:style-name="gr3" draw:text-style-name="P169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9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69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6"> <text:tab/></text:span><text:span text:style-name="T26"><draw:g text:anchor-type="as-char" svg:y="-0.1146in" draw:z-index="118" draw:style-name="gr1"><svg:title>TexMaths</svg:title><svg:desc>12§display§F_{Feder}=D\cdot s§svg§600§FALSE§</svg:desc><draw:polygon draw:style-name="gr2" draw:text-style-name="P169" svg:width="1.0394in" svg:height="0.1382in" svg:x="0in" svg:y="0in" svg:viewBox="0 0 2641 352" draw:points="1321,352 0,352 0,0 2641,0 2641,352"><text:p/></draw:polygon><draw:path draw:style-name="gr3" draw:text-style-name="P169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3" draw:text-style-name="P169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3" draw:text-style-name="P169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69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3" draw:text-style-name="P169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69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3" draw:text-style-name="P169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3" draw:text-style-name="P169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3" draw:text-style-name="P169" svg:width="0.0177in" svg:height="0.0173in" svg:x="0.8925in" svg:y="0.0638in" svg:viewBox="0 0 46 45" svg:d="M46 23c0-12-10-23-23-23-12 0-23 11-23 23 0 13 11 22 23 22 13 0 23-9 23-22z"><text:p/></draw:path><draw:path draw:style-name="gr3" draw:text-style-name="P169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6"> <text:tab/></text:span><text:span text:style-name="T26"><draw:g text:anchor-type="as-char" svg:y="-0.1165in" draw:z-index="67" draw:style-name="gr1"><svg:title>TexMaths</svg:title><svg:desc>12§display§F_C = Q \cdot E§svg§600§FALSE§</svg:desc><draw:polygon draw:style-name="gr2" draw:text-style-name="P169" svg:width="0.8232in" svg:height="0.1469in" svg:x="0in" svg:y="0.0043in" svg:viewBox="0 0 2092 374" draw:points="1047,374 0,374 0,0 2092,0 2092,374"><text:p/></draw:polygon><draw:path draw:style-name="gr3" draw:text-style-name="P169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69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69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69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69" svg:width="0.0177in" svg:height="0.0177in" svg:x="0.6224in" svg:y="0.0673in" svg:viewBox="0 0 46 46" svg:d="M46 23c0-12-10-23-23-23-12 0-23 11-23 23 0 13 11 23 23 23 13 0 23-10 23-23z"><text:p/></draw:path><draw:path draw:style-name="gr3" draw:text-style-name="P169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7"><text:tab/></text:span><text:span text:style-name="T15"><draw:g text:anchor-type="as-char" svg:y="-0.222in" draw:z-index="42" draw:style-name="gr1"><svg:title>TexMaths</svg:title><svg:desc>12§display§F_\mathrm{W} = c_\mathrm{W} \, A \, \frac{1}{2}\, \rho v^2§svg§600§FALSE§</svg:desc><draw:polygon draw:style-name="gr2" draw:text-style-name="P169" svg:width="1.2571in" svg:height="0.3331in" svg:x="0in" svg:y="0.0043in" svg:viewBox="0 0 3194 847" draw:points="1596,847 0,847 0,0 3194,0 3194,847"><text:p/></draw:polygon><draw:path draw:style-name="gr3" draw:text-style-name="P169" svg:width="0.1181in" svg:height="0.113in" svg:x="0.0063in" svg:y="0.1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1272in" svg:height="0.0819in" svg:x="0.110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69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9" svg:width="0.1272in" svg:height="0.0819in" svg:x="0.547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69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9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.8878in" svg:y="0.1783in" svg:viewBox="0 0 212 18" draw:points="106,18 0,18 0,0 212,0 212,18"><text:p/></draw:polygon><draw:path draw:style-name="gr3" draw:text-style-name="P169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9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197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107"><draw:g text:anchor-type="as-char" svg:y="-0.1146in" draw:z-index="31" draw:style-name="gr1"><svg:title>TexMaths</svg:title><svg:desc>12§display§F_{Reibung} = \mu\cdot F_N§svg§600§FALSE§</svg:desc><draw:polygon draw:style-name="gr2" draw:text-style-name="P169" svg:width="1.2791in" svg:height="0.161in" svg:x="0in" svg:y="0in" svg:viewBox="0 0 3250 410" draw:points="1626,410 0,410 0,0 3250,0 3250,410"><text:p/></draw:polygon><draw:path draw:style-name="gr3" draw:text-style-name="P169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69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9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9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69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69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9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69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3" draw:text-style-name="P169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69" svg:width="0.0177in" svg:height="0.0177in" svg:x="0.9858in" svg:y="0.0638in" svg:viewBox="0 0 46 46" svg:d="M46 23c0-12-10-23-23-23-12 0-23 11-23 23 0 13 11 23 23 23 13 0 23-10 23-23z"><text:p/></draw:path><draw:path draw:style-name="gr3" draw:text-style-name="P169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68" draw:style-name="gr1"><svg:title>TexMaths</svg:title><svg:desc>12§display§\mu_{Roll} \ll \mu_{Gleit} \ll \mu_{Haft}§svg§600§FALSE§</svg:desc><draw:polygon draw:style-name="gr2" draw:text-style-name="P169" svg:width="1.7094in" svg:height="0.137in" svg:x="0in" svg:y="0.0047in" svg:viewBox="0 0 4343 349" draw:points="2172,349 0,349 0,0 4343,0 4343,349"><text:p/></draw:polygon><draw:path draw:style-name="gr3" draw:text-style-name="P169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69" svg:width="0.0902in" svg:height="0.0819in" svg:x="0.1083in" svg:y="0.0398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3" draw:text-style-name="P169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69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69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69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69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69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3" draw:text-style-name="P169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69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9" svg:width="0.0354in" svg:height="0.0783in" svg:x="0.9331in" svg:y="0.0421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3" draw:text-style-name="P169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69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69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69" svg:width="0.1035in" svg:height="0.0795in" svg:x="1.3992in" svg:y="0.0398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3" draw:text-style-name="P169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169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3" draw:text-style-name="P169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<draw:g text:anchor-type="as-char" svg:y="-0.1252in" draw:z-index="182" draw:style-name="gr1"><svg:title>TexMaths</svg:title><svg:desc>12§display§\abs{F_{Coriolis}} = 2 \cdot m \cdot v_r \cdot \omega \cdot \sin{\theta}§svg§600§FALSE§</svg:desc><draw:polygon draw:style-name="gr2" draw:text-style-name="P169" svg:width="2.213in" svg:height="0.1657in" svg:x="0in" svg:y="0in" svg:viewBox="0 0 5622 422" draw:points="2811,422 0,422 0,0 5622,0 5622,422"><text:p/></draw:polygon><draw:path draw:style-name="gr3" draw:text-style-name="P169" svg:width="0.0067in" svg:height="0.1657in" svg:x="0.0197in" svg:y="0in" svg:viewBox="0 0 18 422" svg:d="M18 16c0-9 0-16-8-16-10 0-10 7-10 16v392c0 7 0 14 10 14 8 0 8-7 8-14z"><text:p/></draw:path><draw:path draw:style-name="gr3" draw:text-style-name="P169" svg:width="0.1181in" svg:height="0.113in" svg:x="0.0524in" svg:y="0.011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3" draw:text-style-name="P169" svg:width="0.0543in" svg:height="0.0524in" svg:x="0.2638in" svg:y="0.0976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69" svg:width="0.0539in" svg:height="0.0524in" svg:x="0.3272in" svg:y="0.097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9" svg:width="0.0354in" svg:height="0.0783in" svg:x="0.3925in" svg:y="0.071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9" svg:width="0.0543in" svg:height="0.0524in" svg:x="0.4413in" svg:y="0.0976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69" svg:width="0.026in" svg:height="0.0819in" svg:x="0.5067in" svg:y="0.0689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3" draw:text-style-name="P169" svg:width="0.0354in" svg:height="0.0783in" svg:x="0.5476in" svg:y="0.071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9" svg:width="0.0465in" svg:height="0.0524in" svg:x="0.5976in" svg:y="0.097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69" svg:width="0.0067in" svg:height="0.1657in" svg:x="0.6799in" svg:y="0in" svg:viewBox="0 0 18 422" svg:d="M18 16c0-9 0-16-8-16-10 0-10 7-10 16v392c0 7 0 14 10 14 8 0 8-7 8-14z"><text:p/></draw:path><draw:path draw:style-name="gr3" draw:text-style-name="P169" svg:width="0.1106in" svg:height="0.039in" svg:x="0.7614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661in" svg:height="0.1106in" svg:x="0.9358in" svg:y="0.013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177in" svg:height="0.0177in" svg:x="1.0618in" svg:y="0.074in" svg:viewBox="0 0 46 46" svg:d="M46 23c0-12-10-23-23-23-12 0-23 11-23 23 0 13 11 23 23 23 13 0 23-10 23-23z"><text:p/></draw:path><draw:path draw:style-name="gr3" draw:text-style-name="P169" svg:width="0.1362in" svg:height="0.0752in" svg:x="1.135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177in" svg:height="0.0177in" svg:x="1.3276in" svg:y="0.074in" svg:viewBox="0 0 46 46" svg:d="M46 23c0-12-10-23-23-23-12 0-23 11-23 23 0 13 11 23 23 23 13 0 23-10 23-23z"><text:p/></draw:path><draw:path draw:style-name="gr3" draw:text-style-name="P169" svg:width="0.0728in" svg:height="0.0752in" svg:x="1.401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39in" svg:height="0.0524in" svg:x="1.4823in" svg:y="0.0976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9" svg:width="0.0177in" svg:height="0.0177in" svg:x="1.6012in" svg:y="0.074in" svg:viewBox="0 0 46 46" svg:d="M46 23c0-12-10-23-23-23-12 0-23 11-23 23 0 13 11 23 23 23 13 0 23-10 23-23z"><text:p/></draw:path><draw:path draw:style-name="gr3" draw:text-style-name="P169" svg:width="0.0984in" svg:height="0.0752in" svg:x="1.672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177in" svg:height="0.0177in" svg:x="1.8303in" svg:y="0.074in" svg:viewBox="0 0 46 46" svg:d="M46 23c0-12-10-23-23-23-12 0-23 11-23 23 0 13 11 23 23 23 13 0 23-10 23-23z"><text:p/></draw:path><draw:path draw:style-name="gr3" draw:text-style-name="P169" svg:width="0.0543in" svg:height="0.076in" svg:x="1.9047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354in" svg:height="0.111in" svg:x="1.9705in" svg:y="0.013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9" svg:width="0.0839in" svg:height="0.0732in" svg:x="2.0161in" svg:y="0.0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685in" svg:height="0.1193in" svg:x="2.1374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/draw:g> <text:tab/><draw:g text:anchor-type="as-char" svg:y="-0.1252in" draw:z-index="270" draw:style-name="gr4"><svg:title>TexMaths</svg:title><svg:desc>12§display§\mu = tan(\varphi)§svg§600§FALSE§</svg:desc><draw:polygon draw:style-name="gr5" draw:text-style-name="P169" svg:width="0.8063in" svg:height="0.1657in" svg:x="0in" svg:y="0.0004in" svg:viewBox="0 0 2049 422" draw:points="1024,422 0,422 0,0 2049,0 2049,422"><text:p/></draw:polygon><draw:path draw:style-name="gr6" draw:text-style-name="P169" svg:width="0.0898in" svg:height="0.1091in" svg:x="0.0051in" svg:y="0.0512in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1-6 5-23 7-29 3-9 6-25 6-28 0-8-6-11-12-11-2 0-13 0-16 14l-21 79c-4 22-9 40-10 44 0 2-21 40-56 40-20 0-31-14-31-37 0-12 4-24 6-36z"><text:p/></draw:path><draw:path draw:style-name="gr7" draw:text-style-name="P169" svg:width="0.1106in" svg:height="0.039in" svg:x="0.1555in" svg:y="0.0638in" svg:viewBox="0 0 282 100" svg:d="M267 17c6 0 15 0 15-9 0-8-9-8-15-8h-253c-6 0-14 0-14 8 0 9 8 9 14 9zM267 100c6 0 15 0 15-9 0-8-9-8-15-8h-253c-6 0-14 0-14 8 0 9 8 9 14 9z"><text:p/></draw:path><draw:path draw:style-name="gr8" draw:text-style-name="P169" svg:width="0.0512in" svg:height="0.1059in" svg:x="0.3248in" svg:y="0.020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9" draw:text-style-name="P169" svg:width="0.076in" svg:height="0.0752in" svg:x="0.3878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10" draw:text-style-name="P169" svg:width="0.0898in" svg:height="0.0752in" svg:x="0.4736in" svg:y="0.0512in" svg:viewBox="0 0 229 192" svg:d="M25 162c-1 7-3 17-3 19 0 7 6 11 12 11 4 0 13-4 15-12 0 0 6-20 9-31l8-39c4-8 6-18 7-27 3-7 6-21 6-22 6-13 29-51 70-51 19 0 23 15 23 30 0 25-22 80-28 98-4 10-5 14-5 19 0 21 16 35 35 35 39 0 55-61 55-65 0-5-4-5-5-5-3 0-3 2-6 9-8 29-23 51-43 51-7 0-11-3-11-13 0-11 5-21 9-30 8-23 25-69 25-93 0-29-18-46-48-46-38 0-59 28-66 37-2-24-20-37-40-37-19 0-27 17-31 24-7 14-13 40-13 41 0 5 5 5 5 5 5 0 5 0 7-10 7-30 16-50 31-50 9 0 13 4 13 19 0 8-1 13-7 36z"><text:p/></draw:path><draw:path draw:style-name="gr11" draw:text-style-name="P169" svg:width="0.039in" svg:height="0.1657in" svg:x="0.585in" svg:y="0.0004in" svg:viewBox="0 0 100 422" svg:d="M100 419c0-1 0-3-9-10-53-53-66-133-66-198 0-73 16-146 69-199 6-6 6-6 6-7 0-4-3-5-5-5-5 0-43 29-69 83-21 47-26 93-26 128 0 34 5 84 28 132 26 53 62 79 67 79 2 0 5-1 5-3z"><text:p/></draw:path><draw:path draw:style-name="gr12" draw:text-style-name="P169" svg:width="0.0945in" svg:height="0.1098in" svg:x="0.6413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3" draw:text-style-name="P169" svg:width="0.039in" svg:height="0.1657in" svg:x="0.7512in" svg:y="0.0004in" svg:viewBox="0 0 100 422" svg:d="M100 211c0-32-5-84-29-132-25-51-63-79-66-79-4 0-5 1-5 5 0 1 0 1 8 9 42 42 66 110 66 197 0 73-15 148-68 201-6 4-6 6-6 7 0 2 1 3 5 3 3 0 42-28 67-81 22-47 28-94 28-130z"><text:p/></draw:path></draw:g></text:p>
      <text:h text:style-name="P164" text:outline-level="4"><draw:frame draw:style-name="fr1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82"><draw:g text:anchor-type="as-char" svg:y="-0.1138in" draw:z-index="100" draw:style-name="gr1"><svg:title>TexMaths</svg:title><svg:desc>12§display§E§svg§600§FALSE§</svg:desc><draw:polygon draw:style-name="gr2" draw:text-style-name="P169" svg:width="0.1319in" svg:height="0.113in" svg:x="0in" svg:y="0in" svg:viewBox="0 0 336 288" draw:points="167,288 0,288 0,0 336,0 336,288"><text:p/></draw:polygon><draw:path draw:style-name="gr3" draw:text-style-name="P169" svg:width="0.1201in" svg:height="0.1126in" svg:x="0.0063in" svg:y="0.001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23">Energie</text:p></table:table-cell><table:table-cell table:style-name="Table2.C1" office:value-type="string"><text:p text:style-name="P57"><draw:g text:anchor-type="as-char" svg:y="-0.1252in" draw:z-index="99" draw:style-name="gr1"><svg:title>TexMaths</svg:title><svg:desc>12§display§\left [ E \right ] = \mathrm{J}§svg§600§FALSE§</svg:desc><draw:polygon draw:style-name="gr2" draw:text-style-name="P169" svg:width="0.5307in" svg:height="0.1657in" svg:x="0in" svg:y="0in" svg:viewBox="0 0 1349 422" draw:points="675,422 0,422 0,0 1349,0 1349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205in" svg:height="0.113in" svg:x="0.0524in" svg:y="0.011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169" svg:width="0.0228in" svg:height="0.1657in" svg:x="0.1819in" svg:y="0in" svg:viewBox="0 0 59 422" draw:points="59,0 0,0 0,17 42,17 42,406 0,406 0,422 59,422"><text:p/></draw:polygon><draw:path draw:style-name="gr3" draw:text-style-name="P169" svg:width="0.1106in" svg:height="0.039in" svg:x="0.2795in" svg:y="0.0634in" svg:viewBox="0 0 282 100" svg:d="M267 17c6 0 15 0 15-9 0-8-9-8-15-8h-253c-6 0-14 0-14 8 0 9 8 9 14 9zM267 100c6 0 15 0 15-9 0-8-9-8-15-8h-253c-6 0-14 0-14 8 0 9 8 9 14 9z"><text:p/></draw:path><draw:path draw:style-name="gr3" draw:text-style-name="P169" svg:width="0.0705in" svg:height="0.1173in" svg:x="0.4524in" svg:y="0.0102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82"><draw:g text:anchor-type="as-char" svg:y="-0.0756in" draw:z-index="98" draw:style-name="gr1"><svg:title>TexMaths</svg:title><svg:desc>12§display§s§svg§600§FALSE§</svg:desc><draw:polygon draw:style-name="gr2" draw:text-style-name="P169" svg:width="0.0783in" svg:height="0.0713in" svg:x="0in" svg:y="0.002in" svg:viewBox="0 0 200 182" draw:points="100,182 0,182 0,0 200,0 200,182"><text:p/></draw:polygon><draw:path draw:style-name="gr3" draw:text-style-name="P169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22">Auslenkung der Feder</text:p></table:table-cell><table:table-cell table:style-name="Table2.C2" office:value-type="string"><text:p text:style-name="P57"><draw:g text:anchor-type="as-char" svg:y="-0.1252in" draw:z-index="59" draw:style-name="gr1"><svg:title>TexMaths</svg:title><svg:desc>12§display§[s] = \mathrm{m}§svg§600§FALSE§</svg:desc><draw:polygon draw:style-name="gr2" draw:text-style-name="P169" svg:width="0.5295in" svg:height="0.1657in" svg:x="0in" svg:y="0in" svg:viewBox="0 0 1346 422" draw:points="673,422 0,422 0,0 1346,0 1346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61in" svg:height="0.0752in" svg:x="0.0547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3" draw:text-style-name="P169" svg:width="0.0228in" svg:height="0.1657in" svg:x="0.1276in" svg:y="0in" svg:viewBox="0 0 59 422" draw:points="59,0 0,0 0,17 42,17 42,406 0,406 0,422 59,422"><text:p/></draw:polygon><draw:path draw:style-name="gr3" draw:text-style-name="P169" svg:width="0.1106in" svg:height="0.039in" svg:x="0.2252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3969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2"><draw:g text:anchor-type="as-char" svg:y="-0.1181in" draw:z-index="95" draw:style-name="gr1"><svg:title>TexMaths</svg:title><svg:desc>12§display§W§svg§600§FALSE§</svg:desc><draw:polygon draw:style-name="gr2" draw:text-style-name="P169" svg:width="0.1803in" svg:height="0.1142in" svg:x="0in" svg:y="0in" svg:viewBox="0 0 459 291" draw:points="230,291 0,291 0,0 459,0 459,291"><text:p/></draw:polygon><draw:path draw:style-name="gr3" draw:text-style-name="P169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21">Arbeit</text:p></table:table-cell><table:table-cell table:style-name="Table2.C3" office:value-type="string"><text:p text:style-name="P93"><draw:g text:anchor-type="as-char" svg:y="-0.1252in" draw:z-index="58" draw:style-name="gr1"><svg:title>TexMaths</svg:title><svg:desc>12§display§[W] = \mathrm{J}§svg§600§FALSE§</svg:desc><draw:polygon draw:style-name="gr2" draw:text-style-name="P169" svg:width="0.5787in" svg:height="0.1657in" svg:x="0in" svg:y="0in" svg:viewBox="0 0 1471 422" draw:points="736,422 0,422 0,0 1471,0 1471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65in" svg:height="0.1173in" svg:x="0.0551in" svg:y="0.0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69" svg:width="0.0228in" svg:height="0.1657in" svg:x="0.2295in" svg:y="0in" svg:viewBox="0 0 59 422" draw:points="59,0 0,0 0,17 42,17 42,406 0,406 0,422 59,422"><text:p/></draw:polygon><draw:path draw:style-name="gr3" draw:text-style-name="P169" svg:width="0.1106in" svg:height="0.039in" svg:x="0.3276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705in" svg:height="0.1173in" svg:x="0.5004in" svg:y="0.0102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84"><draw:g text:anchor-type="as-char" svg:y="-0.1138in" draw:z-index="90" draw:style-name="gr1"><svg:title>TexMaths</svg:title><svg:desc>12§display§T§svg§600§FALSE§</svg:desc><draw:polygon draw:style-name="gr2" draw:text-style-name="P169" svg:width="0.1201in" svg:height="0.113in" svg:x="0in" svg:y="0in" svg:viewBox="0 0 306 288" draw:points="154,288 0,288 0,0 306,0 306,288"><text:p/></draw:polygon><draw:path draw:style-name="gr3" draw:text-style-name="P169" svg:width="0.113in" svg:height="0.1122in" svg:x="0.0039in" svg:y="0.0016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19">Gesamtwurfzeit</text:p></table:table-cell><table:table-cell table:style-name="Table2.C4" office:value-type="string"><text:p text:style-name="P93"><draw:g text:anchor-type="as-char" svg:y="-0.1252in" draw:z-index="57" draw:style-name="gr1"><svg:title>TexMaths</svg:title><svg:desc>12§display§[T] = \mathrm{s}§svg§600§FALSE§</svg:desc><draw:polygon draw:style-name="gr2" draw:text-style-name="P169" svg:width="0.4996in" svg:height="0.1657in" svg:x="0in" svg:y="0in" svg:viewBox="0 0 1270 422" draw:points="635,422 0,422 0,0 1270,0 127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3in" svg:height="0.1126in" svg:x="0.05in" svg:y="0.0122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69" svg:width="0.0228in" svg:height="0.1657in" svg:x="0.1701in" svg:y="0in" svg:viewBox="0 0 59 422" draw:points="59,0 0,0 0,17 42,17 42,406 0,406 0,422 59,422"><text:p/></draw:polygon><draw:path draw:style-name="gr3" draw:text-style-name="P169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0543in" svg:height="0.076in" svg:x="0.4394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2"><draw:g text:anchor-type="as-char" svg:y="-0.1173in" draw:z-index="88" draw:style-name="gr1"><svg:title>TexMaths</svg:title><svg:desc>12§display§h_0§svg§600§FALSE§</svg:desc><draw:polygon draw:style-name="gr2" draw:text-style-name="P169" svg:width="0.1622in" svg:height="0.1402in" svg:x="0in" svg:y="0in" svg:viewBox="0 0 413 357" draw:points="206,357 0,357 0,0 413,0 413,357"><text:p/></draw:polygon><draw:path draw:style-name="gr3" draw:text-style-name="P169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69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20"><text:span text:style-name="T31">Startwurfh</text:span><text:span text:style-name="T12">ö</text:span><text:span text:style-name="T13">he</text:span></text:p></table:table-cell><table:table-cell table:style-name="Table2.C5" office:value-type="string"><text:p text:style-name="P93"><draw:g text:anchor-type="as-char" svg:y="-0.1252in" draw:z-index="56" draw:style-name="gr1"><svg:title>TexMaths</svg:title><svg:desc>12§display§[h_0] = \mathrm{m}§svg§600§FALSE§</svg:desc><draw:polygon draw:style-name="gr2" draw:text-style-name="P169" svg:width="0.6228in" svg:height="0.1657in" svg:x="0in" svg:y="0in" svg:viewBox="0 0 1583 422" draw:points="791,422 0,422 0,0 1583,0 1583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819in" svg:height="0.1173in" svg:x="0.0551in" svg:y="0.0094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3" draw:text-style-name="P169" svg:width="0.0539in" svg:height="0.0795in" svg:x="0.14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9" svg:width="0.0228in" svg:height="0.1657in" svg:x="0.2205in" svg:y="0in" svg:viewBox="0 0 59 422" draw:points="59,0 0,0 0,17 42,17 42,406 0,406 0,422 59,422"><text:p/></draw:polygon><draw:path draw:style-name="gr3" draw:text-style-name="P169" svg:width="0.1106in" svg:height="0.039in" svg:x="0.3181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4894in" svg:y="0.0508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2"><draw:g text:anchor-type="as-char" svg:y="-0.1189in" draw:z-index="87" draw:style-name="gr1"><svg:title>TexMaths</svg:title><svg:desc>12§display§\theta§svg§600§FALSE§</svg:desc><draw:polygon draw:style-name="gr2" draw:text-style-name="P169" svg:width="0.0827in" svg:height="0.115in" svg:x="0in" svg:y="0.0016in" svg:viewBox="0 0 211 293" draw:points="106,293 0,293 0,0 211,0 211,293"><text:p/></draw:polygon><draw:path draw:style-name="gr3" draw:text-style-name="P169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19">Wurfwinkel</text:p></table:table-cell><table:table-cell table:style-name="Table2.C6" office:value-type="string"><text:p text:style-name="P85"><draw:g text:anchor-type="as-char" svg:y="-0.1252in" draw:z-index="55" draw:style-name="gr1"><svg:title>TexMaths</svg:title><svg:desc>12§display§[\theta] = \mathrm{rad}§svg§600§FALSE§</svg:desc><draw:polygon draw:style-name="gr2" draw:text-style-name="P169" svg:width="0.6366in" svg:height="0.1657in" svg:x="0in" svg:y="0in" svg:viewBox="0 0 1618 422" draw:points="809,422 0,422 0,0 1618,0 1618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685in" svg:height="0.1193in" svg:x="0.0528in" svg:y="0.0071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69" svg:width="0.0228in" svg:height="0.1657in" svg:x="0.1323in" svg:y="0in" svg:viewBox="0 0 59 422" draw:points="59,0 0,0 0,17 42,17 42,406 0,406 0,422 59,422"><text:p/></draw:polygon><draw:path draw:style-name="gr3" draw:text-style-name="P169" svg:width="0.1106in" svg:height="0.039in" svg:x="0.2303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9" svg:width="0.0752in" svg:height="0.076in" svg:x="0.468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9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72"><draw:g text:anchor-type="as-char" svg:y="-0.0752in" draw:z-index="85" draw:style-name="gr1"><svg:title>TexMaths</svg:title><svg:desc>12§display§x_W§svg§600§FALSE§</svg:desc><draw:polygon draw:style-name="gr2" draw:text-style-name="P169" svg:width="0.2374in" svg:height="0.0965in" svg:x="0in" svg:y="0.0012in" svg:viewBox="0 0 604 246" draw:points="302,246 0,246 0,0 604,0 604,246"><text:p/></draw:polygon><draw:path draw:style-name="gr3" draw:text-style-name="P169" svg:width="0.0827in" svg:height="0.0752in" svg:x="0.0047in" svg:y="0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3" draw:text-style-name="P169" svg:width="0.1272in" svg:height="0.0819in" svg:x="0.1039in" svg:y="0.0185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19">Reichweite</text:p></table:table-cell><table:table-cell table:style-name="Table2.C7" office:value-type="string"><text:p text:style-name="P93"><draw:g text:anchor-type="as-char" svg:y="-0.1252in" draw:z-index="54" draw:style-name="gr1"><svg:title>TexMaths</svg:title><svg:desc>12§display§[x_W] = \mathrm{m}§svg§600§FALSE§</svg:desc><draw:polygon draw:style-name="gr2" draw:text-style-name="P169" svg:width="0.698in" svg:height="0.1657in" svg:x="0in" svg:y="0in" svg:viewBox="0 0 1774 422" draw:points="887,422 0,422 0,0 1774,0 1774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827in" svg:height="0.0752in" svg:x="0.051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9" svg:width="0.1272in" svg:height="0.0819in" svg:x="0.1504in" svg:y="0.0693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69" svg:width="0.0228in" svg:height="0.1657in" svg:x="0.2957in" svg:y="0in" svg:viewBox="0 0 59 422" draw:points="59,0 0,0 0,17 42,17 42,406 0,406 0,422 59,422"><text:p/></draw:polygon><draw:path draw:style-name="gr3" draw:text-style-name="P169" svg:width="0.1106in" svg:height="0.039in" svg:x="0.3937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5654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2"><draw:g text:anchor-type="as-char" svg:y="-0.0744in" draw:z-index="84" draw:style-name="gr1"><svg:title>TexMaths</svg:title><svg:desc>12§display§g§svg§600§FALSE§</svg:desc><draw:polygon draw:style-name="gr2" draw:text-style-name="P169" svg:width="0.0854in" svg:height="0.1043in" svg:x="0in" svg:y="0.0016in" svg:viewBox="0 0 218 266" draw:points="110,266 0,266 0,0 218,0 218,266"><text:p/></draw:polygon><draw:path draw:style-name="gr3" draw:text-style-name="P169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19">Erdbeschleunigung</text:p></table:table-cell><table:table-cell table:style-name="Table2.C2" office:value-type="string"><text:p text:style-name="P93"><draw:g text:anchor-type="as-char" svg:y="-0.1866in" draw:z-index="83" draw:style-name="gr1"><svg:title>TexMaths</svg:title><svg:desc>12§display§9,81 \frac{\mathrm{m}}{\mathrm{s}^2}§svg§600§FALSE§</svg:desc><draw:polygon draw:style-name="gr2" draw:text-style-name="P169" svg:width="0.4831in" svg:height="0.298in" svg:x="0in" svg:y="0.002in" svg:viewBox="0 0 1228 758" draw:points="613,758 0,758 0,0 1228,0 1228,758"><text:p/></draw:polygon><draw:path draw:style-name="gr3" draw:text-style-name="P169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169" svg:width="0.0193in" svg:height="0.0496in" svg:x="0.0972in" svg:y="0.1689in" svg:viewBox="0 0 50 127" svg:d="M50 44c0-27-10-44-27-44-15 0-23 11-23 23 0 11 8 23 23 23 5 0 11-3 15-6 2-2 2-2 2-2 1 0 1 0 1 6 0 33-15 58-29 73-5 3-5 4-5 6 0 3 3 4 4 4 5 0 39-32 39-83z"><text:p/></draw:path><draw:path draw:style-name="gr3" draw:text-style-name="P169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3" draw:text-style-name="P169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3" draw:text-style-name="P169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69" svg:width="0.1398in" svg:height="0.0067in" svg:x="0.3429in" svg:y="0.1409in" svg:viewBox="0 0 356 18" draw:points="179,18 0,18 0,0 356,0 356,18"><text:p/></draw:polygon><draw:path draw:style-name="gr3" draw:text-style-name="P169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516in" svg:height="0.0772in" svg:x="0.4157in" svg:y="0.1752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72"><draw:g text:anchor-type="as-char" svg:y="-0.0756in" draw:z-index="70" draw:style-name="gr1"><svg:title>TexMaths</svg:title><svg:desc>12§display§u§svg§600§FALSE§</svg:desc><draw:polygon draw:style-name="gr2" draw:text-style-name="P169" svg:width="0.0949in" svg:height="0.0713in" svg:x="0in" svg:y="0.002in" svg:viewBox="0 0 242 182" draw:points="121,182 0,182 0,0 242,0 242,182"><text:p/></draw:polygon><draw:path draw:style-name="gr3" draw:text-style-name="P169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24">Geschwindigkeit nachher</text:p></table:table-cell><table:table-cell table:style-name="Table2.C2" office:value-type="string"><text:p text:style-name="P93"><draw:g text:anchor-type="as-char" svg:y="-0.1866in" draw:z-index="53" draw:style-name="gr1"><svg:title>TexMaths</svg:title><svg:desc>12§display§[u] = \mathrm{\frac{m}{s}}§svg§600§FALSE§</svg:desc><draw:polygon draw:style-name="gr2" draw:text-style-name="P169" svg:width="0.5669in" svg:height="0.298in" svg:x="0in" svg:y="0.002in" svg:viewBox="0 0 1441 758" draw:points="721,758 0,758 0,0 1441,0 1441,758"><text:p/></draw:polygon><draw:polygon draw:style-name="gr3" draw:text-style-name="P169" svg:width="0.0228in" svg:height="0.1661in" svg:x="0.0193in" svg:y="0.061in" svg:viewBox="0 0 59 423" draw:points="59,423 59,406 17,406 17,17 59,17 59,0 0,0 0,423"><text:p/></draw:polygon><draw:path draw:style-name="gr3" draw:text-style-name="P169" svg:width="0.0854in" svg:height="0.0752in" svg:x="0.0512in" svg:y="0.1134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3" draw:text-style-name="P169" svg:width="0.0228in" svg:height="0.1661in" svg:x="0.1449in" svg:y="0.061in" svg:viewBox="0 0 59 423" draw:points="59,0 0,0 0,17 42,17 42,406 0,406 0,423 59,423"><text:p/></draw:polygon><draw:path draw:style-name="gr3" draw:text-style-name="P169" svg:width="0.1106in" svg:height="0.039in" svg:x="0.2429in" svg:y="0.1256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69" svg:width="0.1386in" svg:height="0.0067in" svg:x="0.4283in" svg:y="0.1409in" svg:viewBox="0 0 353 18" draw:points="176,18 0,18 0,0 353,0 353,18"><text:p/></draw:polygon><draw:path draw:style-name="gr3" draw:text-style-name="P169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2"><draw:g text:anchor-type="as-char" svg:y="-0.1138in" draw:z-index="49" draw:style-name="gr1"><svg:title>TexMaths</svg:title><svg:desc>12§display§P§svg§600§FALSE§</svg:desc><draw:polygon draw:style-name="gr2" draw:text-style-name="P169" svg:width="0.1295in" svg:height="0.113in" svg:x="0in" svg:y="0in" svg:viewBox="0 0 330 288" draw:points="165,288 0,288 0,0 330,0 330,288"><text:p/></draw:polygon><draw:path draw:style-name="gr3" draw:text-style-name="P169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25">Leistung</text:p></table:table-cell><table:table-cell table:style-name="Table2.C2" office:value-type="string"><text:p text:style-name="P93"><draw:g text:anchor-type="as-char" svg:y="-0.1252in" draw:z-index="48" draw:style-name="gr1"><svg:title>TexMaths</svg:title><svg:desc>12§display§[P] = \mathrm{W}§svg§600§FALSE§</svg:desc><draw:polygon draw:style-name="gr2" draw:text-style-name="P169" svg:width="0.6161in" svg:height="0.1657in" svg:x="0in" svg:y="0in" svg:viewBox="0 0 1566 422" draw:points="784,422 0,422 0,0 1566,0 1566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85in" svg:height="0.1134in" svg:x="0.0528in" svg:y="0.0102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69" svg:width="0.0228in" svg:height="0.1657in" svg:x="0.1795in" svg:y="0in" svg:viewBox="0 0 59 422" draw:points="59,0 0,0 0,17 42,17 42,406 0,406 0,422 59,422"><text:p/></draw:polygon><draw:path draw:style-name="gr3" draw:text-style-name="P169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646in" svg:height="0.1173in" svg:x="0.4465in" svg:y="0.0102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17" draw:style-name="gr1"><svg:title>TexMaths</svg:title><svg:desc>12§display§\frac{\mathrm d \vec p}{\mathrm dt}=\vec F§svg§600§FALSE§</svg:desc><draw:polygon draw:style-name="gr2" draw:text-style-name="P169" svg:width="0.55in" svg:height="0.3453in" svg:x="0in" svg:y="0in" svg:viewBox="0 0 1398 878" draw:points="700,878 0,878 0,0 1398,0 1398,878"><text:p/></draw:polygon><draw:path draw:style-name="gr3" draw:text-style-name="P169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69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69" svg:width="0.176in" svg:height="0.0067in" svg:x="0in" svg:y="0.1862in" svg:viewBox="0 0 448 18" draw:points="224,18 0,18 0,0 448,0 448,18"><text:p/></draw:polygon><draw:path draw:style-name="gr3" draw:text-style-name="P169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69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9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3" draw:text-style-name="P169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16" draw:style-name="gr1"><svg:title>TexMaths</svg:title><svg:desc>12§display§\vec{p} = m \cdot \vec{v}§svg§600§FALSE§</svg:desc><draw:polygon draw:style-name="gr2" draw:text-style-name="P169" svg:width="0.6728in" svg:height="0.1504in" svg:x="0.0051in" svg:y="0in" svg:viewBox="0 0 1710 383" draw:points="855,383 0,383 0,0 1710,0 1710,383"><text:p/></draw:polygon><draw:path draw:style-name="gr3" draw:text-style-name="P169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9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9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3" draw:text-style-name="P169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69" svg:width="0.0177in" svg:height="0.0177in" svg:x="0.5071in" svg:y="0.0689in" svg:viewBox="0 0 46 46" svg:d="M46 23c0-12-10-23-23-23-12 0-23 11-23 23 0 13 11 23 23 23 13 0 23-10 23-23z"><text:p/></draw:path><draw:path draw:style-name="gr3" draw:text-style-name="P169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9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15" draw:style-name="gr1"><svg:title>TexMaths</svg:title><svg:desc>12§display§\Delta\vec p=m\cdot\Delta\vec v=\int_{t_1}^{t_2}\vec F(t)\mathrm dt§svg§600§FALSE§</svg:desc><draw:polygon draw:style-name="gr2" draw:text-style-name="P169" svg:width="1.9429in" svg:height="0.424in" svg:x="0in" svg:y="0.0012in" svg:viewBox="0 0 4936 1078" draw:points="2468,1078 0,1078 0,0 4936,0 4936,1078"><text:p/></draw:polygon><draw:path draw:style-name="gr3" draw:text-style-name="P169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3" draw:text-style-name="P169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1106in" svg:height="0.039in" svg:x="0.2772in" svg:y="0.1957in" svg:viewBox="0 0 282 100" svg:d="M268 17c6 0 14 0 14-9 0-8-8-8-14-8h-254c-6 0-14 0-14 8 0 9 8 9 14 9zM268 100c6 0 14 0 14-9 0-8-8-8-14-8h-254c-6 0-14 0-14 8 0 9 8 9 14 9z"><text:p/></draw:path><draw:path draw:style-name="gr3" draw:text-style-name="P169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177in" svg:height="0.0177in" svg:x="0.6402in" svg:y="0.2071in" svg:viewBox="0 0 46 46" svg:d="M46 23c0-12-10-23-23-23-12 0-23 11-23 23 0 13 11 23 23 23 13 0 23-10 23-23z"><text:p/></draw:path><draw:path draw:style-name="gr3" draw:text-style-name="P169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3" draw:text-style-name="P169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1106in" svg:height="0.039in" svg:x="0.989in" svg:y="0.1957in" svg:viewBox="0 0 282 100" svg:d="M268 17c6 0 14 0 14-9 0-8-8-8-14-8h-254c-6 0-14 0-14 8 0 9 8 9 14 9zM268 100c6 0 14 0 14-9 0-8-8-8-14-8h-254c-6 0-14 0-14 8 0 9 8 9 14 9z"><text:p/></draw:path><draw:path draw:style-name="gr3" draw:text-style-name="P169" svg:width="0.1476in" svg:height="0.3689in" svg:x="1.1646in" svg:y="0.0307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69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69" svg:width="0.0417in" svg:height="0.0555in" svg:x="1.3787in" svg:y="0.0335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69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69" svg:width="0.0343in" svg:height="0.0555in" svg:x="1.3094in" svg:y="0.3693in" svg:viewBox="0 0 88 142" svg:d="M54 6c0-6 0-6-7-6-16 13-39 13-43 13h-4v10h4c4 0 19 0 31-6v107c0 6 0 8-23 8h-11v10c12-2 31-2 43-2 14 0 32 0 44 2v-10h-11c-23 0-23-2-23-8z"><text:p/></draw:path><draw:path draw:style-name="gr3" draw:text-style-name="P169" svg:width="0.0736in" svg:height="0.0331in" svg:x="1.5268in" svg:y="0.0961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3" draw:text-style-name="P169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69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114" draw:style-name="gr1"><svg:title>TexMaths</svg:title><svg:desc>12§display§\vec{L} = \vec{r} \times \vec{p}§svg§600§FALSE§</svg:desc><draw:polygon draw:style-name="gr2" draw:text-style-name="P169" svg:width="0.7272in" svg:height="0.1925in" svg:x="0in" svg:y="0in" svg:viewBox="0 0 1848 490" draw:points="924,490 0,490 0,0 1848,0 1848,490"><text:p/></draw:polygon><draw:path draw:style-name="gr3" draw:text-style-name="P169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9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169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169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9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3" draw:text-style-name="P169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169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69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2"><draw:g text:anchor-type="as-char" svg:y="-0.1654in" draw:z-index="113" draw:style-name="gr1"><svg:title>TexMaths</svg:title><svg:desc>12§display§\vec{L} = J \cdot \vec{\omega}§svg§600§FALSE§</svg:desc><draw:polygon draw:style-name="gr2" draw:text-style-name="P169" svg:width="0.6717in" svg:height="0.161in" svg:x="0in" svg:y="0in" svg:viewBox="0 0 1707 410" draw:points="853,410 0,410 0,0 1707,0 1707,410"><text:p/></draw:polygon><draw:path draw:style-name="gr3" draw:text-style-name="P169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9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169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169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69" svg:width="0.0177in" svg:height="0.0177in" svg:x="0.4933in" svg:y="0.1098in" svg:viewBox="0 0 46 46" svg:d="M46 23c0-12-10-23-23-23-12 0-23 11-23 23 0 13 11 23 23 23 13 0 23-10 23-23z"><text:p/></draw:path><draw:path draw:style-name="gr3" draw:text-style-name="P169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9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159" text:outline-level="3">Energie <text:tab/></text:h>
      <text:h text:style-name="P160" text:outline-level="3"><draw:g text:anchor-type="as-char" svg:y="-0.1189in" draw:z-index="104" draw:style-name="gr1"><svg:title>TexMaths</svg:title><svg:desc>12§display§E_{pot} = m \cdot g \cdot \Delta h§svg§600§FALSE§</svg:desc><draw:polygon draw:style-name="gr2" draw:text-style-name="P169" svg:width="1.2413in" svg:height="0.1638in" svg:x="0in" svg:y="0.0039in" svg:viewBox="0 0 3154 417" draw:points="1577,417 0,417 0,0 3154,0 3154,417"><text:p/></draw:polygon><draw:path draw:style-name="gr3" draw:text-style-name="P169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69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3" draw:text-style-name="P169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3" draw:text-style-name="P169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3" draw:text-style-name="P169" svg:width="0.1106in" svg:height="0.039in" svg:x="0.3705in" svg:y="0.0575in" svg:viewBox="0 0 282 100" svg:d="M268 17c6 0 14 0 14-9 0-8-8-8-14-8h-254c-6 0-14 0-14 8 0 9 8 9 14 9zM268 100c6 0 14 0 14-8 0-9-8-9-14-9h-254c-6 0-14 0-14 9 0 8 8 8 14 8z"><text:p/></draw:path><draw:path draw:style-name="gr3" draw:text-style-name="P169" svg:width="0.1362in" svg:height="0.0756in" svg:x="0.5413in" svg:y="0.0453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177in" svg:height="0.0177in" svg:x="0.7331in" svg:y="0.0689in" svg:viewBox="0 0 46 46" svg:d="M46 23c0-12-10-23-23-23-12 0-23 11-23 23 0 13 11 23 23 23 13 0 23-10 23-23z"><text:p/></draw:path><draw:path draw:style-name="gr3" draw:text-style-name="P169" svg:width="0.076in" svg:height="0.1079in" svg:x="0.8047in" svg:y="0.0453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3" draw:text-style-name="P169" svg:width="0.0177in" svg:height="0.0177in" svg:x="0.9382in" svg:y="0.0689in" svg:viewBox="0 0 46 46" svg:d="M46 23c0-12-10-23-23-23-12 0-23 11-23 23 0 13 11 23 23 23 13 0 23-10 23-23z"><text:p/></draw:path><draw:path draw:style-name="gr3" draw:text-style-name="P169" svg:width="0.1224in" svg:height="0.1197in" svg:x="1.015in" svg:y="0in" svg:viewBox="0 0 312 305" svg:d="M167 7c-3-5-4-7-11-7s-8 2-11 7l-143 289c-2 4-2 4-2 5 0 4 2 4 10 4h294c6 0 8 0 8-4 0-1 0-1-1-5zM143 42l114 230h-228z"><text:p/></draw:path><draw:path draw:style-name="gr3" draw:text-style-name="P169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103" draw:style-name="gr1"><svg:title>TexMaths</svg:title><svg:desc>12§display§E_{kin} = \frac{1}{2} \cdot m \cdot v^2§svg§600§FALSE§</svg:desc><draw:polygon draw:style-name="gr2" draw:text-style-name="P169" svg:width="1.2161in" svg:height="0.3331in" svg:x="0in" svg:y="0.0043in" svg:viewBox="0 0 3090 847" draw:points="1544,847 0,847 0,0 3090,0 3090,847"><text:p/></draw:polygon><draw:path draw:style-name="gr3" draw:text-style-name="P169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69" svg:width="0.0354in" svg:height="0.0783in" svg:x="0.2012in" svg:y="0.1717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9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9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.5744in" svg:y="0.1783in" svg:viewBox="0 0 212 18" draw:points="106,18 0,18 0,0 212,0 212,18"><text:p/></draw:polygon><draw:path draw:style-name="gr3" draw:text-style-name="P169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177in" svg:height="0.0177in" svg:x="0.7291in" svg:y="0.1728in" svg:viewBox="0 0 46 46" svg:d="M46 23c0-12-10-23-23-23-12 0-23 11-23 23 0 13 11 23 23 23 13 0 23-10 23-23z"><text:p/></draw:path><draw:path draw:style-name="gr3" draw:text-style-name="P169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177in" svg:height="0.0177in" svg:x="0.9945in" svg:y="0.1728in" svg:viewBox="0 0 46 46" svg:d="M46 23c0-12-10-23-23-23-12 0-23 11-23 23 0 13 11 23 23 23 13 0 23-10 23-23z"><text:p/></draw:path><draw:path draw:style-name="gr3" draw:text-style-name="P169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1571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21" draw:style-name="gr1"><svg:title>TexMaths</svg:title><svg:desc>12§display§E^{kin}_{rot} = \frac{1}{2} J \cdot \omega^2§svg§600§FALSE§</svg:desc><draw:polygon draw:style-name="gr2" draw:text-style-name="P169" svg:width="1.0906in" svg:height="0.3331in" svg:x="0in" svg:y="0.0043in" svg:viewBox="0 0 2771 847" draw:points="1386,847 0,847 0,0 2771,0 2771,847"><text:p/></draw:polygon><draw:path draw:style-name="gr3" draw:text-style-name="P169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69" svg:width="0.0354in" svg:height="0.0783in" svg:x="0.211in" svg:y="0.078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9" svg:width="0.0709in" svg:height="0.0524in" svg:x="0.2579in" svg:y="0.1039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9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9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69" svg:width="0.0394in" svg:height="0.0736in" svg:x="0.2583in" svg:y="0.1921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69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.5846in" svg:y="0.1783in" svg:viewBox="0 0 212 18" draw:points="106,18 0,18 0,0 212,0 212,18"><text:p/></draw:polygon><draw:path draw:style-name="gr3" draw:text-style-name="P169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69" svg:width="0.0177in" svg:height="0.0177in" svg:x="0.8461in" svg:y="0.1728in" svg:viewBox="0 0 46 46" svg:d="M46 23c0-12-10-23-23-23-12 0-23 11-23 23 0 13 11 23 23 23 13 0 23-10 23-23z"><text:p/></draw:path><draw:path draw:style-name="gr3" draw:text-style-name="P169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516in" svg:height="0.0772in" svg:x="1.0319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47" draw:style-name="gr1"><svg:title>TexMaths</svg:title><svg:desc>12§display§E_\mathrm{spann} = \frac12\cdot D \cdot \Delta s^2§svg§600§FALSE§</svg:desc><draw:polygon draw:style-name="gr2" draw:text-style-name="P169" svg:width="1.4783in" svg:height="0.3331in" svg:x="0in" svg:y="0.0043in" svg:viewBox="0 0 3756 847" draw:points="1878,847 0,847 0,0 3756,0 3756,847"><text:p/></draw:polygon><draw:path draw:style-name="gr3" draw:text-style-name="P169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69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69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9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69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69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.711in" svg:y="0.1783in" svg:viewBox="0 0 212 18" draw:points="106,18 0,18 0,0 212,0 212,18"><text:p/></draw:polygon><draw:path draw:style-name="gr3" draw:text-style-name="P169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177in" svg:height="0.0177in" svg:x="0.865in" svg:y="0.1728in" svg:viewBox="0 0 46 46" svg:d="M46 23c0-12-10-23-23-23-12 0-23 11-23 23 0 13 11 23 23 23 13 0 23-10 23-23z"><text:p/></draw:path><draw:path draw:style-name="gr3" draw:text-style-name="P169" svg:width="0.1272in" svg:height="0.1134in" svg:x="0.940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69" svg:width="0.0177in" svg:height="0.0177in" svg:x="1.1272in" svg:y="0.1728in" svg:viewBox="0 0 46 46" svg:d="M46 23c0-12-10-23-23-23-12 0-23 11-23 23 0 13 11 23 23 23 13 0 23-10 23-23z"><text:p/></draw:path><draw:path draw:style-name="gr3" draw:text-style-name="P169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3" draw:text-style-name="P169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9" svg:width="0.0516in" svg:height="0.0772in" svg:x="1.4193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101" draw:style-name="gr1"><svg:title>TexMaths</svg:title><svg:desc>12§display§E_{mech}=E_{pot}+E_{kin}=\text{konstant}\§svg§600§FALSE§</svg:desc><draw:polygon draw:style-name="gr2" draw:text-style-name="P169" svg:width="2.3665in" svg:height="0.163in" svg:x="0in" svg:y="0in" svg:viewBox="0 0 6012 415" draw:points="3006,415 0,415 0,0 6012,0 6012,415"><text:p/></draw:polygon><draw:path draw:style-name="gr3" draw:text-style-name="P169" svg:width="0.1205in" svg:height="0.113in" svg:x="0.0063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69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9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69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" draw:text-style-name="P169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3" draw:text-style-name="P169" svg:width="0.1205in" svg:height="0.113in" svg:x="0.6764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169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69" svg:width="0.0394in" svg:height="0.0736in" svg:x="0.9315in" svg:y="0.0669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69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3" draw:text-style-name="P169" svg:width="0.1205in" svg:height="0.113in" svg:x="1.1945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" draw:text-style-name="P169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169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9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3" draw:text-style-name="P169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" draw:text-style-name="P169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" draw:text-style-name="P169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3" draw:text-style-name="P169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69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45" draw:style-name="gr1"><svg:title>TexMaths</svg:title><svg:desc>12§display§E_{vorher} = E_{nachher} + W_{Reibung}§svg§600§FALSE§</svg:desc><draw:polygon draw:style-name="gr2" draw:text-style-name="P169" svg:width="2.2461in" svg:height="0.161in" svg:x="0in" svg:y="0in" svg:viewBox="0 0 5706 410" draw:points="2852,410 0,410 0,0 5706,0 5706,410"><text:p/></draw:polygon><draw:path draw:style-name="gr3" draw:text-style-name="P169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169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69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9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69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9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9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3" draw:text-style-name="P169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9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69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69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69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69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9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69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69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69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9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9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69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69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69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93"><text:span text:style-name="T3"><draw:g text:anchor-type="as-char" svg:y="-0.1654in" draw:z-index="96" draw:style-name="gr1"><svg:title>TexMaths</svg:title><svg:desc>12§display§W = \vec F \cdot \vec s \cdot \cos{\alpha}§svg§600§FALSE§</svg:desc><draw:polygon draw:style-name="gr2" draw:text-style-name="P169" svg:width="1.2055in" svg:height="0.161in" svg:x="0in" svg:y="0in" svg:viewBox="0 0 3063 410" draw:points="1531,410 0,410 0,0 3063,0 3063,410"><text:p/></draw:polygon><draw:path draw:style-name="gr3" draw:text-style-name="P169" svg:width="0.165in" svg:height="0.1173in" svg:x="0.0091in" svg:y="0.047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3" draw:text-style-name="P169" svg:width="0.1106in" svg:height="0.039in" svg:x="0.235in" svg:y="0.1in" svg:viewBox="0 0 282 100" svg:d="M268 17c6 0 14 0 14-9 0-8-8-8-14-8h-254c-6 0-14 0-14 8 0 9 8 9 14 9zM268 100c6 0 14 0 14-9 0-8-8-8-14-8h-254c-6 0-14 0-14 8 0 9 8 9 14 9z"><text:p/></draw:path><draw:path draw:style-name="gr3" draw:text-style-name="P169" svg:width="0.0736in" svg:height="0.0331in" svg:x="0.4559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9" svg:width="0.1181in" svg:height="0.113in" svg:x="0.4075in" svg:y="0.048in" svg:viewBox="0 0 301 288" svg:d="M113 150h41c31 0 34 7 34 19 0 4 0 9-2 21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69" svg:width="0.0177in" svg:height="0.0177in" svg:x="0.5823in" svg:y="0.1098in" svg:viewBox="0 0 46 46" svg:d="M46 23c0-12-10-23-23-23-12 0-23 11-23 23 0 13 11 23 23 23 13 0 23-10 23-23z"><text:p/></draw:path><draw:path draw:style-name="gr3" draw:text-style-name="P169" svg:width="0.0736in" svg:height="0.0331in" svg:x="0.6748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69" svg:width="0.061in" svg:height="0.0752in" svg:x="0.6594in" svg:y="0.0878in" svg:viewBox="0 0 156 192" svg:d="M144 29c-12 0-20 9-20 19 0 6 3 12 13 12 9 0 19-7 19-24 0-18-18-36-50-36-57 0-72 43-72 63 0 32 32 39 44 42 22 3 44 8 44 32 0 11-9 46-61 46-6 0-38 0-48-22 16 1 27-11 27-23 0-9-8-14-16-14-11 0-24 8-24 27 0 24 24 41 61 41 69 0 85-51 85-69 0-16-8-27-13-32-12-12-24-14-43-18-14-3-31-6-31-25 0-13 9-38 47-38 10 0 32 2 38 19z"><text:p/></draw:path><draw:path draw:style-name="gr3" draw:text-style-name="P169" svg:width="0.0177in" svg:height="0.0177in" svg:x="0.7799in" svg:y="0.1098in" svg:viewBox="0 0 46 46" svg:d="M46 23c0-12-10-23-23-23-12 0-23 11-23 23 0 13 11 23 23 23 13 0 23-10 23-23z"><text:p/></draw:path><draw:path draw:style-name="gr3" draw:text-style-name="P169" svg:width="0.0634in" svg:height="0.0764in" svg:x="0.8543in" svg:y="0.0862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69" svg:width="0.0736in" svg:height="0.0764in" svg:x="0.9272in" svg:y="0.0862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69" svg:width="0.0543in" svg:height="0.0764in" svg:x="1.0106in" svg:y="0.0862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933in" svg:height="0.0752in" svg:x="1.1051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3"> <text:s/><text:tab/></text:span><text:span text:style-name="T3"><draw:g text:anchor-type="as-char" svg:y="-0.2362in" draw:z-index="97" draw:style-name="gr1"><svg:title>TexMaths</svg:title><svg:desc>12§display§W=\int_{s_1}^{s_2}\vec F(s)\mathrm d\vec s = \Delta E§svg§600§FALSE§</svg:desc><draw:polygon draw:style-name="gr2" draw:text-style-name="P169" svg:width="1.7295in" svg:height="0.4028in" svg:x="0in" svg:y="0.0016in" svg:viewBox="0 0 4394 1024" draw:points="2197,1024 0,1024 0,0 4394,0 4394,1024"><text:p/></draw:polygon><draw:path draw:style-name="gr3" draw:text-style-name="P169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69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" draw:text-style-name="P169" svg:width="0.1476in" svg:height="0.3689in" svg:x="0.4106in" svg:y="0.0098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69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69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69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69" svg:width="0.0343in" svg:height="0.0555in" svg:x="0.5677in" svg:y="0.3484in" svg:viewBox="0 0 88 142" svg:d="M54 6c0-6 0-6-7-6-16 13-39 13-43 13h-4v10h4c4 0 19 0 31-6v107c0 6 0 8-23 8h-11v10c12-2 31-2 43-2 14 0 32 0 44 2v-10h-11c-23 0-23-2-23-8z"><text:p/></draw:path><draw:path draw:style-name="gr3" draw:text-style-name="P169" svg:width="0.0736in" svg:height="0.0331in" svg:x="0.7854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9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9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69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69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9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" draw:text-style-name="P169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" draw:text-style-name="P169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3"> <text:tab/></text:span><text:span text:style-name="T3"><draw:g text:anchor-type="as-char" svg:y="-0.1146in" draw:z-index="93" draw:style-name="gr1"><svg:title>TexMaths</svg:title><svg:desc>12§display§W_{Beschl.}=m \cdot a \cdot s§svg§600§FALSE§</svg:desc><draw:polygon draw:style-name="gr2" draw:text-style-name="P169" svg:width="1.3882in" svg:height="0.1382in" svg:x="0in" svg:y="0in" svg:viewBox="0 0 3527 352" draw:points="1764,352 0,352 0,0 3527,0 3527,352"><text:p/></draw:polygon><draw:path draw:style-name="gr3" draw:text-style-name="P169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" draw:text-style-name="P169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" draw:text-style-name="P169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" draw:text-style-name="P169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" draw:text-style-name="P169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" draw:text-style-name="P169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3" draw:text-style-name="P169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" draw:text-style-name="P169" svg:width="0.0134in" svg:height="0.0134in" svg:x="0.5811in" svg:y="0.1256in" svg:viewBox="0 0 35 35" svg:d="M35 18c0-11-9-18-17-18-11 0-18 8-18 18 0 11 10 17 18 17 10 0 17-9 17-17z"><text:p/></draw:path><draw:path draw:style-name="gr3" draw:text-style-name="P169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" draw:text-style-name="P169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" draw:text-style-name="P169" svg:width="0.0177in" svg:height="0.0173in" svg:x="1.0339in" svg:y="0.0638in" svg:viewBox="0 0 46 45" svg:d="M46 23c0-12-10-23-23-23-12 0-23 11-23 23 0 13 11 22 23 22 13 0 23-9 23-22z"><text:p/></draw:path><draw:path draw:style-name="gr3" draw:text-style-name="P169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169" svg:width="0.0177in" svg:height="0.0173in" svg:x="1.2417in" svg:y="0.0638in" svg:viewBox="0 0 46 45" svg:d="M46 23c0-12-10-23-23-23-12 0-23 11-23 23 0 13 11 22 23 22 13 0 23-9 23-22z"><text:p/></draw:path><draw:path draw:style-name="gr3" draw:text-style-name="P169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3"> <text:s/><text:tab/></text:span><text:span text:style-name="T3"><draw:g text:anchor-type="as-char" svg:y="-0.1165in" draw:z-index="94" draw:style-name="gr1"><svg:title>TexMaths</svg:title><svg:desc>12§display§W_{Reib}=\mu\cdot m\cdot g\cdot s\cdot \cos\alpha§svg§600§FALSE§</svg:desc><draw:polygon draw:style-name="gr2" draw:text-style-name="P169" svg:width="1.9004in" svg:height="0.1469in" svg:x="0in" svg:y="0in" svg:viewBox="0 0 4828 374" draw:points="2414,374 0,374 0,0 4828,0 4828,374"><text:p/></draw:polygon><draw:path draw:style-name="gr3" draw:text-style-name="P169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" draw:text-style-name="P169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3" draw:text-style-name="P169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" draw:text-style-name="P169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" draw:text-style-name="P169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" draw:text-style-name="P169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" draw:text-style-name="P169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69" svg:width="0.0177in" svg:height="0.0177in" svg:x="0.8067in" svg:y="0.0638in" svg:viewBox="0 0 46 46" svg:d="M46 23c0-12-10-23-23-23-12 0-23 11-23 23 0 13 11 23 23 23 13 0 23-10 23-23z"><text:p/></draw:path><draw:path draw:style-name="gr3" draw:text-style-name="P169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177in" svg:height="0.0177in" svg:x="1.0724in" svg:y="0.0638in" svg:viewBox="0 0 46 46" svg:d="M46 23c0-12-10-23-23-23-12 0-23 11-23 23 0 13 11 23 23 23 13 0 23-10 23-23z"><text:p/></draw:path><draw:path draw:style-name="gr3" draw:text-style-name="P169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69" svg:width="0.0177in" svg:height="0.0177in" svg:x="1.2776in" svg:y="0.0638in" svg:viewBox="0 0 46 46" svg:d="M46 23c0-12-10-23-23-23-12 0-23 11-23 23 0 13 11 23 23 23 13 0 23-10 23-23z"><text:p/></draw:path><draw:path draw:style-name="gr3" draw:text-style-name="P169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69" svg:width="0.0177in" svg:height="0.0177in" svg:x="1.4752in" svg:y="0.0638in" svg:viewBox="0 0 46 46" svg:d="M46 23c0-12-10-23-23-23-12 0-23 11-23 23 0 13 11 23 23 23 13 0 23-10 23-23z"><text:p/></draw:path><draw:path draw:style-name="gr3" draw:text-style-name="P169" svg:width="0.0634in" svg:height="0.0764in" svg:x="1.5496in" svg:y="0.040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69" svg:width="0.0736in" svg:height="0.0764in" svg:x="1.622in" svg:y="0.0402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69" svg:width="0.0543in" svg:height="0.0764in" svg:x="1.7063in" svg:y="0.0402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69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147" text:outline-level="3">Leistung <text:tab/><draw:g text:anchor-type="as-char" svg:y="-0.2299in" draw:z-index="50" draw:style-name="gr1"><svg:title>TexMaths</svg:title><svg:desc>12§display§P = \frac{dW}{dt} = \dot{W}§svg§600§FALSE§</svg:desc><draw:polygon draw:style-name="gr2" draw:text-style-name="P169" svg:width="1.0583in" svg:height="0.3413in" svg:x="0in" svg:y="0in" svg:viewBox="0 0 2689 868" draw:points="1345,868 0,868 0,0 2689,0 2689,868"><text:p/></draw:polygon><draw:path draw:style-name="gr3" draw:text-style-name="P169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69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69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3" draw:text-style-name="P169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3" draw:text-style-name="P169" svg:width="0.2665in" svg:height="0.0067in" svg:x="0.3709in" svg:y="0.1827in" svg:viewBox="0 0 678 18" draw:points="338,18 0,18 0,0 678,0 678,18"><text:p/></draw:polygon><draw:path draw:style-name="gr3" draw:text-style-name="P169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9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3" draw:text-style-name="P169" svg:width="0.0181in" svg:height="0.0177in" svg:x="0.9594in" svg:y="0.0748in" svg:viewBox="0 0 47 46" svg:d="M47 23c0-12-11-23-24-23-15 0-23 12-23 23 0 12 10 23 23 23 14 0 24-12 24-23z"><text:p/></draw:path><draw:path draw:style-name="gr3" draw:text-style-name="P169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30" draw:style-name="gr1"><svg:title>TexMaths</svg:title><svg:desc>12§display§P_\mathrm{rot} = \frac{dW_\mathrm{rot}}{dt} = \frac{M \cdot d\varphi}{dt} = M(t) \cdot \omega (t)§svg§600§FALSE§</svg:desc><draw:polygon draw:style-name="gr2" draw:text-style-name="P169" svg:width="2.7307in" svg:height="0.3413in" svg:x="0in" svg:y="0in" svg:viewBox="0 0 6937 868" draw:points="3469,868 0,868 0,0 6937,0 6937,868"><text:p/></draw:polygon><draw:path draw:style-name="gr3" draw:text-style-name="P169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69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69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69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" draw:text-style-name="P169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" draw:text-style-name="P169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69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69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69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" draw:text-style-name="P169" svg:width="0.4213in" svg:height="0.0067in" svg:x="0.5264in" svg:y="0.1827in" svg:viewBox="0 0 1071 18" draw:points="536,18 0,18 0,0 1071,0 1071,18"><text:p/></draw:polygon><draw:path draw:style-name="gr3" draw:text-style-name="P169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9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" draw:text-style-name="P169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69" svg:width="0.0177in" svg:height="0.0177in" svg:x="1.4394in" svg:y="0.0654in" svg:viewBox="0 0 46 46" svg:d="M46 23c0-12-10-23-23-23-12 0-23 11-23 23 0 13 11 23 23 23 13 0 23-10 23-23z"><text:p/></draw:path><draw:path draw:style-name="gr3" draw:text-style-name="P169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" draw:text-style-name="P169" svg:width="0.4941in" svg:height="0.0067in" svg:x="1.2087in" svg:y="0.1827in" svg:viewBox="0 0 1256 18" draw:points="628,18 0,18 0,0 1256,0 1256,18"><text:p/></draw:polygon><draw:path draw:style-name="gr3" draw:text-style-name="P169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9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" draw:text-style-name="P169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69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9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9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69" svg:width="0.0177in" svg:height="0.0177in" svg:x="2.3638in" svg:y="0.1772in" svg:viewBox="0 0 46 46" svg:d="M46 23c0-12-10-23-23-23-12 0-23 11-23 23 0 13 11 23 23 23 13 0 23-10 23-23z"><text:p/></draw:path><draw:path draw:style-name="gr3" draw:text-style-name="P169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69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69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9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148" text:outline-level="3">Schiefer Wurf</text:h>
      <text:p text:style-name="P105"><text:s/><draw:g text:anchor-type="as-char" svg:y="-0.1228in" draw:z-index="69" draw:style-name="gr1"><svg:title>TexMaths</svg:title><svg:desc>12§display§\text{falls }\theta = 90 ^{\circ} \Rightarrow v_x = 0 \qquad  \Rightarrow \cos{\theta} = 0 , \sin{\theta} = 1§svg§600§FALSE§</svg:desc><draw:polygon draw:style-name="gr2" draw:text-style-name="P169" svg:width="3.5398in" svg:height="0.1555in" svg:x="0in" svg:y="0in" svg:viewBox="0 0 8992 396" draw:points="4497,396 0,396 0,0 8992,0 8992,396"><text:p/></draw:polygon><draw:path draw:style-name="gr3" draw:text-style-name="P169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3" draw:text-style-name="P169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69" svg:width="0.037in" svg:height="0.1157in" svg:x="0.1394in" svg:y="0.0075in" svg:viewBox="0 0 95 295" svg:d="M61 0l-61 5v13c30 0 34 2 34 24v220c0 20-5 20-34 20v13c14 0 37-1 48-1 10 0 31 1 47 1v-13c-29 0-34 0-34-20z"><text:p/></draw:path><draw:path draw:style-name="gr3" draw:text-style-name="P169" svg:width="0.037in" svg:height="0.1157in" svg:x="0.185in" svg:y="0.0075in" svg:viewBox="0 0 95 295" svg:d="M61 0l-61 5v13c30 0 34 2 34 24v220c0 20-5 20-34 20v13c14 0 37-1 48-1 10 0 31 1 47 1v-13c-29 0-34 0-34-20z"><text:p/></draw:path><draw:path draw:style-name="gr3" draw:text-style-name="P169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69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3" draw:text-style-name="P169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3" draw:text-style-name="P169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69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3" draw:text-style-name="P169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69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3" draw:text-style-name="P169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3" draw:text-style-name="P169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3" draw:text-style-name="P169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69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69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3" draw:text-style-name="P169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69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69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3" draw:text-style-name="P169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69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3" draw:text-style-name="P169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3" draw:text-style-name="P169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3" draw:text-style-name="P169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69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48"><draw:g text:anchor-type="as-char" svg:y="-0.2417in" draw:z-index="92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2" draw:text-style-name="P169" svg:width="1.9575in" svg:height="0.3988in" svg:x="0in" svg:y="0in" svg:viewBox="0 0 4973 1014" draw:points="2487,1014 0,1014 0,0 4973,0 4973,1014"><text:p/></draw:polygon><draw:path draw:style-name="gr3" draw:text-style-name="P169" svg:width="0.0736in" svg:height="0.0331in" svg:x="0.0535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3" draw:text-style-name="P169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69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69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539in" svg:height="0.0795in" svg:x="0.6035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69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69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3" draw:text-style-name="P169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69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177in" svg:height="0.0177in" svg:x="1.4335in" svg:y="0.0894in" svg:viewBox="0 0 46 46" svg:d="M46 23c0-12-10-23-23-23-12 0-23 11-23 23 0 13 11 23 23 23 13 0 23-10 23-23z"><text:p/></draw:path><draw:path draw:style-name="gr3" draw:text-style-name="P169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69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69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685in" svg:height="0.1193in" svg:x="1.7594in" svg:y="0.0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69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539in" svg:height="0.0795in" svg:x="1.3232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177in" svg:height="0.0177in" svg:x="1.4429in" svg:y="0.2882in" svg:viewBox="0 0 46 46" svg:d="M46 23c0-12-10-23-23-23-12 0-23 11-23 23 0 13 11 23 23 23 13 0 23-10 23-23z"><text:p/></draw:path><draw:path draw:style-name="gr3" draw:text-style-name="P169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9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69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91" draw:style-name="gr1"><svg:title>TexMaths</svg:title><svg:desc>12§display§\vec{a}(t) = \begin{pmatrix} 0 \\ -g \end{pmatrix}§svg§600§FALSE§</svg:desc><draw:polygon draw:style-name="gr2" draw:text-style-name="P169" svg:width="0.9681in" svg:height="0.3988in" svg:x="0in" svg:y="0in" svg:viewBox="0 0 2460 1014" draw:points="1229,1014 0,1014 0,0 2460,0 2460,1014"><text:p/></draw:polygon><draw:path draw:style-name="gr3" draw:text-style-name="P169" svg:width="0.0736in" svg:height="0.0331in" svg:x="0.0303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69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69" svg:width="0.0512in" svg:height="0.1059in" svg:x="0.1669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69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3" draw:text-style-name="P169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69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69" svg:width="0.1016in" svg:height="0.0067in" svg:x="0.6453in" svg:y="0.2941in" svg:viewBox="0 0 259 18" svg:d="M244 18c7 0 15 0 15-8 0-10-8-10-15-10h-230c-7 0-14 0-14 10 0 8 7 8 14 8z"><text:p/></draw:path><draw:path draw:style-name="gr3" draw:text-style-name="P169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9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44" draw:style-name="gr1"><svg:title>TexMaths</svg:title><svg:desc>12§display§\vec{V}(t) = \begin{pmatrix} V_{0x} \\ V_{0y} - g \cdot t \end{pmatrix}§svg§600§FALSE§</svg:desc><draw:polygon draw:style-name="gr2" draw:text-style-name="P169" svg:width="1.4996in" svg:height="0.3988in" svg:x="0in" svg:y="0in" svg:viewBox="0 0 3810 1014" draw:points="1906,1014 0,1014 0,0 3810,0 3810,1014"><text:p/></draw:polygon><draw:path draw:style-name="gr3" draw:text-style-name="P169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69" svg:width="0.0512in" svg:height="0.1059in" svg:x="0.2024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69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3" draw:text-style-name="P169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69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69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539in" svg:height="0.0795in" svg:x="0.7697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69" svg:width="0.1016in" svg:height="0.0067in" svg:x="0.9598in" svg:y="0.2941in" svg:viewBox="0 0 259 18" svg:d="M244 18c7 0 15 0 15-8 0-10-8-10-15-10h-230c-7 0-14 0-14 10 0 8 7 8 14 8z"><text:p/></draw:path><draw:path draw:style-name="gr3" draw:text-style-name="P169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9" svg:width="0.0177in" svg:height="0.0177in" svg:x="1.2488in" svg:y="0.2882in" svg:viewBox="0 0 46 46" svg:d="M46 23c0-12-10-23-23-23-12 0-23 11-23 23 0 13 11 23 23 23 13 0 23-10 23-23z"><text:p/></draw:path><draw:path draw:style-name="gr3" draw:text-style-name="P169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81" draw:style-name="gr1"><svg:title>TexMaths</svg:title><svg:desc>12§display§t_{steig} = \frac{v_0}{g}§svg§600§FALSE§</svg:desc><draw:polygon draw:style-name="gr2" draw:text-style-name="P169" svg:width="0.7567in" svg:height="0.3303in" svg:x="0in" svg:y="0.0016in" svg:viewBox="0 0 1923 840" draw:points="962,840 0,840 0,0 1923,0 1923,840"><text:p/></draw:polygon><draw:path draw:style-name="gr3" draw:text-style-name="P169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69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69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69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9" svg:width="0.0354in" svg:height="0.0783in" svg:x="0.2413in" svg:y="0.133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69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69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3" draw:text-style-name="P169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9" svg:width="0.1551in" svg:height="0.0067in" svg:x="0.6016in" svg:y="0.1409in" svg:viewBox="0 0 395 18" draw:points="198,18 0,18 0,0 395,0 395,18"><text:p/></draw:polygon><draw:path draw:style-name="gr3" draw:text-style-name="P169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80" draw:style-name="gr1"><svg:title>TexMaths</svg:title><svg:desc>12§display§h_{max} = \frac{V_0^2}{2g}§svg§600§FALSE§</svg:desc><draw:polygon draw:style-name="gr2" draw:text-style-name="P169" svg:width="0.8193in" svg:height="0.3937in" svg:x="0in" svg:y="0.0016in" svg:viewBox="0 0 2082 1001" draw:points="1041,1001 0,1001 0,0 2082,0 2082,1001"><text:p/></draw:polygon><draw:path draw:style-name="gr3" draw:text-style-name="P169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69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69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69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69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3" draw:text-style-name="P169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69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69" svg:width="0.2087in" svg:height="0.0067in" svg:x="0.6106in" svg:y="0.2043in" svg:viewBox="0 0 531 18" draw:points="265,18 0,18 0,0 531,0 531,18"><text:p/></draw:polygon><draw:path draw:style-name="gr3" draw:text-style-name="P169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69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82" draw:style-name="gr1"><svg:title>TexMaths</svg:title><svg:desc>12§display§y(x) = h_0 + x(t) \cdot tan(\theta_0) - \frac{g \cdot x(t)^2}{2 \cdot v_0^2 \cdot cos^2(\theta_0)}§svg§600§FALSE§</svg:desc><draw:polygon draw:style-name="gr2" draw:text-style-name="P169" svg:width="3.1315in" svg:height="0.4063in" svg:x="0in" svg:y="0.0016in" svg:viewBox="0 0 7955 1033" draw:points="3977,1033 0,1033 0,0 7955,0 7955,1033"><text:p/></draw:polygon><draw:path draw:style-name="gr3" draw:text-style-name="P169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3" draw:text-style-name="P169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9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69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9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3" draw:text-style-name="P169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69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9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69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9" svg:width="0.0512in" svg:height="0.1059in" svg:x="1.0689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69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9" svg:width="0.0177in" svg:height="0.0177in" svg:x="1.2409in" svg:y="0.1996in" svg:viewBox="0 0 46 46" svg:d="M46 23c0-12-10-23-23-23-12 0-23 11-23 23 0 13 11 23 23 23 13 0 23-10 23-23z"><text:p/></draw:path><draw:path draw:style-name="gr3" draw:text-style-name="P169" svg:width="0.0512in" svg:height="0.1059in" svg:x="1.3138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69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3" draw:text-style-name="P169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69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9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69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9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9" svg:width="0.1016in" svg:height="0.0067in" svg:x="1.889in" svg:y="0.2043in" svg:viewBox="0 0 259 18" svg:d="M244 18c7 0 15 0 15-8 0-10-8-10-15-10h-230c-7 0-14 0-14 10 0 8 7 8 14 8z"><text:p/></draw:path><draw:path draw:style-name="gr3" draw:text-style-name="P169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69" svg:width="0.0177in" svg:height="0.0177in" svg:x="2.4504in" svg:y="0.0874in" svg:viewBox="0 0 46 46" svg:d="M46 23c0-12-10-23-23-23-12 0-23 11-23 23 0 13 11 23 23 23 13 0 23-10 23-23z"><text:p/></draw:path><draw:path draw:style-name="gr3" draw:text-style-name="P169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69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9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69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69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69" svg:width="1.0701in" svg:height="0.0067in" svg:x="2.0614in" svg:y="0.2043in" svg:viewBox="0 0 2719 18" draw:points="1359,18 0,18 0,0 2719,0 2719,18"><text:p/></draw:polygon><draw:path draw:style-name="gr3" draw:text-style-name="P169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69" svg:width="0.0177in" svg:height="0.0177in" svg:x="2.1957in" svg:y="0.3134in" svg:viewBox="0 0 46 46" svg:d="M46 23c0-12-10-23-23-23-12 0-23 11-23 23 0 13 11 23 23 23 13 0 23-10 23-23z"><text:p/></draw:path><draw:path draw:style-name="gr3" draw:text-style-name="P169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69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9" svg:width="0.0177in" svg:height="0.0177in" svg:x="2.476in" svg:y="0.3134in" svg:viewBox="0 0 46 46" svg:d="M46 23c0-12-10-23-23-23-12 0-23 11-23 23 0 13 11 23 23 23 13 0 23-10 23-23z"><text:p/></draw:path><draw:path draw:style-name="gr3" draw:text-style-name="P169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3" draw:text-style-name="P169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69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3" draw:text-style-name="P169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69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3" draw:text-style-name="P169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69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9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43" draw:style-name="gr1"><svg:title>TexMaths</svg:title><svg:desc>12§display§\vec{r}(t) = \begin{pmatrix} V_{0x} \cdot t + x_0 \\ -\frac{1}{2} g \cdot t^2 +v_{0y} \cdot t + y_0\end{pmatrix}§svg§600§FALSE§</svg:desc><draw:polygon draw:style-name="gr2" draw:text-style-name="P169" svg:width="2.2831in" svg:height="0.3988in" svg:x="0in" svg:y="0in" svg:viewBox="0 0 5800 1014" draw:points="2899,1014 0,1014 0,0 5800,0 5800,1014"><text:p/></draw:polygon><draw:path draw:style-name="gr3" draw:text-style-name="P169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69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69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3" draw:text-style-name="P169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69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626in" svg:height="0.0524in" svg:x="1.1579in" svg:y="0.113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69" svg:width="0.0177in" svg:height="0.0177in" svg:x="1.2874in" svg:y="0.089in" svg:viewBox="0 0 46 46" svg:d="M46 23c0-12-10-23-23-23-12 0-23 11-23 23 0 13 11 23 23 23 13 0 23-10 23-23z"><text:p/></draw:path><draw:path draw:style-name="gr3" draw:text-style-name="P169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827in" svg:height="0.0752in" svg:x="1.6236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9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1016in" svg:height="0.0067in" svg:x="0.6311in" svg:y="0.2945in" svg:viewBox="0 0 259 18" svg:d="M244 18c7 0 15 0 15-8 0-10-8-10-15-10h-230c-7 0-14 0-14 10 0 8 7 8 14 8z"><text:p/></draw:path><draw:path draw:style-name="gr3" draw:text-style-name="P169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3" draw:text-style-name="P169" svg:width="0.0661in" svg:height="0.0067in" svg:x="0.7669in" svg:y="0.2945in" svg:viewBox="0 0 169 18" draw:points="85,18 0,18 0,0 169,0 169,18"><text:p/></draw:polygon><draw:path draw:style-name="gr3" draw:text-style-name="P169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9" svg:width="0.0177in" svg:height="0.0177in" svg:x="0.989in" svg:y="0.2886in" svg:viewBox="0 0 46 46" svg:d="M46 23c0-12-10-23-23-23-12 0-23 11-23 23 0 13 11 23 23 23 13 0 23-10 23-23z"><text:p/></draw:path><draw:path draw:style-name="gr3" draw:text-style-name="P169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594in" svg:height="0.0752in" svg:x="1.5472in" svg:y="0.3138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69" svg:width="0.0177in" svg:height="0.0177in" svg:x="1.6728in" svg:y="0.2886in" svg:viewBox="0 0 46 46" svg:d="M46 23c0-12-10-23-23-23-12 0-23 11-23 23 0 13 11 23 23 23 13 0 23-10 23-23z"><text:p/></draw:path><draw:path draw:style-name="gr3" draw:text-style-name="P169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69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text:tab/><draw:g text:anchor-type="as-char" svg:y="-0.2681in" draw:z-index="89" draw:style-name="gr1"><svg:title>TexMaths</svg:title><svg:desc>12§display§T = \frac{V_0 \cdot \sin{\theta_0} + \sqrt{v_0^2 \cdot sin^2 \theta_0 + 2 \cdot g \cdot h_0}}{g}§svg§600§FALSE§</svg:desc><draw:polygon draw:style-name="gr2" draw:text-style-name="P169" svg:width="2.9291in" svg:height="0.4102in" svg:x="0in" svg:y="0in" svg:viewBox="0 0 7441 1043" draw:points="3721,1043 0,1043 0,0 7441,0 7441,1043"><text:p/></draw:polygon><draw:path draw:style-name="gr3" draw:text-style-name="P169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69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3" draw:text-style-name="P169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69" svg:width="0.0539in" svg:height="0.0795in" svg:x="0.464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177in" svg:height="0.0177in" svg:x="0.5839in" svg:y="0.1008in" svg:viewBox="0 0 46 46" svg:d="M46 23c0-12-10-23-23-23-12 0-23 11-23 23 0 13 11 23 23 23 13 0 23-10 23-23z"><text:p/></draw:path><draw:path draw:style-name="gr3" draw:text-style-name="P169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69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685in" svg:height="0.1193in" svg:x="0.8909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69" svg:width="0.0539in" svg:height="0.0795in" svg:x="0.9681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1512in" svg:height="0.1996in" svg:x="1.2575in" svg:y="0in" svg:viewBox="0 0 385 508" svg:d="M133 508c13 0 13-2 18-9l231-483c3-5 3-6 3-8 0-4-3-8-8-8-6 0-7 4-10 8l-218 455-90-210-59 46 6 7 30-23z"><text:p/></draw:path><draw:polygon draw:style-name="gr3" draw:text-style-name="P169" svg:width="1.5236in" svg:height="0.0067in" svg:x="1.4055in" svg:y="0in" svg:viewBox="0 0 3871 18" draw:points="1936,18 0,18 0,0 3871,0 3871,18"><text:p/></draw:polygon><draw:path draw:style-name="gr3" draw:text-style-name="P169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177in" svg:height="0.0177in" svg:x="1.6177in" svg:y="0.1008in" svg:viewBox="0 0 46 46" svg:d="M46 23c0-12-10-23-23-23-12 0-23 11-23 23 0 13 11 23 23 23 13 0 23-10 23-23z"><text:p/></draw:path><draw:path draw:style-name="gr3" draw:text-style-name="P169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9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69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9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685in" svg:height="0.1193in" svg:x="2.0028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69" svg:width="0.0539in" svg:height="0.0795in" svg:x="2.0795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177in" svg:height="0.0177in" svg:x="2.485in" svg:y="0.1008in" svg:viewBox="0 0 46 46" svg:d="M46 23c0-12-10-23-23-23-12 0-23 11-23 23 0 13 11 23 23 23 13 0 23-10 23-23z"><text:p/></draw:path><draw:path draw:style-name="gr3" draw:text-style-name="P169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9" svg:width="0.0177in" svg:height="0.0177in" svg:x="2.6906in" svg:y="0.1008in" svg:viewBox="0 0 46 46" svg:d="M46 23c0-12-10-23-23-23-12 0-23 11-23 23 0 13 11 23 23 23 13 0 23-10 23-23z"><text:p/></draw:path><draw:path draw:style-name="gr3" draw:text-style-name="P169" svg:width="0.0819in" svg:height="0.1173in" svg:x="2.7677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9" svg:width="0.0539in" svg:height="0.0795in" svg:x="2.860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9" svg:width="2.5677in" svg:height="0.0067in" svg:x="0.3614in" svg:y="0.2189in" svg:viewBox="0 0 6523 18" draw:points="3261,18 0,18 0,0 6523,0 6523,18"><text:p/></draw:polygon><draw:path draw:style-name="gr3" draw:text-style-name="P169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48"><draw:g text:anchor-type="as-char" svg:y="-0.1193in" draw:z-index="86" draw:style-name="gr1"><svg:title>TexMaths</svg:title><svg:desc>12§display§x_W = V_0 \cdot \cos{\theta_0} \cdot T§svg§600§FALSE§</svg:desc><draw:polygon draw:style-name="gr2" draw:text-style-name="P169" svg:width="1.4012in" svg:height="0.1406in" svg:x="0in" svg:y="0.002in" svg:viewBox="0 0 3560 358" draw:points="1779,358 0,358 0,0 3560,0 3560,358"><text:p/></draw:polygon><draw:path draw:style-name="gr3" draw:text-style-name="P169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169" svg:width="0.1272in" svg:height="0.0819in" svg:x="0.1039in" svg:y="0.0634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3" draw:text-style-name="P169" svg:width="0.1106in" svg:height="0.039in" svg:x="0.3012in" svg:y="0.0571in" svg:viewBox="0 0 282 100" svg:d="M268 17c6 0 14 0 14-9 0-8-8-8-14-8h-254c-6 0-14 0-14 8 0 9 8 9 14 9zM268 100c6 0 14 0 14-9 0-8-8-8-14-8h-254c-6 0-14 0-14 8 0 9 8 9 14 9z"><text:p/></draw:path><draw:path draw:style-name="gr3" draw:text-style-name="P169" svg:width="0.1185in" svg:height="0.1173in" svg:x="0.4768in" svg:y="0.0043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9" svg:width="0.0177in" svg:height="0.0177in" svg:x="0.6898in" svg:y="0.0669in" svg:viewBox="0 0 46 46" svg:d="M46 23c0-12-10-23-23-23-12 0-23 11-23 23 0 13 11 23 23 23 13 0 23-10 23-23z"><text:p/></draw:path><draw:path draw:style-name="gr3" draw:text-style-name="P169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69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69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69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9" svg:width="0.0177in" svg:height="0.0177in" svg:x="1.2122in" svg:y="0.0669in" svg:viewBox="0 0 46 46" svg:d="M46 23c0-12-10-23-23-23-12 0-23 11-23 23 0 13 11 23 23 23 13 0 23-10 23-23z"><text:p/></draw:path><draw:path draw:style-name="gr3" draw:text-style-name="P169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158" text:outline-level="3">Freiter Fall<text:span text:style-name="T10"> </text:span><text:span text:style-name="T10"><draw:g text:anchor-type="as-char" svg:y="-0.2201in" draw:z-index="313" draw:style-name="gr4"><svg:title>TexMaths</svg:title><svg:desc>12§display§v_\mathrm{max} = -\sqrt{\frac{mg}{\frac{1}{2} c_W \cdot \rho \cdot A}}§svg§600§FALSE§</svg:desc><draw:polygon draw:style-name="gr393" draw:text-style-name="P169" svg:width="1.6697in" svg:height="0.3988in" svg:x="0in" svg:y="0in" svg:viewBox="0 0 4242 1014" draw:points="2121,1014 0,1014 0,0 4242,0 4242,1014"><text:p/></draw:polygon><draw:path draw:style-name="gr394" draw:text-style-name="P169" svg:width="0.0728in" svg:height="0.0752in" svg:x="0.0047in" svg:y="0.143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95" draw:text-style-name="P169" svg:width="0.098in" svg:height="0.0516in" svg:x="0.087in" svg:y="0.1909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96" draw:text-style-name="P169" svg:width="0.0583in" svg:height="0.0531in" svg:x="0.1961in" svg:y="0.190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97" draw:text-style-name="P169" svg:width="0.0638in" svg:height="0.05in" svg:x="0.2591in" svg:y="0.191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98" draw:text-style-name="P169" svg:width="0.1106in" svg:height="0.039in" svg:x="0.3894in" svg:y="0.1563in" svg:viewBox="0 0 282 100" svg:d="M268 17c6 0 14 0 14-9 0-8-8-8-14-8h-254c-6 0-14 0-14 8 0 9 8 9 14 9zM268 100c6 0 14 0 14-9 0-8-8-8-14-8h-254c-6 0-14 0-14 8 0 9 8 9 14 9z"><text:p/></draw:path><draw:path draw:style-name="gr399" draw:text-style-name="P169" svg:width="0.1016in" svg:height="0.0067in" svg:x="0.5689in" svg:y="0.1724in" svg:viewBox="0 0 259 18" svg:d="M244 18c7 0 15 0 15-8 0-10-8-10-15-10h-230c-7 0-14 0-14 10 0 8 7 8 14 8z"><text:p/></draw:path><draw:path draw:style-name="gr400" draw:text-style-name="P169" svg:width="0.1508in" svg:height="0.3988in" svg:x="0.7031in" svg:y="0in" svg:viewBox="0 0 384 1014" svg:d="M150 930l-91-423-57 87c-2 4-2 5-2 5 0 1 6 6 6 7l29-45 97 453c14 0 16 0 18-12l233-985c1-3 1-6 1-9 0-4-2-8-8-8s-8 6-9 12z"><text:p/></draw:path><draw:polygon draw:style-name="gr401" draw:text-style-name="P169" svg:width="0.8193in" svg:height="0.0067in" svg:x="0.8504in" svg:y="0in" svg:viewBox="0 0 2082 18" draw:points="1040,18 0,18 0,0 2082,0 2082,18"><text:p/></draw:polygon><draw:path draw:style-name="gr402" draw:text-style-name="P169" svg:width="0.1362in" svg:height="0.0752in" svg:x="1.1496in" svg:y="0.0311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403" draw:text-style-name="P169" svg:width="0.076in" svg:height="0.1075in" svg:x="1.2925in" svg:y="0.031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404" draw:text-style-name="P169" svg:width="0.7791in" svg:height="0.0067in" svg:x="0.8705in" svg:y="0.1724in" svg:viewBox="0 0 1980 18" draw:points="990,18 0,18 0,0 1980,0 1980,18"><text:p/></draw:polygon><draw:path draw:style-name="gr405" draw:text-style-name="P169" svg:width="0.0425in" svg:height="0.0772in" svg:x="0.9028in" svg:y="0.1965in" svg:viewBox="0 0 109 197" svg:d="M67 8c0-8 0-8-8-8-19 19-47 19-59 19v11c7 0 26 0 43-8v151c0 9 0 13-30 13h-11v11c5 0 42-1 53-1 10 0 47 1 54 1v-11h-12c-30 0-30-4-30-13z"><text:p/></draw:path><draw:polygon draw:style-name="gr406" draw:text-style-name="P169" svg:width="0.0661in" svg:height="0.0067in" svg:x="0.8902in" svg:y="0.2945in" svg:viewBox="0 0 169 18" draw:points="85,18 0,18 0,0 169,0 169,18"><text:p/></draw:polygon><draw:path draw:style-name="gr407" draw:text-style-name="P169" svg:width="0.0516in" svg:height="0.0772in" svg:x="0.8976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408" draw:text-style-name="P169" svg:width="0.065in" svg:height="0.0752in" svg:x="0.9831in" svg:y="0.265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409" draw:text-style-name="P169" svg:width="0.1272in" svg:height="0.0819in" svg:x="1.0575in" svg:y="0.284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410" draw:text-style-name="P169" svg:width="0.0177in" svg:height="0.0177in" svg:x="1.2508in" svg:y="0.2886in" svg:viewBox="0 0 46 46" svg:d="M46 23c0-12-10-23-23-23-12 0-23 11-23 23 0 13 11 23 23 23 13 0 23-10 23-23z"><text:p/></draw:path><draw:path draw:style-name="gr411" draw:text-style-name="P169" svg:width="0.0783in" svg:height="0.1091in" svg:x="1.3244in" svg:y="0.2654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412" draw:text-style-name="P169" svg:width="0.0177in" svg:height="0.0177in" svg:x="1.4563in" svg:y="0.2886in" svg:viewBox="0 0 46 46" svg:d="M46 23c0-12-10-23-23-23-12 0-23 11-23 23 0 13 11 23 23 23 13 0 23-10 23-23z"><text:p/></draw:path><draw:path draw:style-name="gr413" draw:text-style-name="P169" svg:width="0.1138in" svg:height="0.1193in" svg:x="1.5307in" svg:y="0.2201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/draw:g></text:span><text:span text:style-name="T10"><text:tab/></text:span><text:span text:style-name="T10"><draw:g text:anchor-type="as-char" svg:y="-0.1173in" draw:z-index="327" draw:style-name="gr4"><svg:title>TexMaths</svg:title><svg:desc>12§display§\text{ohne Reibung: }§svg§600§FALSE§</svg:desc><draw:polygon draw:style-name="gr614" draw:text-style-name="P169" svg:width="1.0449in" svg:height="0.148in" svg:x="0in" svg:y="0in" svg:viewBox="0 0 2655 377" draw:points="1327,377 0,377 0,0 2655,0 2655,377"><text:p/></draw:polygon><draw:path draw:style-name="gr615" draw:text-style-name="P169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616" draw:text-style-name="P169" svg:width="0.0839in" svg:height="0.1157in" svg:x="0.0882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617" draw:text-style-name="P169" svg:width="0.0839in" svg:height="0.0736in" svg:x="0.1803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618" draw:text-style-name="P169" svg:width="0.0642in" svg:height="0.0764in" svg:x="0.2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619" draw:text-style-name="P169" svg:width="0.1157in" svg:height="0.1177in" svg:x="0.4028in" svg:y="0.002in" svg:viewBox="0 0 295 300" svg:d="M80 140v-110c0-10 0-14 9-16 5-1 17-1 25-1 38 0 86 1 86 64 0 29-10 63-73 63zM169 146c41-10 75-36 75-69 0-41-48-77-111-77h-133v13h10c33 0 33 5 33 21v223c0 15 0 20-33 20h-10v14c16-2 46-2 62-2s46 0 62 2v-14h-10c-34 0-34-5-34-20v-108h48c8 0 26 0 40 15 17 16 17 29 17 57 0 27 0 45 17 61 16 16 40 18 52 18 34 0 41-35 41-47 0-2 0-7-6-7-5 0-5 4-5 7-2 30-16 38-27 38-21 0-24-22-30-62l-6-34c-7-27-28-41-52-49z"><text:p/></draw:path><draw:path draw:style-name="gr620" draw:text-style-name="P169" svg:width="0.0642in" svg:height="0.0764in" svg:x="0.523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621" draw:text-style-name="P169" svg:width="0.0354in" svg:height="0.1118in" svg:x="0.598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622" draw:text-style-name="P169" svg:width="0.0819in" svg:height="0.1177in" svg:x="0.6437in" svg:y="0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623" draw:text-style-name="P169" svg:width="0.0839in" svg:height="0.0756in" svg:x="0.7366in" svg:y="0.0425in" svg:viewBox="0 0 214 193" svg:d="M152 154v39l62-5v-13c-30 0-34-3-34-23v-152l-62 5v13c30 0 33 2 33 24v76c0 36-20 65-51 65-36 0-38-19-38-42v-141l-62 5v13c34 0 34 1 34 39v64c0 33 0 72 63 72 24 0 43-12 55-39z"><text:p/></draw:path><draw:path draw:style-name="gr624" draw:text-style-name="P169" svg:width="0.0839in" svg:height="0.0736in" svg:x="0.8287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625" draw:text-style-name="P169" svg:width="0.076in" svg:height="0.1102in" svg:x="0.9205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626" draw:text-style-name="P169" svg:width="0.0177in" svg:height="0.0717in" svg:x="1.013in" svg:y="0.0441in" svg:viewBox="0 0 46 183" svg:d="M46 23c0-13-10-23-23-23-12 0-23 10-23 23 0 12 11 23 23 23 13 0 23-11 23-23zM46 162c0-14-10-23-23-23-12 0-23 9-23 23 0 12 11 21 23 21 13 0 23-9 23-21z"><text:p/></draw:path></draw:g></text:span><text:span text:style-name="T10"><text:tab/></text:span><text:span text:style-name="T10"><draw:g text:anchor-type="as-char" svg:y="-0.2492in" draw:z-index="326" draw:style-name="gr4"><svg:title>TexMaths</svg:title><svg:desc>12§display§\Delta y = \frac{g \cdot t^2}{2}§svg§600§FALSE§</svg:desc><draw:polygon draw:style-name="gr604" draw:text-style-name="P169" svg:width="0.8067in" svg:height="0.361in" svg:x="0in" svg:y="0.0024in" svg:viewBox="0 0 2050 918" draw:points="1025,918 0,918 0,0 2050,0 2050,918"><text:p/></draw:polygon><draw:path draw:style-name="gr605" draw:text-style-name="P169" svg:width="0.1224in" svg:height="0.1189in" svg:x="0.0079in" svg:y="0.1311in" svg:viewBox="0 0 312 303" svg:d="M167 7c-3-5-4-7-11-7s-8 2-11 7l-143 288c-2 4-2 4-2 5 0 3 2 3 10 3h294c6 0 8 0 8-3 0-1 0-1-1-5zM143 42l114 229h-228z"><text:p/></draw:path><draw:path draw:style-name="gr606" draw:text-style-name="P169" svg:width="0.0768in" svg:height="0.1071in" svg:x="0.1433in" svg:y="0.1764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<text:p/></draw:path><draw:path draw:style-name="gr607" draw:text-style-name="P169" svg:width="0.1106in" svg:height="0.039in" svg:x="0.2811in" svg:y="0.1886in" svg:viewBox="0 0 282 100" svg:d="M268 17c6 0 14 0 14-9 0-8-8-8-14-8h-254c-6 0-14 0-14 8 0 9 8 9 14 9zM268 100c6 0 14 0 14-9 0-8-8-8-14-8h-254c-6 0-14 0-14 8 0 9 8 9 14 9z"><text:p/></draw:path><draw:path draw:style-name="gr608" draw:text-style-name="P169" svg:width="0.076in" svg:height="0.1071in" svg:x="0.4697in" svg:y="0.064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609" draw:text-style-name="P169" svg:width="0.0177in" svg:height="0.0177in" svg:x="0.6035in" svg:y="0.0874in" svg:viewBox="0 0 46 46" svg:d="M46 23c0-12-10-23-23-23-12 0-23 11-23 23 0 13 11 23 23 23 13 0 23-10 23-23z"><text:p/></draw:path><draw:path draw:style-name="gr610" draw:text-style-name="P169" svg:width="0.0512in" svg:height="0.1059in" svg:x="0.676in" svg:y="0.033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611" draw:text-style-name="P169" svg:width="0.0516in" svg:height="0.0772in" svg:x="0.7394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612" draw:text-style-name="P169" svg:width="0.3398in" svg:height="0.0067in" svg:x="0.4673in" svg:y="0.2047in" svg:viewBox="0 0 864 18" draw:points="432,18 0,18 0,0 864,0 864,18"><text:p/></draw:polygon><draw:path draw:style-name="gr613" draw:text-style-name="P169" svg:width="0.0661in" svg:height="0.1106in" svg:x="0.6039in" svg:y="0.25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</text:span><text:span text:style-name="T10"><text:tab/></text:span><text:span text:style-name="T10"><draw:g text:anchor-type="as-char" svg:y="-0.1583in" draw:z-index="328" draw:style-name="gr4"><svg:title>TexMaths</svg:title><svg:desc>12§display§v = \sqrt{2gh}§svg§600§FALSE§</svg:desc><draw:polygon draw:style-name="gr627" draw:text-style-name="P169" svg:width="0.7386in" svg:height="0.1996in" svg:x="0in" svg:y="0in" svg:viewBox="0 0 1877 508" draw:points="938,508 0,508 0,0 1877,0 1877,508"><text:p/></draw:polygon><draw:path draw:style-name="gr628" draw:text-style-name="P169" svg:width="0.0728in" svg:height="0.0752in" svg:x="0.0047in" svg:y="0.0835in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629" draw:text-style-name="P169" svg:width="0.1106in" svg:height="0.039in" svg:x="0.1417in" svg:y="0.0957in" svg:viewBox="0 0 282 100" svg:d="M268 17c6 0 14 0 14-9 0-8-8-8-14-8h-254c-6 0-14 0-14 8 0 9 8 9 14 9zM268 100c6 0 14 0 14-9 0-8-8-8-14-8h-254c-6 0-14 0-14 8 0 9 8 9 14 9z"><text:p/></draw:path><draw:path draw:style-name="gr630" draw:text-style-name="P169" svg:width="0.1512in" svg:height="0.1996in" svg:x="0.3264in" svg:y="0in" svg:viewBox="0 0 385 508" svg:d="M133 508c14 0 14-2 18-9l231-483c3-5 3-6 3-8 0-4-3-8-8-8-6 0-7 4-10 8l-218 455-90-210-59 46 6 7 30-23z"><text:p/></draw:path><draw:polygon draw:style-name="gr631" draw:text-style-name="P169" svg:width="0.2638in" svg:height="0.0067in" svg:x="0.4744in" svg:y="0in" svg:viewBox="0 0 671 18" draw:points="336,18 0,18 0,0 671,0 671,18"><text:p/></draw:polygon><draw:path draw:style-name="gr632" draw:text-style-name="P169" svg:width="0.0661in" svg:height="0.1106in" svg:x="0.4827in" svg:y="0.0461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633" draw:text-style-name="P169" svg:width="0.0764in" svg:height="0.1075in" svg:x="0.5598in" svg:y="0.0835in" svg:viewBox="0 0 195 274" svg:d="M193 28c2-3 2-5 2-8 0-7-5-12-12-12-4 0-16 4-17 18-9-15-23-26-40-26-49 0-101 59-101 120 0 42 25 67 57 67 24 0 44-20 49-24-10 37-15 55-15 57-1 3-15 45-61 45-7 0-21-1-33-5 13-3 18-14 18-21s-5-16-17-16c-10 0-23 9-23 25 0 17 16 26 56 26 53 0 85-33 91-58zM138 133c-2 11-12 22-22 30-8 7-21 15-33 15-22 0-28-22-28-39 0-20 12-71 23-92 12-21 30-37 48-37 28 0 34 33 34 36 0 2 0 4-1 6z"><text:p/></draw:path><draw:path draw:style-name="gr634" draw:text-style-name="P169" svg:width="0.0819in" svg:height="0.1173in" svg:x="0.6516in" svg:y="0.041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7 0-11-5-11-14 0-10 5-21 8-30 6-18 26-69 26-93 0-27-17-45-49-45-27 0-46 13-63 32z"><text:p/></draw:path></draw:g></text:span></text:h>
      <text:h text:style-name="P150" text:outline-level="3">Kraftstoss <text:tab/><draw:g text:anchor-type="as-char" svg:y="-0.2327in" draw:z-index="46" draw:style-name="gr1"><svg:title>TexMaths</svg:title><svg:desc>12§display§\frac{d\vec{p}}{dt} = 0§svg§600§FALSE§</svg:desc><draw:polygon draw:style-name="gr2" draw:text-style-name="P169" svg:width="0.4945in" svg:height="0.3453in" svg:x="0in" svg:y="0in" svg:viewBox="0 0 1257 878" draw:points="629,878 0,878 0,0 1257,0 1257,878"><text:p/></draw:polygon><draw:path draw:style-name="gr3" draw:text-style-name="P169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69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69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69" svg:width="0.1701in" svg:height="0.0067in" svg:x="0in" svg:y="0.1862in" svg:viewBox="0 0 433 18" draw:points="216,18 0,18 0,0 433,0 433,18"><text:p/></draw:polygon><draw:path draw:style-name="gr3" draw:text-style-name="P169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69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69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3" draw:text-style-name="P169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164" text:outline-level="4">Elastischer Stoss<text:tab/><text:tab/><draw:g text:anchor-type="as-char" svg:y="-0.2299in" draw:z-index="51" draw:style-name="gr1"><svg:title>TexMaths</svg:title><svg:desc>12§display§\frac{dE}{dt} = 0§svg§600§FALSE§</svg:desc><draw:polygon draw:style-name="gr2" draw:text-style-name="P169" svg:width="0.5425in" svg:height="0.3413in" svg:x="0in" svg:y="0in" svg:viewBox="0 0 1379 868" draw:points="690,868 0,868 0,0 1379,0 1379,868"><text:p/></draw:polygon><draw:path draw:style-name="gr3" draw:text-style-name="P169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69" svg:width="0.2189in" svg:height="0.0067in" svg:x="0in" svg:y="0.1827in" svg:viewBox="0 0 557 18" draw:points="278,18 0,18 0,0 557,0 557,18"><text:p/></draw:polygon><draw:path draw:style-name="gr3" draw:text-style-name="P169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9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69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83"><text:span text:style-name="T10"><draw:g text:anchor-type="as-char" svg:y="-0.0972in" draw:z-index="78" draw:style-name="gr1"><svg:title>TexMaths</svg:title><svg:desc>12§display§m_1v_1+m_2v_2=m_1u_1+m_2u_2§svg§600§FALSE§</svg:desc><draw:polygon draw:style-name="gr2" draw:text-style-name="P169" svg:width="2.1492in" svg:height="0.1217in" svg:x="0in" svg:y="0in" svg:viewBox="0 0 5460 310" draw:points="2730,310 0,310 0,0 5460,0 5460,310"><text:p/></draw:polygon><draw:path draw:style-name="gr3" draw:text-style-name="P169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69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3" draw:text-style-name="P169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69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3" draw:text-style-name="P169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3" draw:text-style-name="P169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69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9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69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9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3" draw:text-style-name="P169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69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3" draw:text-style-name="P169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69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3" draw:text-style-name="P169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3" draw:text-style-name="P169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69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9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69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10"> <text:tab/><text:tab/></text:span><text:span text:style-name="T10"><draw:g text:anchor-type="as-char" svg:y="-0.222in" draw:z-index="77" draw:style-name="gr1"><svg:title>TexMaths</svg:title><svg:desc>12§display§\frac12m_1v_1^2+\frac12m_2v_2^2=\frac12m_1u_1^2+\frac12m_2u_2^2§svg§600§FALSE§</svg:desc><draw:polygon draw:style-name="gr2" draw:text-style-name="P169" svg:width="2.6319in" svg:height="0.3331in" svg:x="0in" svg:y="0.0043in" svg:viewBox="0 0 6686 847" draw:points="3344,847 0,847 0,0 6686,0 6686,847"><text:p/></draw:polygon><draw:path draw:style-name="gr3" draw:text-style-name="P169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in" svg:y="0.1783in" svg:viewBox="0 0 212 18" draw:points="106,18 0,18 0,0 212,0 212,18"><text:p/></draw:polygon><draw:path draw:style-name="gr3" draw:text-style-name="P169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0.261in" svg:y="0.1717in" svg:viewBox="0 0 109 197" svg:d="M67 8c0-8 0-8-8-8-19 19-47 19-59 19v11c7 0 26 0 43-8v151c0 9 0 13-30 13h-11v11c5 0 42-1 53-1 10 0 47 1 54 1v-11h-12c-30 0-30-4-30-13z"><text:p/></draw:path><draw:path draw:style-name="gr3" draw:text-style-name="P169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0.4169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.7071in" svg:y="0.1783in" svg:viewBox="0 0 212 18" draw:points="106,18 0,18 0,0 212,0 212,18"><text:p/></draw:polygon><draw:path draw:style-name="gr3" draw:text-style-name="P169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0.963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123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1.4323in" svg:y="0.1783in" svg:viewBox="0 0 212 18" draw:points="106,18 0,18 0,0 212,0 212,18"><text:p/></draw:polygon><draw:path draw:style-name="gr3" draw:text-style-name="P169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1.6933in" svg:y="0.1717in" svg:viewBox="0 0 109 197" svg:d="M67 8c0-8 0-8-8-8-19 19-47 19-59 19v11c7 0 26 0 43-8v151c0 9 0 13-30 13h-11v11c5 0 42-1 53-1 10 0 47 1 54 1v-11h-12c-30 0-30-4-30-13z"><text:p/></draw:path><draw:path draw:style-name="gr3" draw:text-style-name="P169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9" svg:width="0.0516in" svg:height="0.0772in" svg:x="1.8579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2.1476in" svg:y="0.1783in" svg:viewBox="0 0 212 18" draw:points="106,18 0,18 0,0 212,0 212,18"><text:p/></draw:polygon><draw:path draw:style-name="gr3" draw:text-style-name="P169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2.4039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9" svg:width="0.0516in" svg:height="0.0772in" svg:x="2.5732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0"> <text:tab/></text:span><text:span text:style-name="T10"><draw:g text:anchor-type="as-char" svg:y="-0.2366in" draw:z-index="76" draw:style-name="gr1"><svg:title>TexMaths</svg:title><svg:desc>12§display§u_1=\frac{m_1v_1+m_2(2v_2-v_1)}{m_1+m_2}§svg§600§FALSE§</svg:desc><draw:polygon draw:style-name="gr2" draw:text-style-name="P169" svg:width="1.9339in" svg:height="0.3756in" svg:x="0in" svg:y="0in" svg:viewBox="0 0 4913 955" draw:points="2457,955 0,955 0,0 4913,0 4913,955"><text:p/></draw:polygon><draw:path draw:style-name="gr3" draw:text-style-name="P169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9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69" svg:width="0.1362in" svg:height="0.0752in" svg:x="0.4157in" svg:y="0.051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3" draw:text-style-name="P169" svg:width="0.0728in" svg:height="0.0752in" svg:x="0.6358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69" svg:width="0.1362in" svg:height="0.0752in" svg:x="0.9937in" svg:y="0.051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9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728in" svg:height="0.0752in" svg:x="1.3614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016in" svg:height="0.0067in" svg:x="1.5622in" svg:y="0.0803in" svg:viewBox="0 0 259 18" svg:d="M244 18c7 0 15 0 15-8 0-10-8-10-15-10h-230c-7 0-14 0-14 10 0 8 7 8 14 8z"><text:p/></draw:path><draw:path draw:style-name="gr3" draw:text-style-name="P169" svg:width="0.0728in" svg:height="0.0752in" svg:x="1.7193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3" draw:text-style-name="P169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69" svg:width="1.5236in" svg:height="0.0067in" svg:x="0.411in" svg:y="0.1925in" svg:viewBox="0 0 3871 18" draw:points="1935,18 0,18 0,0 3871,0 3871,18"><text:p/></draw:polygon><draw:path draw:style-name="gr3" draw:text-style-name="P169" svg:width="0.1362in" svg:height="0.0752in" svg:x="0.8555in" svg:y="0.27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69" svg:width="0.1362in" svg:height="0.0752in" svg:x="1.2787in" svg:y="0.27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0"> <text:tab/><text:tab/></text:span><text:span text:style-name="T10"><draw:g text:anchor-type="as-char" svg:y="-0.2366in" draw:z-index="75" draw:style-name="gr1"><svg:title>TexMaths</svg:title><svg:desc>12§display§u_2=\frac{m_2v_2+m_1(2v_1-v_2)}{m_1+m_2}
§svg§600§FALSE§</svg:desc><draw:polygon draw:style-name="gr2" draw:text-style-name="P169" svg:width="1.9339in" svg:height="0.3756in" svg:x="0in" svg:y="0in" svg:viewBox="0 0 4913 955" draw:points="2457,955 0,955 0,0 4913,0 4913,955"><text:p/></draw:polygon><draw:path draw:style-name="gr3" draw:text-style-name="P169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9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69" svg:width="0.1362in" svg:height="0.0752in" svg:x="0.4157in" svg:y="0.051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728in" svg:height="0.0752in" svg:x="0.6358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69" svg:width="0.1362in" svg:height="0.0752in" svg:x="0.9937in" svg:y="0.051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3" draw:text-style-name="P169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9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728in" svg:height="0.0752in" svg:x="1.3614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3" draw:text-style-name="P169" svg:width="0.1016in" svg:height="0.0067in" svg:x="1.5622in" svg:y="0.0803in" svg:viewBox="0 0 259 18" svg:d="M244 18c7 0 15 0 15-8 0-10-8-10-15-10h-230c-7 0-14 0-14 10 0 8 7 8 14 8z"><text:p/></draw:path><draw:path draw:style-name="gr3" draw:text-style-name="P169" svg:width="0.0728in" svg:height="0.0752in" svg:x="1.7193in" svg:y="0.051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69" svg:width="1.5236in" svg:height="0.0067in" svg:x="0.411in" svg:y="0.1925in" svg:viewBox="0 0 3871 18" draw:points="1935,18 0,18 0,0 3871,0 3871,18"><text:p/></draw:polygon><draw:path draw:style-name="gr3" draw:text-style-name="P169" svg:width="0.1362in" svg:height="0.0752in" svg:x="0.8555in" svg:y="0.27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69" svg:width="0.1362in" svg:height="0.0752in" svg:x="1.2787in" svg:y="0.27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0"> </text:span><text:span text:style-name="T10"><draw:g text:anchor-type="as-char" svg:y="-0.1161in" draw:z-index="74" draw:style-name="gr1"><svg:title>TexMaths</svg:title><svg:desc>12§display§m_1 = m_2 \Rightarrow u_1=v_2 \text{ und } u_2=v_1§svg§600§FALSE§</svg:desc><draw:polygon draw:style-name="gr2" draw:text-style-name="P169" svg:width="2.3909in" svg:height="0.1406in" svg:x="0in" svg:y="0in" svg:viewBox="0 0 6074 358" draw:points="3037,358 0,358 0,0 6074,0 6074,358"><text:p/></draw:polygon><draw:path draw:style-name="gr3" draw:text-style-name="P169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3" draw:text-style-name="P169" svg:width="0.1106in" svg:height="0.039in" svg:x="0.276in" svg:y="0.0543in" svg:viewBox="0 0 282 100" svg:d="M268 17c6 0 14 0 14-9 0-8-8-8-14-8h-254c-6 0-14 0-14 8 0 9 8 9 14 9zM268 100c6 0 14 0 14-9 0-8-8-8-14-8h-254c-6 0-14 0-14 8 0 9 8 9 14 9z"><text:p/></draw:path><draw:path draw:style-name="gr3" draw:text-style-name="P169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69" svg:width="0.1476in" svg:height="0.0913in" svg:x="0.7173in" svg:y="0.028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3" draw:text-style-name="P169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69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3" draw:text-style-name="P169" svg:width="0.1106in" svg:height="0.039in" svg:x="1.1453in" svg:y="0.0543in" svg:viewBox="0 0 282 100" svg:d="M268 17c6 0 14 0 14-9 0-8-8-8-14-8h-254c-6 0-14 0-14 8 0 9 8 9 14 9zM268 100c6 0 14 0 14-9 0-8-8-8-14-8h-254c-6 0-14 0-14 8 0 9 8 9 14 9z"><text:p/></draw:path><draw:path draw:style-name="gr3" draw:text-style-name="P169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69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69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69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69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69" svg:width="0.1106in" svg:height="0.039in" svg:x="2.0787in" svg:y="0.0543in" svg:viewBox="0 0 282 100" svg:d="M268 17c6 0 14 0 14-9 0-8-8-8-14-8h-254c-6 0-14 0-14 8 0 9 8 9 14 9zM268 100c6 0 14 0 14-9 0-8-8-8-14-8h-254c-6 0-14 0-14 8 0 9 8 9 14 9z"><text:p/></draw:path><draw:path draw:style-name="gr3" draw:text-style-name="P169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69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164" text:outline-level="4">Inelastischer Stoss <text:tab/><draw:g text:anchor-type="as-char" svg:y="-0.2299in" draw:z-index="52" draw:style-name="gr1"><svg:title>TexMaths</svg:title><svg:desc>12§display§\frac{dE}{dt} \ne 0§svg§600§FALSE§</svg:desc><draw:polygon draw:style-name="gr2" draw:text-style-name="P169" svg:width="0.5425in" svg:height="0.3413in" svg:x="0in" svg:y="0in" svg:viewBox="0 0 1379 868" draw:points="690,868 0,868 0,0 1379,0 1379,868"><text:p/></draw:polygon><draw:path draw:style-name="gr3" draw:text-style-name="P169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69" svg:width="0.2189in" svg:height="0.0067in" svg:x="0in" svg:y="0.1827in" svg:viewBox="0 0 557 18" draw:points="278,18 0,18 0,0 557,0 557,18"><text:p/></draw:polygon><draw:path draw:style-name="gr3" draw:text-style-name="P169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69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69" svg:width="0.0827in" svg:height="0.1547in" svg:x="0.3075in" svg:y="0.1087in" svg:viewBox="0 0 211 394" svg:d="M209 17c2-6 2-7 2-9s-2-8-8-8c-5 0-6 2-9 8l-190 370c-4 6-4 6-4 8s2 8 8 8c5 0 6-3 10-8z"><text:p/></draw:path><draw:path draw:style-name="gr3" draw:text-style-name="P169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69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93"><draw:g text:anchor-type="as-char" svg:y="-0.1252in" draw:z-index="73" draw:style-name="gr1"><svg:title>TexMaths</svg:title><svg:desc>12§display§m_1v_1+m_2v_2=(m_1+m_2)\cdot u§svg§600§FALSE§</svg:desc><draw:polygon draw:style-name="gr2" draw:text-style-name="P169" svg:width="2.1626in" svg:height="0.1657in" svg:x="0in" svg:y="0in" svg:viewBox="0 0 5494 422" draw:points="2747,422 0,422 0,0 5494,0 5494,422"><text:p/></draw:polygon><draw:path draw:style-name="gr3" draw:text-style-name="P169" svg:width="0.1362in" svg:height="0.0752in" svg:x="0.0047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0.1583in" svg:y="0.0717in" svg:viewBox="0 0 109 197" svg:d="M67 8c0-8 0-8-8-8-19 19-47 19-59 19v11c7 0 26 0 43-8v151c0 9 0 13-30 13h-11v11c5 0 42-1 53-1 10 0 47 1 54 1v-11h-12c-30 0-30-4-30-13z"><text:p/></draw:path><draw:path draw:style-name="gr3" draw:text-style-name="P169" svg:width="0.0728in" svg:height="0.0752in" svg:x="0.2248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425in" svg:height="0.0772in" svg:x="0.3134in" svg:y="0.0717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0.4213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1362in" svg:height="0.0752in" svg:x="0.5831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0.7315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728in" svg:height="0.0752in" svg:x="0.8031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0.8862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039in" svg:x="1.0087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39in" svg:height="0.1657in" svg:x="1.1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1362in" svg:height="0.0752in" svg:x="1.2445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1.398in" svg:y="0.0717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1.5055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1362in" svg:height="0.0752in" svg:x="1.6673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1.8157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39in" svg:height="0.1657in" svg:x="1.892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0177in" svg:height="0.0177in" svg:x="1.9984in" svg:y="0.074in" svg:viewBox="0 0 46 46" svg:d="M46 23c0-12-10-23-23-23-12 0-23 11-23 23 0 13 11 23 23 23 13 0 23-10 23-23z"><text:p/></draw:path><draw:path draw:style-name="gr3" draw:text-style-name="P169" svg:width="0.0854in" svg:height="0.0752in" svg:x="2.072in" svg:y="0.050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22in" draw:z-index="72" draw:style-name="gr1"><svg:title>TexMaths</svg:title><svg:desc>12§display§\frac12(m_1v_1^2+m_2v_2^2)-\frac12(m_1+m_2)u^2§svg§600§FALSE§</svg:desc><draw:polygon draw:style-name="gr2" draw:text-style-name="P169" svg:width="2.4575in" svg:height="0.3331in" svg:x="0in" svg:y="0.0043in" svg:viewBox="0 0 6243 847" draw:points="3121,847 0,847 0,0 6243,0 6243,847"><text:p/></draw:polygon><draw:path draw:style-name="gr3" draw:text-style-name="P169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in" svg:y="0.1783in" svg:viewBox="0 0 212 18" draw:points="106,18 0,18 0,0 212,0 212,18"><text:p/></draw:polygon><draw:path draw:style-name="gr3" draw:text-style-name="P169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39in" svg:height="0.1657in" svg:x="0.1197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1362in" svg:height="0.0752in" svg:x="0.17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0.326in" svg:y="0.1717in" svg:viewBox="0 0 109 197" svg:d="M67 8c0-8 0-8-8-8-19 19-47 19-59 19v11c7 0 26 0 43-8v151c0 9 0 13-30 13h-11v11c5 0 42-1 53-1 10 0 47 1 54 1v-11h-12c-30 0-30-4-30-13z"><text:p/></draw:path><draw:path draw:style-name="gr3" draw:text-style-name="P169" svg:width="0.0728in" svg:height="0.0752in" svg:x="0.392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0.4815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425in" svg:height="0.0772in" svg:x="0.4811in" svg:y="0.187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0.5949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1362in" svg:height="0.0752in" svg:x="0.7563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0.9047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728in" svg:height="0.0752in" svg:x="0.976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0657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516in" svg:height="0.0772in" svg:x="1.0598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39in" svg:height="0.1657in" svg:x="1.1425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016in" svg:height="0.0067in" svg:x="1.2484in" svg:y="0.1783in" svg:viewBox="0 0 259 18" svg:d="M244 18c7 0 15 0 15-8 0-10-8-10-15-10h-230c-7 0-14 0-14 10 0 8 7 8 14 8z"><text:p/></draw:path><draw:path draw:style-name="gr3" draw:text-style-name="P169" svg:width="0.0547in" svg:height="0.1106in" svg:x="1.4354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1.4201in" svg:y="0.1783in" svg:viewBox="0 0 212 18" draw:points="106,18 0,18 0,0 212,0 212,18"><text:p/></draw:polygon><draw:path draw:style-name="gr3" draw:text-style-name="P169" svg:width="0.0661in" svg:height="0.1106in" svg:x="1.42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39in" svg:height="0.1657in" svg:x="1.539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1362in" svg:height="0.0752in" svg:x="1.592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1.7461in" svg:y="0.1717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1.854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1362in" svg:height="0.0752in" svg:x="2.0161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2.1646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39in" svg:height="0.1657in" svg:x="2.240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0854in" svg:height="0.0752in" svg:x="2.300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69" svg:width="0.0516in" svg:height="0.0772in" svg:x="2.3984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2091in" draw:z-index="71" draw:style-name="gr1"><svg:title>TexMaths</svg:title><svg:desc>12§display§u=\frac{m_1v_1+m_2v_2}{m_1+m_2}§svg§600§FALSE§</svg:desc><draw:polygon draw:style-name="gr2" draw:text-style-name="P169" svg:width="1.2902in" svg:height="0.348in" svg:x="0in" svg:y="0in" svg:viewBox="0 0 3278 885" draw:points="1640,885 0,885 0,0 3278,0 3278,885"><text:p/></draw:polygon><draw:path draw:style-name="gr3" draw:text-style-name="P169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3" draw:text-style-name="P169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3" draw:text-style-name="P169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69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3" draw:text-style-name="P169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3" draw:text-style-name="P169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3" draw:text-style-name="P169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69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69" svg:width="0.9535in" svg:height="0.0067in" svg:x="0.3366in" svg:y="0.1642in" svg:viewBox="0 0 2423 18" draw:points="1212,18 0,18 0,0 2423,0 2423,18"><text:p/></draw:polygon><draw:path draw:style-name="gr3" draw:text-style-name="P169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3" draw:text-style-name="P169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3" draw:text-style-name="P169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/text:p>
      <text:h text:style-name="P131" text:outline-level="2"><draw:frame draw:style-name="fr1" draw:name="Frame3" text:anchor-type="paragraph" svg:x="4.4409in" svg:y="0.1465in" svg:width="3.1654in" draw:z-index="15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72"><draw:g text:anchor-type="as-char" svg:y="-0.0736in" draw:z-index="27" draw:style-name="gr1"><svg:title>TexMaths</svg:title><svg:desc>12§display§p
§svg§600§FALSE§</svg:desc><draw:polygon draw:style-name="gr2" draw:text-style-name="P169" svg:width="0.0843in" svg:height="0.1043in" svg:x="0.0051in" svg:y="0.002in" svg:viewBox="0 0 215 266" draw:points="107,266 0,266 0,0 215,0 215,266"><text:p/></draw:polygon><draw:path draw:style-name="gr3" draw:text-style-name="P169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34">Druck</text:p></table:table-cell><table:table-cell table:style-name="Table3.C1" office:value-type="string"><text:p text:style-name="P93"><draw:g text:anchor-type="as-char" svg:y="-0.2256in" draw:z-index="26" draw:style-name="gr1"><svg:title>TexMaths</svg:title><svg:desc>12§display§[p] = \mathrm{Pa} = \frac{\mathrm{N}}{\mathrm{m^2}}§svg§600§FALSE§</svg:desc><draw:polygon draw:style-name="gr2" draw:text-style-name="P169" svg:width="1.0425in" svg:height="0.3402in" svg:x="0in" svg:y="0in" svg:viewBox="0 0 2649 865" draw:points="1324,865 0,865 0,0 2649,0 2649,865"><text:p/></draw:polygon><draw:polygon draw:style-name="gr3" draw:text-style-name="P169" svg:width="0.0228in" svg:height="0.1661in" svg:x="0.0193in" svg:y="0.102in" svg:viewBox="0 0 59 423" draw:points="59,423 59,406 17,406 17,17 59,17 59,0 0,0 0,423"><text:p/></draw:polygon><draw:path draw:style-name="gr3" draw:text-style-name="P169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69" svg:width="0.0228in" svg:height="0.1661in" svg:x="0.1331in" svg:y="0.102in" svg:viewBox="0 0 59 423" draw:points="59,0 0,0 0,17 42,17 42,406 0,406 0,423 59,423"><text:p/></draw:polygon><draw:path draw:style-name="gr3" draw:text-style-name="P169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098in" svg:height="0.1134in" svg:x="0.4028in" svg:y="0.1134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9" svg:width="0.0752in" svg:height="0.0764in" svg:x="0.5126in" svg:y="0.152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69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" draw:text-style-name="P169" svg:width="0.213in" svg:height="0.0067in" svg:x="0.8299in" svg:y="0.1811in" svg:viewBox="0 0 542 18" draw:points="271,18 0,18 0,0 542,0 542,18"><text:p/></draw:polygon><draw:path draw:style-name="gr3" draw:text-style-name="P169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9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87"><draw:g text:anchor-type="as-char" svg:y="-0.1181in" draw:z-index="24" draw:style-name="gr1"><svg:title>TexMaths</svg:title><svg:desc>12§display§V§svg§600§FALSE§</svg:desc><draw:polygon draw:style-name="gr2" draw:text-style-name="P169" svg:width="0.1335in" svg:height="0.1142in" svg:x="0in" svg:y="0in" svg:viewBox="0 0 340 291" draw:points="170,291 0,291 0,0 340,0 340,291"><text:p/></draw:polygon><draw:path draw:style-name="gr3" draw:text-style-name="P169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35">Volumen</text:p></table:table-cell><table:table-cell table:style-name="Table3.C2" office:value-type="string"><text:p text:style-name="P93"><draw:g text:anchor-type="as-char" svg:y="-0.1465in" draw:z-index="23" draw:style-name="gr1"><svg:title>TexMaths</svg:title><svg:desc>12§display§[V] = \mathrm{m^3}§svg§600§FALSE§</svg:desc><draw:polygon draw:style-name="gr2" draw:text-style-name="P169" svg:width="0.6516in" svg:height="0.1858in" svg:x="0in" svg:y="0.0024in" svg:viewBox="0 0 1656 473" draw:points="827,473 0,473 0,0 1656,0 1656,473"><text:p/></draw:polygon><draw:polygon draw:style-name="gr3" draw:text-style-name="P169" svg:width="0.0228in" svg:height="0.1665in" svg:x="0.0193in" svg:y="0.022in" svg:viewBox="0 0 59 424" draw:points="59,424 59,407 17,407 17,17 59,17 59,0 0,0 0,424"><text:p/></draw:polygon><draw:path draw:style-name="gr3" draw:text-style-name="P169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" draw:text-style-name="P169" svg:width="0.0228in" svg:height="0.1665in" svg:x="0.1831in" svg:y="0.022in" svg:viewBox="0 0 59 424" draw:points="59,0 0,0 0,17 42,17 42,407 0,407 0,424 59,424"><text:p/></draw:polygon><draw:path draw:style-name="gr3" draw:text-style-name="P169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" draw:text-style-name="P169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" draw:text-style-name="P169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72"><draw:g text:anchor-type="as-char" svg:y="-0.0756in" draw:z-index="22" draw:style-name="gr1"><svg:title>TexMaths</svg:title><svg:desc>12§display§\kappa§svg§600§FALSE§</svg:desc><draw:polygon draw:style-name="gr2" draw:text-style-name="P169" svg:width="0.0957in" svg:height="0.0713in" svg:x="0in" svg:y="0.002in" svg:viewBox="0 0 244 182" draw:points="122,182 0,182 0,0 244,0 244,182"><text:p/></draw:polygon><draw:path draw:style-name="gr3" draw:text-style-name="P169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15">Kompressibilitätskoeffizient</text:p></table:table-cell><table:table-cell table:style-name="Table3.C2" office:value-type="string"><text:p text:style-name="P90"><draw:g text:anchor-type="as-char" svg:y="-0.1492in" draw:z-index="20" draw:style-name="gr1"><svg:title>TexMaths</svg:title><svg:desc>12§display§[ \kappa ] = \mathrm{Pa}^{-1}§svg§600§FALSE§</svg:desc><draw:polygon draw:style-name="gr2" draw:text-style-name="P169" svg:width="0.7705in" svg:height="0.189in" svg:x="0in" svg:y="0.0024in" svg:viewBox="0 0 1958 481" draw:points="979,481 0,481 0,0 1958,0 1958,481"><text:p/></draw:polygon><draw:polygon draw:style-name="gr3" draw:text-style-name="P169" svg:width="0.0228in" svg:height="0.1657in" svg:x="0.0193in" svg:y="0.0256in" svg:viewBox="0 0 59 422" draw:points="59,422 59,406 17,406 17,17 59,17 59,0 0,0 0,422"><text:p/></draw:polygon><draw:path draw:style-name="gr3" draw:text-style-name="P169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69" svg:width="0.0228in" svg:height="0.1657in" svg:x="0.1457in" svg:y="0.0256in" svg:viewBox="0 0 59 422" draw:points="59,0 0,0 0,17 42,17 42,406 0,406 0,422 59,422"><text:p/></draw:polygon><draw:path draw:style-name="gr3" draw:text-style-name="P169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" draw:text-style-name="P169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9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9" svg:width="0.0783in" svg:height="0.0059in" svg:x="0.6134in" svg:y="0.0457in" svg:viewBox="0 0 200 16" svg:d="M188 16c5 0 12 0 12-8s-6-8-12-8h-176c-5 0-12 0-12 7 0 9 7 9 12 9z"><text:p/></draw:path><draw:path draw:style-name="gr3" draw:text-style-name="P169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72"><draw:g text:anchor-type="as-char" svg:y="-0.1138in" draw:z-index="19" draw:style-name="gr1"><svg:title>TexMaths</svg:title><svg:desc>12§display§K§svg§600§FALSE§</svg:desc><draw:polygon draw:style-name="gr2" draw:text-style-name="P169" svg:width="0.1531in" svg:height="0.113in" svg:x="0in" svg:y="0in" svg:viewBox="0 0 390 288" draw:points="195,288 0,288 0,0 390,0 390,288"><text:p/></draw:polygon><draw:path draw:style-name="gr3" draw:text-style-name="P169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35">Kompressionsmodul</text:p></table:table-cell><table:table-cell table:style-name="Table3.C2" office:value-type="string"><text:p text:style-name="P93"><draw:g text:anchor-type="as-char" svg:y="-0.1252in" draw:z-index="18" draw:style-name="gr1"><svg:title>TexMaths</svg:title><svg:desc>12§display§[K] = \mathrm{Pa}§svg§600§FALSE§</svg:desc><draw:polygon draw:style-name="gr2" draw:text-style-name="P169" svg:width="0.6583in" svg:height="0.1657in" svg:x="0in" svg:y="0in" svg:viewBox="0 0 1673 422" draw:points="836,422 0,422 0,0 1673,0 1673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413in" svg:height="0.1134in" svg:x="0.0524in" svg:y="0.0102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" draw:text-style-name="P169" svg:width="0.0228in" svg:height="0.1657in" svg:x="0.2028in" svg:y="0in" svg:viewBox="0 0 59 422" draw:points="59,0 0,0 0,17 42,17 42,406 0,406 0,422 59,422"><text:p/></draw:polygon><draw:path draw:style-name="gr3" draw:text-style-name="P169" svg:width="0.1106in" svg:height="0.039in" svg:x="0.3004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098in" svg:height="0.1134in" svg:x="0.4724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9" svg:width="0.0752in" svg:height="0.076in" svg:x="0.5819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72"><draw:g text:anchor-type="as-char" svg:y="-0.0756in" draw:z-index="17" draw:style-name="gr1"><svg:title>TexMaths</svg:title><svg:desc>12§display§\rho§svg§600§FALSE§</svg:desc><draw:polygon draw:style-name="gr2" draw:text-style-name="P169" svg:width="0.0862in" svg:height="0.1043in" svg:x="0in" svg:y="0.002in" svg:viewBox="0 0 220 266" draw:points="109,266 0,266 0,0 220,0 220,266"><text:p/></draw:polygon><draw:path draw:style-name="gr3" draw:text-style-name="P169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138">Dichte</text:p></table:table-cell><table:table-cell table:style-name="Table3.C2" office:value-type="string"><text:p text:style-name="P91"><draw:g text:anchor-type="as-char" svg:y="-0.228in" draw:z-index="16" draw:style-name="gr1"><svg:title>TexMaths</svg:title><svg:desc>12§display§\rho = \mathrm{\frac{kg}{m^3}}§svg§600§FALSE§</svg:desc><draw:polygon draw:style-name="gr2" draw:text-style-name="P169" svg:width="0.5402in" svg:height="0.3417in" svg:x="0in" svg:y="0in" svg:viewBox="0 0 1373 869" draw:points="687,869 0,869 0,0 1373,0 1373,869"><text:p/></draw:polygon><draw:path draw:style-name="gr3" draw:text-style-name="P169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9" svg:width="0.1106in" svg:height="0.039in" svg:x="0.1413in" svg:y="0.1661in" svg:viewBox="0 0 282 100" svg:d="M268 17c6 0 14 0 14-9 0-8-8-8-14-8h-254c-6 0-14 0-14 8 0 9 8 9 14 9zM268 100c6 0 14 0 14-9 0-8-8-8-14-8h-254c-6 0-14 0-14 8 0 9 8 9 14 9z"><text:p/></draw:path><draw:path draw:style-name="gr3" draw:text-style-name="P169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9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69" svg:width="0.2134in" svg:height="0.0067in" svg:x="0.3272in" svg:y="0.1831in" svg:viewBox="0 0 543 18" draw:points="271,18 0,18 0,0 543,0 543,18"><text:p/></draw:polygon><draw:path draw:style-name="gr3" draw:text-style-name="P169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69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72"><draw:g text:anchor-type="as-char" svg:y="-0.1181in" draw:z-index="21" draw:style-name="gr1"><svg:title>TexMaths</svg:title><svg:desc>12§display§h§svg§600§FALSE§</svg:desc><draw:polygon draw:style-name="gr2" draw:text-style-name="P169" svg:width="0.0957in" svg:height="0.1157in" svg:x="0in" svg:y="0in" svg:viewBox="0 0 244 295" draw:points="122,295 0,295 0,0 244,0 244,295"><text:p/></draw:polygon><draw:path draw:style-name="gr3" draw:text-style-name="P169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136"><text:span text:style-name="T29">H</text:span><text:span text:style-name="T16">ö</text:span><text:span text:style-name="T17">he Fl</text:span><text:span text:style-name="T16">ü</text:span><text:span text:style-name="T17">ssigkeitss</text:span><text:span text:style-name="T25">ä</text:span><text:span text:style-name="T29">ule</text:span></text:p></table:table-cell><table:table-cell table:style-name="Table3.C2" office:value-type="string"><text:p text:style-name="P93"><draw:g text:anchor-type="as-char" svg:y="-0.1252in" draw:z-index="185" draw:style-name="gr1"><svg:title>TexMaths</svg:title><svg:desc>12§display§[h] = \mathrm{m}§svg§600§FALSE§</svg:desc><draw:polygon draw:style-name="gr2" draw:text-style-name="P169" svg:width="0.548in" svg:height="0.1657in" svg:x="0in" svg:y="0in" svg:viewBox="0 0 1393 422" draw:points="696,422 0,422 0,0 1393,0 1393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819in" svg:height="0.1173in" svg:x="0.0551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69" svg:width="0.0228in" svg:height="0.1657in" svg:x="0.1457in" svg:y="0in" svg:viewBox="0 0 59 422" draw:points="59,0 0,0 0,17 42,17 42,406 0,406 0,422 59,422"><text:p/></draw:polygon><draw:path draw:style-name="gr3" draw:text-style-name="P169" svg:width="0.1106in" svg:height="0.039in" svg:x="0.2433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415in" svg:y="0.0508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72"><draw:g text:anchor-type="as-char" svg:y="-0.1138in" draw:z-index="183" draw:style-name="gr1"><svg:title>TexMaths</svg:title><svg:desc>12§display§F_p§svg§600§FALSE§</svg:desc><draw:polygon draw:style-name="gr2" draw:text-style-name="P169" svg:width="0.1752in" svg:height="0.1606in" svg:x="0in" svg:y="0in" svg:viewBox="0 0 446 409" draw:points="223,409 0,409 0,0 446,0 446,409"><text:p/></draw:polygon><draw:path draw:style-name="gr3" draw:text-style-name="P169" svg:width="0.1181in" svg:height="0.1126in" svg:x="0.0063in" svg:y="0.001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69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137">Druckkraft</text:p></table:table-cell><table:table-cell table:style-name="Table3.C2" office:value-type="string"><text:p text:style-name="P93"><draw:g text:anchor-type="as-char" svg:y="-0.1252in" draw:z-index="184" draw:style-name="gr1"><svg:title>TexMaths</svg:title><svg:desc>12§display§[F_p] = \mathrm{N}§svg§600§FALSE§</svg:desc><draw:polygon draw:style-name="gr2" draw:text-style-name="P169" svg:width="0.622in" svg:height="0.1717in" svg:x="0in" svg:y="0in" svg:viewBox="0 0 1581 437" draw:points="790,437 0,437 0,0 1581,0 1581,437"><text:p/></draw:polygon><draw:polygon draw:style-name="gr3" draw:text-style-name="P169" svg:width="0.0228in" svg:height="0.1657in" svg:x="0.0193in" svg:y="0in" svg:viewBox="0 0 59 422" draw:points="59,422 59,405 17,405 17,17 59,17 59,0 0,0 0,422"><text:p/></draw:polygon><draw:path draw:style-name="gr3" draw:text-style-name="P169" svg:width="0.1185in" svg:height="0.113in" svg:x="0.0524in" svg:y="0.011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9" svg:width="0.065in" svg:height="0.0736in" svg:x="0.1528in" svg:y="0.098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69" svg:width="0.0228in" svg:height="0.1657in" svg:x="0.2335in" svg:y="0in" svg:viewBox="0 0 59 422" draw:points="59,0 0,0 0,17 42,17 42,405 0,405 0,422 59,422"><text:p/></draw:polygon><draw:path draw:style-name="gr3" draw:text-style-name="P169" svg:width="0.1106in" svg:height="0.0386in" svg:x="0.3315in" svg:y="0.063in" svg:viewBox="0 0 282 99" svg:d="M268 17c6 0 14 0 14-9 0-8-8-8-14-8h-254c-6 0-14 0-14 8 0 9 8 9 14 9zM268 99c6 0 14 0 14-8s-8-8-14-8h-254c-6 0-14 0-14 8s8 8 14 8z"><text:p/></draw:path><draw:path draw:style-name="gr3" draw:text-style-name="P169" svg:width="0.1134in" svg:height="0.1134in" svg:x="0.5031in" svg:y="0.0102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/table:table><text:p text:style-name="Frame_20_contents"/></draw:text-box></draw:frame><text:soft-page-break/>Druck</text:h>
      <text:h text:style-name="P165" text:outline-level="4">Dichte <text:tab/><text:tab/><text:tab/><draw:g text:anchor-type="as-char" svg:y="-0.1874in" draw:z-index="13" draw:style-name="gr1"><svg:title>TexMaths</svg:title><svg:desc>12§display§\rho = \frac{m}{V}§svg§600§FALSE§</svg:desc><draw:polygon draw:style-name="gr2" draw:text-style-name="P169" svg:width="0.4724in" svg:height="0.2976in" svg:x="0in" svg:y="0.002in" svg:viewBox="0 0 1201 757" draw:points="601,757 0,757 0,0 1201,0 1201,757"><text:p/></draw:polygon><draw:path draw:style-name="gr3" draw:text-style-name="P169" svg:width="0.0783in" svg:height="0.1091in" svg:x="0.0051in" svg:y="0.113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3" draw:text-style-name="P169" svg:width="0.1106in" svg:height="0.039in" svg:x="0.1409in" svg:y="0.1256in" svg:viewBox="0 0 282 100" svg:d="M267 17c6 0 15 0 15-9 0-8-9-8-15-8h-253c-6 0-14 0-14 8 0 9 8 9 14 9zM267 100c6 0 15 0 15-9 0-8-9-8-15-8h-253c-6 0-14 0-14 8 0 9 8 9 14 9z"><text:p/></draw:path><draw:path draw:style-name="gr3" draw:text-style-name="P169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3" draw:text-style-name="P169" svg:width="0.1461in" svg:height="0.0067in" svg:x="0.3268in" svg:y="0.1406in" svg:viewBox="0 0 372 18" draw:points="186,18 0,18 0,0 372,0 372,18"><text:p/></draw:polygon><draw:path draw:style-name="gr3" draw:text-style-name="P169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64" text:outline-level="4">Kolbendruck <text:tab/><text:tab/><draw:g text:anchor-type="as-char" svg:y="-0.2264in" draw:z-index="29" draw:style-name="gr1"><svg:title>TexMaths</svg:title><svg:desc>12§display§p = \frac{F_1}{A_1} = \frac{F_2}{A_2}§svg§600§FALSE§</svg:desc><draw:polygon draw:style-name="gr2" draw:text-style-name="P169" svg:width="0.9846in" svg:height="0.365in" svg:x="0.0051in" svg:y="0in" svg:viewBox="0 0 2502 928" draw:points="1251,928 0,928 0,0 2502,0 2502,928"><text:p/></draw:polygon><draw:path draw:style-name="gr3" draw:text-style-name="P169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" draw:text-style-name="P169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1181in" svg:height="0.113in" svg:x="0.3453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69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" draw:text-style-name="P169" svg:width="0.1992in" svg:height="0.0067in" svg:x="0.3303in" svg:y="0.1811in" svg:viewBox="0 0 507 18" draw:points="253,18 0,18 0,0 507,0 507,18"><text:p/></draw:polygon><draw:path draw:style-name="gr3" draw:text-style-name="P169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" draw:text-style-name="P169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" draw:text-style-name="P169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1181in" svg:height="0.113in" svg:x="0.8059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69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69" svg:width="0.1992in" svg:height="0.0067in" svg:x="0.7906in" svg:y="0.1811in" svg:viewBox="0 0 507 18" draw:points="253,18 0,18 0,0 507,0 507,18"><text:p/></draw:polygon><draw:path draw:style-name="gr3" draw:text-style-name="P169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69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64" text:outline-level="4">Volumenabnahme <text:tab/><draw:g text:anchor-type="as-char" svg:y="-0.1161in" draw:z-index="28" draw:style-name="gr1"><svg:title>TexMaths</svg:title><svg:desc>12§display§dV = - \kappa \cdot V \cdot dp§svg§600§FALSE§</svg:desc><draw:polygon draw:style-name="gr2" draw:text-style-name="P169" svg:width="1.2098in" svg:height="0.1476in" svg:x="0in" svg:y="0in" svg:viewBox="0 0 3074 376" draw:points="1537,376 0,376 0,0 3074,0 3074,376"><text:p/></draw:polygon><draw:path draw:style-name="gr3" draw:text-style-name="P169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69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69" svg:width="0.1106in" svg:height="0.039in" svg:x="0.2752in" svg:y="0.0543in" svg:viewBox="0 0 282 100" svg:d="M268 17c6 0 14 0 14-9 0-8-8-8-14-8h-254c-6 0-14 0-14 8 0 9 8 9 14 9zM268 100c6 0 14 0 14-9 0-8-8-8-14-8h-254c-6 0-14 0-14 8 0 9 8 9 14 9z"><text:p/></draw:path><draw:path draw:style-name="gr3" draw:text-style-name="P169" svg:width="0.1016in" svg:height="0.0067in" svg:x="0.4555in" svg:y="0.0709in" svg:viewBox="0 0 259 18" svg:d="M244 18c7 0 15 0 15-8 0-10-8-10-15-10h-230c-7 0-14 0-14 10 0 8 7 8 14 8z"><text:p/></draw:path><draw:path draw:style-name="gr3" draw:text-style-name="P169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" draw:text-style-name="P169" svg:width="0.0177in" svg:height="0.0177in" svg:x="0.7173in" svg:y="0.0654in" svg:viewBox="0 0 46 46" svg:d="M46 23c0-12-10-23-23-23-12 0-23 11-23 23 0 13 11 23 23 23 13 0 23-10 23-23z"><text:p/></draw:path><draw:path draw:style-name="gr3" draw:text-style-name="P169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69" svg:width="0.0177in" svg:height="0.0177in" svg:x="0.9713in" svg:y="0.0654in" svg:viewBox="0 0 46 46" svg:d="M46 23c0-12-10-23-23-23-12 0-23 11-23 23 0 13 11 23 23 23 13 0 23-10 23-23z"><text:p/></draw:path><draw:path draw:style-name="gr3" draw:text-style-name="P169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69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5" draw:style-name="gr1"><svg:title>TexMaths</svg:title><svg:desc>12§display§\kappa = \frac{1}{K}§svg§600§FALSE§</svg:desc><draw:polygon draw:style-name="gr2" draw:text-style-name="P169" svg:width="0.4898in" svg:height="0.3331in" svg:x="0in" svg:y="0.0043in" svg:viewBox="0 0 1245 847" draw:points="622,847 0,847 0,0 1245,0 1245,847"><text:p/></draw:polygon><draw:path draw:style-name="gr3" draw:text-style-name="P169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69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" draw:text-style-name="P169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1531in" svg:height="0.0067in" svg:x="0.3366in" svg:y="0.1783in" svg:viewBox="0 0 390 18" draw:points="194,18 0,18 0,0 390,0 390,18"><text:p/></draw:polygon><draw:path draw:style-name="gr3" draw:text-style-name="P169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64" text:outline-level="4">Schweredruck<text:tab/><text:tab/><draw:g text:anchor-type="as-char" svg:y="-0.2307in" draw:z-index="14" draw:style-name="gr1"><svg:title>TexMaths</svg:title><svg:desc>12§display§p = \frac{F}{A} = \frac{\rho \cdot g \cdot h \cdot A}{A} =  \rho \cdot g \cdot h§svg§600§FALSE§</svg:desc><draw:polygon draw:style-name="gr2" draw:text-style-name="P169" svg:width="2.215in" svg:height="0.3417in" svg:x="0.0051in" svg:y="0.0039in" svg:viewBox="0 0 5627 869" draw:points="2813,869 0,869 0,0 5627,0 5627,869"><text:p/></draw:polygon><draw:path draw:style-name="gr3" draw:text-style-name="P169" svg:width="0.0866in" svg:height="0.1059in" svg:x="0in" svg:y="0.1571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69" svg:width="0.1299in" svg:height="0.0067in" svg:x="0.3303in" svg:y="0.1862in" svg:viewBox="0 0 331 18" draw:points="166,18 0,18 0,0 331,0 331,18"><text:p/></draw:polygon><draw:path draw:style-name="gr3" draw:text-style-name="P169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9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0783in" svg:height="0.1091in" svg:x="0.726in" svg:y="0.045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9" svg:width="0.0177in" svg:height="0.0177in" svg:x="0.8579in" svg:y="0.0689in" svg:viewBox="0 0 46 46" svg:d="M46 23c0-12-10-23-23-23-12 0-23 11-23 23 0 13 11 23 23 23 13 0 23-10 23-23z"><text:p/></draw:path><draw:path draw:style-name="gr3" draw:text-style-name="P169" svg:width="0.076in" svg:height="0.1075in" svg:x="0.9291in" svg:y="0.045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9" svg:width="0.0177in" svg:height="0.0177in" svg:x="1.0634in" svg:y="0.0689in" svg:viewBox="0 0 46 46" svg:d="M46 23c0-12-10-23-23-23-12 0-23 11-23 23 0 13 11 23 23 23 13 0 23-10 23-23z"><text:p/></draw:path><draw:path draw:style-name="gr3" draw:text-style-name="P169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9" svg:width="0.0177in" svg:height="0.0177in" svg:x="1.2787in" svg:y="0.0689in" svg:viewBox="0 0 46 46" svg:d="M46 23c0-12-10-23-23-23-12 0-23 11-23 23 0 13 11 23 23 23 13 0 23-10 23-23z"><text:p/></draw:path><draw:path draw:style-name="gr3" draw:text-style-name="P169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69" svg:width="0.7512in" svg:height="0.0067in" svg:x="0.7209in" svg:y="0.1862in" svg:viewBox="0 0 1909 18" draw:points="954,18 0,18 0,0 1909,0 1909,18"><text:p/></draw:polygon><draw:path draw:style-name="gr3" draw:text-style-name="P169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9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0783in" svg:height="0.1091in" svg:x="1.7181in" svg:y="0.157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9" svg:width="0.0177in" svg:height="0.0177in" svg:x="1.8504in" svg:y="0.1807in" svg:viewBox="0 0 46 46" svg:d="M46 23c0-12-10-23-23-23-12 0-23 11-23 23 0 13 11 23 23 23 13 0 23-10 23-23z"><text:p/></draw:path><draw:path draw:style-name="gr3" draw:text-style-name="P169" svg:width="0.076in" svg:height="0.1075in" svg:x="1.922in" svg:y="0.157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9" svg:width="0.0177in" svg:height="0.0177in" svg:x="2.0555in" svg:y="0.1807in" svg:viewBox="0 0 46 46" svg:d="M46 23c0-12-10-23-23-23-12 0-23 11-23 23 0 13 11 23 23 23 13 0 23-10 23-23z"><text:p/></draw:path><draw:path draw:style-name="gr3" draw:text-style-name="P169" svg:width="0.0819in" svg:height="0.1173in" svg:x="2.1335in" svg:y="0.116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64" text:outline-level="4">Auftrieb<text:tab/><draw:g text:anchor-type="as-char" svg:y="-0.1252in" draw:z-index="12" draw:style-name="gr1"><svg:title>TexMaths</svg:title><svg:desc>12§display§F_A = F_2 - F_1 = g \cdot p \cdot (h_2 - h_1) \cdot A = g \cdot p \cdot V§svg§600§FALSE§</svg:desc><draw:polygon draw:style-name="gr2" draw:text-style-name="P169" svg:width="3.3122in" svg:height="0.1657in" svg:x="0in" svg:y="0in" svg:viewBox="0 0 8414 422" draw:points="4207,422 0,422 0,0 8414,0 8414,422"><text:p/></draw:polygon><draw:path draw:style-name="gr3" draw:text-style-name="P169" svg:width="0.1181in" svg:height="0.113in" svg:x="0.0063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0874in" svg:height="0.0827in" svg:x="0.1134in" svg:y="0.0661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69" svg:width="0.1106in" svg:height="0.039in" svg:x="0.2701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181in" svg:height="0.113in" svg:x="0.4425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0516in" svg:height="0.0772in" svg:x="0.5504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016in" svg:height="0.0067in" svg:x="0.6685in" svg:y="0.0791in" svg:viewBox="0 0 259 18" svg:d="M244 18c7 0 15 0 15-8 0-10-8-10-15-10h-230c-7 0-14 0-14 10 0 8 7 8 14 8z"><text:p/></draw:path><draw:path draw:style-name="gr3" draw:text-style-name="P169" svg:width="0.1181in" svg:height="0.113in" svg:x="0.8268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69" svg:width="0.0425in" svg:height="0.0772in" svg:x="0.9402in" svg:y="0.0717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039in" svg:x="1.0575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76in" svg:height="0.1075in" svg:x="1.2256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9" svg:width="0.0177in" svg:height="0.0177in" svg:x="1.3598in" svg:y="0.074in" svg:viewBox="0 0 46 46" svg:d="M46 23c0-12-10-23-23-23-12 0-23 11-23 23 0 13 11 23 23 23 13 0 23-10 23-23z"><text:p/></draw:path><draw:path draw:style-name="gr3" draw:text-style-name="P169" svg:width="0.0866in" svg:height="0.1059in" svg:x="1.4228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177in" svg:height="0.0177in" svg:x="1.563in" svg:y="0.074in" svg:viewBox="0 0 46 46" svg:d="M46 23c0-12-10-23-23-23-12 0-23 11-23 23 0 13 11 23 23 23 13 0 23-10 23-23z"><text:p/></draw:path><draw:path draw:style-name="gr3" draw:text-style-name="P169" svg:width="0.039in" svg:height="0.1657in" svg:x="1.648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819in" svg:height="0.1173in" svg:x="1.7055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9" svg:width="0.0516in" svg:height="0.0772in" svg:x="1.7992in" svg:y="0.0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016in" svg:height="0.0067in" svg:x="1.9173in" svg:y="0.0791in" svg:viewBox="0 0 259 18" svg:d="M244 18c7 0 15 0 15-8 0-10-8-10-15-10h-230c-7 0-14 0-14 10 0 8 7 8 14 8z"><text:p/></draw:path><draw:path draw:style-name="gr3" draw:text-style-name="P169" svg:width="0.0819in" svg:height="0.1173in" svg:x="2.0787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9" svg:width="0.0425in" svg:height="0.0772in" svg:x="2.178in" svg:y="0.0717in" svg:viewBox="0 0 109 197" svg:d="M67 8c0-8 0-8-8-8-19 19-47 19-59 19v11c7 0 26 0 43-8v151c0 9 0 13-30 13h-11v11c5 0 42-1 53-1 10 0 47 1 54 1v-11h-12c-30 0-30-4-30-13z"><text:p/></draw:path><draw:path draw:style-name="gr3" draw:text-style-name="P169" svg:width="0.039in" svg:height="0.1657in" svg:x="2.248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0177in" svg:height="0.0177in" svg:x="2.3551in" svg:y="0.074in" svg:viewBox="0 0 46 46" svg:d="M46 23c0-12-10-23-23-23-12 0-23 11-23 23 0 13 11 23 23 23 13 0 23-10 23-23z"><text:p/></draw:path><draw:path draw:style-name="gr3" draw:text-style-name="P169" svg:width="0.1138in" svg:height="0.1193in" svg:x="2.4299in" svg:y="0.0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9" svg:width="0.1106in" svg:height="0.039in" svg:x="2.6039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76in" svg:height="0.1075in" svg:x="2.7724in" svg:y="0.0508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69" svg:width="0.0177in" svg:height="0.0177in" svg:x="2.9063in" svg:y="0.074in" svg:viewBox="0 0 46 46" svg:d="M46 23c0-12-10-23-23-23-12 0-23 11-23 23 0 13 11 23 23 23 13 0 23-10 23-23z"><text:p/></draw:path><draw:path draw:style-name="gr3" draw:text-style-name="P169" svg:width="0.0866in" svg:height="0.1059in" svg:x="2.9697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177in" svg:height="0.0177in" svg:x="3.1094in" svg:y="0.074in" svg:viewBox="0 0 46 46" svg:d="M46 23c0-12-10-23-23-23-12 0-23 11-23 23 0 13 11 23 23 23 13 0 23-10 23-23z"><text:p/></draw:path><draw:path draw:style-name="gr3" draw:text-style-name="P169" svg:width="0.1185in" svg:height="0.1173in" svg:x="3.1882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93"><draw:g text:anchor-type="as-char" svg:y="-0.1161in" draw:z-index="11" draw:style-name="gr1"><svg:title>TexMaths</svg:title><svg:desc>12§display§F_A = F _G \Rightarrow \tiny{\text{Gleichgewicht}} \quad F_A &lt; F_G \Rightarrow \downarrow \quad F_A &gt; F_G \Rightarrow \uparrow§svg§600§FALSE§</svg:desc><draw:polygon draw:style-name="gr2" draw:text-style-name="P169" svg:width="3.7709in" svg:height="0.1476in" svg:x="0in" svg:y="0in" svg:viewBox="0 0 9579 376" draw:points="4790,376 0,376 0,0 9579,0 9579,376"><text:p/></draw:polygon><draw:path draw:style-name="gr3" draw:text-style-name="P169" svg:width="0.1181in" svg:height="0.1134in" svg:x="0.0063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9" svg:width="0.0874in" svg:height="0.0831in" svg:x="0.1134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69" svg:width="0.1106in" svg:height="0.039in" svg:x="0.2701in" svg:y="0.0543in" svg:viewBox="0 0 282 100" svg:d="M268 17c6 0 14 0 14-9 0-8-8-8-14-8h-254c-6 0-14 0-14 8 0 9 8 9 14 9zM268 100c6 0 14 0 14-9 0-8-8-8-14-8h-254c-6 0-14 0-14 8 0 9 8 9 14 9z"><text:p/></draw:path><draw:path draw:style-name="gr3" draw:text-style-name="P169" svg:width="0.1181in" svg:height="0.1134in" svg:x="0.4425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9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69" svg:width="0.1476in" svg:height="0.0913in" svg:x="0.710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69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3" draw:text-style-name="P169" svg:width="0.0209in" svg:height="0.0579in" svg:x="1.0059in" svg:y="0.0571in" svg:viewBox="0 0 54 148" svg:d="M36 0l-36 2v10c16 0 18 1 18 12v106c0 7 0 8-14 8h-4v10c10-1 18-1 26-1 10 0 20 0 28 1v-10h-4c-14 0-14-1-14-8z"><text:p/></draw:path><draw:path draw:style-name="gr3" draw:text-style-name="P169" svg:width="0.0402in" svg:height="0.0386in" svg:x="1.0374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69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69" svg:width="0.0394in" svg:height="0.0386in" svg:x="1.1224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69" svg:width="0.05in" svg:height="0.0579in" svg:x="1.1713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69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3" draw:text-style-name="P169" svg:width="0.0402in" svg:height="0.0386in" svg:x="1.2882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69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3" draw:text-style-name="P169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69" svg:width="0.0394in" svg:height="0.0386in" svg:x="1.4528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69" svg:width="0.05in" svg:height="0.0579in" svg:x="1.5012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69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3" draw:text-style-name="P169" svg:width="0.1181in" svg:height="0.1134in" svg:x="1.7181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9" svg:width="0.0874in" svg:height="0.0831in" svg:x="1.8256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69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3" draw:text-style-name="P169" svg:width="0.1181in" svg:height="0.1134in" svg:x="2.1547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9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69" svg:width="0.1476in" svg:height="0.0913in" svg:x="2.42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69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3" draw:text-style-name="P169" svg:width="0.1181in" svg:height="0.1134in" svg:x="2.8276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9" svg:width="0.0874in" svg:height="0.0831in" svg:x="2.9343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69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3" draw:text-style-name="P169" svg:width="0.1181in" svg:height="0.1134in" svg:x="3.2634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69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69" svg:width="0.1476in" svg:height="0.0913in" svg:x="3.5307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69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93"><draw:g text:anchor-type="as-char" svg:y="-0.2244in" draw:z-index="10" draw:style-name="gr1"><svg:title>TexMaths</svg:title><svg:desc>12§display§p \propto \frac{1}{V} \Rightarrow p \cdot V = \text{const.}§svg§600§FALSE§</svg:desc><draw:polygon draw:style-name="gr2" draw:text-style-name="P169" svg:width="1.7213in" svg:height="0.3327in" svg:x="0.0051in" svg:y="0.0039in" svg:viewBox="0 0 4373 846" draw:points="2187,846 0,846 0,0 4373,0 4373,846"><text:p/></draw:polygon><draw:path draw:style-name="gr3" draw:text-style-name="P169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9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3" draw:text-style-name="P169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3" draw:text-style-name="P169" svg:width="0.1339in" svg:height="0.0067in" svg:x="0.3303in" svg:y="0.178in" svg:viewBox="0 0 341 18" draw:points="170,18 0,18 0,0 341,0 341,18"><text:p/></draw:polygon><draw:path draw:style-name="gr3" draw:text-style-name="P169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9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3" draw:text-style-name="P169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9" svg:width="0.0177in" svg:height="0.0177in" svg:x="0.8772in" svg:y="0.1728in" svg:viewBox="0 0 46 46" svg:d="M46 23c0-12-10-23-23-23-12 0-23 11-23 23 0 13 11 23 23 23 13 0 23-10 23-23z"><text:p/></draw:path><draw:path draw:style-name="gr3" draw:text-style-name="P169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9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3" draw:text-style-name="P169" svg:width="0.0634in" svg:height="0.076in" svg:x="1.3067in" svg:y="0.148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69" svg:width="0.0736in" svg:height="0.076in" svg:x="1.3795in" svg:y="0.148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69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543in" svg:height="0.076in" svg:x="1.5555in" svg:y="0.148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69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3" draw:text-style-name="P169" svg:width="0.0177in" svg:height="0.0177in" svg:x="1.6945in" svg:y="0.2043in" svg:viewBox="0 0 46 46" svg:d="M46 23c0-12-10-23-23-23-12 0-23 11-23 23 0 13 11 23 23 23 13 0 23-10 23-23z"><text:p/></draw:path></draw:g> <text:tab/><draw:g text:anchor-type="as-char" svg:y="-0.2256in" draw:z-index="9" draw:style-name="gr1"><svg:title>TexMaths</svg:title><svg:desc>12§display§\frac{p_1}{p_2} = \frac{V_2}{V_1}§svg§600§FALSE§</svg:desc><draw:polygon draw:style-name="gr2" draw:text-style-name="P169" svg:width="0.5906in" svg:height="0.3717in" svg:x="0.0051in" svg:y="0in" svg:viewBox="0 0 1501 945" draw:points="751,945 0,945 0,0 1501,0 1501,945"><text:p/></draw:polygon><draw:path draw:style-name="gr3" draw:text-style-name="P169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69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3" draw:text-style-name="P169" svg:width="0.1579in" svg:height="0.0067in" svg:x="0.0051in" svg:y="0.1811in" svg:viewBox="0 0 402 18" draw:points="202,18 0,18 0,0 402,0 402,18"><text:p/></draw:polygon><draw:path draw:style-name="gr3" draw:text-style-name="P169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69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3" draw:text-style-name="P169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69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69" svg:width="0.1717in" svg:height="0.0067in" svg:x="0.4244in" svg:y="0.1811in" svg:viewBox="0 0 437 18" draw:points="218,18 0,18 0,0 437,0 437,18"><text:p/></draw:polygon><draw:path draw:style-name="gr3" draw:text-style-name="P169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69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8" draw:style-name="gr1"><svg:title>TexMaths</svg:title><svg:desc>12§display§\kappa = \frac{1}{p}§svg§600§FALSE§</svg:desc><draw:polygon draw:style-name="gr2" draw:text-style-name="P169" svg:width="0.4205in" svg:height="0.3657in" svg:x="0in" svg:y="0.0043in" svg:viewBox="0 0 1069 930" draw:points="535,930 0,930 0,0 1069,0 1069,930"><text:p/></draw:polygon><draw:path draw:style-name="gr3" draw:text-style-name="P169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69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9in" svg:height="0.0067in" svg:x="0.337in" svg:y="0.1783in" svg:viewBox="0 0 214 18" draw:points="107,18 0,18 0,0 214,0 214,18"><text:p/></draw:polygon><draw:path draw:style-name="gr3" draw:text-style-name="P169" svg:width="0.0866in" svg:height="0.1059in" svg:x="0.3315in" svg:y="0.263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64" text:outline-level="4"><text:span text:style-name="T33">Barometrische Höhenformel</text:span> <text:tab/><draw:g text:anchor-type="as-char" svg:y="-0.35in" draw:z-index="7" draw:style-name="gr1"><svg:title>TexMaths</svg:title><svg:desc>12§display§p(h) = p_0 \cdot e^{-g \cdot \dfrac{\rho_0}{p_0} \cdot h}§svg§600§FALSE§</svg:desc><draw:polygon draw:style-name="gr2" draw:text-style-name="P169" svg:width="1.4146in" svg:height="0.3894in" svg:x="0.0051in" svg:y="0.002in" svg:viewBox="0 0 3594 990" draw:points="1798,990 0,990 0,0 3594,0 3594,990"><text:p/></draw:polygon><draw:path draw:style-name="gr3" draw:text-style-name="P169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39in" svg:height="0.1657in" svg:x="0.1055in" svg:y="0.225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69" svg:width="0.039in" svg:height="0.1657in" svg:x="0.2583in" svg:y="0.2256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3" draw:text-style-name="P169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177in" svg:height="0.0177in" svg:x="0.7441in" svg:y="0.2996in" svg:viewBox="0 0 46 46" svg:d="M46 23c0-12-10-23-23-23-12 0-23 11-23 23 0 13 11 23 23 23 13 0 23-10 23-23z"><text:p/></draw:path><draw:path draw:style-name="gr3" draw:text-style-name="P169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69" svg:width="0.0783in" svg:height="0.0059in" svg:x="0.9028in" svg:y="0.1535in" svg:viewBox="0 0 200 16" svg:d="M188 16c5 0 12 0 12-8s-6-8-12-8h-176c-5 0-12 0-12 7 0 9 7 9 12 9z"><text:p/></draw:path><draw:path draw:style-name="gr3" draw:text-style-name="P169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69" svg:width="0.0134in" svg:height="0.0134in" svg:x="1.076in" svg:y="0.1496in" svg:viewBox="0 0 35 35" svg:d="M35 18c0-11-9-18-17-18-11 0-18 8-18 18 0 11 10 17 18 17 10 0 17-9 17-17z"><text:p/></draw:path><draw:path draw:style-name="gr3" draw:text-style-name="P169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9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69" svg:width="0.1602in" svg:height="0.0067in" svg:x="1.1224in" svg:y="0.1409in" svg:viewBox="0 0 408 18" draw:points="204,18 0,18 0,0 408,0 408,18"><text:p/></draw:polygon><draw:path draw:style-name="gr3" draw:text-style-name="P169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69" svg:width="0.0134in" svg:height="0.0134in" svg:x="1.3157in" svg:y="0.1496in" svg:viewBox="0 0 35 35" svg:d="M35 18c0-11-9-18-17-18-11 0-18 8-18 18 0 11 10 17 18 17 10 0 17-9 17-17z"><text:p/></draw:path><draw:path draw:style-name="gr3" draw:text-style-name="P169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Heading_20_2" text:outline-level="2">Strömungen</text:h>
      <text:p text:style-name="P102"><draw:g text:anchor-type="as-char" svg:y="-0.1535in" draw:z-index="6" draw:style-name="gr1"><svg:title>TexMaths</svg:title><svg:desc>12§display§\dot{V} = A \cdot v = const. \quad \Rightarrow \quad A_1 \cdot v_1 = A_2 \cdot v_2§svg§600§FALSE§</svg:desc><draw:polygon draw:style-name="gr2" draw:text-style-name="P169" svg:width="3.0949in" svg:height="0.1772in" svg:x="0in" svg:y="0in" svg:viewBox="0 0 7862 451" draw:points="3931,451 0,451 0,0 7862,0 7862,451"><text:p/></draw:polygon><draw:path draw:style-name="gr3" draw:text-style-name="P169" svg:width="0.0181in" svg:height="0.0173in" svg:x="0.0583in" svg:y="0in" svg:viewBox="0 0 47 45" svg:d="M47 23c0-12-11-23-24-23-15 0-23 12-23 23 0 12 10 22 23 22 14 0 24-12 24-22z"><text:p/></draw:path><draw:path draw:style-name="gr3" draw:text-style-name="P169" svg:width="0.1185in" svg:height="0.1169in" svg:x="0.0094in" svg:y="0.0398in" svg:viewBox="0 0 302 298" svg:d="M242 48c21-32 39-34 54-35 5 0 6-7 6-8 0-4-2-5-6-5-10 0-22 1-34 1-15 0-29-1-42-1-3 0-9 0-9 8 0 5 5 5 7 5 12 1 20 5 20 15 0 5-6 15-6 15l-130 206-29-223c0-7 10-13 29-13 6 0 11 0 11-8 0-4-4-5-6-5-17 0-35 1-53 1-7 0-16 0-23 0-8 0-15-1-23-1-3 0-8 0-8 8 0 5 4 5 11 5 24 0 24 4 25 15l34 260c1 9 2 10 8 10 7 0 8-3 12-9z"><text:p/></draw:path><draw:path draw:style-name="gr3" draw:text-style-name="P169" svg:width="0.1106in" svg:height="0.0386in" svg:x="0.189in" svg:y="0.0917in" svg:viewBox="0 0 282 99" svg:d="M268 17c6 0 14 0 14-9 0-8-8-8-14-8h-254c-6 0-14 0-14 8 0 9 8 9 14 9zM268 99c6 0 14 0 14-8s-8-8-14-8h-254c-6 0-14 0-14 8s8 8 14 8z"><text:p/></draw:path><draw:path draw:style-name="gr3" draw:text-style-name="P169" svg:width="0.1138in" svg:height="0.1189in" svg:x="0.361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3" draw:text-style-name="P169" svg:width="0.0177in" svg:height="0.0173in" svg:x="0.5311in" svg:y="0.1024in" svg:viewBox="0 0 46 45" svg:d="M46 23c0-12-10-23-23-23-12 0-23 11-23 23 0 13 11 22 23 22 13 0 23-9 23-22z"><text:p/></draw:path><draw:path draw:style-name="gr3" draw:text-style-name="P169" svg:width="0.0728in" svg:height="0.0748in" svg:x="0.6043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3" draw:text-style-name="P169" svg:width="0.1106in" svg:height="0.0386in" svg:x="0.7413in" svg:y="0.0917in" svg:viewBox="0 0 282 99" svg:d="M268 17c6 0 14 0 14-9 0-8-8-8-14-8h-254c-6 0-14 0-14 8 0 9 8 9 14 9zM268 99c6 0 14 0 14-8s-8-8-14-8h-254c-6 0-14 0-14 8s8 8 14 8z"><text:p/></draw:path><draw:path draw:style-name="gr3" draw:text-style-name="P169" svg:width="0.065in" svg:height="0.0748in" svg:x="0.9142in" svg:y="0.0791in" svg:viewBox="0 0 166 191" svg:d="M151 26c-7 0-13 0-19 6-7 6-7 13-7 17 0 10 7 14 15 14 12 0 24-9 24-27 0-20-20-36-50-36-58 0-114 61-114 120 0 38 25 71 68 71 62 0 98-44 98-50 0-2-3-5-6-5-2 0-3 2-5 4-34 42-81 42-85 42-27 0-39-21-39-46 0-18 9-58 23-85 13-23 37-41 60-41 14 0 31 4 37 16z"><text:p/></draw:path><draw:path draw:style-name="gr3" draw:text-style-name="P169" svg:width="0.0709in" svg:height="0.0748in" svg:x="0.9862in" svg:y="0.0791in" svg:viewBox="0 0 181 191" svg:d="M181 72c0-44-29-72-67-72-58 0-114 60-114 120 0 41 29 71 68 71 57 0 113-58 113-119zM68 182c-18 0-37-13-37-46 0-20 11-67 25-88 21-32 46-38 57-38 25 0 38 20 38 45 0 17-8 61-25 89-14 23-38 38-58 38z"><text:p/></draw:path><draw:path draw:style-name="gr3" draw:text-style-name="P169" svg:width="0.0898in" svg:height="0.0748in" svg:x="1.0646in" svg:y="0.0791in" svg:viewBox="0 0 229 191" svg:d="M25 161c-1 8-3 17-3 20 0 7 6 10 12 10 4 0 13-3 15-12 0 0 6-20 9-31l8-38c4-8 6-18 7-27 3-8 6-21 6-22 6-13 29-51 70-51 19 0 23 15 23 29 0 26-22 81-28 99-4 9-5 14-5 19 0 20 16 34 35 34 40 0 55-61 55-64 0-5-3-5-5-5-3 0-3 1-6 8-8 29-22 52-43 52-7 0-11-4-11-13 0-11 5-22 9-30 8-23 25-70 25-94 0-28-18-45-48-45-38 0-59 28-66 37-2-24-20-37-40-37-19 0-27 17-31 24-7 14-13 39-13 41 0 4 5 4 5 4 5 0 5 0 7-9 7-30 16-50 31-50 9 0 13 4 13 19 0 8-1 13-7 36z"><text:p/></draw:path><draw:path draw:style-name="gr3" draw:text-style-name="P169" svg:width="0.061in" svg:height="0.0748in" svg:x="1.1681in" svg:y="0.0791in" svg:viewBox="0 0 156 191" svg:d="M144 29c-12 0-20 9-20 19 0 6 3 12 13 12 9 0 19-7 19-24 0-18-18-36-50-36-57 0-72 43-72 62 0 33 32 40 44 42 22 4 44 8 44 32 0 11-9 46-61 46-6 0-38 0-48-22 16 1 27-10 27-22 0-10-8-15-16-15-11 0-24 9-24 28 0 24 24 40 61 40 69 0 85-51 85-69 0-16-8-26-13-31-12-12-24-14-43-18-14-4-31-6-31-25 0-13 9-38 47-38 10 0 32 2 38 19z"><text:p/></draw:path><draw:path draw:style-name="gr3" draw:text-style-name="P169" svg:width="0.0512in" svg:height="0.1055in" svg:x="1.2413in" svg:y="0.0492in" svg:viewBox="0 0 131 269" svg:d="M78 96h40c8 0 13 0 13-9 0-4-5-4-12-4h-37c15-60 16-69 16-71 0-7-4-12-12-12-1 0-13 0-16 16l-17 67h-40c-8 0-13 0-13 8 0 5 4 5 12 5h37c-30 119-32 127-32 134 0 22 17 39 39 39 44 0 68-62 68-64 0-5-4-5-5-5-4 0-5 1-6 6-19 44-41 54-55 54-10 0-14-5-14-20 0-10 0-13 3-20z"><text:p/></draw:path><draw:path draw:style-name="gr3" draw:text-style-name="P169" svg:width="0.0177in" svg:height="0.0173in" svg:x="1.3114in" svg:y="0.1346in" svg:viewBox="0 0 46 45" svg:d="M46 23c0-12-10-23-23-23-12 0-23 11-23 23 0 13 11 22 23 22 13 0 23-9 23-22z"><text:p/></draw:path><draw:path draw:style-name="gr3" draw:text-style-name="P169" svg:width="0.1476in" svg:height="0.0909in" svg:x="1.565in" svg:y="0.0654in" svg:viewBox="0 0 376 232" svg:d="M284 84c17 15 39 26 53 32-15 7-36 18-53 32h-268c-8 0-16 0-16 9 0 8 7 8 14 8h251c-20 20-43 58-43 62 0 5 6 5 8 5 4 0 6 0 9-4 8-15 20-38 48-62 29-26 57-37 79-44 7-2 8-2 8-4 2 0 2-1 2-2s0-1 0-2l-2-2c-1 0-1 0-9-3-58-17-100-55-124-101-5-8-5-8-11-8-2 0-8 0-8 5s22 42 43 62h-251c-7 0-14 0-14 8 0 9 8 9 16 9z"><text:p/></draw:path><draw:path draw:style-name="gr3" draw:text-style-name="P169" svg:width="0.1138in" svg:height="0.1189in" svg:x="1.9394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3" draw:text-style-name="P169" svg:width="0.0425in" svg:height="0.0768in" svg:x="2.0709in" svg:y="0.1004in" svg:viewBox="0 0 109 196" svg:d="M67 8c0-8 0-8-8-8-19 19-47 19-59 19v11c7 0 26 0 43-8v150c0 10 0 13-30 13h-11v11c5 0 42-1 53-1 10 0 47 1 54 1v-11h-12c-30 0-30-3-30-13z"><text:p/></draw:path><draw:path draw:style-name="gr3" draw:text-style-name="P169" svg:width="0.0177in" svg:height="0.0173in" svg:x="2.1843in" svg:y="0.1024in" svg:viewBox="0 0 46 45" svg:d="M46 23c0-12-10-23-23-23-12 0-23 11-23 23 0 13 11 22 23 22 13 0 23-9 23-22z"><text:p/></draw:path><draw:path draw:style-name="gr3" draw:text-style-name="P169" svg:width="0.0728in" svg:height="0.0748in" svg:x="2.2575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3" draw:text-style-name="P169" svg:width="0.0425in" svg:height="0.0768in" svg:x="2.3457in" svg:y="0.1004in" svg:viewBox="0 0 109 196" svg:d="M67 8c0-8 0-8-8-8-19 19-47 19-59 19v11c7 0 26 0 43-8v150c0 10 0 13-30 13h-11v11c5 0 42-1 53-1 10 0 47 1 54 1v-11h-12c-30 0-30-3-30-13z"><text:p/></draw:path><draw:path draw:style-name="gr3" draw:text-style-name="P169" svg:width="0.1106in" svg:height="0.0386in" svg:x="2.4634in" svg:y="0.0917in" svg:viewBox="0 0 282 99" svg:d="M268 17c6 0 14 0 14-9 0-8-8-8-14-8h-254c-6 0-14 0-14 8 0 9 8 9 14 9zM268 99c6 0 14 0 14-8s-8-8-14-8h-254c-6 0-14 0-14 8s8 8 14 8z"><text:p/></draw:path><draw:path draw:style-name="gr3" draw:text-style-name="P169" svg:width="0.1138in" svg:height="0.1189in" svg:x="2.635in" svg:y="0.0335in" svg:viewBox="0 0 290 303" svg:d="M61 254c-17 28-33 34-53 35-4 0-8 0-8 9 0 2 2 5 6 5 11 0 24-2 36-2 14 0 29 2 42 2 2 0 8 0 8-9 0-5-3-5-7-5-9-1-19-4-19-15 0-5 2-10 6-16l31-53h107c1 9 7 67 7 70 0 13-23 14-31 14-6 0-10 0-10 9 0 5 5 5 6 5 17 0 35-2 53-2 11 0 37 2 48 2 3 0 7 0 7-9 0-5-3-5-9-5-27 0-27-3-28-15l-25-264c-1-9-1-10-8-10-8 0-9 2-11 7zM112 191l84-138 13 138z"><text:p/></draw:path><draw:path draw:style-name="gr3" draw:text-style-name="P169" svg:width="0.0516in" svg:height="0.0768in" svg:x="2.761in" svg:y="0.1004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draw:path draw:style-name="gr3" draw:text-style-name="P169" svg:width="0.0177in" svg:height="0.0173in" svg:x="2.8791in" svg:y="0.1024in" svg:viewBox="0 0 46 45" svg:d="M46 23c0-12-10-23-23-23-12 0-23 11-23 23 0 13 11 22 23 22 13 0 23-9 23-22z"><text:p/></draw:path><draw:path draw:style-name="gr3" draw:text-style-name="P169" svg:width="0.0728in" svg:height="0.0748in" svg:x="2.9528in" svg:y="0.0791in" svg:viewBox="0 0 186 191" svg:d="M186 30c0-23-11-30-18-30-11 0-22 11-22 20 0 6 3 9 8 13 8 9 14 20 14 35 0 17-25 114-76 114-21 0-31-15-31-36 0-24 11-55 24-90 4-7 6-13 6-21 0-19-14-35-35-35-40 0-56 61-56 65s5 4 5 4c5 0 5-1 7-7 12-43 30-52 43-52 3 0 10 0 10 13 0 10-4 21-7 30-18 49-24 68-24 86 0 46 37 52 57 52 71 0 95-140 95-161z"><text:p/></draw:path><draw:path draw:style-name="gr3" draw:text-style-name="P169" svg:width="0.0516in" svg:height="0.0768in" svg:x="3.0362in" svg:y="0.1004in" svg:viewBox="0 0 132 196" svg:d="M132 142h-11c0 8-3 24-7 28-2 1-25 1-30 1h-54c31-27 41-36 59-49 23-18 43-36 43-65 0-35-32-57-70-57-37 0-62 26-62 53 0 15 13 16 16 16 7 0 15-4 15-15 0-5-1-16-17-16 9-21 29-27 44-27 30 0 45 22 45 46 0 27-19 47-29 58l-72 70c-2 3-2 3-2 11h122z"><text:p/></draw:path></draw:g> <text:tab/><draw:g text:anchor-type="as-char" svg:y="-0.2965in" draw:z-index="239" draw:style-name="gr1"><svg:title>TexMaths</svg:title><svg:desc>12§display§v_2 = \sqrt{\frac{2(p_1-p_2)}{\rho \left [ 1- \left ( \frac{A_2}{A_1} \right ) ^ 4 \right ]}}§svg§600§FALSE§</svg:desc><draw:polygon draw:style-name="gr2" draw:text-style-name="P169" svg:width="1.6433in" svg:height="0.6972in" svg:x="0in" svg:y="0in" svg:viewBox="0 0 4175 1772" draw:points="2087,1772 0,1772 0,0 4175,0 4175,1772"><text:p/></draw:polygon><draw:path draw:style-name="gr3" draw:text-style-name="P169" svg:width="0.0728in" svg:height="0.0752in" svg:x="0.0047in" svg:y="0.219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0.0878in" svg:y="0.2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039in" svg:x="0.2102in" svg:y="0.2315in" svg:viewBox="0 0 282 100" svg:d="M268 17c6 0 14 0 14-9 0-8-8-8-14-8h-254c-6 0-14 0-14 8 0 9 8 9 14 9zM268 100c6 0 14 0 14-9 0-8-8-8-14-8h-254c-6 0-14 0-14 8 0 9 8 9 14 9z"><text:p/></draw:path><draw:path draw:style-name="gr3" draw:text-style-name="P169" svg:width="0.0618in" svg:height="0.1031in" svg:x="0.4925in" svg:y="0in" svg:viewBox="0 0 158 263" svg:d="M16 0c-15 0-16 1-16 16v232c0 7 0 15 8 15 9 0 9-8 9-15v-231h127c7 0 14 0 14-9 0-8-7-8-14-8z"><text:p/></draw:path><draw:path draw:style-name="gr3" draw:text-style-name="P169" svg:width="0.0067in" svg:height="0.1063in" svg:x="0.4925in" svg:y="0.0965in" svg:viewBox="0 0 18 271" svg:d="M0 257c0 7 0 14 10 14 8 0 8-7 8-14v-243c0-7 0-14-8-14-10 0-10 7-10 14z"><text:p/></draw:path><draw:path draw:style-name="gr3" draw:text-style-name="P169" svg:width="0.0067in" svg:height="0.1063in" svg:x="0.4925in" svg:y="0.1961in" svg:viewBox="0 0 18 271" svg:d="M0 257c0 7 0 14 10 14 8 0 8-7 8-14v-243c0-7 0-14-8-14-10 0-10 7-10 14z"><text:p/></draw:path><draw:path draw:style-name="gr3" draw:text-style-name="P169" svg:width="0.0067in" svg:height="0.1063in" svg:x="0.4925in" svg:y="0.2957in" svg:viewBox="0 0 18 271" svg:d="M0 257c0 7 0 14 10 14 8 0 8-7 8-14v-243c0-7 0-14-8-14-10 0-10 7-10 14z"><text:p/></draw:path><draw:path draw:style-name="gr3" draw:text-style-name="P169" svg:width="0.1051in" svg:height="0.3024in" svg:x="0.3949in" svg:y="0.3957in" svg:viewBox="0 0 268 769" svg:d="M251 769c15 0 17-3 17-16v-739c0-7 0-14-9-14-8 0-8 7-8 14v647h-1l-191-577-59 115 6 6 36-68z"><text:p/></draw:path><draw:polygon draw:style-name="gr3" draw:text-style-name="P169" svg:width="1.0917in" svg:height="0.0067in" svg:x="0.5516in" svg:y="0in" svg:viewBox="0 0 2774 18" draw:points="1387,18 0,18 0,0 2774,0 2774,18"><text:p/></draw:polygon><draw:path draw:style-name="gr3" draw:text-style-name="P169" svg:width="0.0661in" svg:height="0.1106in" svg:x="0.7402in" svg:y="0.069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39in" svg:height="0.1657in" svg:x="0.8311in" svg:y="0.0555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69" svg:width="0.0866in" svg:height="0.1059in" svg:x="0.8744in" svg:y="0.1075in" svg:viewBox="0 0 221 270" svg:d="M32 239c-3 14-3 18-22 18-5 0-10 0-10 7 0 3 2 6 6 6 11 0 23-3 35-3 14 0 29 3 42 3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425in" svg:height="0.0772in" svg:x="0.9752in" svg:y="0.1283in" svg:viewBox="0 0 109 197" svg:d="M67 8c0-8 0-8-8-8-19 19-47 19-59 19v11c7 0 26 0 43-8v151c0 9 0 13-30 13h-11v11c5 0 42-1 53-1 10 0 47 1 54 1v-11h-12c-30 0-30-4-30-13z"><text:p/></draw:path><draw:path draw:style-name="gr3" draw:text-style-name="P169" svg:width="0.1016in" svg:height="0.0067in" svg:x="1.0882in" svg:y="0.1354in" svg:viewBox="0 0 259 18" svg:d="M244 18c7 0 15 0 15-8 0-10-8-10-15-10h-230c-7 0-14 0-14 10 0 8 7 8 14 8z"><text:p/></draw:path><draw:path draw:style-name="gr3" draw:text-style-name="P169" svg:width="0.0866in" svg:height="0.1059in" svg:x="1.235in" svg:y="0.1075in" svg:viewBox="0 0 221 270" svg:d="M32 239c-3 14-3 18-22 18-5 0-10 0-10 7 0 3 2 6 6 6 11 0 23-3 35-3 14 0 29 3 42 3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516in" svg:height="0.0772in" svg:x="1.3311in" svg:y="0.12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39in" svg:height="0.1657in" svg:x="1.4075in" svg:y="0.0555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69" svg:width="1.052in" svg:height="0.0067in" svg:x="0.5717in" svg:y="0.2472in" svg:viewBox="0 0 2673 18" draw:points="1336,18 0,18 0,0 2673,0 2673,18"><text:p/></draw:polygon><draw:path draw:style-name="gr3" draw:text-style-name="P169" svg:width="0.0783in" svg:height="0.1091in" svg:x="0.5764in" svg:y="0.4413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69" svg:width="0.0437in" svg:height="0.398in" svg:x="0.7264in" svg:y="0.2744in" svg:viewBox="0 0 112 1012" draw:points="0,1012 112,1012 112,990 24,990 24,23 112,23 112,0 0,0"><text:p/></draw:polygon><draw:path draw:style-name="gr3" draw:text-style-name="P169" svg:width="0.0547in" svg:height="0.1106in" svg:x="0.7874in" svg:y="0.4047in" svg:viewBox="0 0 140 282" svg:d="M88 11c0-10 0-11-10-11-26 28-65 28-78 28v13c8 0 34 0 55-12v219c0 16-1 21-39 21h-14v13c16-1 52-1 70-1 17 0 54 0 68 1v-13h-13c-38 0-39-5-39-21z"><text:p/></draw:path><draw:path draw:style-name="gr3" draw:text-style-name="P169" svg:width="0.1016in" svg:height="0.0067in" svg:x="0.9063in" svg:y="0.4697in" svg:viewBox="0 0 259 18" svg:d="M244 18c7 0 15 0 15-8 0-10-8-10-15-10h-230c-7 0-14 0-14 10 0 8 7 8 14 8z"><text:p/></draw:path><draw:path draw:style-name="gr3" draw:text-style-name="P169" svg:width="0.0634in" svg:height="0.2984in" svg:x="1.0882in" svg:y="0.324in" svg:viewBox="0 0 162 759" svg:d="M143 754c0 2 5 5 5 5h9c1 0 5 0 5-3s-1-3-2-4c-16-15-39-38-65-85-46-82-63-186-63-287 0-187 54-297 128-373 2-1 2-2 2-2 0-5-4-5-8-5-6 0-6 0-11 4-40 34-85 93-115 182-18 55-28 123-28 193 0 101 18 214 85 312 11 17 27 34 27 34 4 6 10 12 14 15z"><text:p/></draw:path><draw:path draw:style-name="gr3" draw:text-style-name="P169" svg:width="0.0874in" svg:height="0.0827in" svg:x="1.1843in" svg:y="0.3642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69" svg:width="0.0417in" svg:height="0.0555in" svg:x="1.2846in" svg:y="0.4079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olygon draw:style-name="gr3" draw:text-style-name="P169" svg:width="0.165in" svg:height="0.0067in" svg:x="1.1776in" svg:y="0.4697in" svg:viewBox="0 0 420 18" draw:points="210,18 0,18 0,0 420,0 420,18"><text:p/></draw:polygon><draw:path draw:style-name="gr3" draw:text-style-name="P169" svg:width="0.0874in" svg:height="0.0827in" svg:x="1.1843in" svg:y="0.4902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69" svg:width="0.0343in" svg:height="0.0555in" svg:x="1.289in" svg:y="0.5339in" svg:viewBox="0 0 88 142" svg:d="M54 6c0-6 0-6-7-6-16 13-39 13-43 13h-4v10h4c4 0 19 0 31-6v107c0 6 0 8-23 8h-11v10c12-2 31-2 43-2 14 0 32 0 44 2v-10h-11c-23 0-23-2-23-8z"><text:p/></draw:path><draw:path draw:style-name="gr3" draw:text-style-name="P169" svg:width="0.0634in" svg:height="0.2984in" svg:x="1.3677in" svg:y="0.324in" svg:viewBox="0 0 162 759" svg:d="M162 379c0-121-29-249-113-344-6-7-21-23-31-33-4-2-5-2-10-2-4 0-8 0-8 5 0 1 1 2 2 3 15 15 38 39 64 84 46 82 64 186 64 287 0 184-52 296-129 373 0 1-1 2-1 4 0 3 4 3 8 3 5 0 6 0 10-3 41-34 86-93 115-183 19-57 29-126 29-194z"><text:p/></draw:path><draw:path draw:style-name="gr3" draw:text-style-name="P169" svg:width="0.0571in" svg:height="0.0783in" svg:x="1.4657in" svg:y="0.2866in" svg:viewBox="0 0 146 200" svg:d="M146 151v-11h-33v-132c0-6 0-8-6-8-4 0-5 0-9 4l-98 136v11h88v25c0 10 0 14-24 14h-9v10c16-1 34-1 45-1 12 0 30 0 45 1v-10h-8c-24 0-24-4-24-14v-25zM90 32v108h-79z"><text:p/></draw:path><draw:polygon draw:style-name="gr3" draw:text-style-name="P169" svg:width="0.0437in" svg:height="0.398in" svg:x="1.5378in" svg:y="0.2744in" svg:viewBox="0 0 112 1012" draw:points="89,990 0,990 0,1012 112,1012 112,0 0,0 0,23 89,23"><text:p/></draw:polygon></draw:g></text:p>
      <text:h text:style-name="P151" text:outline-level="3">Druck – Arbeit</text:h>
      <text:p text:style-name="P93"><text:s/><draw:g text:anchor-type="as-char" svg:y="-0.1181in" draw:z-index="5" draw:style-name="gr1"><svg:title>TexMaths</svg:title><svg:desc>12§display§\Delta W_1 = p_1 \cdot A_1 \cdot \Delta x_1 = p_1 \cdot \Delta V_1§svg§600§FALSE§</svg:desc><draw:polygon draw:style-name="gr2" draw:text-style-name="P169" svg:width="2.2965in" svg:height="0.1457in" svg:x="0in" svg:y="0.0051in" svg:viewBox="0 0 5834 371" draw:points="2917,371 0,371 0,0 5834,0 5834,371"><text:p/></draw:polygon><draw:path draw:style-name="gr3" draw:text-style-name="P169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69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69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3" draw:text-style-name="P169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69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9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3" draw:text-style-name="P169" svg:width="0.0177in" svg:height="0.0177in" svg:x="0.8004in" svg:y="0.0685in" svg:viewBox="0 0 46 46" svg:d="M46 23c0-12-10-23-23-23-12 0-23 11-23 23 0 13 11 23 23 23 13 0 23-10 23-23z"><text:p/></draw:path><draw:path draw:style-name="gr3" draw:text-style-name="P169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69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3" draw:text-style-name="P169" svg:width="0.0177in" svg:height="0.0177in" svg:x="1.1193in" svg:y="0.0685in" svg:viewBox="0 0 46 46" svg:d="M46 23c0-12-10-23-23-23-12 0-23 11-23 23 0 13 11 23 23 23 13 0 23-10 23-23z"><text:p/></draw:path><draw:path draw:style-name="gr3" draw:text-style-name="P169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69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69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3" draw:text-style-name="P169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69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9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3" draw:text-style-name="P169" svg:width="0.0177in" svg:height="0.0177in" svg:x="1.926in" svg:y="0.0685in" svg:viewBox="0 0 46 46" svg:d="M46 23c0-12-10-23-23-23-12 0-23 11-23 23 0 13 11 23 23 23 13 0 23-10 23-23z"><text:p/></draw:path><draw:path draw:style-name="gr3" draw:text-style-name="P169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69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9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4" draw:style-name="gr1"><svg:title>TexMaths</svg:title><svg:desc>12§display§\Delta W_2 = p_2 \cdot A_2 \cdot \Delta x_2 = p_2 \cdot \Delta V_2§svg§600§FALSE§</svg:desc><draw:polygon draw:style-name="gr2" draw:text-style-name="P169" svg:width="2.2965in" svg:height="0.1457in" svg:x="0in" svg:y="0.0051in" svg:viewBox="0 0 5834 371" draw:points="2917,371 0,371 0,0 5834,0 5834,371"><text:p/></draw:polygon><draw:path draw:style-name="gr3" draw:text-style-name="P169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69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69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9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69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9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9" svg:width="0.0177in" svg:height="0.0177in" svg:x="0.8004in" svg:y="0.0685in" svg:viewBox="0 0 46 46" svg:d="M46 23c0-12-10-23-23-23-12 0-23 11-23 23 0 13 11 23 23 23 13 0 23-10 23-23z"><text:p/></draw:path><draw:path draw:style-name="gr3" draw:text-style-name="P169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69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9" svg:width="0.0177in" svg:height="0.0177in" svg:x="1.1193in" svg:y="0.0685in" svg:viewBox="0 0 46 46" svg:d="M46 23c0-12-10-23-23-23-12 0-23 11-23 23 0 13 11 23 23 23 13 0 23-10 23-23z"><text:p/></draw:path><draw:path draw:style-name="gr3" draw:text-style-name="P169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69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69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9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69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69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69" svg:width="0.0177in" svg:height="0.0177in" svg:x="1.926in" svg:y="0.0685in" svg:viewBox="0 0 46 46" svg:d="M46 23c0-12-10-23-23-23-12 0-23 11-23 23 0 13 11 23 23 23 13 0 23-10 23-23z"><text:p/></draw:path><draw:path draw:style-name="gr3" draw:text-style-name="P169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69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69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92">Zunahme von <draw:g text:anchor-type="as-char" svg:y="-0.1138in" draw:z-index="3" draw:style-name="gr1"><svg:title>TexMaths</svg:title><svg:desc>12§display§E_\mathrm{kin}§svg§600§FALSE§</svg:desc><draw:polygon draw:style-name="gr2" draw:text-style-name="P169" svg:width="0.3035in" svg:height="0.139in" svg:x="0in" svg:y="0in" svg:viewBox="0 0 772 354" draw:points="385,354 0,354 0,0 772,0 772,354"><text:p/></draw:polygon><draw:path draw:style-name="gr3" draw:text-style-name="P169" svg:width="0.1205in" svg:height="0.1134in" svg:x="0.0063in" svg:y="0.0012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69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3" draw:text-style-name="P169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69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: <draw:g text:anchor-type="as-char" svg:y="-0.222in" draw:z-index="2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69" svg:width="3.937in" svg:height="0.3331in" svg:x="0in" svg:y="0.0043in" svg:viewBox="0 0 10001 847" draw:points="5000,847 0,847 0,0 10001,0 10001,847"><text:p/></draw:polygon><draw:path draw:style-name="gr3" draw:text-style-name="P169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69" svg:width="0.165in" svg:height="0.1173in" svg:x="0.1472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69" svg:width="0.0425in" svg:height="0.0772in" svg:x="0.3079in" svg:y="0.1717in" svg:viewBox="0 0 109 197" svg:d="M67 8c0-8 0-8-8-8-19 19-47 19-59 19v11c7 0 26 0 43-8v151c0 9 0 13-30 13h-11v11c5 0 42-1 53-1 10 0 47 1 54 1v-11h-12c-30 0-30-4-30-13z"><text:p/></draw:path><draw:path draw:style-name="gr3" draw:text-style-name="P169" svg:width="0.1016in" svg:height="0.0067in" svg:x="0.4205in" svg:y="0.1783in" svg:viewBox="0 0 259 18" svg:d="M244 18c7 0 15 0 15-8 0-10-8-10-15-10h-230c-7 0-14 0-14 10 0 8 7 8 14 8z"><text:p/></draw:path><draw:path draw:style-name="gr3" draw:text-style-name="P169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3" draw:text-style-name="P169" svg:width="0.165in" svg:height="0.1173in" svg:x="0.7201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69" svg:width="0.0516in" svg:height="0.0772in" svg:x="0.8748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425in" svg:height="0.0772in" svg:x="1.3244in" svg:y="0.1717in" svg:viewBox="0 0 109 197" svg:d="M67 8c0-8 0-8-8-8-19 19-47 19-59 19v11c7 0 26 0 43-8v151c0 9 0 13-30 13h-11v11c5 0 42-1 53-1 10 0 47 1 54 1v-11h-12c-30 0-30-4-30-13z"><text:p/></draw:path><draw:path draw:style-name="gr3" draw:text-style-name="P169" svg:width="0.1016in" svg:height="0.0067in" svg:x="1.437in" svg:y="0.1783in" svg:viewBox="0 0 259 18" svg:d="M244 18c7 0 15 0 15-8 0-10-8-10-15-10h-230c-7 0-14 0-14 10 0 8 7 8 14 8z"><text:p/></draw:path><draw:path draw:style-name="gr3" draw:text-style-name="P169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516in" svg:height="0.0772in" svg:x="1.6799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0177in" svg:height="0.0177in" svg:x="1.863in" svg:y="0.1728in" svg:viewBox="0 0 46 46" svg:d="M46 23c0-12-10-23-23-23-12 0-23 11-23 23 0 13 11 23 23 23 13 0 23-10 23-23z"><text:p/></draw:path><draw:path draw:style-name="gr3" draw:text-style-name="P169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3" draw:text-style-name="P169" svg:width="0.1185in" svg:height="0.1173in" svg:x="2.0791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69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2.4453in" svg:y="0.1783in" svg:viewBox="0 0 212 18" draw:points="106,18 0,18 0,0 212,0 212,18"><text:p/></draw:polygon><draw:path draw:style-name="gr3" draw:text-style-name="P169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9" svg:width="0.0177in" svg:height="0.0177in" svg:x="2.6854in" svg:y="0.1728in" svg:viewBox="0 0 46 46" svg:d="M46 23c0-12-10-23-23-23-12 0-23 11-23 23 0 13 11 23 23 23 13 0 23-10 23-23z"><text:p/></draw:path><draw:path draw:style-name="gr3" draw:text-style-name="P169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3" draw:text-style-name="P169" svg:width="0.1185in" svg:height="0.1173in" svg:x="2.9016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69" svg:width="0.0177in" svg:height="0.0177in" svg:x="3.0772in" svg:y="0.1728in" svg:viewBox="0 0 46 46" svg:d="M46 23c0-12-10-23-23-23-12 0-23 11-23 23 0 13 11 23 23 23 13 0 23-10 23-23z"><text:p/></draw:path><draw:path draw:style-name="gr3" draw:text-style-name="P169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3.2984in" svg:y="0.171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516in" svg:height="0.0772in" svg:x="3.3728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016in" svg:height="0.0067in" svg:x="3.4909in" svg:y="0.1783in" svg:viewBox="0 0 259 18" svg:d="M244 18c7 0 15 0 15-8 0-10-8-10-15-10h-230c-7 0-14 0-14 10 0 8 7 8 14 8z"><text:p/></draw:path><draw:path draw:style-name="gr3" draw:text-style-name="P169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425in" svg:height="0.0772in" svg:x="3.7362in" svg:y="0.1717in" svg:viewBox="0 0 109 197" svg:d="M67 8c0-8 0-8-8-8-19 19-47 19-59 19v11c7 0 26 0 43-8v151c0 9 0 13-30 13h-11v11c5 0 42-1 53-1 10 0 47 1 54 1v-11h-12c-30 0-30-4-30-13z"><text:p/></draw:path><draw:path draw:style-name="gr3" draw:text-style-name="P169" svg:width="0.0516in" svg:height="0.0772in" svg:x="3.8051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p>
      <text:h text:style-name="Heading_20_3" text:outline-level="3">Bernoulli Gleichung <text:s/><draw:g text:anchor-type="as-char" svg:y="-0.2154in" draw:z-index="236" draw:style-name="gr1"><svg:title>TexMaths</svg:title><svg:desc>12§display§p_\mathrm{statisch} + \underbrace{\frac{1}{2} \rho \cdot v^2}_\text{p dynamisch} + \underbrace{\rho \cdot g \cdot h}_{\mathrm{Eigengewicht}} = \mathrm{const.}§svg§600§FALSE§</svg:desc><draw:polygon draw:style-name="gr2" draw:text-style-name="P169" svg:width="3.0563in" svg:height="0.5839in" svg:x="0.0051in" svg:y="0.0039in" svg:viewBox="0 0 7764 1484" draw:points="3882,1484 0,1484 0,0 7764,0 7764,1484"><text:p/></draw:polygon><draw:path draw:style-name="gr3" draw:text-style-name="P169" svg:width="0.0866in" svg:height="0.1059in" svg:x="0in" svg:y="0.1496in" svg:viewBox="0 0 221 270" svg:d="M32 239c-3 14-3 18-22 18-5 0-10 0-10 7 0 3 2 6 6 6 11 0 23-3 35-3 14 0 29 3 42 3 2 0 8 0 8-10 0-3-5-3-11-3-21 0-21-4-21-8s18-74 21-85c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421in" svg:height="0.0531in" svg:x="0.0941in" svg:y="0.1953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69" svg:width="0.0402in" svg:height="0.0728in" svg:x="0.1445in" svg:y="0.1768in" svg:viewBox="0 0 103 186" svg:d="M52 65h46v-10h-46v-55h-11c0 26-12 56-41 58v7h28v80c0 34 25 41 42 41 20 0 33-17 33-41v-17h-9v17c0 21-10 31-22 31-20 0-20-25-20-30z"><text:p/></draw:path><draw:path draw:style-name="gr3" draw:text-style-name="P169" svg:width="0.0583in" svg:height="0.0531in" svg:x="0.2in" svg:y="0.1953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9" svg:width="0.0402in" svg:height="0.0728in" svg:x="0.2626in" svg:y="0.1768in" svg:viewBox="0 0 103 186" svg:d="M52 65h46v-10h-46v-55h-11c0 26-12 56-41 58v7h28v80c0 34 25 41 42 41 20 0 33-17 33-41v-17h-9v17c0 21-10 31-22 31-20 0-20-25-20-30z"><text:p/></draw:path><draw:path draw:style-name="gr3" draw:text-style-name="P169" svg:width="0.0256in" svg:height="0.0783in" svg:x="0.3181in" svg:y="0.1689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69" svg:width="0.0421in" svg:height="0.0531in" svg:x="0.3543in" svg:y="0.1953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69" svg:width="0.0492in" svg:height="0.0531in" svg:x="0.4067in" svg:y="0.1953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69" svg:width="0.0626in" svg:height="0.0807in" svg:x="0.4634in" svg:y="0.167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69" svg:width="0.1106in" svg:height="0.1106in" svg:x="0.585in" svg:y="0.126in" svg:viewBox="0 0 282 282" svg:d="M150 150h118c6 0 14 0 14-8 0-10-8-10-14-10h-118v-118c0-6 0-14-8-14-10 0-10 8-10 14v118h-118c-6 0-14 0-14 10 0 8 8 8 14 8h118v117c0 6 0 15 10 15 8 0 8-9 8-15z"><text:p/></draw:path><draw:path draw:style-name="gr3" draw:text-style-name="P169" svg:width="0.0547in" svg:height="0.1106in" svg:x="0.8957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.8811in" svg:y="0.178in" svg:viewBox="0 0 212 18" draw:points="106,18 0,18 0,0 212,0 212,18"><text:p/></draw:polygon><draw:path draw:style-name="gr3" draw:text-style-name="P169" svg:width="0.0661in" svg:height="0.1106in" svg:x="0.8898in" svg:y="0.2264in" svg:viewBox="0 0 169 282" svg:d="M32 249l46-43c66-58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69" svg:width="0.0783in" svg:height="0.1091in" svg:x="0.989in" svg:y="0.1496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9" svg:width="0.0177in" svg:height="0.0177in" svg:x="1.1213in" svg:y="0.1728in" svg:viewBox="0 0 46 46" svg:d="M46 23c0-12-10-23-23-23-12 0-23 11-23 23 0 13 11 23 23 23 13 0 23-10 23-23z"><text:p/></draw:path><draw:path draw:style-name="gr3" draw:text-style-name="P169" svg:width="0.0728in" svg:height="0.0752in" svg:x="1.1949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2839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803in" svg:height="0.0555in" svg:x="0.8571in" svg:y="0.3516in" svg:viewBox="0 0 205 142" svg:d="M205 103c0-9 0-12-6-12-25 0-67-3-105-23-46-22-64-49-75-66-1-2-3-2-9-2-10 0-10 0-10 11v7c58 104 154 124 197 124 8 0 8 0 8-12z"><text:p/></draw:path><draw:polygon draw:style-name="gr3" draw:text-style-name="P169" svg:width="0.0957in" svg:height="0.0201in" svg:x="0.9358in" svg:y="0.3862in" svg:viewBox="0 0 244 52" draw:points="121,52 0,52 0,0 244,0 244,52"><text:p/></draw:polygon><draw:path draw:style-name="gr3" draw:text-style-name="P169" svg:width="0.0803in" svg:height="0.0555in" svg:x="1.0295in" svg:y="0.3862in" svg:viewBox="0 0 205 142" svg:d="M205 125c-57-105-153-125-197-125-8 0-8 0-8 12v28c0 9 0 12 6 12 26 0 68 3 106 21 46 23 63 51 74 67 1 2 4 2 10 2 9 0 9 0 9-11z"><text:p/></draw:path><draw:path draw:style-name="gr3" draw:text-style-name="P169" svg:width="0.0803in" svg:height="0.0555in" svg:x="1.102in" svg:y="0.3862in" svg:viewBox="0 0 205 142" svg:d="M205 12c0-12 0-12-8-12-43 0-139 20-197 125v6c0 11 0 11 10 11 8 0 9 0 10-3 35-56 94-86 180-87 5 0 5-4 5-12z"><text:p/></draw:path><draw:polygon draw:style-name="gr3" draw:text-style-name="P169" svg:width="0.0957in" svg:height="0.0201in" svg:x="1.1807in" svg:y="0.3862in" svg:viewBox="0 0 244 52" draw:points="121,52 0,52 0,0 244,0 244,52"><text:p/></draw:polygon><draw:path draw:style-name="gr3" draw:text-style-name="P169" svg:width="0.0803in" svg:height="0.0555in" svg:x="1.2744in" svg:y="0.3516in" svg:viewBox="0 0 205 142" svg:d="M205 11c0-11 0-11-9-11s-9 0-11 4c-35 55-94 85-180 87-5 0-5 3-5 12v27c0 12 0 12 8 12 44 0 140-21 197-124z"><text:p/></draw:path><draw:path draw:style-name="gr3" draw:text-style-name="P169" svg:width="0.0626in" svg:height="0.0736in" svg:x="0.7472in" svg:y="0.5134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69" svg:width="0.0626in" svg:height="0.0819in" svg:x="0.865in" svg:y="0.4835in" svg:viewBox="0 0 160 209" svg:d="M92 4v10c20 0 22 2 22 16v62c-11-10-25-16-41-16-39 0-73 28-73 67 0 36 31 66 70 66 24 0 38-13 43-18v18l47-3v-10c-21 0-23-3-23-17v-179zM113 175c-7 13-23 25-42 25-17 0-29-9-35-18-5-8-8-20-8-39 0-7 0-29 12-43s26-16 34-16c15 0 28 6 35 17 4 5 4 5 4 11z"><text:p/></draw:path><draw:path draw:style-name="gr3" draw:text-style-name="P169" svg:width="0.0626in" svg:height="0.0736in" svg:x="0.9366in" svg:y="0.515in" svg:viewBox="0 0 160 188" svg:d="M132 29c8-18 23-18 28-18v-11c-9 0-14 1-22 1s-19 0-28-1v11c10 0 12 6 12 11 0 3-1 7-2 9l-34 71-36-79c-1-1-2-4-2-5 0-7 11-7 16-7v-11c-5 0-27 1-34 1-10 0-22 0-30-1v11c17 0 20 1 25 11l49 106c-2 6-4 11-8 17-6 15-16 35-36 35-7 0-10-1-13-4 1 0 9-2 9-12 0-8-6-13-13-13-8 0-13 5-13 13 0 15 14 24 30 24 25 0 40-26 44-34z"><text:p/></draw:path><draw:path draw:style-name="gr3" draw:text-style-name="P169" svg:width="0.0626in" svg:height="0.0516in" svg:x="1.0091in" svg:y="0.5134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69" svg:width="0.0583in" svg:height="0.0531in" svg:x="1.0823in" svg:y="0.513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69" svg:width="0.098in" svg:height="0.0516in" svg:x="1.1484in" svg:y="0.5134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69" svg:width="0.0256in" svg:height="0.0783in" svg:x="1.2579in" svg:y="0.4862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69" svg:width="0.0421in" svg:height="0.0531in" svg:x="1.2941in" svg:y="0.513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69" svg:width="0.0492in" svg:height="0.0531in" svg:x="1.3469in" svg:y="0.513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69" svg:width="0.0626in" svg:height="0.0807in" svg:x="1.4031in" svg:y="0.4835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69" svg:width="0.1106in" svg:height="0.1106in" svg:x="1.5071in" svg:y="0.126in" svg:viewBox="0 0 282 282" svg:d="M150 150h118c6 0 14 0 14-8 0-10-8-10-14-10h-118v-118c0-6 0-14-8-14-10 0-10 8-10 14v118h-118c-6 0-14 0-14 10 0 8 8 8 14 8h118v117c0 6 0 15 10 15 8 0 8-9 8-15z"><text:p/></draw:path><draw:path draw:style-name="gr3" draw:text-style-name="P169" svg:width="0.0783in" svg:height="0.1091in" svg:x="1.787in" svg:y="0.1496in" svg:viewBox="0 0 200 278" svg:d="M1 260c-1 5-1 6-1 7 0 6 5 11 12 11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69" svg:width="0.0177in" svg:height="0.0177in" svg:x="1.9185in" svg:y="0.1728in" svg:viewBox="0 0 46 46" svg:d="M46 23c0-12-10-23-23-23-12 0-23 11-23 23 0 13 11 23 23 23 13 0 23-10 23-23z"><text:p/></draw:path><draw:path draw:style-name="gr3" draw:text-style-name="P169" svg:width="0.076in" svg:height="0.1071in" svg:x="1.9902in" svg:y="0.1496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5-33 15-22 0-28-22-28-39 0-20 12-71 23-92 12-21 30-37 48-37 28 0 34 33 34 36 0 2 0 4-2 6z"><text:p/></draw:path><draw:path draw:style-name="gr3" draw:text-style-name="P169" svg:width="0.0177in" svg:height="0.0177in" svg:x="2.1236in" svg:y="0.1728in" svg:viewBox="0 0 46 46" svg:d="M46 23c0-12-10-23-23-23-12 0-23 11-23 23 0 13 11 23 23 23 13 0 23-10 23-23z"><text:p/></draw:path><draw:path draw:style-name="gr3" draw:text-style-name="P169" svg:width="0.0819in" svg:height="0.1173in" svg:x="2.2016in" svg:y="0.1071in" svg:viewBox="0 0 209 299" svg:d="M98 5c0 0 0-5-6-5-9 0-40 4-51 5-4 0-7 0-7 8 0 5 3 5 9 5 21 0 22 2 22 7l-1 9-63 243c-1 6-1 7-1 10 0 9 8 12 12 12 7 0 14-5 16-11l8-33 10-38c2-9 4-19 7-29 1-2 3-15 5-18 1-4 14-27 28-39 10-7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69" svg:width="0.0803in" svg:height="0.0555in" svg:x="1.778in" svg:y="0.2689in" svg:viewBox="0 0 205 142" svg:d="M205 103c0-9 0-12-6-12-25 0-67-3-105-23-46-22-64-49-75-66-1-2-3-2-9-2-10 0-10 0-10 11v7c58 104 154 124 197 124 8 0 8 0 8-12z"><text:p/></draw:path><draw:polygon draw:style-name="gr3" draw:text-style-name="P169" svg:width="0.1039in" svg:height="0.0201in" svg:x="1.8563in" svg:y="0.3043in" svg:viewBox="0 0 265 52" draw:points="132,52 0,52 0,0 265,0 265,52"><text:p/></draw:polygon><draw:path draw:style-name="gr3" draw:text-style-name="P169" svg:width="0.0803in" svg:height="0.0555in" svg:x="1.9583in" svg:y="0.3043in" svg:viewBox="0 0 205 142" svg:d="M205 125c-57-105-153-125-197-125-8 0-8 0-8 12v28c0 9 0 12 6 12 26 0 68 3 106 21 46 23 63 51 74 67 1 2 4 2 10 2 9 0 9 0 9-11z"><text:p/></draw:path><draw:path draw:style-name="gr3" draw:text-style-name="P169" svg:width="0.0803in" svg:height="0.0555in" svg:x="2.0311in" svg:y="0.3043in" svg:viewBox="0 0 205 142" svg:d="M205 12c0-12 0-12-8-12-43 0-139 20-197 125v6c0 11 0 11 10 11 8 0 9 0 10-3 35-56 94-86 180-87 5 0 5-4 5-12z"><text:p/></draw:path><draw:polygon draw:style-name="gr3" draw:text-style-name="P169" svg:width="0.1039in" svg:height="0.0201in" svg:x="2.1094in" svg:y="0.3043in" svg:viewBox="0 0 265 52" draw:points="132,52 0,52 0,0 265,0 265,52"><text:p/></draw:polygon><draw:path draw:style-name="gr3" draw:text-style-name="P169" svg:width="0.0803in" svg:height="0.0555in" svg:x="2.2122in" svg:y="0.2689in" svg:viewBox="0 0 205 142" svg:d="M205 11c0-11 0-11-9-11s-9 0-11 4c-35 55-94 85-180 87-5 0-5 3-5 12v27c0 12 0 12 8 12 44 0 140-21 197-124z"><text:p/></draw:path><draw:path draw:style-name="gr3" draw:text-style-name="P169" svg:width="0.078in" svg:height="0.0791in" svg:x="1.661in" svg:y="0.4043in" svg:viewBox="0 0 199 202" svg:d="M199 124h-9c-9 44-15 67-70 67h-47c-14 0-14-3-14-12v-77h30c30 0 35 10 35 35h9v-81h-9c0 27-5 35-35 35h-30v-68c0-10 0-12 14-12h45c49 0 57 15 62 57h11l-10-68h-181v11h7c23 0 23 2 23 13v154c0 9 0 13-23 13h-7v11h186z"><text:p/></draw:path><draw:path draw:style-name="gr3" draw:text-style-name="P169" svg:width="0.0256in" svg:height="0.0783in" svg:x="1.7504in" svg:y="0.4043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69" svg:width="0.0587in" svg:height="0.076in" svg:x="1.7862in" svg:y="0.4307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69" svg:width="0.05in" svg:height="0.0531in" svg:x="1.8524in" svg:y="0.4307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69" svg:width="0.0626in" svg:height="0.0516in" svg:x="1.9134in" svg:y="0.4323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69" svg:width="0.0587in" svg:height="0.076in" svg:x="1.9846in" svg:y="0.4307in" svg:viewBox="0 0 150 194" svg:d="M31 82c5 2 16 8 33 8 31 0 52-20 52-43 0-12-4-21-12-29 14-10 26-10 30-10-1 2-2 3-2 8 0 6 4 9 10 9 3 0 8-3 8-9 0-8-5-16-17-16-5 0-20 1-35 13-8-6-21-11-34-11-30 0-53 22-53 45 0 12 6 21 14 30-2 2-8 12-8 24 0 3 0 18 12 26-13 5-29 15-29 30 0 22 32 37 73 37 37 0 73-14 73-38 0-8-3-25-20-34-18-9-35-9-64-9-7 0-18 0-20 0-10-3-14-11-14-19s2-10 3-12zM64 82c-29 0-29-29-29-35 0-5 0-17 6-24 3-6 12-11 23-11 28 0 28 29 28 35 0 5 0 17-6 24-3 5-12 11-22 11zM64 133c26 0 63 0 63 23 0 17-23 30-54 30s-55-14-55-30c0-10 10-23 29-23z"><text:p/></draw:path><draw:path draw:style-name="gr3" draw:text-style-name="P169" svg:width="0.05in" svg:height="0.0531in" svg:x="2.0508in" svg:y="0.4307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69" svg:width="0.0874in" svg:height="0.0516in" svg:x="2.1091in" svg:y="0.4331in" svg:viewBox="0 0 223 132" svg:d="M199 29c6-15 16-18 24-18v-11c-7 1-12 1-20 1-10 0-21 0-30-1v11c11 0 15 6 15 13 0 2 0 2-1 7l-29 75-32-82c0-1-1-4-1-6 0-6 7-7 15-7v-11c-10 1-21 1-31 1-9 0-18-1-26-1v11c6 0 13 0 17 2 3 3 7 13 7 13 0 0-1 3-1 4l-29 71-30-77c-1-5-1-5-1-6 0-7 10-7 15-7v-11c0 0-21 1-33 1-9 0-18 0-28-1v11c12 0 18 0 22 8l40 106c3 5 3 7 9 7 5 0 6-2 7-7l34-85 33 85c1 3 3 7 9 7 4 0 6-2 7-7z"><text:p/></draw:path><draw:path draw:style-name="gr3" draw:text-style-name="P169" svg:width="0.0256in" svg:height="0.0783in" svg:x="2.2067in" svg:y="0.4043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69" svg:width="0.0492in" svg:height="0.0531in" svg:x="2.2433in" svg:y="0.4307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69" svg:width="0.0626in" svg:height="0.0807in" svg:x="2.2996in" svg:y="0.4024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69" svg:width="0.0402in" svg:height="0.0728in" svg:x="2.3665in" svg:y="0.4118in" svg:viewBox="0 0 103 186" svg:d="M52 65h46v-10h-46v-55h-11c0 26-12 56-41 58v7h28v80c0 34 25 41 42 41 20 0 33-17 33-41v-17h-9v17c0 21-10 31-22 31-20 0-20-25-20-30z"><text:p/></draw:path><draw:path draw:style-name="gr3" draw:text-style-name="P169" svg:width="0.1106in" svg:height="0.039in" svg:x="2.4705in" svg:y="0.1622in" svg:viewBox="0 0 282 100" svg:d="M268 17c6 0 14 0 14-9 0-8-8-8-14-8h-254c-6 0-14 0-14 8 0 9 8 9 14 9zM268 100c6 0 14 0 14-9 0-8-8-8-14-8h-254c-6 0-14 0-14 8 0 9 8 9 14 9z"><text:p/></draw:path><draw:path draw:style-name="gr3" draw:text-style-name="P169" svg:width="0.0634in" svg:height="0.076in" svg:x="2.6421in" svg:y="0.148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69" svg:width="0.0736in" svg:height="0.076in" svg:x="2.715in" svg:y="0.148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69" svg:width="0.0839in" svg:height="0.0732in" svg:x="2.7984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69" svg:width="0.0543in" svg:height="0.076in" svg:x="2.8909in" svg:y="0.14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69" svg:width="0.052in" svg:height="0.1039in" svg:x="2.9543in" svg:y="0.1209in" svg:viewBox="0 0 133 265" svg:d="M66 91h60v-13h-60v-78h-11c-1 35-13 80-55 82v9h36v117c0 52 40 57 55 57 30 0 42-30 42-57v-24h-11v24c0 31-12 46-28 46-28 0-28-38-28-45z"><text:p/></draw:path><draw:path draw:style-name="gr3" draw:text-style-name="P169" svg:width="0.0177in" svg:height="0.0177in" svg:x="3.0299in" svg:y="0.2055in" svg:viewBox="0 0 46 46" svg:d="M46 23c0-12-10-23-23-23-12 0-23 11-23 23 0 13 11 23 23 23 13 0 23-10 23-23z"><text:p/></draw:path></draw:g> <text:tab/><draw:g text:anchor-type="as-char" svg:y="-0.0917in" draw:z-index="237" draw:style-name="gr1"><svg:title>TexMaths</svg:title><svg:desc>12§display§\Rightarrow§svg§600§FALSE§</svg:desc><draw:polygon draw:style-name="gr2" draw:text-style-name="P169" svg:width="0.1657in" svg:height="0.039in" svg:x="0in" svg:y="0.0264in" svg:viewBox="0 0 422 100" draw:points="211,100 0,100 0,0 422,0 422,100"><text:p/></draw:polygon><draw:path draw:style-name="gr3" draw:text-style-name="P169" svg:width="0.1476in" svg:height="0.0913in" svg:x="0.0091in" svg:y="0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/draw:g><text:tab/><draw:g text:anchor-type="as-char" svg:y="-0.1846in" draw:z-index="238" draw:style-name="gr1"><svg:title>TexMaths</svg:title><svg:desc>12§display§p_1 + \frac{\rho}{2} {v_1}^2 = p_2 + \frac{\rho}{2} {v_2}^2§svg§600§FALSE§</svg:desc><draw:polygon draw:style-name="gr2" draw:text-style-name="P169" svg:width="1.6453in" svg:height="0.2976in" svg:x="0.0051in" svg:y="0.002in" svg:viewBox="0 0 4180 757" draw:points="2090,757 0,757 0,0 4180,0 4180,757"><text:p/></draw:polygon><draw:path draw:style-name="gr3" draw:text-style-name="P169" svg:width="0.0866in" svg:height="0.1059in" svg:x="0in" svg:y="0.112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425in" svg:height="0.0772in" svg:x="0.1016in" svg:y="0.1339in" svg:viewBox="0 0 109 197" svg:d="M67 8c0-8 0-8-8-8-19 19-47 19-59 19v11c7 0 26 0 43-8v151c0 9 0 13-30 13h-11v11c5 0 42-1 53-1 10 0 47 1 54 1v-11h-12c-30 0-30-4-30-13z"><text:p/></draw:path><draw:path draw:style-name="gr3" draw:text-style-name="P169" svg:width="0.1106in" svg:height="0.1106in" svg:x="0.2094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783in" svg:height="0.1091in" svg:x="0.3913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69" svg:width="0.0862in" svg:height="0.0067in" svg:x="0.3858in" svg:y="0.1406in" svg:viewBox="0 0 220 18" draw:points="109,18 0,18 0,0 220,0 220,18"><text:p/></draw:polygon><draw:path draw:style-name="gr3" draw:text-style-name="P169" svg:width="0.0661in" svg:height="0.1106in" svg:x="0.3961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728in" svg:height="0.0752in" svg:x="0.4965in" svg:y="0.112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425in" svg:height="0.0772in" svg:x="0.5846in" svg:y="0.1339in" svg:viewBox="0 0 109 197" svg:d="M67 8c0-8 0-8-8-8-19 19-47 19-59 19v11c7 0 26 0 43-8v151c0 9 0 13-30 13h-11v11c5 0 42-1 53-1 10 0 47 1 54 1v-11h-12c-30 0-30-4-30-13z"><text:p/></draw:path><draw:path draw:style-name="gr3" draw:text-style-name="P169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039in" svg:x="0.7768in" svg:y="0.1256in" svg:viewBox="0 0 282 100" svg:d="M268 17c6 0 14 0 14-9 0-8-8-8-14-8h-254c-6 0-14 0-14 8 0 9 8 9 14 9zM268 100c6 0 14 0 14-9 0-8-8-8-14-8h-254c-6 0-14 0-14 8 0 9 8 9 14 9z"><text:p/></draw:path><draw:path draw:style-name="gr3" draw:text-style-name="P169" svg:width="0.0866in" svg:height="0.1059in" svg:x="0.9374in" svg:y="0.112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69" svg:width="0.0516in" svg:height="0.0772in" svg:x="1.0335in" svg:y="0.13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1106in" svg:height="0.1106in" svg:x="1.1469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783in" svg:height="0.1091in" svg:x="1.3283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69" svg:width="0.0862in" svg:height="0.0067in" svg:x="1.3236in" svg:y="0.1406in" svg:viewBox="0 0 220 18" draw:points="109,18 0,18 0,0 220,0 220,18"><text:p/></draw:polygon><draw:path draw:style-name="gr3" draw:text-style-name="P169" svg:width="0.0661in" svg:height="0.1106in" svg:x="1.3331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728in" svg:height="0.0752in" svg:x="1.4343in" svg:y="0.112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516in" svg:height="0.0772in" svg:x="1.5169in" svg:y="0.13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69" svg:width="0.0516in" svg:height="0.0772in" svg:x="1.591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h>
      <text:h text:style-name="P149" text:outline-level="3"><draw:frame draw:style-name="fr1" draw:name="Frame4" text:anchor-type="paragraph" svg:x="4.6181in" svg:y="0.0752in" svg:width="2.9484in" draw:z-index="187"><draw:text-box fo:min-height="4.2209in"><table:table table:name="Table4" table:style-name="Table4"><table:table-column table:style-name="Table4.A"/><table:table-column table:style-name="Table4.B"/><table:table-column table:style-name="Table4.C"/><table:table-row><table:table-cell table:style-name="Table4.A1" office:value-type="string"><text:p text:style-name="P75"><draw:g text:anchor-type="as-char" svg:y="-0.1181in" draw:z-index="203" draw:style-name="gr1"><svg:title>TexMaths</svg:title><svg:desc>12§display§R§svg§600§FALSE§</svg:desc><draw:polygon draw:style-name="gr2" draw:text-style-name="P169" svg:width="0.128in" svg:height="0.1142in" svg:x="0in" svg:y="0in" svg:viewBox="0 0 326 291" draw:points="162,291 0,291 0,0 326,0 326,291"><text:p/></draw:polygon><draw:path draw:style-name="gr3" draw:text-style-name="P169" svg:width="0.1189in" svg:height="0.1177in" svg:x="0.0067in" svg:y="0in" svg:viewBox="0 0 303 300" svg:d="M142 29c2-10 3-15 12-16 3 0 17 0 25 0 30 0 77 0 77 42 0 15-6 44-23 61-11 11-34 24-72 24h-47zM203 146c42-10 93-39 93-82 0-36-38-64-94-64h-120c-9 0-12 0-12 8 0 5 3 5 10 5 2 0 10 0 17 1 8 0 11 2 11 6 0 3 0 4-1 9l-57 228c-4 17-6 20-38 20-8 0-12 0-12 9 0 5 5 5 6 5 12 0 42-2 53-2 12 0 42 2 54 2 4 0 8 0 8-9 0-5-3-5-12-5-15 0-27 0-27-7 0-2 1-5 2-7l28-113h50c39 0 46 24 46 38 0 7-4 21-6 30-3 12-6 28-6 36 0 46 50 46 56 46 36 0 51-43 51-49 0-5-5-5-5-5-4 0-5 2-6 6-11 31-29 39-39 39-14 0-16-10-16-27 0-12 2-34 3-48 1-6 3-13 3-19 0-33-29-46-40-51z"><text:p/></draw:path></draw:g></text:p></table:table-cell><table:table-cell table:style-name="Table4.A1" office:value-type="string"><text:p text:style-name="P36">Innenradius Rohr</text:p></table:table-cell><table:table-cell table:style-name="Table4.C1" office:value-type="string"><text:p text:style-name="P61"><draw:g text:anchor-type="as-char" svg:y="-0.1252in" draw:z-index="192" draw:style-name="gr1"><svg:title>TexMaths</svg:title><svg:desc>12§display§[r] = m§svg§600§FALSE§</svg:desc><draw:polygon draw:style-name="gr2" draw:text-style-name="P169" svg:width="0.539in" svg:height="0.1657in" svg:x="0in" svg:y="0in" svg:viewBox="0 0 1370 422" draw:points="685,422 0,422 0,0 1370,0 137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677in" svg:height="0.0752in" svg:x="0.0512in" svg:y="0.050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69" svg:width="0.0228in" svg:height="0.1657in" svg:x="0.1295in" svg:y="0in" svg:viewBox="0 0 59 422" draw:points="59,0 0,0 0,17 42,17 42,406 0,406 0,422 59,422"><text:p/></draw:polygon><draw:path draw:style-name="gr3" draw:text-style-name="P169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69" svg:width="0.1362in" svg:height="0.0752in" svg:x="0.3976in" svg:y="0.0508in" svg:viewBox="0 0 347 192" svg:d="M25 162c-1 7-3 17-3 19 0 7 6 11 12 11 4 0 12-4 15-12 0 0 5-20 9-31l8-39c2-8 6-18 7-27 3-7 6-21 6-22 6-13 29-51 69-51 19 0 22 15 22 30 0 9-2 21-6 34l-12 50-8 32c-1 8-5 23-5 25 0 7 6 11 12 11 13 0 16-11 19-24 6-24 22-85 25-102 2-6 24-56 70-56 18 0 23 14 23 30 0 24-18 72-27 94-3 10-4 15-4 23 0 21 14 35 34 35 40 0 56-61 56-65 0-5-4-5-5-5-5 0-5 2-7 9-6 21-20 51-44 51-7 0-9-3-9-13 0-11 3-21 7-30 8-23 26-69 26-93 0-28-16-46-49-46-31 0-53 19-68 41-1-5-3-19-14-30-10-9-24-11-35-11-37 0-59 28-66 37-1-24-19-37-39-37-19 0-27 17-31 24-7 16-13 40-13 41 0 5 5 5 5 5 5 0 5 0 7-10 7-30 16-50 31-50 7 0 13 3 13 19 0 8-1 13-7 36z"><text:p/></draw:path></draw:g></text:p></table:table-cell></table:table-row><table:table-row><table:table-cell table:style-name="Table4.A2" office:value-type="string"><text:p text:style-name="P87"><draw:g text:anchor-type="as-char" svg:y="-0.1575in" draw:z-index="193" draw:style-name="gr1"><svg:title>TexMaths</svg:title><svg:desc>12§display§\dot{V}§svg§600§FALSE§</svg:desc><draw:polygon draw:style-name="gr2" draw:text-style-name="P169" svg:width="0.1335in" svg:height="0.1531in" svg:x="0in" svg:y="0in" svg:viewBox="0 0 340 390" draw:points="170,390 0,390 0,0 340,0 340,390"><text:p/></draw:polygon><draw:path draw:style-name="gr3" draw:text-style-name="P169" svg:width="0.0181in" svg:height="0.0177in" svg:x="0.0579in" svg:y="0in" svg:viewBox="0 0 47 46" svg:d="M47 23c0-12-11-23-24-23-15 0-23 12-23 23 0 12 10 23 23 23 14 0 24-12 24-23z"><text:p/></draw:path><draw:path draw:style-name="gr3" draw:text-style-name="P169" svg:width="0.1185in" svg:height="0.1173in" svg:x="0.0094in" svg:y="0.0402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/draw:g></text:p></table:table-cell><table:table-cell table:style-name="Table4.A2" office:value-type="string"><text:p text:style-name="P36">Volumenstrom</text:p></table:table-cell><table:table-cell table:style-name="Table4.C2" office:value-type="string"><text:p text:style-name="P61"><draw:g text:anchor-type="as-char" svg:y="-0.2508in" draw:z-index="194" draw:style-name="gr1"><svg:title>TexMaths</svg:title><svg:desc>12§display§[\dot{V}] = \mathrm{\frac{m^3}{s}}§svg§600§FALSE§</svg:desc><draw:polygon draw:style-name="gr2" draw:text-style-name="P169" svg:width="0.6799in" svg:height="0.3618in" svg:x="0in" svg:y="0.0016in" svg:viewBox="0 0 1728 920" draw:points="864,920 0,920 0,0 1728,0 1728,920"><text:p/></draw:polygon><draw:polygon draw:style-name="gr3" draw:text-style-name="P169" svg:width="0.0228in" svg:height="0.1661in" svg:x="0.0193in" svg:y="0.1252in" svg:viewBox="0 0 59 423" draw:points="59,423 59,406 17,406 17,17 59,17 59,0 0,0 0,423"><text:p/></draw:polygon><draw:path draw:style-name="gr3" draw:text-style-name="P169" svg:width="0.0181in" svg:height="0.0177in" svg:x="0.1039in" svg:y="0.0969in" svg:viewBox="0 0 47 46" svg:d="M47 23c0-12-11-23-24-23-15 0-23 12-23 23 0 12 10 23 23 23 14 0 24-12 24-23z"><text:p/></draw:path><draw:path draw:style-name="gr3" draw:text-style-name="P169" svg:width="0.1185in" svg:height="0.1173in" svg:x="0.0551in" svg:y="0.1362in" svg:viewBox="0 0 302 299" svg:d="M242 48c21-32 39-34 54-35 5 0 6-7 6-8 0-4-2-5-6-5-11 0-23 1-35 1-14 0-28-1-41-1-3 0-9 0-9 8 0 5 5 5 7 5 12 1 20 5 20 15 0 6-6 15-6 15l-130 207-29-224c0-7 10-13 29-13 6 0 11 0 11-8 0-4-4-5-6-5-17 0-35 1-53 1-7 0-16 0-23 0-8 0-15-1-23-1-3 0-8 0-8 8 0 5 4 5 11 5 24 0 24 4 25 15l34 261c1 9 2 10 8 10 7 0 8-2 12-8z"><text:p/></draw:path><draw:polygon draw:style-name="gr3" draw:text-style-name="P169" svg:width="0.0228in" svg:height="0.1661in" svg:x="0.1831in" svg:y="0.1252in" svg:viewBox="0 0 59 423" draw:points="59,0 0,0 0,17 42,17 42,406 0,406 0,423 59,423"><text:p/></draw:polygon><draw:path draw:style-name="gr3" draw:text-style-name="P169" svg:width="0.1106in" svg:height="0.039in" svg:x="0.2815in" svg:y="0.189in" svg:viewBox="0 0 282 100" svg:d="M267 17c6 0 15 0 15-9 0-8-9-8-15-8h-253c-6 0-14 0-14 8 0 9 8 9 14 9zM267 100c6 0 15 0 15-9 0-8-9-8-15-8h-253c-6 0-14 0-14 8 0 9 8 9 14 9z"><text:p/></draw:path><draw:path draw:style-name="gr3" draw:text-style-name="P169" svg:width="0.1295in" svg:height="0.0732in" svg:x="0.4724in" svg:y="0.063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4 0 36-1 48-1 11 0 32 1 47 1v-13c-22 0-33 0-33-12v-82c0-36 0-49-13-64-6-8-20-16-44-16-36 0-54 25-61 42-6-37-37-42-57-42-31 0-50 18-62 44v-44l-60 5v13c30 0 34 2 34 24z"><text:p/></draw:path><draw:path draw:style-name="gr3" draw:text-style-name="P169" svg:width="0.0535in" svg:height="0.0795in" svg:x="0.6114in" svg:y="0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3" draw:text-style-name="P169" svg:width="0.213in" svg:height="0.0067in" svg:x="0.4669in" svg:y="0.2043in" svg:viewBox="0 0 542 18" draw:points="271,18 0,18 0,0 542,0 542,18"><text:p/></draw:polygon><draw:path draw:style-name="gr3" draw:text-style-name="P169" svg:width="0.0543in" svg:height="0.076in" svg:x="0.5465in" svg:y="0.289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4.A2" office:value-type="string"><text:p text:style-name="P72"><draw:g text:anchor-type="as-char" svg:y="-0.1181in" draw:z-index="195" draw:style-name="gr1"><svg:title>TexMaths</svg:title><svg:desc>12§display§l§svg§600§FALSE§</svg:desc><draw:polygon draw:style-name="gr2" draw:text-style-name="P169" svg:width="0.0531in" svg:height="0.1157in" svg:x="0in" svg:y="0in" svg:viewBox="0 0 136 295" draw:points="67,295 0,295 0,0 136,0 136,295"><text:p/></draw:polygon><draw:path draw:style-name="gr3" draw:text-style-name="P169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4.A2" office:value-type="string"><text:p text:style-name="P15"><text:span text:style-name="T34">L</text:span>ä<text:span text:style-name="T34">nge Rohr</text:span></text:p></table:table-cell><table:table-cell table:style-name="Table4.C2" office:value-type="string"><text:p text:style-name="P63"><draw:g text:anchor-type="as-char" svg:y="-0.1252in" draw:z-index="196" draw:style-name="gr1"><svg:title>TexMaths</svg:title><svg:desc>12§display§[l] = \mathrm{m}§svg§600§FALSE§</svg:desc><draw:polygon draw:style-name="gr2" draw:text-style-name="P169" svg:width="0.5055in" svg:height="0.1657in" svg:x="0in" svg:y="0in" svg:viewBox="0 0 1285 422" draw:points="643,422 0,422 0,0 1285,0 1285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354in" svg:height="0.1173in" svg:x="0.0535in" svg:y="0.0091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69" svg:width="0.0228in" svg:height="0.1657in" svg:x="0.1028in" svg:y="0in" svg:viewBox="0 0 59 422" draw:points="59,0 0,0 0,17 42,17 42,406 0,406 0,422 59,422"><text:p/></draw:polygon><draw:path draw:style-name="gr3" draw:text-style-name="P169" svg:width="0.1106in" svg:height="0.039in" svg:x="0.2004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372in" svg:y="0.0508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4.A2" office:value-type="string"><text:p text:style-name="P74"><draw:g text:anchor-type="as-char" svg:y="-0.0756in" draw:z-index="197" draw:style-name="gr1"><svg:title>TexMaths</svg:title><svg:desc>12§display§\eta§svg§600§FALSE§</svg:desc><draw:polygon draw:style-name="gr2" draw:text-style-name="P169" svg:width="0.089in" svg:height="0.1043in" svg:x="0in" svg:y="0.002in" svg:viewBox="0 0 227 266" draw:points="113,266 0,266 0,0 227,0 227,266"><text:p/></draw:polygon><draw:path draw:style-name="gr3" draw:text-style-name="P169" svg:width="0.078in" svg:height="0.1094in" svg:x="0.0047in" svg:y="0in" svg:viewBox="0 0 199 279" svg:d="M195 70c3-7 4-13 4-24 0-28-17-46-50-46-32 0-55 22-65 37-2-24-20-37-39-37-20 0-28 17-32 24-7 15-13 40-13 41 0 5 5 5 5 5 5 0 5 0 7-10 7-30 16-50 31-50 8 0 14 3 14 19 0 8-2 13-8 36l-24 98c-1 6-3 16-3 18 0 8 6 12 12 12 5 0 13-4 15-12 0-2 6-21 9-32l10-38c2-10 4-18 7-29 0-3 3-16 3-18 2-5 15-28 29-40 10-7 23-14 41-14 20 0 24 14 24 29 0 2 0 10-4 27l-49 195c-1 5-1 6-1 8 0 6 4 10 11 10 13 0 17-12 18-16z"><text:p/></draw:path></draw:g></text:p></table:table-cell><table:table-cell table:style-name="Table4.A2" office:value-type="string"><text:p text:style-name="P37">Dynamis<text:span text:style-name="T38">c</text:span>he Viskosit<text:span text:style-name="T9">ä</text:span><text:span text:style-name="T6">t</text:span></text:p></table:table-cell><table:table-cell table:style-name="Table4.C2" office:value-type="string"><text:p text:style-name="P66"><draw:g text:anchor-type="as-char" svg:y="-0.1252in" draw:z-index="198" draw:style-name="gr1"><svg:title>TexMaths</svg:title><svg:desc>12§display§[\eta] = \mathrm{Pa \cdot s}§svg§600§FALSE§</svg:desc><draw:polygon draw:style-name="gr2" draw:text-style-name="P169" svg:width="0.7791in" svg:height="0.1657in" svg:x="0in" svg:y="0in" svg:viewBox="0 0 1980 422" draw:points="990,422 0,422 0,0 1980,0 198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776in" svg:height="0.1091in" svg:x="0.0512in" svg:y="0.0508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olygon draw:style-name="gr3" draw:text-style-name="P169" svg:width="0.0228in" svg:height="0.1657in" svg:x="0.1378in" svg:y="0in" svg:viewBox="0 0 59 422" draw:points="59,0 0,0 0,17 42,17 42,406 0,406 0,422 59,422"><text:p/></draw:polygon><draw:path draw:style-name="gr3" draw:text-style-name="P169" svg:width="0.1106in" svg:height="0.039in" svg:x="0.2362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098in" svg:height="0.1134in" svg:x="0.4079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9" svg:width="0.0752in" svg:height="0.076in" svg:x="0.5173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9" svg:width="0.0177in" svg:height="0.0177in" svg:x="0.6445in" svg:y="0.074in" svg:viewBox="0 0 46 46" svg:d="M46 23c0-12-10-23-23-23-12 0-23 11-23 23 0 13 11 23 23 23 13 0 23-10 23-23z"><text:p/></draw:path><draw:path draw:style-name="gr3" draw:text-style-name="P169" svg:width="0.0543in" svg:height="0.076in" svg:x="0.7189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4.A2" office:value-type="string"><text:p text:style-name="P74"><draw:g text:anchor-type="as-char" svg:y="-0.1181in" draw:z-index="199" draw:style-name="gr1"><svg:title>TexMaths</svg:title><svg:desc>12§display§\Delta p§svg§600§FALSE§</svg:desc><draw:polygon draw:style-name="gr2" draw:text-style-name="P169" svg:width="0.2217in" svg:height="0.1457in" svg:x="0in" svg:y="0.0051in" svg:viewBox="0 0 564 371" draw:points="282,371 0,371 0,0 564,0 564,371"><text:p/></draw:polygon><draw:path draw:style-name="gr3" draw:text-style-name="P169" svg:width="0.1224in" svg:height="0.1189in" svg:x="0.0079in" svg:y="0in" svg:viewBox="0 0 312 303" svg:d="M167 7c-3-5-4-7-11-7s-9 2-11 7l-143 288c-2 3-2 3-2 4 0 4 2 4 10 4h293c6 0 9 0 9-4 0-1 0-1-2-4zM143 42l113 229h-227z"><text:p/></draw:path><draw:path draw:style-name="gr3" draw:text-style-name="P169" svg:width="0.0866in" svg:height="0.1059in" svg:x="0.1331in" svg:y="0.0453in" svg:viewBox="0 0 221 270" svg:d="M32 238c-3 15-3 18-22 18-5 0-10 0-10 8 0 3 2 6 6 6 11 0 23-3 35-3 14 0 29 3 42 3 2 0 8 0 8-10 0-4-5-4-11-4-21 0-21-3-21-7 0-5 18-74 21-85 5 13 17 28 39 28 49 0 102-63 102-125 0-39-24-67-57-67-20 0-41 16-55 31-4-23-23-31-38-31-19 0-28 17-31 24-8 14-14 39-14 41 0 4 5 4 6 4 4 0 4 0 8-9 7-30 15-50 30-50 7 0 13 3 13 19 0 9-2 14-3 21zM107 55c3-12 14-24 22-30 15-13 27-15 34-15 18 0 28 14 28 39s-15 73-22 90c-14 30-35 43-50 43-28 0-34-35-34-37 0-1 0-2 1-7z"><text:p/></draw:path></draw:g></text:p></table:table-cell><table:table-cell table:style-name="Table4.A2" office:value-type="string"><text:p text:style-name="P30">D<text:span text:style-name="T34">ruckdifferenz Anfang-Ende Rohr</text:span></text:p></table:table-cell><table:table-cell table:style-name="Table4.C2" office:value-type="string"><text:p text:style-name="P62"><draw:g text:anchor-type="as-char" svg:y="-0.1252in" draw:z-index="200" draw:style-name="gr1"><svg:title>TexMaths</svg:title><svg:desc>12§display§[p] = \mathrm{Pa}§svg§600§FALSE§</svg:desc><draw:polygon draw:style-name="gr2" draw:text-style-name="P169" svg:width="0.5886in" svg:height="0.1657in" svg:x="0in" svg:y="0in" svg:viewBox="0 0 1496 422" draw:points="747,422 0,422 0,0 1496,0 1496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866in" svg:height="0.1059in" svg:x="0.0406in" svg:y="0.050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69" svg:width="0.0228in" svg:height="0.1657in" svg:x="0.1331in" svg:y="0in" svg:viewBox="0 0 59 422" draw:points="59,0 0,0 0,17 42,17 42,406 0,406 0,422 59,422"><text:p/></draw:polygon><draw:path draw:style-name="gr3" draw:text-style-name="P169" svg:width="0.1106in" svg:height="0.039in" svg:x="0.2311in" svg:y="0.0634in" svg:viewBox="0 0 282 100" svg:d="M267 17c6 0 15 0 15-9 0-8-9-8-15-8h-253c-6 0-14 0-14 8 0 9 8 9 14 9zM267 100c6 0 15 0 15-9 0-8-9-8-15-8h-253c-6 0-14 0-14 8 0 9 8 9 14 9z"><text:p/></draw:path><draw:path draw:style-name="gr3" draw:text-style-name="P169" svg:width="0.0976in" svg:height="0.1134in" svg:x="0.4028in" svg:y="0.0102in" svg:viewBox="0 0 249 289" svg:d="M82 156h70c52 0 97-35 97-77s-41-79-99-79h-150v13h10c33 0 33 5 33 21v223c0 14 0 19-33 19h-10v13c14-1 46-1 62-1s48 0 63 1v-13h-10c-32 0-33-5-33-19zM80 144v-114c0-14 0-17 21-17h37c68 0 68 45 68 66 0 19 0 65-68 65z"><text:p/></draw:path><draw:path draw:style-name="gr3" draw:text-style-name="P169" svg:width="0.0752in" svg:height="0.076in" svg:x="0.5122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72"><draw:g text:anchor-type="as-char" svg:y="-0.1181in" draw:z-index="188" draw:style-name="gr1"><svg:title>TexMaths</svg:title><svg:desc>12§display§h§svg§600§FALSE§</svg:desc><draw:polygon draw:style-name="gr2" draw:text-style-name="P169" svg:width="0.0957in" svg:height="0.1157in" svg:x="0in" svg:y="0in" svg:viewBox="0 0 244 295" draw:points="122,295 0,295 0,0 244,0 244,295"><text:p/></draw:polygon><draw:path draw:style-name="gr3" draw:text-style-name="P169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4.A2" office:value-type="string"><text:p text:style-name="P27"><text:span text:style-name="T32">H</text:span><text:span text:style-name="T12">ö</text:span><text:span text:style-name="T14">he Fl</text:span><text:span text:style-name="T12">ü</text:span><text:span text:style-name="T14">ssigkeitss</text:span>ä<text:span text:style-name="T32">ule</text:span></text:p></table:table-cell><table:table-cell table:style-name="Table4.C2" office:value-type="string"><text:p text:style-name="P61"><draw:g text:anchor-type="as-char" svg:y="-0.1252in" draw:z-index="189" draw:style-name="gr1"><svg:title>TexMaths</svg:title><svg:desc>12§display§[h] = \mathrm{m}§svg§600§FALSE§</svg:desc><draw:polygon draw:style-name="gr2" draw:text-style-name="P169" svg:width="0.548in" svg:height="0.1657in" svg:x="0in" svg:y="0in" svg:viewBox="0 0 1393 422" draw:points="696,422 0,422 0,0 1393,0 1393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819in" svg:height="0.1173in" svg:x="0.0551in" svg:y="0.009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69" svg:width="0.0228in" svg:height="0.1657in" svg:x="0.1457in" svg:y="0in" svg:viewBox="0 0 59 422" draw:points="59,0 0,0 0,17 42,17 42,406 0,406 0,422 59,422"><text:p/></draw:polygon><draw:path draw:style-name="gr3" draw:text-style-name="P169" svg:width="0.1106in" svg:height="0.039in" svg:x="0.2433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415in" svg:y="0.0508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4.A2" office:value-type="string"><text:p text:style-name="P72"><draw:g text:anchor-type="as-char" svg:y="-0.1138in" draw:z-index="190" draw:style-name="gr1"><svg:title>TexMaths</svg:title><svg:desc>12§display§F_p§svg§600§FALSE§</svg:desc><draw:polygon draw:style-name="gr2" draw:text-style-name="P169" svg:width="0.1752in" svg:height="0.1606in" svg:x="0in" svg:y="0in" svg:viewBox="0 0 446 409" draw:points="223,409 0,409 0,0 446,0 446,409"><text:p/></draw:polygon><draw:path draw:style-name="gr3" draw:text-style-name="P169" svg:width="0.1181in" svg:height="0.1126in" svg:x="0.0063in" svg:y="0.001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69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4.A2" office:value-type="string"><text:p text:style-name="P29">Druckkraft</text:p></table:table-cell><table:table-cell table:style-name="Table4.C2" office:value-type="string"><text:p text:style-name="P61"><draw:g text:anchor-type="as-char" svg:y="-0.1252in" draw:z-index="191" draw:style-name="gr1"><svg:title>TexMaths</svg:title><svg:desc>12§display§[F_p] = \mathrm{N}§svg§600§FALSE§</svg:desc><draw:polygon draw:style-name="gr2" draw:text-style-name="P169" svg:width="0.622in" svg:height="0.1717in" svg:x="0in" svg:y="0in" svg:viewBox="0 0 1581 437" draw:points="790,437 0,437 0,0 1581,0 1581,437"><text:p/></draw:polygon><draw:polygon draw:style-name="gr3" draw:text-style-name="P169" svg:width="0.0228in" svg:height="0.1657in" svg:x="0.0193in" svg:y="0in" svg:viewBox="0 0 59 422" draw:points="59,422 59,405 17,405 17,17 59,17 59,0 0,0 0,422"><text:p/></draw:polygon><draw:path draw:style-name="gr3" draw:text-style-name="P169" svg:width="0.1185in" svg:height="0.113in" svg:x="0.0524in" svg:y="0.011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9" svg:width="0.065in" svg:height="0.0736in" svg:x="0.1528in" svg:y="0.098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69" svg:width="0.0228in" svg:height="0.1657in" svg:x="0.2335in" svg:y="0in" svg:viewBox="0 0 59 422" draw:points="59,0 0,0 0,17 42,17 42,405 0,405 0,422 59,422"><text:p/></draw:polygon><draw:path draw:style-name="gr3" draw:text-style-name="P169" svg:width="0.1106in" svg:height="0.0386in" svg:x="0.3315in" svg:y="0.063in" svg:viewBox="0 0 282 99" svg:d="M268 17c6 0 14 0 14-9 0-8-8-8-14-8h-254c-6 0-14 0-14 8 0 9 8 9 14 9zM268 99c6 0 14 0 14-8s-8-8-14-8h-254c-6 0-14 0-14 8s8 8 14 8z"><text:p/></draw:path><draw:path draw:style-name="gr3" draw:text-style-name="P169" svg:width="0.1134in" svg:height="0.1134in" svg:x="0.5031in" svg:y="0.0102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4.A2" office:value-type="string"><text:p text:style-name="P76"><draw:g text:anchor-type="as-char" svg:y="-0.2299in" draw:z-index="205" draw:style-name="gr1"><svg:title>TexMaths</svg:title><svg:desc>12§display§\frac{dv}{dx}§svg§600§FALSE§</svg:desc><draw:polygon draw:style-name="gr2" draw:text-style-name="P169" svg:width="0.1819in" svg:height="0.3413in" svg:x="0in" svg:y="0in" svg:viewBox="0 0 463 868" draw:points="231,868 0,868 0,0 463,0 463,868"><text:p/></draw:polygon><draw:path draw:style-name="gr3" draw:text-style-name="P169" svg:width="0.0791in" svg:height="0.1169in" svg:x="0.011in" svg:y="0in" svg:viewBox="0 0 202 298" svg:d="M202 5c0 0 0-5-5-5-7 0-47 4-54 5-4 0-6 2-6 8 0 5 4 5 10 5 20 0 21 2 21 7l-1 9-25 100c-9-17-21-27-40-27-49 0-102 62-102 123 0 40 23 68 56 68 9 0 31-2 56-32 3 18 18 32 38 32 16 0 25-9 31-24 8-14 14-40 14-41 0-4-4-4-5-4-5 0-5 1-6 7-7 28-16 53-33 53-12 0-13-11-13-19 0-11 1-14 3-21zM114 243c-2 7-2 9-8 16-19 23-36 30-48 30-22 0-28-23-28-40 0-21 13-73 24-92 13-25 31-41 49-41 28 0 33 35 33 37 0 3 0 5-1 8z"><text:p/></draw:path><draw:path draw:style-name="gr3" draw:text-style-name="P169" svg:width="0.0728in" svg:height="0.0752in" svg:x="0.0957in" svg:y="0.0421in" svg:viewBox="0 0 186 192" svg:d="M186 30c0-23-11-30-18-30-11 0-21 11-21 20 0 6 2 9 7 14 8 8 14 19 14 34 0 17-25 114-75 114-22 0-32-14-32-36 0-24 11-55 24-90 4-7 6-13 6-21 0-19-14-35-35-35-40 0-56 61-56 65 0 5 5 5 5 5 5 0 5-2 7-8 12-43 30-52 43-52 3 0 10 0 10 13 0 11-4 21-7 30-18 49-24 68-24 86 0 47 37 53 57 53 71 0 95-140 95-162z"><text:p/></draw:path><draw:polygon draw:style-name="gr3" draw:text-style-name="P169" svg:width="0.1819in" svg:height="0.0067in" svg:x="0in" svg:y="0.1827in" svg:viewBox="0 0 463 18" draw:points="231,18 0,18 0,0 463,0 463,18"><text:p/></draw:polygon><draw:path draw:style-name="gr3" draw:text-style-name="P169" svg:width="0.0791in" svg:height="0.1169in" svg:x="0.0067in" svg:y="0.226in" svg:viewBox="0 0 202 298" svg:d="M202 5c0 0 0-5-5-5-7 0-47 4-54 5-4 0-6 2-6 8 0 5 4 5 10 5 20 0 21 2 21 7l-1 9-25 100c-9-17-21-27-40-27-49 0-102 62-102 123 0 40 23 68 56 68 9 0 31-2 56-32 3 18 18 32 38 32 16 0 25-9 31-24 8-14 14-40 14-41 0-4-4-4-5-4-5 0-5 1-6 7-7 28-16 53-33 53-12 0-13-11-13-19 0-11 1-14 3-21zM114 243c-2 7-2 9-8 16-19 23-36 30-48 30-22 0-28-23-28-40 0-21 13-73 24-92 13-25 31-41 49-41 28 0 33 35 33 37 0 3 0 5-1 8z"><text:p/></draw:path><draw:path draw:style-name="gr3" draw:text-style-name="P169" svg:width="0.0831in" svg:height="0.0752in" svg:x="0.0913in" svg:y="0.2681in" svg:viewBox="0 0 212 192" svg:d="M130 60c2-12 12-50 42-50 2 0 12 0 20 4-11 3-19 14-19 23 0 7 4 16 16 16 9 0 23-9 23-25 0-22-26-28-40-28-24 0-40 23-45 32-10-27-33-32-45-32-45 0-69 55-69 65 0 5 4 5 5 5 4 0 5-2 6-5 14-45 42-55 57-55 8 0 22 3 22 27 0 13-7 42-22 102-6 26-22 43-40 43-4 0-13 0-22-5 11-2 21-10 21-22s-10-16-17-16c-12 0-23 12-23 25 0 19 22 28 40 28 29 0 43-30 44-33 6 16 21 33 47 33 43 0 67-54 67-65 0-5-3-5-5-5-3 0-4 3-6 5-13 46-42 55-56 55-17 0-23-13-23-27 0-10 3-18 7-38z"><text:p/></draw:path></draw:g></text:p></table:table-cell><table:table-cell table:style-name="Table4.C2" table:number-columns-spanned="2" office:value-type="string"><text:p text:style-name="P28">Geschwindigkeitsabnahhme pro Schichtbreite</text:p></table:table-cell><table:covered-table-cell/></table:table-row><table:table-row><table:table-cell table:style-name="Table4.A2" office:value-type="string"><text:p text:style-name="P76"><draw:g text:anchor-type="as-char" svg:y="-0.1173in" draw:z-index="208" draw:style-name="gr1"><svg:title>TexMaths</svg:title><svg:desc>12§display§l_0§svg§600§FALSE§</svg:desc><draw:polygon draw:style-name="gr2" draw:text-style-name="P169" svg:width="0.1161in" svg:height="0.1402in" svg:x="0in" svg:y="0in" svg:viewBox="0 0 296 357" draw:points="148,357 0,357 0,0 296,0 296,357"><text:p/></draw:polygon><draw:path draw:style-name="gr3" draw:text-style-name="P169" svg:width="0.0354in" svg:height="0.1173in" svg:x="0.0071in" svg:y="0in" svg:viewBox="0 0 91 299" svg:d="M91 5c0 0 0-5-4-5-11 0-43 4-53 5-4 0-9 0-9 8 0 5 5 5 11 5 20 0 22 4 22 7l-2 9-54 211c-1 4-2 8-2 14 0 24 19 40 38 40 15 0 26-9 33-24 8-16 13-41 13-42 0-4-4-4-5-4-5 0-5 1-6 7-8 28-15 53-33 53-12 0-12-13-12-19 0-11 0-12 2-21z"><text:p/></draw:path><draw:path draw:style-name="gr3" draw:text-style-name="P169" svg:width="0.0539in" svg:height="0.0795in" svg:x="0.0559in" svg:y="0.0626in" svg:viewBox="0 0 138 203" svg:d="M138 102c0-32-3-55-17-77-9-13-28-25-51-25-70 0-70 82-70 102 0 21 0 101 70 101 68 0 68-80 68-101zM70 194c-15 0-33-7-39-32-3-17-3-42-3-64 0-21 0-44 3-60 7-24 25-30 39-30 15 0 31 10 36 27s6 38 6 63c0 22 0 45-5 63-6 27-25 33-37 33z"><text:p/></draw:path></draw:g></text:p></table:table-cell><table:table-cell table:style-name="Table4.A2" office:value-type="string"><text:p text:style-name="P28">Länge des Körpers</text:p></table:table-cell><table:table-cell table:style-name="Table4.C2" office:value-type="string"><text:p text:style-name="P95"><draw:g text:anchor-type="as-char" svg:y="-0.1252in" draw:z-index="206" draw:style-name="gr1"><svg:title>TexMaths</svg:title><svg:desc>12§display§[l_k] = \mathrm{m}§svg§600§FALSE§</svg:desc><draw:polygon draw:style-name="gr2" draw:text-style-name="P169" svg:width="0.5835in" svg:height="0.1657in" svg:x="0in" svg:y="0in" svg:viewBox="0 0 1483 422" draw:points="741,422 0,422 0,0 1483,0 1483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354in" svg:height="0.1173in" svg:x="0.0535in" svg:y="0.0091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69" svg:width="0.0571in" svg:height="0.0819in" svg:x="0.1043in" svg:y="0.068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olygon draw:style-name="gr3" draw:text-style-name="P169" svg:width="0.0228in" svg:height="0.1657in" svg:x="0.1807in" svg:y="0in" svg:viewBox="0 0 59 422" draw:points="59,0 0,0 0,17 42,17 42,406 0,406 0,422 59,422"><text:p/></draw:polygon><draw:path draw:style-name="gr3" draw:text-style-name="P169" svg:width="0.1106in" svg:height="0.039in" svg:x="0.2787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45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4.A2" office:value-type="string"><text:p text:style-name="P76"><draw:g text:anchor-type="as-char" svg:y="-0.122in" draw:z-index="209" draw:style-name="gr1"><svg:title>TexMaths</svg:title><svg:desc>12§display§\Delta l§svg§600§FALSE§</svg:desc><draw:polygon draw:style-name="gr2" draw:text-style-name="P169" svg:width="0.1913in" svg:height="0.1157in" svg:x="0in" svg:y="0.0043in" svg:viewBox="0 0 487 295" draw:points="244,295 0,295 0,0 487,0 487,295"><text:p/></draw:polygon><draw:path draw:style-name="gr3" draw:text-style-name="P169" svg:width="0.1224in" svg:height="0.1197in" svg:x="0.0079in" svg:y="0in" svg:viewBox="0 0 312 305" svg:d="M167 7c-3-5-4-7-11-7s-8 2-11 7l-143 290c-2 3-2 3-2 4 0 4 2 4 10 4h294c6 0 8 0 8-4 0-1 0-1-1-4zM143 42l114 230h-228z"><text:p/></draw:path><draw:path draw:style-name="gr3" draw:text-style-name="P169" svg:width="0.0354in" svg:height="0.1177in" svg:x="0.1457in" svg:y="0.0043in" svg:viewBox="0 0 91 300" svg:d="M91 5c0 0 0-5-5-5-10 0-42 4-52 5-4 0-9 0-9 8 0 5 5 5 11 5 20 0 22 4 22 7l-2 9-54 212c-1 5-2 8-2 14 0 24 19 40 38 40 15 0 26-8 33-24 8-16 13-41 13-42 0-4-4-4-5-4-5 0-5 1-6 7-8 28-15 54-33 54-12 0-12-14-12-20 0-11 0-12 2-20z"><text:p/></draw:path></draw:g></text:p></table:table-cell><table:table-cell table:style-name="Table4.A2" office:value-type="string"><text:p text:style-name="P28">Längen<text:span text:style-name="T8">ä</text:span><text:span text:style-name="T7">nderung</text:span></text:p></table:table-cell><table:table-cell table:style-name="Table4.C2" office:value-type="string"><text:p text:style-name="P96"><draw:g text:anchor-type="as-char" svg:y="-0.1252in" draw:z-index="210" draw:style-name="gr1"><svg:title>TexMaths</svg:title><svg:desc>12§display§[\Delta l] = \mathrm{m}§svg§600§FALSE§</svg:desc><draw:polygon draw:style-name="gr2" draw:text-style-name="P169" svg:width="0.6429in" svg:height="0.1657in" svg:x="0in" svg:y="0in" svg:viewBox="0 0 1634 422" draw:points="817,422 0,422 0,0 1634,0 1634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224in" svg:height="0.1193in" svg:x="0.0539in" svg:y="0.0047in" svg:viewBox="0 0 312 304" svg:d="M167 7c-3-5-4-7-11-7s-8 2-11 7l-143 288c-2 4-2 4-2 5 0 4 2 4 10 4h293c6 0 9 0 9-4 0-1 0-1-1-5zM143 42l114 229h-228z"><text:p/></draw:path><draw:path draw:style-name="gr3" draw:text-style-name="P169" svg:width="0.0354in" svg:height="0.1173in" svg:x="0.1917in" svg:y="0.0091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69" svg:width="0.0228in" svg:height="0.1657in" svg:x="0.2409in" svg:y="0in" svg:viewBox="0 0 59 422" draw:points="59,0 0,0 0,17 42,17 42,406 0,406 0,422 59,422"><text:p/></draw:polygon><draw:path draw:style-name="gr3" draw:text-style-name="P169" svg:width="0.1106in" svg:height="0.039in" svg:x="0.3386in" svg:y="0.0634in" svg:viewBox="0 0 282 100" svg:d="M267 17c6 0 15 0 15-9 0-8-9-8-15-8h-253c-6 0-14 0-14 8 0 9 8 9 14 9zM267 100c6 0 15 0 15-9 0-8-9-8-15-8h-253c-6 0-14 0-14 8 0 9 8 9 14 9z"><text:p/></draw:path><draw:path draw:style-name="gr3" draw:text-style-name="P169" svg:width="0.1295in" svg:height="0.0732in" svg:x="0.5098in" svg:y="0.0508in" svg:viewBox="0 0 330 187" svg:d="M34 42v113c0 19-5 19-34 19v13c14 0 36-1 48-1 11 0 32 1 47 1v-13c-28 0-33 0-33-19v-78c0-43 30-67 57-67s32 22 32 46v99c0 19-5 19-33 19v13c14 0 36-1 48-1 10 0 32 1 46 1v-13c-27 0-32 0-32-19v-78c0-43 30-67 57-67s32 22 32 46v99c0 19-5 19-34 19v13c14 0 36-1 48-1 11 0 32 1 47 1v-13c-22 0-33 0-33-12v-82c0-36 0-49-13-64-6-8-20-16-44-16-36 0-54 25-61 42-6-37-37-42-57-42-31 0-50 18-62 44v-44l-60 5v13c30 0 34 2 34 24z"><text:p/></draw:path></draw:g></text:p></table:table-cell></table:table-row><table:table-row><table:table-cell table:style-name="Table4.A2" office:value-type="string"><text:p text:style-name="P77"><draw:g text:anchor-type="as-char" svg:y="-0.0728in" draw:z-index="211" draw:style-name="gr1"><svg:title>TexMaths</svg:title><svg:desc>12§display§\sigma§svg§600§FALSE§</svg:desc><draw:polygon draw:style-name="gr2" draw:text-style-name="P169" svg:width="0.1004in" svg:height="0.0709in" svg:x="0in" svg:y="0in" svg:viewBox="0 0 256 181" draw:points="128,181 0,181 0,0 256,0 256,181"><text:p/></draw:polygon><draw:path draw:style-name="gr3" draw:text-style-name="P169" svg:width="0.0878in" svg:height="0.0728in" svg:x="0.0063in" svg:y="0in" svg:viewBox="0 0 224 186" svg:d="M204 25c5 0 20 0 20-15 0-10-8-10-17-10h-96c-64 0-111 69-111 119 0 38 25 67 64 67 50 0 106-50 106-116 0-7 0-27-13-45zM64 178c-21 0-38-16-38-47 0-12 5-46 21-71 17-30 43-35 57-35 35 0 39 27 39 41 0 19-9 53-23 75-17 25-40 37-56 37z"><text:p/></draw:path></draw:g></text:p></table:table-cell><table:table-cell table:style-name="Table4.A2" office:value-type="string"><text:p text:style-name="P31">Spannung</text:p></table:table-cell><table:table-cell table:style-name="Table4.C2" office:value-type="string"><text:p text:style-name="P97"><draw:g text:anchor-type="as-char" svg:y="-0.1252in" draw:z-index="212" draw:style-name="gr1"><svg:title>TexMaths</svg:title><svg:desc>12§display§[\sigma] = \mathrm{Pa}§svg§600§FALSE§</svg:desc><draw:polygon draw:style-name="gr2" draw:text-style-name="P169" svg:width="0.6055in" svg:height="0.1657in" svg:x="0in" svg:y="0in" svg:viewBox="0 0 1539 422" draw:points="770,422 0,422 0,0 1539,0 1539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878in" svg:height="0.0732in" svg:x="0.0524in" svg:y="0.052in" svg:viewBox="0 0 224 187" svg:d="M204 25c5 0 20 0 20-15 0-10-8-10-16-10h-96c-65 0-112 70-112 120 0 38 25 67 64 67 50 0 106-50 106-116 0-7 0-28-13-46zM64 179c-21 0-38-16-38-47 0-12 5-47 21-72 17-30 43-35 57-35 35 0 39 28 39 41 0 19-9 54-23 76-17 25-40 37-56 37z"><text:p/></draw:path><draw:polygon draw:style-name="gr3" draw:text-style-name="P169" svg:width="0.0228in" svg:height="0.1657in" svg:x="0.1508in" svg:y="0in" svg:viewBox="0 0 59 422" draw:points="59,0 0,0 0,17 42,17 42,406 0,406 0,422 59,422"><text:p/></draw:polygon><draw:path draw:style-name="gr3" draw:text-style-name="P169" svg:width="0.1106in" svg:height="0.039in" svg:x="0.2484in" svg:y="0.0634in" svg:viewBox="0 0 282 100" svg:d="M267 17c6 0 15 0 15-9 0-8-9-8-15-8h-253c-6 0-14 0-14 8 0 9 8 9 14 9zM267 100c6 0 15 0 15-9 0-8-9-8-15-8h-253c-6 0-14 0-14 8 0 9 8 9 14 9z"><text:p/></draw:path><draw:path draw:style-name="gr3" draw:text-style-name="P169" svg:width="0.0976in" svg:height="0.1134in" svg:x="0.4205in" svg:y="0.0102in" svg:viewBox="0 0 249 289" svg:d="M82 156h70c52 0 97-35 97-77s-41-79-99-79h-150v13h10c33 0 33 5 33 21v223c0 14 0 19-33 19h-10v13c14-1 46-1 62-1s48 0 63 1v-13h-10c-32 0-33-5-33-19zM80 144v-114c0-14 0-17 21-17h37c68 0 68 45 68 66 0 19 0 65-68 65z"><text:p/></draw:path><draw:path draw:style-name="gr3" draw:text-style-name="P169" svg:width="0.0752in" svg:height="0.076in" svg:x="0.5299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98"><draw:g text:anchor-type="as-char" svg:y="-0.1138in" draw:z-index="213" draw:style-name="gr1"><svg:title>TexMaths</svg:title><svg:desc>12§display§E§svg§600§FALSE§</svg:desc><draw:polygon draw:style-name="gr2" draw:text-style-name="P169" svg:width="0.1319in" svg:height="0.113in" svg:x="0in" svg:y="0in" svg:viewBox="0 0 336 288" draw:points="167,288 0,288 0,0 336,0 336,288"><text:p/></draw:polygon><draw:path draw:style-name="gr3" draw:text-style-name="P169" svg:width="0.1201in" svg:height="0.1126in" svg:x="0.0063in" svg:y="0.001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4.A2" office:value-type="string"><text:p text:style-name="P31">Elastizitätsmodul</text:p></table:table-cell><table:table-cell table:style-name="Table4.C2" office:value-type="string"><text:p text:style-name="P96"><draw:g text:anchor-type="as-char" svg:y="-0.1252in" draw:z-index="214" draw:style-name="gr1"><svg:title>TexMaths</svg:title><svg:desc>12§display§[E] = \mathrm{Pa}§svg§600§FALSE§</svg:desc><draw:polygon draw:style-name="gr2" draw:text-style-name="P169" svg:width="0.6374in" svg:height="0.1657in" svg:x="0in" svg:y="0in" svg:viewBox="0 0 1620 422" draw:points="810,422 0,422 0,0 1620,0 162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205in" svg:height="0.113in" svg:x="0.0524in" svg:y="0.011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olygon draw:style-name="gr3" draw:text-style-name="P169" svg:width="0.0228in" svg:height="0.1657in" svg:x="0.1819in" svg:y="0in" svg:viewBox="0 0 59 422" draw:points="59,0 0,0 0,17 42,17 42,406 0,406 0,422 59,422"><text:p/></draw:polygon><draw:path draw:style-name="gr3" draw:text-style-name="P169" svg:width="0.1106in" svg:height="0.039in" svg:x="0.2795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098in" svg:height="0.1134in" svg:x="0.4516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9" svg:width="0.0752in" svg:height="0.076in" svg:x="0.5614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4.A2" office:value-type="string"><text:p text:style-name="P98"><draw:g text:anchor-type="as-char" svg:y="-0.0756in" draw:z-index="217" draw:style-name="gr1"><svg:title>TexMaths</svg:title><svg:desc>12§display§\mu§svg§600§FALSE§</svg:desc><draw:polygon draw:style-name="gr2" draw:text-style-name="P169" svg:width="0.1in" svg:height="0.1043in" svg:x="0in" svg:y="0.002in" svg:viewBox="0 0 255 266" draw:points="127,266 0,266 0,0 255,0 255,266"><text:p/></draw:polygon><draw:path draw:style-name="gr3" draw:text-style-name="P169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4.A2" office:value-type="string"><text:p text:style-name="P31">Poissionzahl</text:p></table:table-cell><table:table-cell table:style-name="Table4.C2" office:value-type="string"><text:p text:style-name="P97"><draw:g text:anchor-type="as-char" svg:y="-0.1181in" draw:z-index="218" draw:style-name="gr1"><svg:title>TexMaths</svg:title><svg:desc>12§display§\mathrm{Faktor}§svg§600§FALSE§</svg:desc><draw:polygon draw:style-name="gr2" draw:text-style-name="P169" svg:width="0.4772in" svg:height="0.1157in" svg:x="0in" svg:y="0in" svg:viewBox="0 0 1213 295" draw:points="606,295 0,295 0,0 1213,0 1213,295"><text:p/></draw:polygon><draw:path draw:style-name="gr3" draw:text-style-name="P169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69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69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69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69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69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4.A2" office:value-type="string"><text:p text:style-name="P99"><draw:g text:anchor-type="as-char" svg:y="-0.0756in" draw:z-index="221" draw:style-name="gr1"><svg:title>TexMaths</svg:title><svg:desc>12§display§\kappa§svg§600§FALSE§</svg:desc><draw:polygon draw:style-name="gr2" draw:text-style-name="P169" svg:width="0.0957in" svg:height="0.0713in" svg:x="0in" svg:y="0.002in" svg:viewBox="0 0 244 182" draw:points="122,182 0,182 0,0 244,0 244,182"><text:p/></draw:polygon><draw:path draw:style-name="gr3" draw:text-style-name="P169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4.A2" office:value-type="string"><text:p text:style-name="P16">Kompressibilität</text:p></table:table-cell><table:table-cell table:style-name="Table4.C2" office:value-type="string"><text:p text:style-name="P101"><draw:g text:anchor-type="as-char" svg:y="-0.1472in" draw:z-index="223" draw:style-name="gr1"><svg:title>TexMaths</svg:title><svg:desc>12§display§\mathrm{Pa^{-1}}§svg§600§FALSE§</svg:desc><draw:polygon draw:style-name="gr2" draw:text-style-name="P169" svg:width="0.3618in" svg:height="0.1433in" svg:x="0in" svg:y="0.0024in" svg:viewBox="0 0 920 365" draw:points="460,365 0,365 0,0 920,0 920,365"><text:p/></draw:polygon><draw:path draw:style-name="gr3" draw:text-style-name="P169" svg:width="0.098in" svg:height="0.1134in" svg:x="0.0055in" svg:y="0.0327in" svg:viewBox="0 0 250 289" svg:d="M82 156h70c52 0 98-35 98-77s-42-79-100-79h-150v13h10c33 0 33 5 33 21v222c0 15 0 19-33 19h-10v14c14-2 46-2 62-2s48 0 63 2v-14h-10c-32 0-33-4-33-19zM80 144v-114c0-14 0-17 21-17h37c68 0 68 44 68 66 0 19 0 65-68 65z"><text:p/></draw:path><draw:path draw:style-name="gr3" draw:text-style-name="P169" svg:width="0.0752in" svg:height="0.076in" svg:x="0.1154in" svg:y="0.0713in" svg:viewBox="0 0 192 194" svg:d="M124 158c1 17 13 35 33 35 9 0 35-6 35-41v-24h-11v24c0 24-11 28-15 28-15 0-16-20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69" svg:width="0.0783in" svg:height="0.0059in" svg:x="0.2043in" svg:y="0.0453in" svg:viewBox="0 0 200 16" svg:d="M188 16c5 0 12 0 12-8s-6-8-12-8h-176c-5 0-12 0-12 7 0 9 7 9 12 9z"><text:p/></draw:path><draw:path draw:style-name="gr3" draw:text-style-name="P169" svg:width="0.0425in" svg:height="0.0768in" svg:x="0.3083in" svg:y="0in" svg:viewBox="0 0 109 196" svg:d="M67 8c0-8 0-8-8-8-19 19-47 19-59 19v11c7 0 26 0 43-8v150c0 10 0 14-30 14h-11v10c5 0 42-1 53-1 10 0 47 1 54 1v-10h-12c-30 0-30-4-30-14z"><text:p/></draw:path></draw:g></text:p></table:table-cell></table:table-row></table:table><text:p text:style-name="Frame_20_contents"/></draw:text-box></draw:frame>Laminare Strömung <text:tab/><text:tab/><draw:g text:anchor-type="as-char" svg:y="-0.1252in" draw:z-index="186" draw:style-name="gr1"><svg:title>TexMaths</svg:title><svg:desc>12§display§\abs{F_p} = \abs{F_R}§svg§600§FALSE§</svg:desc><draw:polygon draw:style-name="gr2" draw:text-style-name="P169" svg:width="0.8055in" svg:height="0.1717in" svg:x="0in" svg:y="0in" svg:viewBox="0 0 2047 437" draw:points="1024,437 0,437 0,0 2047,0 2047,437"><text:p/></draw:polygon><draw:path draw:style-name="gr3" draw:text-style-name="P169" svg:width="0.0067in" svg:height="0.1657in" svg:x="0.0197in" svg:y="0in" svg:viewBox="0 0 18 422" svg:d="M18 16c0-9 0-16-8-16-10 0-10 7-10 16v391c0 8 0 15 10 15 8 0 8-7 8-15z"><text:p/></draw:path><draw:path draw:style-name="gr3" draw:text-style-name="P169" svg:width="0.1185in" svg:height="0.113in" svg:x="0.0524in" svg:y="0.011in" svg:viewBox="0 0 302 288" svg:d="M113 150h41c31 0 34 7 34 19 0 4 0 8-2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9" svg:width="0.065in" svg:height="0.0736in" svg:x="0.1528in" svg:y="0.098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169" svg:width="0.0067in" svg:height="0.1657in" svg:x="0.2496in" svg:y="0in" svg:viewBox="0 0 18 422" svg:d="M18 16c0-9 0-16-8-16-10 0-10 7-10 16v391c0 8 0 15 10 15 8 0 8-7 8-15z"><text:p/></draw:path><draw:path draw:style-name="gr3" draw:text-style-name="P169" svg:width="0.1106in" svg:height="0.0386in" svg:x="0.3315in" svg:y="0.063in" svg:viewBox="0 0 282 99" svg:d="M268 17c6 0 14 0 14-9 0-8-8-8-14-8h-254c-6 0-14 0-14 8 0 9 8 9 14 9zM268 99c6 0 14 0 14-8s-8-8-14-8h-254c-6 0-14 0-14 8s8 8 14 8z"><text:p/></draw:path><draw:path draw:style-name="gr3" draw:text-style-name="P169" svg:width="0.0067in" svg:height="0.1657in" svg:x="0.5169in" svg:y="0in" svg:viewBox="0 0 18 422" svg:d="M18 16c0-9 0-16-8-16-10 0-10 7-10 16v391c0 8 0 15 10 15 8 0 8-7 8-15z"><text:p/></draw:path><draw:path draw:style-name="gr3" draw:text-style-name="P169" svg:width="0.1185in" svg:height="0.113in" svg:x="0.5496in" svg:y="0.011in" svg:viewBox="0 0 302 288" svg:d="M113 150h41c31 0 34 7 34 19 0 4 0 8-2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69" svg:width="0.0906in" svg:height="0.0815in" svg:x="0.6583in" svg:y="0.0693in" svg:viewBox="0 0 231 208" svg:d="M102 20c1-8 2-8 8-9h20c27 0 62 0 62 30 0 13-6 31-20 42-12 9-30 14-51 14h-38zM155 102c36-9 67-30 67-56s-30-46-73-46h-91c-6 0-10 0-10 6 0 5 4 5 10 5 0 0 6 0 10 0 8 1 8 1 8 5 0 0 0 2-2 6l-39 158c-3 9-3 12-27 12-4 0-8 0-8 6 0 3 2 4 5 4 6 0 12-1 18-1s14 0 20 0 12 0 18 0c7 0 15 1 21 1 1 0 6 0 6-6 0-4-3-4-10-4-5 0-6 0-11 0-7-2-7-3-7-5 0 0 0-2 1-7l19-75h40c26 0 37 12 37 27 0 3-2 14-5 20-3 15-4 19-4 24 0 23 21 32 44 32 28 0 39-28 39-34 0 0 0-4-5-4-4 0-5 3-5 5-5 13-16 25-28 25-8 0-13-4-13-19 0-7 1-23 2-31 2-7 2-11 2-13 0-4 0-14-9-23-6-6-13-10-20-12z"><text:p/></draw:path><draw:path draw:style-name="gr3" draw:text-style-name="P169" svg:width="0.0067in" svg:height="0.1657in" svg:x="0.7791in" svg:y="0in" svg:viewBox="0 0 18 422" svg:d="M18 16c0-9 0-16-8-16-10 0-10 7-10 16v391c0 8 0 15 10 15 8 0 8-7 8-15z"><text:p/></draw:path></draw:g></text:h>
      <text:h text:style-name="P152" text:outline-level="3"><text:bookmark text:name="firstHeading"/>Gesetz von Hagen-Poiseuille <text:tab/><draw:g text:anchor-type="as-char" svg:y="-0.252in" draw:z-index="202" draw:style-name="gr1"><svg:title>TexMaths</svg:title><svg:desc>12§display§\dot V=\frac{dV}{dt} = \frac{\pi \cdot R^4}{8 \cdot \eta}\frac{\Delta p}{l}§svg§600§FALSE§</svg:desc><draw:polygon draw:style-name="gr2" draw:text-style-name="P169" svg:width="1.5402in" svg:height="0.3933in" svg:x="0in" svg:y="0.0028in" svg:viewBox="0 0 3913 1000" draw:points="1956,1000 0,1000 0,0 3913,0 3913,1000"><text:p/></draw:polygon><draw:path draw:style-name="gr3" draw:text-style-name="P169" svg:width="0.0181in" svg:height="0.0177in" svg:x="0.0583in" svg:y="0.098in" svg:viewBox="0 0 47 46" svg:d="M47 23c0-12-11-23-24-23-15 0-23 12-23 23 0 12 10 23 23 23 14 0 24-12 24-23z"><text:p/></draw:path><draw:path draw:style-name="gr3" draw:text-style-name="P169" svg:width="0.1185in" svg:height="0.1173in" svg:x="0.0094in" svg:y="0.137in" svg:viewBox="0 0 302 299" svg:d="M242 48c21-32 39-34 54-35 5 0 6-7 6-8 0-4-2-5-6-5-11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69" svg:width="0.1106in" svg:height="0.039in" svg:x="0.189in" svg:y="0.1898in" svg:viewBox="0 0 282 100" svg:d="M268 17c6 0 14 0 14-9 0-8-8-8-14-8h-254c-6 0-14 0-14 8 0 9 8 9 14 9zM268 100c6 0 14 0 14-9 0-8-8-8-14-8h-254c-6 0-14 0-14 8 0 9 8 9 14 9z"><text:p/></draw:path><draw:path draw:style-name="gr3" draw:text-style-name="P169" svg:width="0.0791in" svg:height="0.1173in" svg:x="0.3815in" svg:y="0.0224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4 35 34 38 0 2-1 4-3 7z"><text:p/></draw:path><draw:path draw:style-name="gr3" draw:text-style-name="P169" svg:width="0.1185in" svg:height="0.1173in" svg:x="0.4709in" svg:y="0.0248in" svg:viewBox="0 0 302 299" svg:d="M242 48c21-32 39-34 54-35 5 0 6-7 6-8 0-4-2-5-6-5-11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olygon draw:style-name="gr3" draw:text-style-name="P169" svg:width="0.2201in" svg:height="0.0067in" svg:x="0.3748in" svg:y="0.2055in" svg:viewBox="0 0 560 18" draw:points="281,18 0,18 0,0 560,0 560,18"><text:p/></draw:polygon><draw:path draw:style-name="gr3" draw:text-style-name="P169" svg:width="0.0791in" svg:height="0.1173in" svg:x="0.4185in" svg:y="0.2488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69" svg:width="0.0512in" svg:height="0.1059in" svg:x="0.502in" svg:y="0.260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039in" svg:x="0.6701in" svg:y="0.1898in" svg:viewBox="0 0 282 100" svg:d="M268 17c6 0 14 0 14-9 0-8-8-8-14-8h-254c-6 0-14 0-14 8 0 9 8 9 14 9zM268 100c6 0 14 0 14-9 0-8-8-8-14-8h-254c-6 0-14 0-14 8 0 9 8 9 14 9z"><text:p/></draw:path><draw:path draw:style-name="gr3" draw:text-style-name="P169" svg:width="0.0898in" svg:height="0.0732in" svg:x="0.8606in" svg:y="0.0665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69" svg:width="0.0177in" svg:height="0.0177in" svg:x="1.0079in" svg:y="0.0882in" svg:viewBox="0 0 46 46" svg:d="M46 23c0-12-10-23-23-23-12 0-23 11-23 23 0 13 11 23 23 23 13 0 23-10 23-23z"><text:p/></draw:path><draw:path draw:style-name="gr3" draw:text-style-name="P169" svg:width="0.1185in" svg:height="0.1173in" svg:x="1.0835in" svg:y="0.0248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5-5-5-5-3 0-4 2-6 6-10 31-28 38-38 38-14 0-17-9-17-26 0-12 3-34 4-48 1-6 2-13 2-19 0-33-28-46-39-51z"><text:p/></draw:path><draw:path draw:style-name="gr3" draw:text-style-name="P169" svg:width="0.0571in" svg:height="0.0783in" svg:x="1.2087in" svg:y="-0.0004in" svg:viewBox="0 0 146 200" svg:d="M146 151v-11h-33v-132c0-6 0-8-6-8-4 0-5 0-9 4l-98 136v11h88v25c0 10 0 14-24 14h-9v10c16-1 34-1 45-1 12 0 30 0 45 1v-10h-8c-24 0-24-4-24-14v-25zM90 32v108h-79z"><text:p/></draw:path><draw:polygon draw:style-name="gr3" draw:text-style-name="P169" svg:width="0.4224in" svg:height="0.0067in" svg:x="0.8563in" svg:y="0.2055in" svg:viewBox="0 0 1074 18" draw:points="537,18 0,18 0,0 1074,0 1074,18"><text:p/></draw:polygon><draw:path draw:style-name="gr3" draw:text-style-name="P169" svg:width="0.0689in" svg:height="0.1142in" svg:x="0.9283in" svg:y="0.2543in" svg:viewBox="0 0 176 291" svg:d="M52 89c-20-13-22-28-22-35 0-25 28-43 58-43 31 0 58 21 58 53 0 24-16 44-42 58zM113 128c31-15 51-37 51-64 0-40-37-64-75-64-43 0-77 31-77 71 0 7 0 26 18 47 5 4 20 15 31 22-25 12-61 36-61 78 0 45 43 73 88 73 48 0 88-34 88-80 0-15-4-35-20-53-8-8-16-13-43-30zM71 146l53 34c12 7 31 20 31 46 0 32-31 54-66 54-37 0-67-27-67-62 0-25 13-51 49-72z"><text:p/></draw:path><draw:path draw:style-name="gr3" draw:text-style-name="P169" svg:width="0.0177in" svg:height="0.0177in" svg:x="1.0559in" svg:y="0.3138in" svg:viewBox="0 0 46 46" svg:d="M46 23c0-12-10-23-23-23-12 0-23 11-23 23 0 13 11 23 23 23 13 0 23-10 23-23z"><text:p/></draw:path><draw:path draw:style-name="gr3" draw:text-style-name="P169" svg:width="0.0776in" svg:height="0.1091in" svg:x="1.1291in" svg:y="0.2909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6 3 10 10 10 14 0 17-12 18-16z"><text:p/></draw:path><draw:path draw:style-name="gr3" draw:text-style-name="P169" svg:width="0.1224in" svg:height="0.1189in" svg:x="1.326in" svg:y="0.0193in" svg:viewBox="0 0 312 303" svg:d="M167 7c-3-5-4-7-11-7s-8 2-11 7l-143 288c-2 4-2 4-2 5 0 3 2 3 10 3h293c6 0 9 0 9-3 0-1 0-1-1-5zM143 42l114 229h-228z"><text:p/></draw:path><draw:path draw:style-name="gr3" draw:text-style-name="P169" svg:width="0.0866in" svg:height="0.1059in" svg:x="1.4512in" svg:y="0.064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69" svg:width="0.222in" svg:height="0.0067in" svg:x="1.3181in" svg:y="0.2055in" svg:viewBox="0 0 565 18" draw:points="282,18 0,18 0,0 565,0 565,18"><text:p/></draw:polygon><draw:path draw:style-name="gr3" draw:text-style-name="P169" svg:width="0.0354in" svg:height="0.1173in" svg:x="1.4102in" svg:y="0.2488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/draw:g></text:h>
      <text:p text:style-name="P94"><draw:g text:anchor-type="as-char" svg:y="-0.2319in" draw:z-index="201" draw:style-name="gr1"><svg:title>TexMaths</svg:title><svg:desc>12§display§v(r) = \frac{1}{4} \cdot \frac{\Delta p}{\eta \cdot l} \cdot (R^2-r^2)§svg§600§FALSE§</svg:desc><draw:polygon draw:style-name="gr2" draw:text-style-name="P169" svg:width="1.8685in" svg:height="0.372in" svg:x="0in" svg:y="0.0051in" svg:viewBox="0 0 4747 946" draw:points="2374,946 0,946 0,0 4747,0 4747,946"><text:p/></draw:polygon><draw:path draw:style-name="gr3" draw:text-style-name="P169" svg:width="0.0728in" svg:height="0.0752in" svg:x="0.0047in" svg:y="0.1579in" svg:viewBox="0 0 186 192" svg:d="M186 30c0-23-11-30-18-30-11 0-22 11-22 20 0 6 3 9 8 14 8 8 14 19 14 34 0 17-25 115-76 115-21 0-31-15-31-36 0-25 11-56 24-91 4-7 6-13 6-21 0-19-14-35-35-35-40 0-56 61-56 65 0 5 5 5 5 5 5 0 5-2 7-8 12-43 30-52 43-52 3 0 10 0 10 13 0 11-4 21-7 30-18 49-24 68-24 86 0 47 37 53 57 53 71 0 95-140 95-162z"><text:p/></draw:path><draw:path draw:style-name="gr3" draw:text-style-name="P169" svg:width="0.039in" svg:height="0.1661in" svg:x="0.1031in" svg:y="0.1063in" svg:viewBox="0 0 100 423" svg:d="M100 419c0-1 0-2-9-10-53-52-66-133-66-198 0-73 16-146 69-199 6-6 6-6 6-7 0-4-3-5-5-5-5 0-43 29-69 83-21 47-26 94-26 128s5 84 28 132c26 53 62 80 67 80 2 0 5-1 5-4z"><text:p/></draw:path><draw:path draw:style-name="gr3" draw:text-style-name="P169" svg:width="0.0677in" svg:height="0.0752in" svg:x="0.1559in" svg:y="0.1579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039in" svg:height="0.1661in" svg:x="0.2402in" svg:y="0.1063in" svg:viewBox="0 0 100 423" svg:d="M100 211c0-32-5-84-29-132-25-51-63-79-66-79-4 0-5 1-5 5 0 1 0 1 8 9 42 42 66 110 66 197 0 74-15 148-68 201-6 5-6 6-6 7 0 3 1 4 5 4 3 0 42-29 67-82 22-47 28-94 28-130z"><text:p/></draw:path><draw:path draw:style-name="gr3" draw:text-style-name="P169" svg:width="0.1106in" svg:height="0.039in" svg:x="0.3508in" svg:y="0.1701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5516in" svg:y="0.0079in" svg:viewBox="0 0 140 282" svg:d="M88 11c0-10 0-11-10-11-26 28-65 28-78 28v13c8 0 34 0 55-12v220c0 15-1 20-39 20h-14v13c16-1 52-1 70-1 17 0 54 0 68 1v-13h-13c-38 0-39-5-39-20z"><text:p/></draw:path><draw:polygon draw:style-name="gr3" draw:text-style-name="P169" svg:width="0.0831in" svg:height="0.0067in" svg:x="0.5362in" svg:y="0.1862in" svg:viewBox="0 0 212 18" draw:points="106,18 0,18 0,0 212,0 212,18"><text:p/></draw:polygon><draw:path draw:style-name="gr3" draw:text-style-name="P169" svg:width="0.0736in" svg:height="0.1126in" svg:x="0.5409in" svg:y="0.2327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69" svg:width="0.0177in" svg:height="0.0177in" svg:x="0.6909in" svg:y="0.1811in" svg:viewBox="0 0 46 46" svg:d="M46 23c0-12-10-23-23-23-12 0-23 11-23 23 0 13 11 23 23 23 13 0 23-10 23-23z"><text:p/></draw:path><draw:path draw:style-name="gr3" draw:text-style-name="P169" svg:width="0.1224in" svg:height="0.1193in" svg:x="0.8067in" svg:y="0in" svg:viewBox="0 0 312 304" svg:d="M167 7c-3-5-4-7-11-7s-8 2-11 7l-143 288c-2 4-2 4-2 5 0 4 2 4 10 4h294c6 0 8 0 8-4 0-1 0-1-1-5zM143 42l114 229h-228z"><text:p/></draw:path><draw:path draw:style-name="gr3" draw:text-style-name="P169" svg:width="0.0866in" svg:height="0.1059in" svg:x="0.9319in" svg:y="0.0453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olygon draw:style-name="gr3" draw:text-style-name="P169" svg:width="0.2614in" svg:height="0.0067in" svg:x="0.7791in" svg:y="0.1862in" svg:viewBox="0 0 665 18" draw:points="332,18 0,18 0,0 665,0 665,18"><text:p/></draw:polygon><draw:path draw:style-name="gr3" draw:text-style-name="P169" svg:width="0.0776in" svg:height="0.1094in" svg:x="0.7843in" svg:y="0.2717in" svg:viewBox="0 0 198 279" svg:d="M194 70c3-8 4-14 4-24 0-28-17-46-49-46-33 0-55 22-65 37-2-24-20-37-40-37-19 0-27 17-31 24-7 14-13 40-13 41 0 5 5 5 5 5 5 0 5 0 7-10 7-30 16-50 31-50 7 0 13 3 13 19 0 8-1 13-7 36l-24 97c-1 6-3 17-3 18 0 9 6 12 12 12 4 0 13-3 15-12 0-1 6-20 9-31l9-39c3-9 5-18 7-28 0-3 4-16 4-18 1-5 14-28 29-40 9-7 23-14 41-14 19 0 24 14 24 28 0 3 0 11-5 28l-48 195c-1 4-1 6-1 7 0 6 3 11 10 11 14 0 17-12 18-17z"><text:p/></draw:path><draw:path draw:style-name="gr3" draw:text-style-name="P169" svg:width="0.0177in" svg:height="0.0177in" svg:x="0.9193in" svg:y="0.2949in" svg:viewBox="0 0 46 46" svg:d="M46 23c0-12-10-23-23-23-12 0-23 11-23 23 0 13 11 23 23 23 13 0 23-10 23-23z"><text:p/></draw:path><draw:path draw:style-name="gr3" draw:text-style-name="P169" svg:width="0.0354in" svg:height="0.1173in" svg:x="0.9953in" svg:y="0.2295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69" svg:width="0.0177in" svg:height="0.0177in" svg:x="1.1118in" svg:y="0.1811in" svg:viewBox="0 0 46 46" svg:d="M46 23c0-12-10-23-23-23-12 0-23 11-23 23 0 13 11 23 23 23 13 0 23-10 23-23z"><text:p/></draw:path><draw:path draw:style-name="gr3" draw:text-style-name="P169" svg:width="0.039in" svg:height="0.1661in" svg:x="1.1969in" svg:y="0.1063in" svg:viewBox="0 0 100 423" svg:d="M100 419c0-1 0-2-9-10-53-52-66-133-66-198 0-73 16-146 69-199 6-6 6-6 6-7 0-4-3-5-5-5-5 0-43 29-69 83-21 47-26 94-26 128s5 84 28 132c26 53 62 80 67 80 2 0 5-1 5-4z"><text:p/></draw:path><draw:path draw:style-name="gr3" draw:text-style-name="P169" svg:width="0.1185in" svg:height="0.1173in" svg:x="1.252in" svg:y="0.1177in" svg:viewBox="0 0 302 299" svg:d="M142 29c2-10 3-15 12-16 3 0 16 0 25 0 30 0 77 0 77 42 0 15-6 43-23 60-11 11-34 24-72 24h-47zM203 145c42-9 92-38 92-81 0-36-37-64-93-64h-120c-9 0-12 0-12 8 0 5 3 5 10 5 2 0 10 0 17 1 7 0 11 2 11 6 0 3 0 4-1 9l-57 227c-4 17-6 20-38 20-8 0-12 0-12 9 0 4 5 4 6 4 12 0 42-1 53-1 12 0 42 1 54 1 3 0 8 0 8-8 0-5-3-5-12-5-15 0-27 0-27-7 0-2 1-5 2-7l28-113h50c38 0 46 24 46 38 0 8-4 21-6 30-3 12-6 28-6 36 0 46 50 46 56 46 36 0 50-43 50-49 0-5-4-5-4-5-4 0-5 2-6 6-11 31-29 38-39 38-14 0-17-9-17-26 0-12 3-34 4-48 1-6 2-13 2-19 0-33-28-46-39-51z"><text:p/></draw:path><draw:path draw:style-name="gr3" draw:text-style-name="P169" svg:width="0.0516in" svg:height="0.0772in" svg:x="1.3799in" svg:y="0.0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69" svg:width="0.1016in" svg:height="0.0067in" svg:x="1.4976in" svg:y="0.1862in" svg:viewBox="0 0 259 18" svg:d="M244 18c7 0 15 0 15-8 0-10-8-10-15-10h-230c-7 0-14 0-14 10 0 8 7 8 14 8z"><text:p/></draw:path><draw:path draw:style-name="gr3" draw:text-style-name="P169" svg:width="0.0677in" svg:height="0.0752in" svg:x="1.6547in" svg:y="0.1579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69" svg:width="0.0516in" svg:height="0.0772in" svg:x="1.7366in" svg:y="0.085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69" svg:width="0.039in" svg:height="0.1661in" svg:x="1.8138in" svg:y="0.1063in" svg:viewBox="0 0 100 423" svg:d="M100 211c0-32-5-84-29-132-25-51-63-79-66-79-4 0-5 1-5 5 0 1 0 1 8 9 42 42 66 110 66 197 0 74-15 148-68 201-6 5-6 6-6 7 0 3 1 4 5 4 3 0 42-29 67-82 22-47 28-94 28-130z"><text:p/></draw:path></draw:g></text:p>
      <text:h text:style-name="P153" text:outline-level="3">Newtonsche Reibung – Platten <text:tab/><draw:g text:anchor-type="as-char" svg:y="-0.2291in" draw:z-index="204" draw:style-name="gr1"><svg:title>TexMaths</svg:title><svg:desc>12§display§F_\mathrm{r} = A \cdot \eta \cdot \frac{\mathrm dv}{\mathrm dy}§svg§600§FALSE§</svg:desc><draw:polygon draw:style-name="gr2" draw:text-style-name="P169" svg:width="1.0409in" svg:height="0.3736in" svg:x="0in" svg:y="0in" svg:viewBox="0 0 2645 950" draw:points="1322,950 0,950 0,0 2645,0 2645,950"><text:p/></draw:polygon><draw:path draw:style-name="gr3" draw:text-style-name="P169" svg:width="0.1181in" svg:height="0.113in" svg:x="0.0063in" svg:y="0.1146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9 0-3-2-3-2-4-1 0-2 0-12 0s-12 0-22-2c-13-1-14-2-14-8 0 0 0-3 2-9z"><text:p/></draw:path><draw:path draw:style-name="gr3" draw:text-style-name="P169" svg:width="0.0417in" svg:height="0.0516in" svg:x="0.1126in" svg:y="0.202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69" svg:width="0.1106in" svg:height="0.039in" svg:x="0.2224in" svg:y="0.1665in" svg:viewBox="0 0 282 100" svg:d="M268 17c6 0 14 0 14-9 0-8-8-8-14-8h-254c-6 0-14 0-14 8 0 9 8 9 14 9zM268 100c6 0 14 0 14-9 0-8-8-8-14-8h-254c-6 0-14 0-14 8 0 9 8 9 14 9z"><text:p/></draw:path><draw:path draw:style-name="gr3" draw:text-style-name="P169" svg:width="0.1138in" svg:height="0.1189in" svg:x="0.3941in" svg:y="0.108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69" svg:width="0.0177in" svg:height="0.0177in" svg:x="0.5642in" svg:y="0.1772in" svg:viewBox="0 0 46 46" svg:d="M46 23c0-12-10-23-23-23-12 0-23 11-23 23 0 13 11 23 23 23 13 0 23-10 23-23z"><text:p/></draw:path><draw:path draw:style-name="gr3" draw:text-style-name="P169" svg:width="0.0776in" svg:height="0.1091in" svg:x="0.6378in" svg:y="0.1547in" svg:viewBox="0 0 198 278" svg:d="M194 70c3-8 4-14 4-24 0-28-17-46-49-46-33 0-55 22-65 37-2-24-20-37-40-37-19 0-27 17-31 24-7 14-13 40-13 41 0 5 5 5 5 5 5 0 5 0 7-10 7-30 16-50 31-50 7 0 13 3 13 19 0 8-1 13-7 36l-24 97c-1 6-3 17-3 18 0 8 6 12 12 12 4 0 13-4 15-12 0-1 6-20 9-31l9-39c3-9 5-18 7-28 0-3 4-16 4-18 1-5 14-28 29-40 9-7 23-14 41-14 19 0 24 14 24 28 0 3 0 11-5 28l-48 194c-1 5-1 6-1 8 0 5 3 10 10 10 14 0 17-12 18-16z"><text:p/></draw:path><draw:path draw:style-name="gr3" draw:text-style-name="P169" svg:width="0.0177in" svg:height="0.0177in" svg:x="0.7724in" svg:y="0.1772in" svg:viewBox="0 0 46 46" svg:d="M46 23c0-12-10-23-23-23-12 0-23 11-23 23 0 13 11 23 23 23 13 0 23-10 23-23z"><text:p/></draw:path><draw:path draw:style-name="gr3" draw:text-style-name="P169" svg:width="0.0819in" svg:height="0.1173in" svg:x="0.8669in" svg:y="0in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3" draw:text-style-name="P169" svg:width="0.0728in" svg:height="0.0752in" svg:x="0.9587in" svg:y="0.0421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olygon draw:style-name="gr3" draw:text-style-name="P169" svg:width="0.1795in" svg:height="0.0067in" svg:x="0.8614in" svg:y="0.1827in" svg:viewBox="0 0 457 18" draw:points="229,18 0,18 0,0 457,0 457,18"><text:p/></draw:polygon><draw:path draw:style-name="gr3" draw:text-style-name="P169" svg:width="0.0819in" svg:height="0.1173in" svg:x="0.8669in" svg:y="0.2264in" svg:viewBox="0 0 209 299" svg:d="M146 270v29l63-5v-13c-29 0-33-4-33-24v-257l-61 5v13c30 0 33 2 33 24v91c-12-15-30-26-53-26-51 0-95 42-95 96s42 96 90 96c28 0 46-15 56-29zM146 157v87c0 8 0 8-4 15-12 20-32 30-50 30-19 0-34-11-44-27-12-17-13-41-13-59 0-16 1-41 13-60 10-13 25-27 48-27 16 0 32 6 46 26 4 7 4 8 4 15z"><text:p/></draw:path><draw:path draw:style-name="gr3" draw:text-style-name="P169" svg:width="0.0768in" svg:height="0.1071in" svg:x="0.9583in" svg:y="0.2681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5 46 35 43 0 88-38 100-86z"><text:p/></draw:path></draw:g></text:h>
      <text:h text:style-name="Heading_20_2" text:outline-level="2">Deformierbare Körper</text:h>
      <text:h text:style-name="Heading_20_3" text:outline-level="3">Dehnung</text:h>
      <text:p text:style-name="P96"><draw:g text:anchor-type="as-char" svg:y="-0.2256in" draw:z-index="207" draw:style-name="gr1"><svg:title>TexMaths</svg:title><svg:desc>12§display§\Delta l = \frac{1}{E} \cdot l_0 \cdot \frac{F}{A} = \frac{1}{E} \cdot l \cdot \sigma§svg§600§FALSE§</svg:desc><draw:polygon draw:style-name="gr2" draw:text-style-name="P169" svg:width="1.9047in" svg:height="0.3402in" svg:x="0in" svg:y="0in" svg:viewBox="0 0 4839 865" draw:points="2420,865 0,865 0,0 4839,0 4839,865"><text:p/></draw:polygon><draw:path draw:style-name="gr3" draw:text-style-name="P169" svg:width="0.1224in" svg:height="0.1193in" svg:x="0.0079in" svg:y="0.1075in" svg:viewBox="0 0 312 304" svg:d="M167 7c-3-5-4-7-11-7s-8 2-11 7l-143 288c-2 4-2 4-2 5 0 4 2 4 10 4h294c6 0 8 0 8-4 0-1 0-1-1-5zM143 42l114 229h-228z"><text:p/></draw:path><draw:path draw:style-name="gr3" draw:text-style-name="P169" svg:width="0.0354in" svg:height="0.1173in" svg:x="0.1457in" svg:y="0.1106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69" svg:width="0.1106in" svg:height="0.039in" svg:x="0.2465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472in" svg:y="0.0028in" svg:viewBox="0 0 140 282" svg:d="M88 11c0-10 0-11-10-11-26 28-65 28-78 28v13c8 0 34 0 55-12v220c0 15-1 20-39 20h-14v13c16-1 52-1 70-1 17 0 54 0 68 1v-13h-13c-38 0-39-5-39-20z"><text:p/></draw:path><draw:polygon draw:style-name="gr3" draw:text-style-name="P169" svg:width="0.1323in" svg:height="0.0067in" svg:x="0.4323in" svg:y="0.1811in" svg:viewBox="0 0 337 18" draw:points="168,18 0,18 0,0 337,0 337,18"><text:p/></draw:polygon><draw:path draw:style-name="gr3" draw:text-style-name="P169" svg:width="0.1205in" svg:height="0.113in" svg:x="0.439in" svg:y="0.2268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3" draw:text-style-name="P169" svg:width="0.0177in" svg:height="0.0177in" svg:x="0.6358in" svg:y="0.1756in" svg:viewBox="0 0 46 46" svg:d="M46 23c0-12-10-23-23-23-12 0-23 11-23 23 0 13 11 23 23 23 13 0 23-10 23-23z"><text:p/></draw:path><draw:path draw:style-name="gr3" draw:text-style-name="P169" svg:width="0.0354in" svg:height="0.1173in" svg:x="0.7118in" svg:y="0.1106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69" svg:width="0.0539in" svg:height="0.0795in" svg:x="0.7602in" svg:y="0.1732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69" svg:width="0.0177in" svg:height="0.0177in" svg:x="0.8795in" svg:y="0.1756in" svg:viewBox="0 0 46 46" svg:d="M46 23c0-12-10-23-23-23-12 0-23 11-23 23 0 13 11 23 23 23 13 0 23-10 23-23z"><text:p/></draw:path><draw:path draw:style-name="gr3" draw:text-style-name="P169" svg:width="0.1181in" svg:height="0.113in" svg:x="0.9744in" svg:y="0.0012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olygon draw:style-name="gr3" draw:text-style-name="P169" svg:width="0.1299in" svg:height="0.0067in" svg:x="0.9685in" svg:y="0.1811in" svg:viewBox="0 0 331 18" draw:points="166,18 0,18 0,0 331,0 331,18"><text:p/></draw:polygon><draw:path draw:style-name="gr3" draw:text-style-name="P169" svg:width="0.1138in" svg:height="0.1193in" svg:x="0.976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69" svg:width="0.1106in" svg:height="0.039in" svg:x="1.1736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1.3988in" svg:y="0.0028in" svg:viewBox="0 0 140 282" svg:d="M88 11c0-10 0-11-10-11-26 28-65 28-78 28v13c8 0 34 0 55-12v220c0 15-1 20-39 20h-14v13c16-1 52-1 70-1 17 0 54 0 68 1v-13h-13c-38 0-39-5-39-20z"><text:p/></draw:path><draw:polygon draw:style-name="gr3" draw:text-style-name="P169" svg:width="0.1323in" svg:height="0.0067in" svg:x="1.3591in" svg:y="0.1811in" svg:viewBox="0 0 337 18" draw:points="168,18 0,18 0,0 337,0 337,18"><text:p/></draw:polygon><draw:path draw:style-name="gr3" draw:text-style-name="P169" svg:width="0.1205in" svg:height="0.113in" svg:x="1.3657in" svg:y="0.2268in" svg:viewBox="0 0 307 288" svg:d="M283 190c1-3 3-5 3-6s0-5-5-5c-4 0-5 2-6 5-28 62-43 91-115 91h-62c-6 0-7 0-9 0-5-1-6-1-6-5 0-1 0-2 2-9l29-116h42c36 0 36 9 36 20 0 2 0 8-4 20 0 2-1 4-1 5 0 2 3 5 6 5 4 0 5-3 6-9l24-100c0-2-1-4-5-4-3 0-4 3-6 8-8 33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3" draw:text-style-name="P169" svg:width="0.0177in" svg:height="0.0177in" svg:x="1.5626in" svg:y="0.1756in" svg:viewBox="0 0 46 46" svg:d="M46 23c0-12-10-23-23-23-12 0-23 11-23 23 0 13 11 23 23 23 13 0 23-10 23-23z"><text:p/></draw:path><draw:path draw:style-name="gr3" draw:text-style-name="P169" svg:width="0.0354in" svg:height="0.1173in" svg:x="1.6386in" svg:y="0.1106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ath draw:style-name="gr3" draw:text-style-name="P169" svg:width="0.0177in" svg:height="0.0177in" svg:x="1.735in" svg:y="0.1756in" svg:viewBox="0 0 46 46" svg:d="M46 23c0-12-10-23-23-23-12 0-23 11-23 23 0 13 11 23 23 23 13 0 23-10 23-23z"><text:p/></draw:path><draw:path draw:style-name="gr3" draw:text-style-name="P169" svg:width="0.0878in" svg:height="0.0732in" svg:x="1.8102in" svg:y="0.1547in" svg:viewBox="0 0 224 187" svg:d="M204 25c5 0 20 0 20-15 0-10-8-10-16-10h-96c-65 0-112 70-112 120 0 39 25 67 64 67 50 0 106-50 106-116 0-7 0-28-13-46zM64 179c-21 0-38-16-38-47 0-12 5-47 21-72 17-30 43-35 57-35 35 0 39 28 39 41 0 19-9 54-23 76-17 25-40 37-56 37z"><text:p/></draw:path></draw:g><text:tab/><text:tab/><draw:g text:anchor-type="as-char" svg:y="-0.2319in" draw:z-index="215" draw:style-name="gr1"><svg:title>TexMaths</svg:title><svg:desc>12§display§\sigma = E \cdot \frac{\Delta l}{l} = E \cdot \varepsilon§svg§600§FALSE§</svg:desc><draw:polygon draw:style-name="gr2" draw:text-style-name="P169" svg:width="1.3567in" svg:height="0.3421in" svg:x="0in" svg:y="0.0035in" svg:viewBox="0 0 3447 870" draw:points="1724,870 0,870 0,0 3447,0 3447,870"><text:p/></draw:polygon><draw:path draw:style-name="gr3" draw:text-style-name="P169" svg:width="0.0878in" svg:height="0.0732in" svg:x="0.0063in" svg:y="0.1598in" svg:viewBox="0 0 224 187" svg:d="M204 25c5 0 20 0 20-15 0-10-8-10-16-10h-96c-65 0-112 70-112 120 0 39 25 67 64 67 50 0 106-50 106-116 0-7 0-28-13-46zM64 179c-21 0-38-16-38-47 0-12 5-47 21-72 17-30 43-35 57-35 35 0 39 28 39 41 0 19-9 54-23 76-17 25-40 37-56 37z"><text:p/></draw:path><draw:path draw:style-name="gr3" draw:text-style-name="P169" svg:width="0.1106in" svg:height="0.039in" svg:x="0.1563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1205in" svg:height="0.113in" svg:x="0.3283in" svg:y="0.1193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69" svg:width="0.0177in" svg:height="0.0177in" svg:x="0.5055in" svg:y="0.1811in" svg:viewBox="0 0 46 46" svg:d="M46 23c0-12-10-23-23-23-12 0-23 11-23 23 0 13 11 23 23 23 13 0 23-10 23-23z"><text:p/></draw:path><draw:path draw:style-name="gr3" draw:text-style-name="P169" svg:width="0.1224in" svg:height="0.1193in" svg:x="0.602in" svg:y="0in" svg:viewBox="0 0 312 304" svg:d="M167 7c-3-5-4-7-11-7s-8 2-11 7l-143 289c-2 3-2 3-2 4 0 4 2 4 10 4h294c6 0 8 0 8-4 0-1 0-1-1-4zM143 42l114 230h-228z"><text:p/></draw:path><draw:path draw:style-name="gr3" draw:text-style-name="P169" svg:width="0.0354in" svg:height="0.1173in" svg:x="0.7402in" svg:y="0.0035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draw:polygon draw:style-name="gr3" draw:text-style-name="P169" svg:width="0.1913in" svg:height="0.0067in" svg:x="0.5945in" svg:y="0.1866in" svg:viewBox="0 0 487 18" draw:points="244,18 0,18 0,0 487,0 487,18"><text:p/></draw:polygon><draw:path draw:style-name="gr3" draw:text-style-name="P169" svg:width="0.0354in" svg:height="0.1173in" svg:x="0.6709in" svg:y="0.2311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draw:path draw:style-name="gr3" draw:text-style-name="P169" svg:width="0.1106in" svg:height="0.039in" svg:x="0.861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1205in" svg:height="0.113in" svg:x="1.0335in" svg:y="0.1193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69" svg:width="0.0177in" svg:height="0.0177in" svg:x="1.2102in" svg:y="0.1811in" svg:viewBox="0 0 46 46" svg:d="M46 23c0-12-10-23-23-23-12 0-23 11-23 23 0 13 11 23 23 23 13 0 23-10 23-23z"><text:p/></draw:path><draw:path draw:style-name="gr3" draw:text-style-name="P169" svg:width="0.0673in" svg:height="0.0791in" svg:x="1.2835in" svg:y="0.1571in" svg:viewBox="0 0 172 202" svg:d="M49 96c13 6 27 6 36 6 11 0 35 0 35-13 0-11-16-12-31-12-9 0-24 1-40 8-9-5-17-13-17-24 0-26 42-42 80-42 7 0 22 0 39 12 5 4 6 5 9 5 6 0 12-6 12-12 0-8-27-24-56-24-49 0-94 29-94 61 0 18 15 29 16 30-25 14-38 38-38 57 0 27 24 54 70 54 55 0 79-37 79-43 0-4-3-5-5-5-1 0-2 1-4 2-6 11-16 27-67 27-26 0-62-8-62-38 0-14 12-36 38-49zM62 90c11-3 20-3 27-3 11 0 12 0 20 2-7 4-7 4-24 4-9 0-14 0-23-3z"><text:p/></draw:path></draw:g></text:p>
      <text:h text:style-name="Heading_20_3" text:outline-level="3">Querkontraktion</text:h>
      <text:p text:style-name="P100"><draw:g text:anchor-type="as-char" svg:y="-0.2319in" draw:z-index="216" draw:style-name="gr1"><svg:title>TexMaths</svg:title><svg:desc>12§display§\mu = \frac{-\Delta d}{d} \cdot \frac{\Delta l}{l}§svg§600§FALSE§</svg:desc><draw:polygon draw:style-name="gr2" draw:text-style-name="P169" svg:width="1.0465in" svg:height="0.3421in" svg:x="0in" svg:y="0.0035in" svg:viewBox="0 0 2659 870" draw:points="1329,870 0,870 0,0 2659,0 2659,870"><text:p/></draw:polygon><draw:path draw:style-name="gr3" draw:text-style-name="P169" svg:width="0.0898in" svg:height="0.1094in" svg:x="0.0051in" svg:y="0.1579in" svg:viewBox="0 0 229 279" svg:d="M85 38c3-8 6-25 6-26 0-7-5-12-12-12-1 0-13 0-17 16l-61 245c-1 5-1 6-1 7 0 6 5 11 12 11 8 0 14-7 14-9 3-3 8-26 24-91 14 11 33 13 41 13 30 0 46-19 57-31 3 19 19 31 38 31 14 0 24-9 31-24 7-14 12-41 12-41 0-4-3-4-5-4-3 0-4 1-6 7-7 27-14 53-32 53-11 0-12-11-12-20s5-28 8-44l12-46c2-6 5-23 8-29 2-9 6-25 6-28 0-8-6-11-12-11-3 0-14 0-17 14l-21 80c-4 21-9 39-10 43 0 2-21 41-56 41-20 0-31-15-31-38 0-12 4-24 6-36z"><text:p/></draw:path><draw:path draw:style-name="gr3" draw:text-style-name="P169" svg:width="0.1106in" svg:height="0.039in" svg:x="0.1555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1016in" svg:height="0.0067in" svg:x="0.3551in" svg:y="0.074in" svg:viewBox="0 0 259 18" svg:d="M244 18c7 0 15 0 15-8 0-10-8-10-15-10h-230c-7 0-14 0-14 10 0 8 7 8 14 8z"><text:p/></draw:path><draw:path draw:style-name="gr3" draw:text-style-name="P169" svg:width="0.1224in" svg:height="0.1193in" svg:x="0.478in" svg:y="0in" svg:viewBox="0 0 312 304" svg:d="M167 7c-3-5-4-7-11-7s-8 2-11 7l-143 289c-2 3-2 3-2 4 0 4 2 4 10 4h294c6 0 8 0 8-4 0-1 0-1-1-4zM143 42l114 230h-228z"><text:p/></draw:path><draw:path draw:style-name="gr3" draw:text-style-name="P169" svg:width="0.0791in" svg:height="0.1173in" svg:x="0.6154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olygon draw:style-name="gr3" draw:text-style-name="P169" svg:width="0.3539in" svg:height="0.0067in" svg:x="0.3413in" svg:y="0.1866in" svg:viewBox="0 0 900 18" draw:points="450,18 0,18 0,0 900,0 900,18"><text:p/></draw:polygon><draw:path draw:style-name="gr3" draw:text-style-name="P169" svg:width="0.0791in" svg:height="0.1173in" svg:x="0.4819in" svg:y="0.2311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69" svg:width="0.0177in" svg:height="0.0177in" svg:x="0.7661in" svg:y="0.1811in" svg:viewBox="0 0 46 46" svg:d="M46 23c0-12-10-23-23-23-12 0-23 11-23 23 0 13 11 23 23 23 13 0 23-10 23-23z"><text:p/></draw:path><draw:path draw:style-name="gr3" draw:text-style-name="P169" svg:width="0.1224in" svg:height="0.1193in" svg:x="0.8626in" svg:y="0in" svg:viewBox="0 0 312 304" svg:d="M167 7c-3-5-4-7-11-7s-8 2-11 7l-143 289c-2 3-2 3-2 4 0 4 2 4 10 4h294c6 0 8 0 8-4 0-1 0-1-1-4zM143 42l114 230h-228z"><text:p/></draw:path><draw:path draw:style-name="gr3" draw:text-style-name="P169" svg:width="0.0354in" svg:height="0.1173in" svg:x="1.0004in" svg:y="0.0035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draw:polygon draw:style-name="gr3" draw:text-style-name="P169" svg:width="0.1913in" svg:height="0.0067in" svg:x="0.8551in" svg:y="0.1866in" svg:viewBox="0 0 487 18" draw:points="244,18 0,18 0,0 487,0 487,18"><text:p/></draw:polygon><draw:path draw:style-name="gr3" draw:text-style-name="P169" svg:width="0.0354in" svg:height="0.1173in" svg:x="0.9315in" svg:y="0.2311in" svg:viewBox="0 0 91 299" svg:d="M91 5c0 0 0-5-5-5-10 0-42 4-52 5-4 0-9 0-9 8 0 5 5 5 11 5 20 0 22 4 22 7l-2 9-54 211c-1 5-2 9-2 15 0 24 19 39 38 39 15 0 26-8 33-24 8-15 13-41 13-42 0-4-4-4-5-4-5 0-5 2-6 8-8 27-15 53-33 53-12 0-12-14-12-20 0-10 0-12 2-20z"><text:p/></draw:path></draw:g> <text:tab/><draw:g text:anchor-type="as-char" svg:y="-0.2335in" draw:z-index="219" draw:style-name="gr1"><svg:title>TexMaths</svg:title><svg:desc>12§display§\frac{\Delta V}{V} = \frac{\Delta l}{l} + 2 \frac{\Delta d}{d} = \varepsilon \cdot (1 - 2 \mu)§svg§600§FALSE§</svg:desc><draw:polygon draw:style-name="gr2" draw:text-style-name="P169" svg:width="2.3122in" svg:height="0.3417in" svg:x="0in" svg:y="0.0039in" svg:viewBox="0 0 5874 869" draw:points="2936,869 0,869 0,0 5874,0 5874,869"><text:p/></draw:polygon><draw:path draw:style-name="gr3" draw:text-style-name="P169" svg:width="0.1224in" svg:height="0.1193in" svg:x="0.0079in" svg:y="0in" svg:viewBox="0 0 312 304" svg:d="M167 7c-3-5-4-7-11-7s-8 2-11 7l-143 288c-2 4-2 4-2 5 0 4 2 4 10 4h294c6 0 8 0 8-4 0-1 0-1-1-5zM143 42l114 229h-228z"><text:p/></draw:path><draw:path draw:style-name="gr3" draw:text-style-name="P169" svg:width="0.1185in" svg:height="0.1173in" svg:x="0.148in" svg:y="0.0059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olygon draw:style-name="gr3" draw:text-style-name="P169" svg:width="0.272in" svg:height="0.0067in" svg:x="0in" svg:y="0.1862in" svg:viewBox="0 0 692 18" draw:points="347,18 0,18 0,0 692,0 692,18"><text:p/></draw:polygon><draw:path draw:style-name="gr3" draw:text-style-name="P169" svg:width="0.1185in" svg:height="0.1173in" svg:x="0.0783in" svg:y="0.2323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69" svg:width="0.1106in" svg:height="0.039in" svg:x="0.3472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1224in" svg:height="0.1193in" svg:x="0.5409in" svg:y="0in" svg:viewBox="0 0 312 304" svg:d="M167 7c-3-5-4-7-11-7s-8 2-11 7l-143 288c-2 4-2 4-2 5 0 4 2 4 10 4h294c6 0 8 0 8-4 0-1 0-1-1-5zM143 42l114 229h-228z"><text:p/></draw:path><draw:path draw:style-name="gr3" draw:text-style-name="P169" svg:width="0.0354in" svg:height="0.1173in" svg:x="0.6787in" svg:y="0.0039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69" svg:width="0.1913in" svg:height="0.0067in" svg:x="0.5335in" svg:y="0.1862in" svg:viewBox="0 0 487 18" draw:points="244,18 0,18 0,0 487,0 487,18"><text:p/></draw:polygon><draw:path draw:style-name="gr3" draw:text-style-name="P169" svg:width="0.0354in" svg:height="0.1173in" svg:x="0.6098in" svg:y="0.2303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69" svg:width="0.1106in" svg:height="0.1106in" svg:x="0.7909in" svg:y="0.1339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661in" svg:height="0.1106in" svg:x="0.9559in" svg:y="0.12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1224in" svg:height="0.1193in" svg:x="1.0583in" svg:y="0in" svg:viewBox="0 0 312 304" svg:d="M167 7c-3-5-4-7-11-7s-8 2-11 7l-143 288c-2 4-2 4-2 5 0 4 2 4 10 4h294c6 0 8 0 8-4 0-1 0-1-1-5zM143 42l114 229h-228z"><text:p/></draw:path><draw:path draw:style-name="gr3" draw:text-style-name="P169" svg:width="0.0791in" svg:height="0.1173in" svg:x="1.1953in" svg:y="0.0039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3" draw:text-style-name="P169" svg:width="0.2248in" svg:height="0.0067in" svg:x="1.0504in" svg:y="0.1862in" svg:viewBox="0 0 572 18" draw:points="286,18 0,18 0,0 572,0 572,18"><text:p/></draw:polygon><draw:path draw:style-name="gr3" draw:text-style-name="P169" svg:width="0.0791in" svg:height="0.1173in" svg:x="1.1264in" svg:y="0.2303in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ath draw:style-name="gr3" draw:text-style-name="P169" svg:width="0.1106in" svg:height="0.039in" svg:x="1.3508in" svg:y="0.1709in" svg:viewBox="0 0 282 100" svg:d="M268 17c6 0 14 0 14-9 0-8-8-8-14-8h-254c-6 0-14 0-14 8 0 9 8 9 14 9zM268 100c6 0 14 0 14-9 0-8-8-8-14-8h-254c-6 0-14 0-14 8 0 9 8 9 14 9z"><text:p/></draw:path><draw:path draw:style-name="gr3" draw:text-style-name="P169" svg:width="0.0673in" svg:height="0.0791in" svg:x="1.5209in" svg:y="0.156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69" svg:width="0.0177in" svg:height="0.0177in" svg:x="1.6449in" svg:y="0.1807in" svg:viewBox="0 0 46 46" svg:d="M46 23c0-12-10-23-23-23-12 0-23 11-23 23 0 13 11 23 23 23 13 0 23-10 23-23z"><text:p/></draw:path><draw:path draw:style-name="gr3" draw:text-style-name="P169" svg:width="0.039in" svg:height="0.1657in" svg:x="1.7299in" svg:y="0.1071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47in" svg:height="0.1106in" svg:x="1.7933in" svg:y="0.1213in" svg:viewBox="0 0 140 282" svg:d="M88 11c0-10 0-11-10-11-26 28-65 28-78 28v13c8 0 34 0 55-12v219c0 16-1 21-39 21h-14v13c16-1 52-1 70-1 17 0 54 0 68 1v-13h-13c-38 0-39-5-39-21z"><text:p/></draw:path><draw:path draw:style-name="gr3" draw:text-style-name="P169" svg:width="0.1016in" svg:height="0.0067in" svg:x="1.9118in" svg:y="0.1862in" svg:viewBox="0 0 259 18" svg:d="M244 18c7 0 15 0 15-8 0-10-8-10-15-10h-230c-7 0-14 0-14 10 0 8 7 8 14 8z"><text:p/></draw:path><draw:path draw:style-name="gr3" draw:text-style-name="P169" svg:width="0.0661in" svg:height="0.1106in" svg:x="2.0724in" svg:y="0.12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898in" svg:height="0.1091in" svg:x="2.1524in" svg:y="0.1571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69" svg:width="0.039in" svg:height="0.1657in" svg:x="2.2567in" svg:y="0.1071in" svg:viewBox="0 0 100 422" svg:d="M100 211c0-32-5-84-29-132-25-51-63-79-66-79-4 0-5 1-5 5 0 1 0 1 8 9 42 42 66 110 66 197 0 73-15 148-68 201-6 4-6 6-6 7 0 2 1 3 5 3 3 0 42-28 67-81 22-47 28-94 28-130z"><text:p/></draw:path></draw:g></text:p>
      <text:h text:style-name="Heading_20_3" text:outline-level="3"><draw:frame draw:style-name="fr1" draw:name="Frame5" text:anchor-type="paragraph" svg:x="4.4827in" svg:y="0.1618in" svg:width="2.9484in" draw:z-index="226"><draw:text-box fo:min-height="2.7972in"><table:table table:name="Table5" table:style-name="Table5"><table:table-column table:style-name="Table5.A"/><table:table-column table:style-name="Table5.B"/><table:table-column table:style-name="Table5.C"/><table:table-row><table:table-cell table:style-name="Table5.A1" office:value-type="string"><text:p text:style-name="P78"><draw:g text:anchor-type="as-char" svg:y="-0.0744in" draw:z-index="230" draw:style-name="gr1"><svg:title>TexMaths</svg:title><svg:desc>12§display§\tau§svg§600§FALSE§</svg:desc><draw:polygon draw:style-name="gr2" draw:text-style-name="P169" svg:width="0.0913in" svg:height="0.0717in" svg:x="0in" svg:y="0in" svg:viewBox="0 0 233 183" draw:points="116,183 0,183 0,0 233,0 233,183"><text:p/></draw:polygon><draw:path draw:style-name="gr3" draw:text-style-name="P169" svg:width="0.0803in" svg:height="0.074in" svg:x="0.0043in" svg:y="0in" svg:viewBox="0 0 205 189" svg:d="M113 25h72c5 0 20 0 20-15 0-10-8-10-17-10h-118c-9 0-26 0-44 20-14 15-26 35-26 38 0 1 0 5 5 5 3 0 5-2 7-5 20-33 44-33 54-33h35l-42 136c-1 5-4 15-4 16 0 5 3 12 12 12 15 0 17-12 18-19z"><text:p/></draw:path></draw:g></text:p></table:table-cell><table:table-cell table:style-name="Table5.A1" office:value-type="string"><text:p text:style-name="P38">Schubspannung</text:p></table:table-cell><table:table-cell table:style-name="Table5.C1" office:value-type="string"><text:p text:style-name="P67"><draw:g text:anchor-type="as-char" svg:y="-0.1252in" draw:z-index="227" draw:style-name="gr1"><svg:title>TexMaths</svg:title><svg:desc>12§display§[\tau] = \mathrm{Pa}§svg§600§FALSE§</svg:desc><draw:polygon draw:style-name="gr2" draw:text-style-name="P169" svg:width="0.5961in" svg:height="0.1657in" svg:x="0in" svg:y="0in" svg:viewBox="0 0 1515 422" draw:points="758,422 0,422 0,0 1515,0 1515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803in" svg:height="0.0736in" svg:x="0.0504in" svg:y="0.052in" svg:viewBox="0 0 205 188" svg:d="M113 25h72c5 0 20 0 20-15 0-10-8-10-17-10h-118c-9 0-26 0-44 20-14 15-26 35-26 38 0 1 0 4 5 4 3 0 5-1 7-4 20-33 44-33 54-33h35l-42 136c-1 5-4 14-4 15 0 5 3 12 12 12 15 0 17-12 18-19z"><text:p/></draw:path><draw:polygon draw:style-name="gr3" draw:text-style-name="P169" svg:width="0.0228in" svg:height="0.1657in" svg:x="0.1413in" svg:y="0in" svg:viewBox="0 0 59 422" draw:points="59,0 0,0 0,17 42,17 42,406 0,406 0,422 59,422"><text:p/></draw:polygon><draw:path draw:style-name="gr3" draw:text-style-name="P169" svg:width="0.1106in" svg:height="0.039in" svg:x="0.239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098in" svg:height="0.1134in" svg:x="0.411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9" svg:width="0.0752in" svg:height="0.076in" svg:x="0.520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5.A2" office:value-type="string"><text:p text:style-name="P88"><draw:g text:anchor-type="as-char" svg:y="-0.122in" draw:z-index="228" draw:style-name="gr1"><svg:title>TexMaths</svg:title><svg:desc>12§display§G§svg§600§FALSE§</svg:desc><draw:polygon draw:style-name="gr2" draw:text-style-name="P169" svg:width="0.1303in" svg:height="0.1142in" svg:x="0in" svg:y="0.0043in" svg:viewBox="0 0 332 291" draw:points="166,291 0,291 0,0 332,0 332,291"><text:p/></draw:polygon><draw:path draw:style-name="gr3" draw:text-style-name="P169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5.A2" office:value-type="string"><text:p text:style-name="P38">Schubmodul</text:p></table:table-cell><table:table-cell table:style-name="Table5.C2" office:value-type="string"><text:p text:style-name="P67"><draw:g text:anchor-type="as-char" svg:y="-0.1252in" draw:z-index="229" draw:style-name="gr1"><svg:title>TexMaths</svg:title><svg:desc>12§display§[G] = \mathrm{Pa}§svg§600§FALSE§</svg:desc><draw:polygon draw:style-name="gr2" draw:text-style-name="P169" svg:width="0.6358in" svg:height="0.1657in" svg:x="0in" svg:y="0in" svg:viewBox="0 0 1616 422" draw:points="808,422 0,422 0,0 1616,0 1616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81in" svg:height="0.1209in" svg:x="0.0543in" svg:y="0.0071in" svg:viewBox="0 0 301 308" svg:d="M301 5c0-3-1-5-4-5-2 0-3 0-8 5l-28 32c-5-6-24-37-71-37-95 0-190 94-190 192 0 67 47 116 115 116 19 0 39-4 53-10 22-9 30-17 37-26 4 10 15 26 19 26 3 0 3-2 3-2 1-1 6-16 7-26l9-32c2-8 3-15 6-22 4-19 4-19 28-20 3 0 8 0 8-9 0-2-3-5-6-5-10 0-35 2-45 2-13 0-46-2-59-2-3 0-9 0-9 9 0 5 3 5 13 5 0 0 12 0 23 1 10 1 13 2 13 8 0 4-5 23-10 39-12 46-67 51-81 51-41 0-86-25-86-90 0-12 5-83 50-138 22-29 63-54 105-54 44 0 69 33 69 82 0 17-1 18-1 21 0 5 4 5 6 5 6 0 6-1 7-8z"><text:p/></draw:path><draw:polygon draw:style-name="gr3" draw:text-style-name="P169" svg:width="0.0228in" svg:height="0.1657in" svg:x="0.1807in" svg:y="0in" svg:viewBox="0 0 59 422" draw:points="59,0 0,0 0,17 42,17 42,406 0,406 0,422 59,422"><text:p/></draw:polygon><draw:path draw:style-name="gr3" draw:text-style-name="P169" svg:width="0.1106in" svg:height="0.039in" svg:x="0.2783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098in" svg:height="0.1134in" svg:x="0.45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69" svg:width="0.0752in" svg:height="0.076in" svg:x="0.5594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5.A2" office:value-type="string"><text:p text:style-name="P78"><draw:g text:anchor-type="as-char" svg:y="-0.1138in" draw:z-index="231" draw:style-name="gr1"><svg:title>TexMaths</svg:title><svg:desc>12§display§T§svg§600§FALSE§</svg:desc><draw:polygon draw:style-name="gr2" draw:text-style-name="P169" svg:width="0.1201in" svg:height="0.113in" svg:x="0in" svg:y="0in" svg:viewBox="0 0 306 288" draw:points="154,288 0,288 0,0 306,0 306,288"><text:p/></draw:polygon><draw:path draw:style-name="gr3" draw:text-style-name="P169" svg:width="0.113in" svg:height="0.1122in" svg:x="0.0039in" svg:y="0.0016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5.A2" office:value-type="string"><text:p text:style-name="P17">Richtmoment</text:p></table:table-cell><table:table-cell table:style-name="Table5.C2" office:value-type="string"><text:p text:style-name="P64"><draw:g text:anchor-type="as-char" svg:y="-0.1252in" draw:z-index="232" draw:style-name="gr1"><svg:title>TexMaths</svg:title><svg:desc>12§display§[T] = \mathrm{Nm}§svg§600§FALSE§</svg:desc><draw:polygon draw:style-name="gr2" draw:text-style-name="P169" svg:width="0.6965in" svg:height="0.1657in" svg:x="0in" svg:y="0in" svg:viewBox="0 0 1770 422" draw:points="885,422 0,422 0,0 1770,0 1770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3in" svg:height="0.1126in" svg:x="0.05in" svg:y="0.0122in" svg:viewBox="0 0 288 287" svg:d="M170 30c4-12 5-14 10-16 5-1 18-1 28-1 42 0 61 1 61 35 0 6-2 23-4 34 0 2-1 7-1 8 0 2 1 5 5 5s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69" svg:width="0.0228in" svg:height="0.1657in" svg:x="0.1701in" svg:y="0in" svg:viewBox="0 0 59 422" draw:points="59,0 0,0 0,17 42,17 42,406 0,406 0,422 59,422"><text:p/></draw:polygon><draw:path draw:style-name="gr3" draw:text-style-name="P169" svg:width="0.1106in" svg:height="0.039in" svg:x="0.2677in" svg:y="0.0634in" svg:viewBox="0 0 282 100" svg:d="M267 17c6 0 15 0 15-9 0-8-9-8-15-8h-253c-6 0-14 0-14 8 0 9 8 9 14 9zM267 100c6 0 15 0 15-9 0-8-9-8-15-8h-253c-6 0-14 0-14 8 0 9 8 9 14 9z"><text:p/></draw:path><draw:path draw:style-name="gr3" draw:text-style-name="P169" svg:width="0.1134in" svg:height="0.1134in" svg:x="0.439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9" svg:width="0.1295in" svg:height="0.0732in" svg:x="0.5634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2 1 47 1v-13c-22 0-33 0-33-12v-82c0-36 0-49-13-64-6-8-20-16-44-16-36 0-54 25-61 42-6-37-37-42-57-42-31 0-50 18-62 44v-44l-60 5v13c30 0 34 2 34 24z"><text:p/></draw:path></draw:g></text:p></table:table-cell></table:table-row><table:table-row><table:table-cell table:style-name="Table5.A2" office:value-type="string"><text:p text:style-name="P78"><draw:g text:anchor-type="as-char" svg:y="-0.1161in" draw:z-index="233" draw:style-name="gr1"><svg:title>TexMaths</svg:title><svg:desc>12§display§D_R§svg§600§FALSE§</svg:desc><draw:polygon draw:style-name="gr2" draw:text-style-name="P169" svg:width="0.2382in" svg:height="0.1386in" svg:x="0in" svg:y="0in" svg:viewBox="0 0 606 353" draw:points="302,353 0,353 0,0 606,0 606,353"><text:p/></draw:polygon><draw:path draw:style-name="gr3" draw:text-style-name="P169" svg:width="0.1272in" svg:height="0.1134in" svg:x="0.0067in" svg:y="0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69" svg:width="0.0902in" svg:height="0.0819in" svg:x="0.1453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7 0 38-29 38-35 0 0 0-4-5-4-3 0-4 3-4 5-5 13-16 25-28 25-8 0-13-3-13-19 0-7 1-23 2-31 1-7 1-11 1-13 0-4 0-13-8-23-6-6-13-10-20-12z"><text:p/></draw:path></draw:g></text:p></table:table-cell><table:table-cell table:style-name="Table5.A2" office:value-type="string"><text:p text:style-name="P1">Richtgröße</text:p></table:table-cell><table:table-cell table:style-name="Table5.C2" office:value-type="string"><text:p text:style-name="P67"><draw:g text:anchor-type="as-char" svg:y="-0.1252in" draw:z-index="234" draw:style-name="gr1"><svg:title>TexMaths</svg:title><svg:desc>12§display§[D_R] = \mathrm{Nm}§svg§600§FALSE§</svg:desc><draw:polygon draw:style-name="gr2" draw:text-style-name="P169" svg:width="0.8232in" svg:height="0.1657in" svg:x="0in" svg:y="0in" svg:viewBox="0 0 2092 422" draw:points="1046,422 0,422 0,0 2092,0 2092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272in" svg:height="0.1134in" svg:x="0.0528in" svg:y="0.0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69" svg:width="0.0902in" svg:height="0.0819in" svg:x="0.1917in" svg:y="0.0693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olygon draw:style-name="gr3" draw:text-style-name="P169" svg:width="0.0228in" svg:height="0.1657in" svg:x="0.2965in" svg:y="0in" svg:viewBox="0 0 59 422" draw:points="59,0 0,0 0,17 42,17 42,406 0,406 0,422 59,422"><text:p/></draw:polygon><draw:path draw:style-name="gr3" draw:text-style-name="P169" svg:width="0.1106in" svg:height="0.039in" svg:x="0.3941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5657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9" svg:width="0.1295in" svg:height="0.0732in" svg:x="0.6902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4-64-6-8-20-16-44-16-36 0-54 25-61 42-6-37-37-42-57-42-31 0-50 18-62 44v-44l-60 5v13c30 0 34 2 34 24z"><text:p/></draw:path></draw:g></text:p></table:table-cell></table:table-row><table:table-row><table:table-cell table:style-name="Table5.A2" office:value-type="string"><text:p text:style-name="P79"><draw:g text:anchor-type="as-char" svg:y="-0.1189in" draw:z-index="243" draw:style-name="gr1"><svg:title>TexMaths</svg:title><svg:desc>12§display§A§svg§600§FALSE§</svg:desc><draw:polygon draw:style-name="gr2" draw:text-style-name="P169" svg:width="0.1248in" svg:height="0.113in" svg:x="0in" svg:y="0.0047in" svg:viewBox="0 0 318 288" draw:points="158,288 0,288 0,0 318,0 318,288"><text:p/></draw:polygon><draw:path draw:style-name="gr3" draw:text-style-name="P169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5.A2" office:value-type="string"><text:p text:style-name="P32">Amplitude</text:p></table:table-cell><table:table-cell table:style-name="Table5.C2" office:value-type="string"><text:p text:style-name="P68"><draw:g text:anchor-type="as-char" svg:y="-0.1252in" draw:z-index="244" draw:style-name="gr1"><svg:title>TexMaths</svg:title><svg:desc>12§display§[A] = \mathrm{m}§svg§600§FALSE§</svg:desc><draw:polygon draw:style-name="gr2" draw:text-style-name="P169" svg:width="0.5768in" svg:height="0.1657in" svg:x="0in" svg:y="0in" svg:viewBox="0 0 1466 422" draw:points="734,422 0,422 0,0 1466,0 1466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142in" svg:height="0.1193in" svg:x="0.052in" svg:y="0.0047in" svg:viewBox="0 0 291 304" svg:d="M61 254c-17 29-33 35-53 36-4 0-8 0-8 9 0 2 2 5 6 5 11 0 24-2 36-2 14 0 29 2 42 2 2 0 8 0 8-9 0-5-3-5-7-5-9-1-19-4-19-15 0-5 2-10 6-16l31-54h107c1 10 7 67 7 71 0 13-22 14-31 14-6 0-9 0-9 9 0 5 4 5 6 5 16 0 34-2 52-2 11 0 38 2 48 2 3 0 8 0 8-9 0-5-4-5-10-5-26 0-26-3-28-15l-25-265c-1-9-1-10-8-10s-9 2-11 7zM112 192l84-139 13 139z"><text:p/></draw:path><draw:polygon draw:style-name="gr3" draw:text-style-name="P169" svg:width="0.0228in" svg:height="0.1657in" svg:x="0.1744in" svg:y="0in" svg:viewBox="0 0 59 422" draw:points="59,0 0,0 0,17 42,17 42,406 0,406 0,422 59,422"><text:p/></draw:polygon><draw:path draw:style-name="gr3" draw:text-style-name="P169" svg:width="0.1106in" svg:height="0.039in" svg:x="0.2724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4441in" svg:y="0.0508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5.A2" office:value-type="string"><text:p text:style-name="P80"><draw:g text:anchor-type="as-char" svg:y="-0.0756in" draw:z-index="246" draw:style-name="gr1"><svg:title>TexMaths</svg:title><svg:desc>12§display§\varphi§svg§600§FALSE§</svg:desc><draw:polygon draw:style-name="gr2" draw:text-style-name="P169" svg:width="0.1087in" svg:height="0.1043in" svg:x="0in" svg:y="0.002in" svg:viewBox="0 0 277 266" draw:points="138,266 0,266 0,0 277,0 277,266"><text:p/></draw:polygon><draw:path draw:style-name="gr3" draw:text-style-name="P169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5.A2" office:value-type="string"><text:p text:style-name="P33">Phasenverschiebung</text:p></table:table-cell><table:table-cell table:style-name="Table5.C2" office:value-type="string"><text:p text:style-name="P69"><draw:g text:anchor-type="as-char" svg:y="-0.1252in" draw:z-index="247" draw:style-name="gr1"><svg:title>TexMaths</svg:title><svg:desc>12§display§[\varphi] = \mathrm{rad}§svg§600§FALSE§</svg:desc><draw:polygon draw:style-name="gr2" draw:text-style-name="P169" svg:width="0.6626in" svg:height="0.1657in" svg:x="0in" svg:y="0in" svg:viewBox="0 0 1684 422" draw:points="842,422 0,422 0,0 1684,0 1684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945in" svg:height="0.1098in" svg:x="0.0543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69" svg:width="0.0228in" svg:height="0.1657in" svg:x="0.1583in" svg:y="0in" svg:viewBox="0 0 59 422" draw:points="59,0 0,0 0,17 42,17 42,406 0,406 0,422 59,422"><text:p/></draw:polygon><draw:path draw:style-name="gr3" draw:text-style-name="P169" svg:width="0.1106in" svg:height="0.039in" svg:x="0.2559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559in" svg:height="0.0732in" svg:x="0.4272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69" svg:width="0.0752in" svg:height="0.076in" svg:x="0.4941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69" svg:width="0.0819in" svg:height="0.1173in" svg:x="0.576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5.A2" office:value-type="string"><text:p text:style-name="P81"><draw:g text:anchor-type="as-char" svg:y="-0.1181in" draw:z-index="252" draw:style-name="gr1"><svg:title>TexMaths</svg:title><svg:desc>12§display§J§svg§600§FALSE§</svg:desc><draw:polygon draw:style-name="gr2" draw:text-style-name="P169" svg:width="0.1083in" svg:height="0.1142in" svg:x="0in" svg:y="0in" svg:viewBox="0 0 276 291" draw:points="138,291 0,291 0,0 276,0 276,291"><text:p/></draw:polygon><draw:path draw:style-name="gr3" draw:text-style-name="P169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5.A2" office:value-type="string"><text:p text:style-name="P6">Massentr<text:span text:style-name="T22">ä</text:span><text:span text:style-name="T25">gheitsmoment</text:span></text:p></table:table-cell><table:table-cell table:style-name="Table5.C2" office:value-type="string"><text:p text:style-name="P57"><draw:g text:anchor-type="as-char" svg:y="-0.1465in" draw:z-index="253" draw:style-name="gr1"><svg:title>TexMaths</svg:title><svg:desc>12§display§\left [ J \right ] = \text{kg} \cdot \text{m}^2§svg§600§FALSE§</svg:desc><draw:polygon draw:style-name="gr2" draw:text-style-name="P169" svg:width="0.9169in" svg:height="0.1858in" svg:x="0in" svg:y="0.0024in" svg:viewBox="0 0 2330 473" draw:points="1165,473 0,473 0,0 2330,0 2330,473"><text:p/></draw:polygon><draw:polygon draw:style-name="gr3" draw:text-style-name="P169" svg:width="0.0228in" svg:height="0.1665in" svg:x="0.0193in" svg:y="0.022in" svg:viewBox="0 0 59 424" draw:points="59,424 59,407 17,407 17,17 59,17 59,0 0,0 0,424"><text:p/></draw:polygon><draw:path draw:style-name="gr3" draw:text-style-name="P169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69" svg:width="0.0228in" svg:height="0.1665in" svg:x="0.1579in" svg:y="0.022in" svg:viewBox="0 0 59 424" draw:points="59,0 0,0 0,17 42,17 42,407 0,407 0,424 59,424"><text:p/></draw:polygon><draw:path draw:style-name="gr3" draw:text-style-name="P169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69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69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69" svg:width="0.0177in" svg:height="0.0177in" svg:x="0.6433in" svg:y="0.0957in" svg:viewBox="0 0 46 46" svg:d="M46 23c0-12-10-23-23-23-12 0-23 11-23 23 0 13 11 23 23 23 13 0 23-10 23-23z"><text:p/></draw:path><draw:path draw:style-name="gr3" draw:text-style-name="P169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69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5.A2" office:value-type="string"><text:p text:style-name="P81"><draw:g text:anchor-type="as-char" svg:y="-0.0744in" draw:z-index="254" draw:style-name="gr1"><svg:title>TexMaths</svg:title><svg:desc>12§display§g§svg§600§FALSE§</svg:desc><draw:polygon draw:style-name="gr2" draw:text-style-name="P169" svg:width="0.0854in" svg:height="0.1043in" svg:x="0in" svg:y="0.0016in" svg:viewBox="0 0 218 266" draw:points="110,266 0,266 0,0 218,0 218,266"><text:p/></draw:polygon><draw:path draw:style-name="gr3" draw:text-style-name="P169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5.A2" office:value-type="string"><text:p text:style-name="P13">Erdbeschleunigung</text:p></table:table-cell><table:table-cell table:style-name="Table5.C2" office:value-type="string"><text:p text:style-name="P70"><draw:g text:anchor-type="as-char" svg:y="-0.1866in" draw:z-index="258" draw:style-name="gr1"><svg:title>TexMaths</svg:title><svg:desc>12§display§[g] = \mathrm{\frac{m}{s^2}}§svg§600§FALSE§</svg:desc><draw:polygon draw:style-name="gr2" draw:text-style-name="P169" svg:width="0.5594in" svg:height="0.298in" svg:x="0in" svg:y="0.002in" svg:viewBox="0 0 1422 758" draw:points="711,758 0,758 0,0 1422,0 1422,758"><text:p/></draw:polygon><draw:polygon draw:style-name="gr3" draw:text-style-name="P169" svg:width="0.0228in" svg:height="0.1661in" svg:x="0.0193in" svg:y="0.061in" svg:viewBox="0 0 59 423" draw:points="59,423 59,406 17,406 17,17 59,17 59,0 0,0 0,423"><text:p/></draw:polygon><draw:path draw:style-name="gr3" draw:text-style-name="P169" svg:width="0.0764in" svg:height="0.1075in" svg:x="0.0488in" svg:y="0.1134in" svg:viewBox="0 0 195 274" svg:d="M193 28c2-3 2-5 2-8 0-7-5-12-12-12-4 0-16 4-17 18-9-15-23-26-40-26-49 0-101 59-101 120 0 42 25 67 57 67 24 0 44-20 49-24-10 38-14 56-14 57-2 4-16 46-62 46-7 0-21-2-33-5 13-4 18-15 18-22s-5-15-17-15c-10 0-23 8-23 25s16 25 56 25c53 0 85-32 91-58zM138 133c-2 11-12 22-21 30s-22 15-34 15c-22 0-28-22-28-39 0-20 12-71 23-92 12-21 30-37 48-37 28 0 34 33 34 36 0 2 0 4-1 6z"><text:p/></draw:path><draw:polygon draw:style-name="gr3" draw:text-style-name="P169" svg:width="0.0228in" svg:height="0.1661in" svg:x="0.1354in" svg:y="0.061in" svg:viewBox="0 0 59 423" draw:points="59,0 0,0 0,17 42,17 42,406 0,406 0,423 59,423"><text:p/></draw:polygon><draw:path draw:style-name="gr3" draw:text-style-name="P169" svg:width="0.1106in" svg:height="0.039in" svg:x="0.2331in" svg:y="0.1256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4252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69" svg:width="0.1402in" svg:height="0.0067in" svg:x="0.4189in" svg:y="0.1409in" svg:viewBox="0 0 357 18" draw:points="179,18 0,18 0,0 357,0 357,18"><text:p/></draw:polygon><draw:path draw:style-name="gr3" draw:text-style-name="P169" svg:width="0.0543in" svg:height="0.0764in" svg:x="0.4248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draw:path draw:style-name="gr3" draw:text-style-name="P169" svg:width="0.0516in" svg:height="0.0772in" svg:x="0.4917in" svg:y="0.1752in" svg:viewBox="0 0 132 197" svg:d="M132 143h-11c0 7-3 24-7 28-2 1-25 1-30 1h-54c31-28 41-36 59-49 23-18 43-36 43-65 0-36-32-58-70-58-37 0-62 26-62 53 0 15 13 17 16 17 7 0 15-5 15-16 0-5-1-16-17-16 9-21 29-27 44-27 30 0 45 23 45 47 0 26-19 47-29 57l-72 71c-2 3-2 3-2 11h123z"><text:p/></draw:path></draw:g></text:p></table:table-cell></table:table-row><table:table-row><table:table-cell table:style-name="Table5.A2" office:value-type="string"><text:p text:style-name="P81"><draw:g text:anchor-type="as-char" svg:y="-0.1181in" draw:z-index="255" draw:style-name="gr1"><svg:title>TexMaths</svg:title><svg:desc>12§display§d§svg§600§FALSE§</svg:desc><draw:polygon draw:style-name="gr2" draw:text-style-name="P169" svg:width="0.0866in" svg:height="0.1157in" svg:x="0in" svg:y="0in" svg:viewBox="0 0 221 295" draw:points="111,295 0,295 0,0 221,0 221,295"><text:p/></draw:polygon><draw:path draw:style-name="gr3" draw:text-style-name="P169" svg:width="0.0791in" svg:height="0.1177in" svg:x="0.0067in" svg:y="0in" svg:viewBox="0 0 202 300" svg:d="M202 5c0 0 0-5-5-5-7 0-47 4-54 5-4 0-6 2-6 8 0 5 4 5 10 5 20 0 21 2 21 7l-1 9-25 101c-9-17-21-28-40-28-49 0-102 63-102 124 0 40 23 69 56 69 9 0 31-2 56-32 3 18 18 32 38 32 16 0 25-9 31-24 8-14 14-41 14-42 0-4-4-4-5-4-5 0-5 1-6 8-7 27-16 53-33 53-12 0-13-11-13-20 0-11 1-13 3-20zM114 245c-2 7-2 8-8 15-19 23-36 31-48 31-22 0-28-23-28-40 0-22 13-74 24-93 13-25 31-41 49-41 28 0 33 35 33 37 0 3 0 5-1 8z"><text:p/></draw:path></draw:g></text:p></table:table-cell><table:table-cell table:style-name="Table5.A2" office:value-type="string"><text:p text:style-name="P13">Abstand Aufh<text:span text:style-name="T24">ä</text:span><text:span text:style-name="T22">ngung</text:span> Massenmittelpunk</text:p></table:table-cell><table:table-cell table:style-name="Table5.C2" office:value-type="string"><text:p text:style-name="P58"><draw:g text:anchor-type="as-char" svg:y="-0.1252in" draw:z-index="259" draw:style-name="gr1"><svg:title>TexMaths</svg:title><svg:desc>12§display§[d] = \mathrm{m}§svg§600§FALSE§</svg:desc><draw:polygon draw:style-name="gr2" draw:text-style-name="P169" svg:width="0.5382in" svg:height="0.1657in" svg:x="0in" svg:y="0in" svg:viewBox="0 0 1368 422" draw:points="684,422 0,422 0,0 1368,0 1368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787in" svg:height="0.1173in" svg:x="0.0528in" svg:y="0.0091in" svg:viewBox="0 0 201 299" svg:d="M201 5c0 0 0-5-4-5-7 0-47 4-54 5-4 0-6 2-6 8 0 5 3 5 9 5 21 0 22 2 22 7l-1 9-25 100c-9-16-21-27-40-27-49 0-102 62-102 123 0 40 23 69 56 69 9 0 30-3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3" draw:text-style-name="P169" svg:width="0.0228in" svg:height="0.1657in" svg:x="0.1358in" svg:y="0in" svg:viewBox="0 0 59 422" draw:points="59,0 0,0 0,17 42,17 42,406 0,406 0,422 59,422"><text:p/></draw:polygon><draw:path draw:style-name="gr3" draw:text-style-name="P169" svg:width="0.1106in" svg:height="0.039in" svg:x="0.2339in" svg:y="0.063in" svg:viewBox="0 0 282 100" svg:d="M267 17c6 0 15 0 15-9 0-8-9-8-15-8h-253c-6 0-14 0-14 8 0 9 8 9 14 9zM267 100c6 0 15 0 15-9 0-8-9-8-15-8h-253c-6 0-14 0-14 8 0 9 8 9 14 9z"><text:p/></draw:path><draw:path draw:style-name="gr3" draw:text-style-name="P169" svg:width="0.1295in" svg:height="0.0732in" svg:x="0.4051in" svg:y="0.0508in" svg:viewBox="0 0 330 187" svg:d="M34 42v113c0 19-5 19-34 19v13c14 0 36-1 48-1 11 0 32 1 47 1v-13c-28 0-33 0-33-19v-78c0-43 30-67 57-67s32 22 32 46v99c0 19-5 19-33 19v13c14 0 36-1 48-1 10 0 32 1 46 1v-13c-27 0-32 0-32-19v-78c0-43 30-67 57-67s32 22 32 46v99c0 19-5 19-34 19v13c14 0 36-1 48-1 11 0 32 1 47 1v-13c-22 0-33 0-33-12v-82c0-36 0-49-13-64-6-8-20-16-44-16-36 0-54 25-61 42-6-37-37-42-57-42-31 0-50 18-62 44v-44l-60 5v13c30 0 34 2 34 24z"><text:p/></draw:path></draw:g></text:p></table:table-cell></table:table-row><table:table-row><table:table-cell table:style-name="Table5.A2" office:value-type="string"><text:p text:style-name="P81"><draw:g text:anchor-type="as-char" svg:y="-0.1181in" draw:z-index="256" draw:style-name="gr1"><svg:title>TexMaths</svg:title><svg:desc>12§display§l§svg§600§FALSE§</svg:desc><draw:polygon draw:style-name="gr2" draw:text-style-name="P169" svg:width="0.0531in" svg:height="0.1157in" svg:x="0in" svg:y="0in" svg:viewBox="0 0 136 295" draw:points="67,295 0,295 0,0 136,0 136,295"><text:p/></draw:polygon><draw:path draw:style-name="gr3" draw:text-style-name="P169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5.A2" office:value-type="string"><text:p text:style-name="P13">Fadenlänge</text:p></table:table-cell><table:table-cell table:style-name="Table5.C2" office:value-type="string"><text:p text:style-name="P70"><draw:g text:anchor-type="as-char" svg:y="-0.1252in" draw:z-index="257" draw:style-name="gr1"><svg:title>TexMaths</svg:title><svg:desc>12§display§[l] = \mathrm{m}§svg§600§FALSE§</svg:desc><draw:polygon draw:style-name="gr2" draw:text-style-name="P169" svg:width="0.5055in" svg:height="0.1657in" svg:x="0in" svg:y="0in" svg:viewBox="0 0 1285 422" draw:points="643,422 0,422 0,0 1285,0 1285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0354in" svg:height="0.1173in" svg:x="0.0535in" svg:y="0.0091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69" svg:width="0.0228in" svg:height="0.1657in" svg:x="0.1028in" svg:y="0in" svg:viewBox="0 0 59 422" draw:points="59,0 0,0 0,17 42,17 42,406 0,406 0,422 59,422"><text:p/></draw:polygon><draw:path draw:style-name="gr3" draw:text-style-name="P169" svg:width="0.1106in" svg:height="0.039in" svg:x="0.2004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295in" svg:height="0.0732in" svg:x="0.372in" svg:y="0.0508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/table:table><text:p text:style-name="Frame_20_contents"/></draw:text-box></draw:frame><text:soft-page-break/>Kompression <text:s/><text:tab/><draw:g text:anchor-type="as-char" svg:y="-0.2319in" draw:z-index="220" draw:style-name="gr1"><svg:title>TexMaths</svg:title><svg:desc>12§display§\frac{\Delta V}{V} = - \frac{3 \Delta p}{E} \cdot (1-2\mu)§svg§600§FALSE§</svg:desc><draw:polygon draw:style-name="gr2" draw:text-style-name="P169" svg:width="1.7059in" svg:height="0.3398in" svg:x="0in" svg:y="0.0051in" svg:viewBox="0 0 4334 864" draw:points="2167,864 0,864 0,0 4334,0 4334,864"><text:p/></draw:polygon><draw:path draw:style-name="gr3" draw:text-style-name="P169" svg:width="0.1224in" svg:height="0.1193in" svg:x="0.0079in" svg:y="0in" svg:viewBox="0 0 312 304" svg:d="M167 7c-3-5-4-7-11-7s-8 2-11 7l-143 288c-2 4-2 4-2 5 0 4 2 4 10 4h294c6 0 8 0 8-4 0-1 0-1-1-5zM143 42l114 229h-228z"><text:p/></draw:path><draw:path draw:style-name="gr3" draw:text-style-name="P169" svg:width="0.1185in" svg:height="0.1173in" svg:x="0.148in" svg:y="0.005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olygon draw:style-name="gr3" draw:text-style-name="P169" svg:width="0.2724in" svg:height="0.0067in" svg:x="0in" svg:y="0.1862in" svg:viewBox="0 0 693 18" draw:points="347,18 0,18 0,0 693,0 693,18"><text:p/></draw:polygon><draw:path draw:style-name="gr3" draw:text-style-name="P169" svg:width="0.1185in" svg:height="0.1173in" svg:x="0.0783in" svg:y="0.2315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69" svg:width="0.1106in" svg:height="0.039in" svg:x="0.3472in" svg:y="0.1701in" svg:viewBox="0 0 282 100" svg:d="M268 17c6 0 14 0 14-9 0-8-8-8-14-8h-254c-6 0-14 0-14 8 0 9 8 9 14 9zM268 100c6 0 14 0 14-9 0-8-8-8-14-8h-254c-6 0-14 0-14 8 0 9 8 9 14 9z"><text:p/></draw:path><draw:path draw:style-name="gr3" draw:text-style-name="P169" svg:width="0.1016in" svg:height="0.0067in" svg:x="0.5276in" svg:y="0.1862in" svg:viewBox="0 0 259 18" svg:d="M244 18c7 0 15 0 15-8 0-10-8-10-15-10h-230c-7 0-14 0-14 10 0 8 7 8 14 8z"><text:p/></draw:path><draw:path draw:style-name="gr3" draw:text-style-name="P169" svg:width="0.0689in" svg:height="0.1146in" svg:x="0.6697in" svg:y="0.0079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3 0-15-12-24-24-24-11 0-24 6-24 24 0 40 40 68 85 68 53 0 91-39 91-82 0-35-26-68-70-77z"><text:p/></draw:path><draw:path draw:style-name="gr3" draw:text-style-name="P169" svg:width="0.1224in" svg:height="0.1193in" svg:x="0.7535in" svg:y="0in" svg:viewBox="0 0 312 304" svg:d="M167 7c-3-5-4-7-11-7s-8 2-11 7l-143 288c-2 4-2 4-2 5 0 4 2 4 10 4h294c6 0 8 0 8-4 0-1 0-1-1-5zM143 42l114 229h-228z"><text:p/></draw:path><draw:path draw:style-name="gr3" draw:text-style-name="P169" svg:width="0.0866in" svg:height="0.1059in" svg:x="0.8791in" svg:y="0.0453in" svg:viewBox="0 0 221 270" svg:d="M32 239c-3 14-3 18-22 18-5 0-10 0-10 7 0 4 2 6 6 6 11 0 23-2 35-2 14 0 29 2 42 2 2 0 8 0 8-9 0-4-5-4-11-4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69" svg:width="0.3047in" svg:height="0.0067in" svg:x="0.6626in" svg:y="0.1862in" svg:viewBox="0 0 775 18" draw:points="388,18 0,18 0,0 775,0 775,18"><text:p/></draw:polygon><draw:path draw:style-name="gr3" draw:text-style-name="P169" svg:width="0.1205in" svg:height="0.113in" svg:x="0.7555in" svg:y="0.2319in" svg:viewBox="0 0 307 288" svg:d="M283 190c1-3 3-5 3-6 0-2 0-5-5-5-4 0-5 2-6 5-28 62-43 91-115 91h-62c-6 0-7 0-9 0-5-1-6-1-6-5 0-1 0-2 2-9l29-116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ath draw:style-name="gr3" draw:text-style-name="P169" svg:width="0.0177in" svg:height="0.0177in" svg:x="1.0386in" svg:y="0.1811in" svg:viewBox="0 0 46 46" svg:d="M46 23c0-12-10-23-23-23-12 0-23 11-23 23 0 13 11 23 23 23 13 0 23-10 23-23z"><text:p/></draw:path><draw:path draw:style-name="gr3" draw:text-style-name="P169" svg:width="0.039in" svg:height="0.1661in" svg:x="1.124in" svg:y="0.1063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69" svg:width="0.0547in" svg:height="0.1106in" svg:x="1.187in" svg:y="0.1205in" svg:viewBox="0 0 140 282" svg:d="M88 11c0-10 0-11-10-11-26 28-65 28-78 28v13c8 0 34 0 55-12v219c0 16-1 21-39 21h-14v13c16-1 52-1 70-1 17 0 54 0 68 1v-13h-13c-38 0-39-5-39-21z"><text:p/></draw:path><draw:path draw:style-name="gr3" draw:text-style-name="P169" svg:width="0.1016in" svg:height="0.0067in" svg:x="1.3055in" svg:y="0.1862in" svg:viewBox="0 0 259 18" svg:d="M244 18c7 0 15 0 15-8 0-10-8-10-15-10h-230c-7 0-14 0-14 10 0 8 7 8 14 8z"><text:p/></draw:path><draw:path draw:style-name="gr3" draw:text-style-name="P169" svg:width="0.0661in" svg:height="0.1106in" svg:x="1.4665in" svg:y="0.1205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69" svg:width="0.0898in" svg:height="0.1094in" svg:x="1.5461in" svg:y="0.1579in" svg:viewBox="0 0 229 279" svg:d="M85 38c3-8 6-25 6-26 0-7-5-12-12-12-1 0-13 0-17 16l-61 245c-1 4-1 6-1 7 0 6 5 11 12 11 8 0 14-8 14-9 3-3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69" svg:width="0.039in" svg:height="0.1661in" svg:x="1.6508in" svg:y="0.1063in" svg:viewBox="0 0 100 423" svg:d="M100 211c0-32-5-84-29-132-25-51-63-79-66-79-4 0-5 1-5 5 0 1 0 1 8 9 42 42 66 110 66 197 0 74-15 148-68 201-6 5-6 6-6 7 0 2 1 4 5 4 3 0 42-29 67-82 22-47 28-94 28-130z"><text:p/></draw:path></draw:g> <text:tab/><draw:g text:anchor-type="as-char" svg:y="-0.222in" draw:z-index="222" draw:style-name="gr1"><svg:title>TexMaths</svg:title><svg:desc>12§display§\kappa = \frac{3}{E} \cdot (1-2\mu)§svg§600§FALSE§</svg:desc><draw:polygon draw:style-name="gr2" draw:text-style-name="P169" svg:width="1.2075in" svg:height="0.3331in" svg:x="0in" svg:y="0.0043in" svg:viewBox="0 0 3068 847" draw:points="1534,847 0,847 0,0 3068,0 3068,847"><text:p/></draw:polygon><draw:path draw:style-name="gr3" draw:text-style-name="P169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69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689in" svg:height="0.1146in" svg:x="0.3685in" svg:y="0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5 68 53 0 91-39 91-82 0-35-26-68-70-77z"><text:p/></draw:path><draw:polygon draw:style-name="gr3" draw:text-style-name="P169" svg:width="0.1323in" svg:height="0.0067in" svg:x="0.337in" svg:y="0.1783in" svg:viewBox="0 0 337 18" draw:points="168,18 0,18 0,0 337,0 337,18"><text:p/></draw:polygon><draw:path draw:style-name="gr3" draw:text-style-name="P169" svg:width="0.1205in" svg:height="0.113in" svg:x="0.3437in" svg:y="0.2236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0177in" svg:height="0.0177in" svg:x="0.5402in" svg:y="0.1728in" svg:viewBox="0 0 46 46" svg:d="M46 23c0-12-10-23-23-23-12 0-23 11-23 23 0 13 11 23 23 23 13 0 23-10 23-23z"><text:p/></draw:path><draw:path draw:style-name="gr3" draw:text-style-name="P169" svg:width="0.039in" svg:height="0.1657in" svg:x="0.625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47in" svg:height="0.1106in" svg:x="0.6886in" svg:y="0.113in" svg:viewBox="0 0 140 282" svg:d="M88 11c0-10 0-11-10-11-26 28-65 28-78 28v13c8 0 34 0 55-12v219c0 16-1 21-39 21h-14v13c16-1 52-1 70-1 17 0 54 0 68 1v-13h-13c-38 0-39-5-39-21z"><text:p/></draw:path><draw:path draw:style-name="gr3" draw:text-style-name="P169" svg:width="0.1016in" svg:height="0.0067in" svg:x="0.8075in" svg:y="0.1783in" svg:viewBox="0 0 259 18" svg:d="M244 18c7 0 15 0 15-8 0-10-8-10-15-10h-230c-7 0-14 0-14 10 0 8 7 8 14 8z"><text:p/></draw:path><draw:path draw:style-name="gr3" draw:text-style-name="P169" svg:width="0.0661in" svg:height="0.1106in" svg:x="0.9681in" svg:y="0.1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0898in" svg:height="0.1091in" svg:x="1.0476in" svg:y="0.1496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69" svg:width="0.039in" svg:height="0.1657in" svg:x="1.152in" svg:y="0.0984in" svg:viewBox="0 0 100 422" svg:d="M100 211c0-32-5-84-29-132-25-51-63-79-66-79-4 0-5 1-5 5 0 1 0 1 8 9 42 42 66 110 66 197 0 73-15 148-68 201-6 4-6 6-6 7 0 2 1 3 5 3 3 0 42-28 67-81 22-47 28-94 28-130z"><text:p/></draw:path></draw:g></text:h>
      <text:h text:style-name="Heading_20_3" text:outline-level="3">Scherung <text:tab/><draw:g text:anchor-type="as-char" svg:y="-0.2256in" draw:z-index="224" draw:style-name="gr1"><svg:title>TexMaths</svg:title><svg:desc>12§display§\tau = \frac{F}{A}§svg§600§FALSE§</svg:desc><draw:polygon draw:style-name="gr2" draw:text-style-name="P169" svg:width="0.4626in" svg:height="0.3402in" svg:x="0in" svg:y="0in" svg:viewBox="0 0 1176 865" draw:points="588,865 0,865 0,0 1176,0 1176,865"><text:p/></draw:polygon><draw:path draw:style-name="gr3" draw:text-style-name="P169" svg:width="0.0803in" svg:height="0.074in" svg:x="0.0043in" svg:y="0.1547in" svg:viewBox="0 0 205 189" svg:d="M113 25h72c5 0 20 0 20-15 0-10-8-10-17-10h-118c-9 0-26 0-44 20-14 15-26 35-26 38 0 1 0 4 5 4 3 0 5-1 7-4 20-33 44-33 54-33h35l-42 136c-1 5-4 14-4 16 0 4 3 12 12 12 15 0 17-12 18-20z"><text:p/></draw:path><draw:path draw:style-name="gr3" draw:text-style-name="P169" svg:width="0.1106in" svg:height="0.039in" svg:x="0.1469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1181in" svg:height="0.113in" svg:x="0.339in" svg:y="0.0012in" svg:viewBox="0 0 301 288" svg:d="M113 150h41c31 0 34 7 34 19 0 4 0 9-2 21-1 2-1 5-1 5 0 3 2 6 5 6s3-2 6-10l22-91c3-5 3-6 3-8 0-1-1-4-6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olygon draw:style-name="gr3" draw:text-style-name="P169" svg:width="0.1299in" svg:height="0.0067in" svg:x="0.3327in" svg:y="0.1811in" svg:viewBox="0 0 331 18" draw:points="166,18 0,18 0,0 331,0 331,18"><text:p/></draw:polygon><draw:path draw:style-name="gr3" draw:text-style-name="P169" svg:width="0.1138in" svg:height="0.1193in" svg:x="0.3409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/draw:g> <text:tab/><draw:g text:anchor-type="as-char" svg:y="-0.2252in" draw:z-index="225" draw:style-name="gr1"><svg:title>TexMaths</svg:title><svg:desc>12§display§\alpha = \frac{1}{G} \cdot \tau§svg§600§FALSE§</svg:desc><draw:polygon draw:style-name="gr2" draw:text-style-name="P169" svg:width="0.7106in" svg:height="0.3331in" svg:x="0in" svg:y="0.0035in" svg:viewBox="0 0 1806 847" draw:points="903,847 0,847 0,0 1806,0 1806,847"><text:p/></draw:polygon><draw:path draw:style-name="gr3" draw:text-style-name="P169" svg:width="0.0933in" svg:height="0.0752in" svg:x="0.0067in" svg:y="0.1492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9" svg:width="0.1106in" svg:height="0.039in" svg:x="0.1622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387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1307in" svg:height="0.0067in" svg:x="0.3484in" svg:y="0.178in" svg:viewBox="0 0 333 18" draw:points="167,18 0,18 0,0 333,0 333,18"><text:p/></draw:polygon><draw:path draw:style-name="gr3" draw:text-style-name="P169" svg:width="0.1181in" svg:height="0.1209in" svg:x="0.3563in" svg:y="0.2193in" svg:viewBox="0 0 301 308" svg:d="M301 5c0-3-1-5-4-5-2 0-3 0-8 5l-28 32c-5-6-25-37-71-37-95 0-190 94-190 192 0 67 47 116 115 116 19 0 39-4 53-10 22-9 30-17 37-26 4 10 15 26 19 26 3 0 3-2 3-2 1-1 6-16 7-26l8-32c3-8 4-15 6-22 5-19 5-19 29-20 3 0 8 0 8-9 0-2-3-5-6-5-10 0-35 2-45 2-13 0-46-2-59-2-3 0-9 0-9 9 0 5 3 5 13 5 0 0 12 0 23 1 10 1 13 2 13 8 0 4-5 23-10 39-12 46-67 51-81 51-41 0-86-25-86-90 0-12 5-83 50-138 22-29 63-54 105-54 43 0 69 33 69 82 0 17-1 18-1 21 0 5 4 5 6 5 6 0 6-1 7-8z"><text:p/></draw:path><draw:path draw:style-name="gr3" draw:text-style-name="P169" svg:width="0.0177in" svg:height="0.0177in" svg:x="0.55in" svg:y="0.172in" svg:viewBox="0 0 46 46" svg:d="M46 23c0-12-10-23-23-23-12 0-23 11-23 23 0 13 11 23 23 23 13 0 23-10 23-23z"><text:p/></draw:path><draw:path draw:style-name="gr3" draw:text-style-name="P169" svg:width="0.0803in" svg:height="0.0736in" svg:x="0.6232in" svg:y="0.1516in" svg:viewBox="0 0 205 188" svg:d="M113 25h72c5 0 20 0 20-15 0-10-8-10-17-10h-118c-9 0-26 0-44 20-14 15-26 35-26 38 0 1 0 4 5 4 3 0 5-1 7-4 20-33 44-33 54-33h35l-42 136c-1 5-4 14-4 15 0 5 3 12 12 12 15 0 17-12 18-19z"><text:p/></draw:path></draw:g></text:h>
      <text:h text:style-name="Heading_20_3" text:outline-level="3">Drillung <text:tab/><draw:g text:anchor-type="as-char" svg:y="-0.2516in" draw:z-index="235" draw:style-name="gr1"><svg:title>TexMaths</svg:title><svg:desc>12§display§T = \frac{\pi}{2} G \cdot \frac{R^4}{l} \cdot \alpha = D_R \cdot \alpha§svg§600§FALSE§</svg:desc><draw:polygon draw:style-name="gr2" draw:text-style-name="P169" svg:width="1.8957in" svg:height="0.3614in" svg:x="0in" svg:y="0.0035in" svg:viewBox="0 0 4816 919" draw:points="2407,919 0,919 0,0 4816,0 4816,919"><text:p/></draw:polygon><draw:path draw:style-name="gr3" draw:text-style-name="P169" svg:width="0.113in" svg:height="0.1126in" svg:x="0.0039in" svg:y="0.138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69" svg:width="0.1106in" svg:height="0.039in" svg:x="0.1756in" svg:y="0.1898in" svg:viewBox="0 0 282 100" svg:d="M268 17c6 0 14 0 14-9 0-8-8-8-14-8h-254c-6 0-14 0-14 8 0 9 8 9 14 9zM268 100c6 0 14 0 14-9 0-8-8-8-14-8h-254c-6 0-14 0-14 8 0 9 8 9 14 9z"><text:p/></draw:path><draw:path draw:style-name="gr3" draw:text-style-name="P169" svg:width="0.0898in" svg:height="0.0732in" svg:x="0.3657in" svg:y="0.0665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olygon draw:style-name="gr3" draw:text-style-name="P169" svg:width="0.1008in" svg:height="0.0067in" svg:x="0.3614in" svg:y="0.2063in" svg:viewBox="0 0 257 18" draw:points="128,18 0,18 0,0 257,0 257,18"><text:p/></draw:polygon><draw:path draw:style-name="gr3" draw:text-style-name="P169" svg:width="0.0661in" svg:height="0.1106in" svg:x="0.3783in" svg:y="0.254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1181in" svg:height="0.1209in" svg:x="0.4906in" svg:y="0.1335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69" svg:width="0.0177in" svg:height="0.0177in" svg:x="0.6638in" svg:y="0.2004in" svg:viewBox="0 0 46 46" svg:d="M46 23c0-12-10-23-23-23-12 0-23 11-23 23 0 13 11 23 23 23 13 0 23-10 23-23z"><text:p/></draw:path><draw:path draw:style-name="gr3" draw:text-style-name="P169" svg:width="0.1185in" svg:height="0.1173in" svg:x="0.7591in" svg:y="0.0248in" svg:viewBox="0 0 302 299" svg:d="M142 29c2-10 3-15 12-16 3 0 16 0 25 0 30 0 77 0 77 42 0 15-6 43-23 60-11 11-34 24-72 24h-47zM203 145c42-9 92-38 92-81 0-36-37-64-93-64h-120c-9 0-12 0-12 8 0 5 3 5 10 5 2 0 10 0 17 1 7 0 11 2 11 6 0 3 0 4-1 9l-57 227c-4 16-6 20-38 20-8 0-12 0-12 8 0 5 5 5 6 5 12 0 42-1 53-1 12 0 42 1 54 1 3 0 8 0 8-8 0-5-3-5-12-5-15 0-27 0-27-7 0-3 1-5 2-7l28-113h50c38 0 46 24 46 38 0 7-4 21-6 30-3 12-6 28-6 36 0 46 50 46 56 46 36 0 50-43 50-49 0-5-4-5-4-5-4 0-5 2-6 6-11 31-29 38-39 38-14 0-17-9-17-26 0-12 3-34 4-48 1-6 2-13 2-19 0-33-28-46-39-51z"><text:p/></draw:path><draw:path draw:style-name="gr3" draw:text-style-name="P169" svg:width="0.0571in" svg:height="0.0783in" svg:x="0.8843in" svg:y="0in" svg:viewBox="0 0 146 200" svg:d="M146 151v-11h-33v-132c0-6 0-8-6-8-4 0-5 0-9 4l-98 136v11h88v25c0 10 0 14-24 14h-9v10c16-1 34-1 45-1 12 0 30 0 45 1v-10h-8c-24 0-24-4-24-14v-25zM90 32v108h-79z"><text:p/></draw:path><draw:polygon draw:style-name="gr3" draw:text-style-name="P169" svg:width="0.202in" svg:height="0.0067in" svg:x="0.752in" svg:y="0.2063in" svg:viewBox="0 0 514 18" draw:points="257,18 0,18 0,0 514,0 514,18"><text:p/></draw:polygon><draw:path draw:style-name="gr3" draw:text-style-name="P169" svg:width="0.0354in" svg:height="0.1173in" svg:x="0.8343in" svg:y="0.2492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69" svg:width="0.0177in" svg:height="0.0177in" svg:x="1.0252in" svg:y="0.2004in" svg:viewBox="0 0 46 46" svg:d="M46 23c0-12-10-23-23-23-12 0-23 11-23 23 0 13 11 23 23 23 13 0 23-10 23-23z"><text:p/></draw:path><draw:path draw:style-name="gr3" draw:text-style-name="P169" svg:width="0.0933in" svg:height="0.0752in" svg:x="1.1008in" svg:y="0.17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69" svg:width="0.1106in" svg:height="0.039in" svg:x="1.2563in" svg:y="0.1898in" svg:viewBox="0 0 282 100" svg:d="M268 17c6 0 14 0 14-9 0-8-8-8-14-8h-254c-6 0-14 0-14 8 0 9 8 9 14 9zM268 100c6 0 14 0 14-9 0-8-8-8-14-8h-254c-6 0-14 0-14 8 0 9 8 9 14 9z"><text:p/></draw:path><draw:path draw:style-name="gr3" draw:text-style-name="P169" svg:width="0.1272in" svg:height="0.1134in" svg:x="1.4287in" svg:y="0.13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69" svg:width="0.0902in" svg:height="0.0819in" svg:x="1.5681in" svg:y="0.196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69" svg:width="0.0177in" svg:height="0.0177in" svg:x="1.7197in" svg:y="0.2004in" svg:viewBox="0 0 46 46" svg:d="M46 23c0-12-10-23-23-23-12 0-23 11-23 23 0 13 11 23 23 23 13 0 23-10 23-23z"><text:p/></draw:path><draw:path draw:style-name="gr3" draw:text-style-name="P169" svg:width="0.0933in" svg:height="0.0752in" svg:x="1.7953in" svg:y="0.17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/draw:g></text:h>
      <text:h text:style-name="Heading_20_2" text:outline-level="2">Schwingungen</text:h>
      <text:p text:style-name="P49"><draw:g text:anchor-type="as-char" svg:y="-0.1252in" draw:z-index="248" draw:style-name="gr1"><svg:title>TexMaths</svg:title><svg:desc>12§display§x(t) = A \cdot cos (\omega t + \varphi)§svg§600§FALSE§</svg:desc><draw:polygon draw:style-name="gr2" draw:text-style-name="P169" svg:width="1.5898in" svg:height="0.1657in" svg:x="0in" svg:y="0in" svg:viewBox="0 0 4039 422" draw:points="2019,422 0,422 0,0 4039,0 4039,422"><text:p/></draw:polygon><draw:path draw:style-name="gr3" draw:text-style-name="P169" svg:width="0.0827in" svg:height="0.0752in" svg:x="0.0047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9" svg:width="0.039in" svg:height="0.1657in" svg:x="0.111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1634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57in" svg:x="0.228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039in" svg:x="0.339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138in" svg:height="0.1193in" svg:x="0.511in" svg:y="0.0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9" svg:width="0.0177in" svg:height="0.0177in" svg:x="0.6811in" svg:y="0.074in" svg:viewBox="0 0 46 46" svg:d="M46 23c0-12-10-23-23-23-12 0-23 11-23 23 0 13 11 23 23 23 13 0 23-10 23-23z"><text:p/></draw:path><draw:path draw:style-name="gr3" draw:text-style-name="P169" svg:width="0.065in" svg:height="0.0752in" svg:x="0.7567in" svg:y="0.0508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69" svg:width="0.0709in" svg:height="0.0752in" svg:x="0.8283in" svg:y="0.0508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69" svg:width="0.061in" svg:height="0.0752in" svg:x="0.9106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9" svg:width="0.039in" svg:height="0.1657in" svg:x="0.996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984in" svg:height="0.0752in" svg:x="1.0461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512in" svg:height="0.1059in" svg:x="1.1575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1106in" svg:x="1.2594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945in" svg:height="0.1098in" svg:x="1.424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9" svg:width="0.039in" svg:height="0.1657in" svg:x="1.5343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1252in" draw:z-index="240" draw:style-name="gr1"><svg:title>TexMaths</svg:title><svg:desc>12§display§v(t) = \dot{x}(t) = -\omega \cdot A \cdot sin(\omega  t + \varphi)§svg§600§FALSE§</svg:desc><draw:polygon draw:style-name="gr2" draw:text-style-name="P169" svg:width="2.4508in" svg:height="0.1657in" svg:x="0in" svg:y="0in" svg:viewBox="0 0 6226 422" draw:points="3112,422 0,422 0,0 6226,0 6226,422"><text:p/></draw:polygon><draw:path draw:style-name="gr3" draw:text-style-name="P169" svg:width="0.0728in" svg:height="0.0752in" svg:x="0.0047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69" svg:width="0.039in" svg:height="0.1657in" svg:x="0.103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1551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57in" svg:x="0.2209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039in" svg:x="0.3311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181in" svg:height="0.0177in" svg:x="0.5402in" svg:y="0.013in" svg:viewBox="0 0 47 46" svg:d="M47 23c0-12-11-23-24-23-15 0-23 12-23 23 0 12 10 23 23 23 14 0 24-12 24-23z"><text:p/></draw:path><draw:path draw:style-name="gr3" draw:text-style-name="P169" svg:width="0.0827in" svg:height="0.0752in" svg:x="0.50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69" svg:width="0.039in" svg:height="0.1657in" svg:x="0.608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512in" svg:height="0.1059in" svg:x="0.6602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039in" svg:height="0.1657in" svg:x="0.726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69" svg:width="0.1106in" svg:height="0.039in" svg:x="0.8362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1016in" svg:height="0.0067in" svg:x="1.0165in" svg:y="0.0791in" svg:viewBox="0 0 259 18" svg:d="M244 18c7 0 15 0 15-8 0-10-8-10-15-10h-230c-7 0-14 0-14 10 0 8 7 8 14 8z"><text:p/></draw:path><draw:path draw:style-name="gr3" draw:text-style-name="P169" svg:width="0.0984in" svg:height="0.0752in" svg:x="1.1335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177in" svg:height="0.0177in" svg:x="1.2925in" svg:y="0.074in" svg:viewBox="0 0 46 46" svg:d="M46 23c0-12-10-23-23-23-12 0-23 11-23 23 0 13 11 23 23 23 13 0 23-10 23-23z"><text:p/></draw:path><draw:path draw:style-name="gr3" draw:text-style-name="P169" svg:width="0.1138in" svg:height="0.1193in" svg:x="1.3665in" svg:y="0.0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9" svg:width="0.0177in" svg:height="0.0177in" svg:x="1.5366in" svg:y="0.074in" svg:viewBox="0 0 46 46" svg:d="M46 23c0-12-10-23-23-23-12 0-23 11-23 23 0 13 11 23 23 23 13 0 23-10 23-23z"><text:p/></draw:path><draw:path draw:style-name="gr3" draw:text-style-name="P169" svg:width="0.061in" svg:height="0.0752in" svg:x="1.6142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69" svg:width="0.0441in" svg:height="0.1114in" svg:x="1.6886in" svg:y="0.0138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69" svg:width="0.0898in" svg:height="0.0752in" svg:x="1.7457in" svg:y="0.050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69" svg:width="0.039in" svg:height="0.1657in" svg:x="1.8567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69" svg:width="0.0984in" svg:height="0.0752in" svg:x="1.9067in" svg:y="0.050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0512in" svg:height="0.1059in" svg:x="2.0181in" svg:y="0.0201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69" svg:width="0.1106in" svg:height="0.1106in" svg:x="2.1205in" svg:y="0.0276in" svg:viewBox="0 0 282 282" svg:d="M150 150h118c6 0 14 0 14-8 0-10-8-10-14-10h-118v-118c0-6 0-14-8-14-10 0-10 8-10 14v118h-118c-6 0-14 0-14 10 0 8 8 8 14 8h118v118c0 6 0 14 10 14 8 0 8-8 8-14z"><text:p/></draw:path><draw:path draw:style-name="gr3" draw:text-style-name="P169" svg:width="0.0945in" svg:height="0.1098in" svg:x="2.2854in" svg:y="0.0508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69" svg:width="0.039in" svg:height="0.1657in" svg:x="2.3953in" svg:y="0in" svg:viewBox="0 0 100 422" svg:d="M100 211c0-32-5-84-29-132-25-51-63-79-66-79-4 0-5 1-5 5 0 1 0 1 8 9 42 42 66 110 66 197 0 73-15 148-68 201-6 4-6 6-6 7 0 2 1 3 5 3 3 0 42-28 67-81 22-47 28-94 28-130z"><text:p/></draw:path></draw:g> <draw:g text:anchor-type="as-char" svg:y="-0.1465in" draw:z-index="241" draw:style-name="gr1"><svg:title>TexMaths</svg:title><svg:desc>12§display§a(t) = \dot{v}(t) = -\omega^2 \cdot A \cdot cos(\omega t + \varphi)§svg§600§FALSE§</svg:desc><draw:polygon draw:style-name="gr2" draw:text-style-name="P169" svg:width="2.513in" svg:height="0.1858in" svg:x="0in" svg:y="0.0024in" svg:viewBox="0 0 6384 473" draw:points="3192,473 0,473 0,0 6384,0 6384,473"><text:p/></draw:polygon><draw:path draw:style-name="gr3" draw:text-style-name="P169" svg:width="0.076in" svg:height="0.0756in" svg:x="0.0067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69" svg:width="0.039in" svg:height="0.1665in" svg:x="0.10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0.156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39in" svg:height="0.1665in" svg:x="0.2217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9" svg:width="0.1106in" svg:height="0.039in" svg:x="0.3323in" svg:y="0.085in" svg:viewBox="0 0 282 100" svg:d="M268 17c6 0 14 0 14-9 0-8-8-8-14-8h-254c-6 0-14 0-14 8 0 9 8 9 14 9zM268 100c6 0 14 0 14-9 0-8-8-8-14-8h-254c-6 0-14 0-14 8 0 9 8 9 14 9z"><text:p/></draw:path><draw:path draw:style-name="gr3" draw:text-style-name="P169" svg:width="0.0181in" svg:height="0.0177in" svg:x="0.537in" svg:y="0.035in" svg:viewBox="0 0 47 46" svg:d="M47 23c0-12-11-23-24-23-15 0-23 12-23 23 0 12 10 23 23 23 14 0 24-12 24-23z"><text:p/></draw:path><draw:path draw:style-name="gr3" draw:text-style-name="P169" svg:width="0.0728in" svg:height="0.0756in" svg:x="0.5031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69" svg:width="0.039in" svg:height="0.1665in" svg:x="0.600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512in" svg:height="0.1063in" svg:x="0.652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039in" svg:height="0.1665in" svg:x="0.718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69" svg:width="0.1106in" svg:height="0.039in" svg:x="0.8291in" svg:y="0.085in" svg:viewBox="0 0 282 100" svg:d="M268 17c6 0 14 0 14-9 0-8-8-8-14-8h-254c-6 0-14 0-14 8 0 9 8 9 14 9zM268 100c6 0 14 0 14-9 0-8-8-8-14-8h-254c-6 0-14 0-14 8 0 9 8 9 14 9z"><text:p/></draw:path><draw:path draw:style-name="gr3" draw:text-style-name="P169" svg:width="0.1016in" svg:height="0.0067in" svg:x="1.0091in" svg:y="0.102in" svg:viewBox="0 0 259 18" svg:d="M244 18c7 0 15 0 15-8 0-10-8-10-15-10h-230c-7 0-14 0-14 10 0 8 7 8 14 8z"><text:p/></draw:path><draw:path draw:style-name="gr3" draw:text-style-name="P169" svg:width="0.0984in" svg:height="0.0756in" svg:x="1.1264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69" svg:width="0.0516in" svg:height="0.0772in" svg:x="1.240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69" svg:width="0.0177in" svg:height="0.0177in" svg:x="1.3591in" svg:y="0.0957in" svg:viewBox="0 0 46 46" svg:d="M46 23c0-12-10-23-23-23-12 0-23 11-23 23 0 13 11 23 23 23 13 0 23-10 23-23z"><text:p/></draw:path><draw:path draw:style-name="gr3" draw:text-style-name="P169" svg:width="0.1138in" svg:height="0.1193in" svg:x="1.4339in" svg:y="0.0268in" svg:viewBox="0 0 290 304" svg:d="M61 255c-17 29-33 35-53 36-4 0-8 0-8 9 0 2 2 4 6 4 11 0 24-1 36-1 14 0 29 1 42 1 2 0 8 0 8-8 0-5-3-5-7-5-9-1-19-5-19-15 0-5 2-10 6-16l31-54h107c1 9 7 67 7 71 0 13-23 14-31 14-6 0-10 0-10 9 0 4 5 4 6 4 17 0 35-1 53-1 11 0 37 1 48 1 3 0 7 0 7-8 0-5-3-5-9-5-27 0-27-3-28-15l-25-266c-1-9-1-10-8-10-8 0-9 2-11 7zM112 193l84-140 13 140z"><text:p/></draw:path><draw:path draw:style-name="gr3" draw:text-style-name="P169" svg:width="0.0177in" svg:height="0.0177in" svg:x="1.6039in" svg:y="0.0957in" svg:viewBox="0 0 46 46" svg:d="M46 23c0-12-10-23-23-23-12 0-23 11-23 23 0 13 11 23 23 23 13 0 23-10 23-23z"><text:p/></draw:path><draw:path draw:style-name="gr3" draw:text-style-name="P169" svg:width="0.065in" svg:height="0.0756in" svg:x="1.6795in" svg:y="0.0724in" svg:viewBox="0 0 166 193" svg:d="M151 26c-7 0-13 0-19 6-7 7-7 14-7 17 0 10 7 15 15 15 12 0 24-10 24-28 0-20-20-36-50-36-58 0-114 61-114 120 0 39 25 73 68 73 62 0 98-45 98-51 0-2-3-5-6-5-2 0-3 1-5 4-34 42-81 42-85 42-27 0-39-21-39-46 0-18 9-59 23-85 13-24 37-42 60-42 14 0 31 4 37 16z"><text:p/></draw:path><draw:path draw:style-name="gr3" draw:text-style-name="P169" svg:width="0.0709in" svg:height="0.0756in" svg:x="1.7512in" svg:y="0.0724in" svg:viewBox="0 0 181 193" svg:d="M181 72c0-44-29-72-67-72-58 0-114 60-114 120 0 42 29 73 68 73 57 0 113-59 113-121zM68 183c-18 0-37-13-37-46 0-20 11-67 25-89 21-32 46-38 57-38 25 0 38 20 38 45 0 17-8 62-25 89-14 24-38 39-58 39z"><text:p/></draw:path><draw:path draw:style-name="gr3" draw:text-style-name="P169" svg:width="0.061in" svg:height="0.0756in" svg:x="1.833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69" svg:width="0.039in" svg:height="0.1665in" svg:x="1.918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69" svg:width="0.0984in" svg:height="0.0756in" svg:x="1.9689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69" svg:width="0.0512in" svg:height="0.1063in" svg:x="2.0807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69" svg:width="0.1106in" svg:height="0.111in" svg:x="2.1827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69" svg:width="0.0945in" svg:height="0.1098in" svg:x="2.348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69" svg:width="0.039in" svg:height="0.1665in" svg:x="2.4575in" svg:y="0.022in" svg:viewBox="0 0 100 424" svg:d="M100 212c0-33-5-84-29-133-25-51-63-79-66-79-4 0-5 1-5 5 0 1 0 1 8 9 42 43 66 110 66 198 0 73-15 148-68 201-6 5-6 6-6 7 0 2 1 4 5 4 3 0 42-29 67-82 22-47 28-94 28-130z"><text:p/></draw:path></draw:g> <text:tab/><draw:g text:anchor-type="as-char" svg:y="-0.1189in" draw:z-index="242" draw:style-name="gr1"><svg:title>TexMaths</svg:title><svg:desc>12§display§f, T§svg§600§FALSE§</svg:desc><draw:polygon draw:style-name="gr2" draw:text-style-name="P169" svg:width="0.2839in" svg:height="0.1472in" svg:x="0in" svg:y="0.0016in" svg:viewBox="0 0 722 375" draw:points="361,375 0,375 0,0 722,0 722,375"><text:p/></draw:polygon><draw:path draw:style-name="gr3" draw:text-style-name="P169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draw:path draw:style-name="gr3" draw:text-style-name="P169" svg:width="0.0193in" svg:height="0.0496in" svg:x="0.1043in" svg:y="0.0988in" svg:viewBox="0 0 50 127" svg:d="M50 44c0-27-10-44-27-44-15 0-23 11-23 23 0 11 8 23 23 23 5 0 11-3 15-6 2-2 2-2 2-2 1 0 1 0 1 6 0 33-15 58-29 72-5 4-5 5-5 6 0 4 3 5 4 5 5 0 39-32 39-83z"><text:p/></draw:path><draw:path draw:style-name="gr3" draw:text-style-name="P169" svg:width="0.113in" svg:height="0.1122in" svg:x="0.1677in" svg:y="0.0043in" svg:viewBox="0 0 288 286" svg:d="M170 30c4-12 5-14 10-16 5-1 18-1 27-1 42 0 62 1 62 35 0 6-2 23-4 33 0 3-1 8-1 9 0 2 1 5 5 5s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2-15-8 0-2 0-4 1-10z"><text:p/></draw:path></draw:g> <text:span text:style-name="T28">unabh</text:span><text:span text:style-name="T4">ä</text:span><text:span text:style-name="T5">ngig von </text:span><text:span text:style-name="T5"><draw:g text:anchor-type="as-char" svg:y="-0.1189in" draw:z-index="245" draw:style-name="gr1"><svg:title>TexMaths</svg:title><svg:desc>12§display§A§svg§600§FALSE§</svg:desc><draw:polygon draw:style-name="gr2" draw:text-style-name="P169" svg:width="0.1248in" svg:height="0.113in" svg:x="0in" svg:y="0.0047in" svg:viewBox="0 0 318 288" draw:points="158,288 0,288 0,0 318,0 318,288"><text:p/></draw:polygon><draw:path draw:style-name="gr3" draw:text-style-name="P169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span></text:p>
      <text:p text:style-name="P103"><draw:g text:anchor-type="as-char" svg:y="-0.1189in" draw:z-index="261" draw:style-name="gr1"><svg:title>TexMaths</svg:title><svg:desc>12§display§\omega = 2 \pi f§svg§600§FALSE§</svg:desc><draw:polygon draw:style-name="gr2" draw:text-style-name="P169" svg:width="0.6134in" svg:height="0.1472in" svg:x="0in" svg:y="0.0016in" svg:viewBox="0 0 1559 375" draw:points="780,375 0,375 0,0 1559,0 1559,375"><text:p/></draw:polygon><draw:path draw:style-name="gr3" draw:text-style-name="P169" svg:width="0.0984in" svg:height="0.0752in" svg:x="0.002in" svg:y="0.0441in" svg:viewBox="0 0 251 192" svg:d="M251 30c0-19-8-30-17-30-11 0-22 10-22 20 0 4 2 9 6 12 7 8 15 18 15 36 0 17-8 41-21 61-13 18-28 33-49 33-24 0-37-16-41-39 5-10 15-38 15-50 0-5-3-10-7-10s-9 2-12 8c-5 8-10 36-10 51-14 21-31 40-58 40s-37-25-37-49c0-53 43-97 43-103 0-5-3-9-7-9-6 0-8 6-12 10-21 31-37 81-37 121 0 29 10 60 44 60 30 0 51-21 65-45 5 25 21 45 47 45 34 0 54-26 69-58 10-20 26-78 26-104z"><text:p/></draw:path><draw:path draw:style-name="gr3" draw:text-style-name="P169" svg:width="0.1106in" svg:height="0.0386in" svg:x="0.165in" svg:y="0.0563in" svg:viewBox="0 0 282 99" svg:d="M267 17c6 0 15 0 15-9 0-8-9-8-15-8h-253c-6 0-14 0-14 8 0 9 8 9 14 9zM267 99c6 0 15 0 15-8s-9-8-15-8h-253c-6 0-14 0-14 8s8 8 14 8z"><text:p/></draw:path><draw:path draw:style-name="gr3" draw:text-style-name="P169" svg:width="0.0661in" svg:height="0.1102in" svg:x="0.339in" svg:y="0.0067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69" svg:width="0.0898in" svg:height="0.0732in" svg:x="0.4181in" svg:y="0.0453in" svg:viewBox="0 0 229 187" svg:d="M101 25h48c-15 62-18 80-18 109 0 6 0 18 3 32 5 18 9 21 16 21 8 0 17-7 17-16 0-2 0-3-3-9-12-30-12-58-12-70 0-23 3-45 8-67h48c6 0 21 0 21-15 0-10-9-10-17-10h-142c-9 0-26 0-44 20-15 16-26 36-26 37 0 2 0 5 5 5 3 0 5-1 7-5 20-32 46-32 54-32h24c-13 50-36 102-54 140-4 7-4 7-4 11 0 8 8 11 12 11 14 0 17-12 22-28 6-19 6-20 11-40z"><text:p/></draw:path><draw:path draw:style-name="gr3" draw:text-style-name="P169" svg:width="0.0827in" svg:height="0.1508in" svg:x="0.5228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 <text:tab/><draw:g text:anchor-type="as-char" svg:y="-0.2228in" draw:z-index="262" draw:style-name="gr1"><svg:title>TexMaths</svg:title><svg:desc>12§display§T={\frac {2\pi }{\omega }}§svg§600§FALSE§</svg:desc><draw:polygon draw:style-name="gr2" draw:text-style-name="P169" svg:width="0.5453in" svg:height="0.3335in" svg:x="0in" svg:y="0.0035in" svg:viewBox="0 0 1386 848" draw:points="692,848 0,848 0,0 1386,0 1386,848"><text:p/></draw:polygon><draw:path draw:style-name="gr3" draw:text-style-name="P169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69" svg:width="0.1106in" svg:height="0.039in" svg:x="0.1756in" svg:y="0.1622in" svg:viewBox="0 0 282 100" svg:d="M268 17c6 0 14 0 14-9 0-8-8-8-14-8h-254c-6 0-14 0-14 8 0 9 8 9 14 9zM268 100c6 0 14 0 14-9 0-8-8-8-14-8h-254c-6 0-14 0-14 8 0 9 8 9 14 9z"><text:p/></draw:path><draw:path draw:style-name="gr3" draw:text-style-name="P169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69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69" svg:width="0.1839in" svg:height="0.0067in" svg:x="0.3614in" svg:y="0.1783in" svg:viewBox="0 0 468 18" draw:points="234,18 0,18 0,0 468,0 468,18"><text:p/></draw:polygon><draw:path draw:style-name="gr3" draw:text-style-name="P169" svg:width="0.0984in" svg:height="0.0752in" svg:x="0.4008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</text:p>
      <text:h text:style-name="P154" text:outline-level="3">Pendel <text:tab/><text:tab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2">Physikalisches</text:p>
          </table:table-cell>
          <table:table-cell table:style-name="Table6.A1" office:value-type="string">
            <text:p text:style-name="P40">Mathematisches</text:p>
          </table:table-cell>
          <table:table-cell table:style-name="Table6.A1" office:value-type="string">
            <text:p text:style-name="P41">Federpendel</text:p>
          </table:table-cell>
          <table:table-cell table:style-name="Table6.A1" office:value-type="string">
            <text:p text:style-name="P40">Torsionspendel</text:p>
          </table:table-cell>
        </table:table-row>
        <table:table-row>
          <table:table-cell table:style-name="Table6.A2" office:value-type="string">
            <text:p text:style-name="P53"><draw:g text:anchor-type="as-char" svg:y="-0.3071in" draw:z-index="250" draw:style-name="gr1"><svg:title>TexMaths</svg:title><svg:desc>12§display§\omega={\sqrt {\frac {J}{m \cdot g \cdot d}}}§svg§600§FALSE§</svg:desc><draw:polygon draw:style-name="gr2" draw:text-style-name="P169" svg:width="1.0933in" svg:height="0.4984in" svg:x="0in" svg:y="0in" svg:viewBox="0 0 2778 1267" draw:points="1389,1267 0,1267 0,0 2778,0 2778,1267"><text:p/></draw:polygon><draw:path draw:style-name="gr3" draw:text-style-name="P169" svg:width="0.0984in" svg:height="0.0752in" svg:x="0.002in" svg:y="0.2307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1106in" svg:height="0.039in" svg:x="0.165in" svg:y="0.2437in" svg:viewBox="0 0 282 100" svg:d="M267 17c6 0 15 0 15-9 0-8-9-8-15-8h-253c-6 0-14 0-14 8 0 9 8 9 14 9zM267 100c6 0 15 0 15-9 0-8-9-8-15-8h-253c-6 0-14 0-14 8 0 9 8 9 14 9z"><text:p/></draw:path><draw:path draw:style-name="gr3" draw:text-style-name="P169" svg:width="0.1508in" svg:height="0.4984in" svg:x="0.3488in" svg:y="0in" svg:viewBox="0 0 384 1267" svg:d="M59 634l-57 109c-2 5-2 5-2 6s6 6 6 6l29-55 97 567c13 0 16 0 18-11l234-1248c0-4-3-8-9-8s-7 6-8 13l-217 1150z"><text:p/></draw:path><draw:polygon draw:style-name="gr3" draw:text-style-name="P169" svg:width="0.5969in" svg:height="0.0067in" svg:x="0.4965in" svg:y="0in" svg:viewBox="0 0 1517 18" draw:points="758,18 0,18 0,0 1517,0 1517,18"><text:p/></draw:polygon><draw:path draw:style-name="gr3" draw:text-style-name="P169" svg:width="0.0937in" svg:height="0.1173in" svg:x="0.7528in" svg:y="0.0791in" svg:viewBox="0 0 239 299" svg:d="M199 31c4-14 5-18 28-18 7 0 12 0 12-8 0-4-4-5-6-5-11 0-37 1-48 1-13 0-48-1-63-1-3 0-8 0-8 8 0 5 4 5 14 5s15 0 26 1c9 2 12 3 12 9 0 2 0 5-2 8l-49 195c-9 41-38 63-60 63-12 0-33-4-41-26 2 0 5 0 5 0 17 0 28-14 28-26 0-14-11-18-18-18-9 0-29 4-29 33 0 27 23 47 56 47 39 0 83-29 94-70z"><text:p/></draw:path><draw:polygon draw:style-name="gr3" draw:text-style-name="P169" svg:width="0.5567in" svg:height="0.0067in" svg:x="0.5165in" svg:y="0.2598in" svg:viewBox="0 0 1415 18" draw:points="708,18 0,18 0,0 1415,0 1415,18"><text:p/></draw:polygon><draw:path draw:style-name="gr3" draw:text-style-name="P169" svg:width="0.1362in" svg:height="0.0752in" svg:x="0.5213in" svg:y="0.3453in" svg:viewBox="0 0 347 192" svg:d="M25 162c-1 7-3 17-3 19 0 8 6 11 12 11 4 0 12-3 15-12 0 0 5-20 9-31l8-39c2-8 6-18 7-27 3-7 6-21 6-22 6-13 29-51 69-51 19 0 22 15 22 30 0 9-2 21-6 34l-12 50-8 32c-1 8-5 23-5 25 0 8 6 11 12 11 13 0 16-11 19-24 6-24 22-85 26-102 1-6 24-56 69-56 18 0 23 14 23 30 0 24-18 72-26 94-4 10-5 15-5 23 0 21 14 35 34 35 40 0 56-61 56-65 0-5-4-5-5-5-5 0-5 2-7 9-6 21-20 52-44 52-7 0-9-4-9-14 0-11 3-21 7-30 8-23 26-69 26-93 0-28-16-46-49-46-31 0-52 19-68 41-1-5-2-19-14-30-10-9-24-11-35-11-37 0-59 28-66 37-1-24-19-37-39-37-19 0-27 17-31 24-7 16-13 40-13 41 0 5 5 5 5 5 5 0 5 0 7-10 7-30 16-50 31-50 7 0 13 3 13 19 0 8-1 13-7 36z"><text:p/></draw:path><draw:path draw:style-name="gr3" draw:text-style-name="P169" svg:width="0.0177in" svg:height="0.0177in" svg:x="0.7138in" svg:y="0.3685in" svg:viewBox="0 0 46 46" svg:d="M46 23c0-12-10-23-23-23-12 0-23 11-23 23 0 13 11 23 23 23 13 0 23-10 23-23z"><text:p/></draw:path><draw:path draw:style-name="gr3" draw:text-style-name="P169" svg:width="0.076in" svg:height="0.1075in" svg:x="0.7843in" svg:y="0.3453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7-21 15-33 15-22 0-28-22-28-39 0-20 12-71 23-92 12-21 30-37 48-37 28 0 34 33 34 36 0 2 0 4-2 6z"><text:p/></draw:path><draw:path draw:style-name="gr3" draw:text-style-name="P169" svg:width="0.0177in" svg:height="0.0177in" svg:x="0.9185in" svg:y="0.3685in" svg:viewBox="0 0 46 46" svg:d="M46 23c0-12-10-23-23-23-12 0-23 11-23 23 0 13 11 23 23 23 13 0 23-10 23-23z"><text:p/></draw:path><draw:path draw:style-name="gr3" draw:text-style-name="P169" svg:width="0.0791in" svg:height="0.1173in" svg:x="0.9937in" svg:y="0.3035in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4 24-93 13-25 31-41 49-41 28 0 33 35 33 38 0 2 0 4-2 7z"><text:p/></draw:path></draw:g></text:p>
          </table:table-cell>
          <table:table-cell table:style-name="Table6.A2" office:value-type="string">
            <text:p text:style-name="P53"><draw:g text:anchor-type="as-char" svg:y="-0.3083in" draw:z-index="249" draw:style-name="gr1"><svg:title>TexMaths</svg:title><svg:desc>12§display§\omega = \sqrt{\frac{l}{g}}§svg§600§FALSE§</svg:desc><draw:polygon draw:style-name="gr2" draw:text-style-name="P169" svg:width="0.622in" svg:height="0.4984in" svg:x="0in" svg:y="0in" svg:viewBox="0 0 1581 1267" draw:points="791,1267 0,1267 0,0 1581,0 1581,1267"><text:p/></draw:polygon><draw:path draw:style-name="gr3" draw:text-style-name="P169" svg:width="0.0984in" svg:height="0.0752in" svg:x="0.002in" svg:y="0.2319in" svg:viewBox="0 0 251 192" svg:d="M251 30c0-19-7-30-17-30-11 0-21 10-21 20 0 4 1 9 6 12 7 8 14 18 14 36 0 17-7 41-20 62-14 18-29 32-50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1106in" svg:height="0.039in" svg:x="0.165in" svg:y="0.2445in" svg:viewBox="0 0 282 100" svg:d="M268 17c6 0 14 0 14-9 0-8-8-8-14-8h-254c-6 0-14 0-14 8 0 9 8 9 14 9zM268 100c6 0 14 0 14-9 0-8-8-8-14-8h-254c-6 0-14 0-14 8 0 9 8 9 14 9z"><text:p/></draw:path><draw:path draw:style-name="gr3" draw:text-style-name="P169" svg:width="0.1508in" svg:height="0.4984in" svg:x="0.3492in" svg:y="0in" svg:viewBox="0 0 384 1267" svg:d="M59 634l-57 109c-2 5-2 5-2 6s6 6 6 6l29-55 97 567c13 0 16 0 18-11l234-1248c0-4-2-8-8-8s-7 6-9 13l-217 1150z"><text:p/></draw:path><draw:polygon draw:style-name="gr3" draw:text-style-name="P169" svg:width="0.1252in" svg:height="0.0067in" svg:x="0.4969in" svg:y="0in" svg:viewBox="0 0 319 18" draw:points="160,18 0,18 0,0 319,0 319,18"><text:p/></draw:polygon><draw:path draw:style-name="gr3" draw:text-style-name="P169" svg:width="0.0354in" svg:height="0.1173in" svg:x="0.5406in" svg:y="0.0783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olygon draw:style-name="gr3" draw:text-style-name="P169" svg:width="0.085in" svg:height="0.0067in" svg:x="0.5173in" svg:y="0.2602in" svg:viewBox="0 0 217 18" draw:points="109,18 0,18 0,0 217,0 217,18"><text:p/></draw:polygon><draw:path draw:style-name="gr3" draw:text-style-name="P169" svg:width="0.0764in" svg:height="0.1075in" svg:x="0.5197in" svg:y="0.3461in" svg:viewBox="0 0 195 274" svg:d="M193 28c2-3 2-5 2-8 0-7-5-12-12-12-4 0-16 4-17 18-9-15-23-26-40-26-49 0-101 59-101 120 0 42 25 67 57 67 24 0 44-20 49-24-10 38-15 56-15 57-1 3-15 45-61 45-7 0-21-1-33-4 13-4 18-15 18-22s-5-16-17-16c-10 0-23 9-23 26 0 16 16 25 56 25 53 0 84-33 90-58zM138 133c-2 11-12 22-22 30-8 7-21 15-33 15-22 0-28-22-28-39 0-20 12-71 23-92 12-21 30-37 48-37 28 0 34 33 34 36 0 2 0 4-1 6z"><text:p/></draw:path></draw:g></text:p>
          </table:table-cell>
          <table:table-cell table:style-name="Table6.A2" office:value-type="string">
            <text:p text:style-name="P53"><draw:g text:anchor-type="as-char" svg:y="-0.2728in" draw:z-index="251" draw:style-name="gr1"><svg:title>TexMaths</svg:title><svg:desc>12§display§\omega = \sqrt{\frac{D}{m}}§svg§600§FALSE§</svg:desc><draw:polygon draw:style-name="gr2" draw:text-style-name="P169" svg:width="0.6823in" svg:height="0.3988in" svg:x="0in" svg:y="0in" svg:viewBox="0 0 1734 1014" draw:points="868,1014 0,1014 0,0 1734,0 1734,1014"><text:p/></draw:polygon><draw:path draw:style-name="gr3" draw:text-style-name="P169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69" svg:width="0.1508in" svg:height="0.3988in" svg:x="0.3492in" svg:y="0in" svg:viewBox="0 0 384 1014" svg:d="M150 930l-91-423-57 87c-2 4-2 5-2 5 0 1 6 6 6 7l29-45 97 453c14 0 16 0 18-12l233-985c1-3 1-6 1-9 0-4-2-8-8-8s-8 6-9 12z"><text:p/></draw:path><draw:polygon draw:style-name="gr3" draw:text-style-name="P169" svg:width="0.1858in" svg:height="0.0067in" svg:x="0.4965in" svg:y="0in" svg:viewBox="0 0 473 18" draw:points="236,18 0,18 0,0 473,0 473,18"><text:p/></draw:polygon><draw:path draw:style-name="gr3" draw:text-style-name="P169" svg:width="0.1272in" svg:height="0.1134in" svg:x="0.5256in" svg:y="0.045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olygon draw:style-name="gr3" draw:text-style-name="P169" svg:width="0.1461in" svg:height="0.0067in" svg:x="0.5169in" svg:y="0.226in" svg:viewBox="0 0 372 18" draw:points="186,18 0,18 0,0 372,0 372,18"><text:p/></draw:polygon><draw:path draw:style-name="gr3" draw:text-style-name="P169" svg:width="0.1362in" svg:height="0.0752in" svg:x="0.5217in" svg:y="0.311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/draw:g></text:p>
          </table:table-cell>
          <table:table-cell table:style-name="Table6.A2" office:value-type="string">
            <text:p text:style-name="P54"><draw:g text:anchor-type="as-char" svg:y="-0.2728in" draw:z-index="260" draw:style-name="gr1"><svg:title>TexMaths</svg:title><svg:desc>12§display§\omega=\sqrt{\frac{M_D}{J}}§svg§600§FALSE§</svg:desc><draw:polygon draw:style-name="gr2" draw:text-style-name="P169" svg:width="0.8181in" svg:height="0.3988in" svg:x="0in" svg:y="0in" svg:viewBox="0 0 2079 1014" draw:points="1039,1014 0,1014 0,0 2079,0 2079,1014"><text:p/></draw:polygon><draw:path draw:style-name="gr3" draw:text-style-name="P169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69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69" svg:width="0.1508in" svg:height="0.3988in" svg:x="0.3488in" svg:y="0in" svg:viewBox="0 0 384 1014" svg:d="M150 930l-91-423-57 87c-2 4-2 5-2 5 0 1 6 6 6 7l29-45 97 453c14 0 16 0 18-12l233-985c1-3 1-6 1-9 0-4-3-8-9-8s-7 6-8 12z"><text:p/></draw:path><draw:polygon draw:style-name="gr3" draw:text-style-name="P169" svg:width="0.3213in" svg:height="0.0067in" svg:x="0.4965in" svg:y="0in" svg:viewBox="0 0 817 18" draw:points="409,18 0,18 0,0 817,0 817,18"><text:p/></draw:polygon><draw:path draw:style-name="gr3" draw:text-style-name="P169" svg:width="0.1661in" svg:height="0.1134in" svg:x="0.5232in" svg:y="0.0457in" svg:viewBox="0 0 423 289" svg:d="M374 32c4-15 4-19 36-19 10 0 13 0 13-8 0-5-3-5-10-5h-57c-11 0-11 0-17 8l-153 242-34-240c-1-10-2-10-13-10h-57c-9 0-14 0-14 8 0 5 5 5 14 5 4 0 13 0 18 1 6 0 9 2 9 6 0 3-1 4-2 9l-54 216c-4 17-11 30-46 31-1 0-7 0-7 8 0 4 2 5 6 5 13 0 29-1 42-1 14 0 30 1 43 1 3 0 9 0 9-8 0-5-5-5-9-5-24 0-27-8-27-18 0-4 0-6 1-11l57-230 38 263c0 4 1 9 6 9 4 0 7-5 9-7l170-269-59 244c-5 15-5 19-39 19-7 0-12 0-12 8 0 5 5 5 6 5 12 0 41-1 53-1 17 0 36 1 53 1 2 0 8 0 8-8 0-5-4-5-12-5-16 0-28 0-28-7 0-3 0-3 3-11z"><text:p/></draw:path><draw:path draw:style-name="gr3" draw:text-style-name="P169" svg:width="0.0957in" svg:height="0.0795in" svg:x="0.6858in" svg:y="0.1047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69" svg:width="0.2815in" svg:height="0.0067in" svg:x="0.5165in" svg:y="0.226in" svg:viewBox="0 0 716 18" draw:points="357,18 0,18 0,0 716,0 716,18"><text:p/></draw:polygon><draw:path draw:style-name="gr3" draw:text-style-name="P169" svg:width="0.0937in" svg:height="0.1173in" svg:x="0.615in" svg:y="0.27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/draw:g></text:p>
          </table:table-cell>
        </table:table-row>
        <table:table-row>
          <table:table-cell table:style-name="Table6.A2" office:value-type="string">
            <text:p text:style-name="P112"><draw:g text:anchor-type="as-char" svg:y="-0.1173in" draw:z-index="321" draw:style-name="gr4"><svg:title>TexMaths</svg:title><svg:desc>12§display§E_\text{mech} = -m g \cdot d \cdot cos \phi§svg§600§FALSE§</svg:desc><draw:polygon draw:style-name="gr548" draw:text-style-name="P169" svg:width="1.6654in" svg:height="0.148in" svg:x="0in" svg:y="0in" svg:viewBox="0 0 4231 377" draw:points="2115,377 0,377 0,0 4231,0 4231,377"><text:p/></draw:polygon><draw:path draw:style-name="gr549" draw:text-style-name="P169" svg:width="0.1209in" svg:height="0.1134in" svg:x="0.0063in" svg:y="0.0024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550" draw:text-style-name="P169" svg:width="0.098in" svg:height="0.052in" svg:x="0.1291in" svg:y="0.0894in" svg:viewBox="0 0 250 133" svg:d="M228 41c0-25-13-41-44-41-24 0-40 13-48 28-6-22-22-28-44-28-24 0-39 13-48 29h-1v-29l-43 4v10c20 0 23 2 23 17v77c0 14-4 14-23 14v11c0 0 22-2 34-2 10 0 31 0 34 2v-11c-19 0-22 0-22-14v-54c0-31 25-46 44-46 20 0 23 17 23 32v68c0 14-3 14-22 14v11c0 0 22-2 34-2 11 0 31 0 35 2v-11c-21 0-23 0-23-14v-54c0-31 24-46 44-46 21 0 23 17 23 32v68c0 14-2 14-22 14v11c0 0 22-2 34-2 11 0 31 0 34 2v-11c-20 0-22 0-22-14z"><text:p/></draw:path><draw:path draw:style-name="gr551" draw:text-style-name="P169" svg:width="0.05in" svg:height="0.0531in" svg:x="0.2362in" svg:y="0.0886in" svg:viewBox="0 0 128 136" svg:d="M120 65c6 0 8 0 8-6 0-26-15-59-60-59-38 0-68 31-68 68 0 38 34 68 73 68 40 0 55-32 55-38 0-2-1-5-6-5-3 0-3 2-4 5-10 25-33 29-44 29-13 0-27-6-36-17-10-15-10-33-10-45zM28 58c3-42 30-50 40-50 38 0 39 41 39 50z"><text:p/></draw:path><draw:path draw:style-name="gr552" draw:text-style-name="P169" svg:width="0.0492in" svg:height="0.0531in" svg:x="0.2965in" svg:y="0.0886in" svg:viewBox="0 0 126 136" svg:d="M102 14c-5 3-8 8-8 14 0 7 6 13 14 13s14-5 14-14c0-27-42-27-50-27-44 0-72 35-72 69 0 37 32 67 71 67 44 0 55-35 55-38 0-4-4-4-5-4-5 0-5 1-6 5-7 19-23 28-41 28-20 0-46-15-46-58 0-39 18-59 45-59 4 0 18 0 29 4z"><text:p/></draw:path><draw:path draw:style-name="gr553" draw:text-style-name="P169" svg:width="0.0626in" svg:height="0.0811in" svg:x="0.3524in" svg:y="0.0598in" svg:viewBox="0 0 160 207" svg:d="M137 117c0-27-12-41-45-41-26 0-40 16-48 26v-102l-44 4v10c20 0 23 2 23 16v153c0 14-4 14-23 14v10c0 0 22-1 34-1 10 0 32 0 34 1v-10c-19 0-22 0-22-14v-53c0-31 25-46 44-46 20 0 24 16 24 32v67c0 14-4 14-23 14v10c1 0 22-1 34-1s32 0 35 1v-10c-20 0-23 0-23-14z"><text:p/></draw:path><draw:path draw:style-name="gr554" draw:text-style-name="P169" svg:width="0.1106in" svg:height="0.039in" svg:x="0.4835in" svg:y="0.0547in" svg:viewBox="0 0 282 100" svg:d="M268 17c6 0 14 0 14-9 0-8-8-8-14-8h-254c-6 0-14 0-14 8 0 9 8 9 14 9zM268 100c6 0 14 0 14-8 0-9-8-9-14-9h-254c-6 0-14 0-14 9 0 8 8 8 14 8z"><text:p/></draw:path><draw:path draw:style-name="gr555" draw:text-style-name="P169" svg:width="0.1016in" svg:height="0.0067in" svg:x="0.663in" svg:y="0.0709in" svg:viewBox="0 0 259 18" svg:d="M244 18c7 0 15 0 15-8 0-10-8-10-15-10h-230c-7 0-14 0-14 10 0 8 7 8 14 8z"><text:p/></draw:path><draw:path draw:style-name="gr556" draw:text-style-name="P169" svg:width="0.1362in" svg:height="0.0756in" svg:x="0.7835in" svg:y="0.0425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557" draw:text-style-name="P169" svg:width="0.076in" svg:height="0.1079in" svg:x="0.9268in" svg:y="0.0425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558" draw:text-style-name="P169" svg:width="0.0177in" svg:height="0.0177in" svg:x="1.0606in" svg:y="0.0654in" svg:viewBox="0 0 46 46" svg:d="M46 23c0-12-10-23-23-23-12 0-23 11-23 23 0 13 11 23 23 23 13 0 23-10 23-23z"><text:p/></draw:path><draw:path draw:style-name="gr559" draw:text-style-name="P169" svg:width="0.0791in" svg:height="0.1177in" svg:x="1.1358in" svg:y="0in" svg:viewBox="0 0 202 300" svg:d="M202 5c0 0 0-5-5-5-7 0-47 4-54 5-4 0-6 2-6 8 0 5 3 5 9 5 21 0 22 2 22 7l-1 9-25 101c-9-17-21-28-40-28-49 0-102 63-102 124 0 40 23 69 56 69 9 0 30-2 56-32 3 18 18 32 38 32 16 0 25-9 31-24 7-14 13-41 13-42 0-4-3-4-4-4-5 0-5 1-6 7-8 28-16 54-33 54-12 0-13-11-13-20 0-11 1-13 2-20zM114 245c-2 7-2 8-8 15-20 23-36 31-48 31-22 0-28-23-28-40 0-22 13-74 24-93 13-25 31-41 49-41 28 0 33 35 33 37 0 3 0 5-2 8z"><text:p/></draw:path><draw:path draw:style-name="gr560" draw:text-style-name="P169" svg:width="0.0177in" svg:height="0.0177in" svg:x="1.2669in" svg:y="0.0654in" svg:viewBox="0 0 46 46" svg:d="M46 23c0-12-10-23-23-23-12 0-23 11-23 23 0 13 11 23 23 23 13 0 23-10 23-23z"><text:p/></draw:path><draw:path draw:style-name="gr561" draw:text-style-name="P169" svg:width="0.065in" svg:height="0.0756in" svg:x="1.3425in" svg:y="0.0425in" svg:viewBox="0 0 166 193" svg:d="M151 27c-7 0-13 0-19 6-7 6-7 13-7 16 0 10 7 15 15 15 12 0 24-10 24-28 0-20-20-36-50-36-58 0-114 61-114 121 0 38 25 72 68 72 62 0 98-45 98-51 0-2-3-5-6-5-2 0-3 2-5 4-34 42-81 42-85 42-27 0-39-20-39-46 0-18 9-59 23-85 13-24 37-42 60-42 14 0 31 4 37 17z"><text:p/></draw:path><draw:path draw:style-name="gr562" draw:text-style-name="P169" svg:width="0.0709in" svg:height="0.0756in" svg:x="1.4142in" svg:y="0.0425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563" draw:text-style-name="P169" svg:width="0.061in" svg:height="0.0756in" svg:x="1.4969in" svg:y="0.0425in" svg:viewBox="0 0 156 193" svg:d="M144 29c-12 0-20 10-20 19 0 6 3 12 13 12 9 0 19-7 19-24 0-18-18-36-50-36-57 0-72 43-72 63 0 32 32 39 44 42 22 4 44 8 44 32 0 11-9 46-61 46-6 0-38 0-48-21 16 1 27-11 27-23 0-10-8-15-16-15-11 0-24 9-24 28 0 24 24 41 61 41 69 0 85-52 85-70 0-16-8-27-13-31-12-12-24-15-43-18-14-4-31-6-31-26 0-13 9-38 47-38 10 0 32 2 38 19z"><text:p/></draw:path><draw:path draw:style-name="gr564" draw:text-style-name="P169" svg:width="0.087in" svg:height="0.15in" svg:x="1.574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/draw:g></text:p>
          </table:table-cell>
          <table:table-cell table:style-name="Table6.A2" office:value-type="string">
            <text:p text:style-name="P110"><draw:g text:anchor-type="as-char" svg:y="-0.222in" draw:z-index="274" draw:style-name="gr1"><svg:title>TexMaths</svg:title><svg:desc>12§display§E_{mech} = \frac{1}{2} D \cdot A^2§svg§600§FALSE§</svg:desc><draw:polygon draw:style-name="gr2" draw:text-style-name="P169" svg:width="1.2457in" svg:height="0.3331in" svg:x="0in" svg:y="0.0043in" svg:viewBox="0 0 3165 847" draw:points="1583,847 0,847 0,0 3165,0 3165,847"><text:p/></draw:polygon><draw:path draw:style-name="gr3" draw:text-style-name="P169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69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69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69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69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69" svg:width="0.1106in" svg:height="0.039in" svg:x="0.5039in" svg:y="0.1618in" svg:viewBox="0 0 282 100" svg:d="M268 17c6 0 14 0 14-9 0-8-8-8-14-8h-254c-6 0-14 0-14 8 0 9 8 9 14 9zM268 100c6 0 14 0 14-9 0-8-8-8-14-8h-254c-6 0-14 0-14 8 0 9 8 9 14 9z"><text:p/></draw:path><draw:path draw:style-name="gr3" draw:text-style-name="P169" svg:width="0.0547in" svg:height="0.1106in" svg:x="0.7047in" svg:y="0in" svg:viewBox="0 0 140 282" svg:d="M88 11c0-10 0-11-10-11-26 28-65 28-78 28v13c8 0 34 0 55-12v219c0 16-1 21-39 21h-14v13c16-1 52-1 70-1 17 0 54 0 68 1v-13h-13c-38 0-39-5-39-21z"><text:p/></draw:path><draw:polygon draw:style-name="gr3" draw:text-style-name="P169" svg:width="0.0831in" svg:height="0.0067in" svg:x="0.6902in" svg:y="0.1783in" svg:viewBox="0 0 212 18" draw:points="106,18 0,18 0,0 212,0 212,18"><text:p/></draw:polygon><draw:path draw:style-name="gr3" draw:text-style-name="P169" svg:width="0.0661in" svg:height="0.1106in" svg:x="0.698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69" svg:width="0.1272in" svg:height="0.1134in" svg:x="0.799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69" svg:width="0.0177in" svg:height="0.0177in" svg:x="0.9862in" svg:y="0.1728in" svg:viewBox="0 0 46 46" svg:d="M46 23c0-12-10-23-23-23-12 0-23 11-23 23 0 13 11 23 23 23 13 0 23-10 23-23z"><text:p/></draw:path><draw:path draw:style-name="gr3" draw:text-style-name="P169" svg:width="0.1138in" svg:height="0.1193in" svg:x="1.0606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69" svg:width="0.0516in" svg:height="0.0772in" svg:x="1.1866in" svg:y="0.07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111"><draw:g text:anchor-type="as-char" svg:y="-0.222in" draw:z-index="324" draw:style-name="gr4"><svg:title>TexMaths</svg:title><svg:desc>12§display§E_\mathrm{mech} = \frac12  D \cdot x^2§svg§600§FALSE§</svg:desc><draw:polygon draw:style-name="gr573" draw:text-style-name="P169" svg:width="1.1953in" svg:height="0.3331in" svg:x="0in" svg:y="0.0039in" svg:viewBox="0 0 3037 847" draw:points="1518,847 0,847 0,0 3037,0 3037,847"><text:p/></draw:polygon><draw:path draw:style-name="gr574" draw:text-style-name="P169" svg:width="0.1205in" svg:height="0.113in" svg:x="0.0063in" svg:y="0.1098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575" draw:text-style-name="P169" svg:width="0.098in" svg:height="0.0516in" svg:x="0.1291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576" draw:text-style-name="P169" svg:width="0.05in" svg:height="0.0531in" svg:x="0.2362in" svg:y="0.19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577" draw:text-style-name="P169" svg:width="0.0492in" svg:height="0.0531in" svg:x="0.2961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578" draw:text-style-name="P169" svg:width="0.0626in" svg:height="0.0807in" svg:x="0.3524in" svg:y="0.166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579" draw:text-style-name="P169" svg:width="0.1106in" svg:height="0.039in" svg:x="0.4835in" svg:y="0.1618in" svg:viewBox="0 0 282 100" svg:d="M268 17c6 0 14 0 14-9 0-8-8-8-14-8h-254c-6 0-14 0-14 8 0 9 8 9 14 9zM268 100c6 0 14 0 14-9 0-8-8-8-14-8h-254c-6 0-14 0-14 8 0 9 8 9 14 9z"><text:p/></draw:path><draw:path draw:style-name="gr580" draw:text-style-name="P169" svg:width="0.0547in" svg:height="0.1106in" svg:x="0.6843in" svg:y="0in" svg:viewBox="0 0 140 282" svg:d="M88 11c0-10 0-11-10-11-26 28-65 28-78 28v13c8 0 34 0 55-12v219c0 16-1 21-39 21h-14v13c16-1 52-1 70-1 17 0 54 0 68 1v-13h-13c-38 0-39-5-39-21z"><text:p/></draw:path><draw:polygon draw:style-name="gr581" draw:text-style-name="P169" svg:width="0.0831in" svg:height="0.0067in" svg:x="0.6689in" svg:y="0.1783in" svg:viewBox="0 0 212 18" draw:points="106,18 0,18 0,0 212,0 212,18"><text:p/></draw:polygon><draw:path draw:style-name="gr582" draw:text-style-name="P169" svg:width="0.0661in" svg:height="0.1106in" svg:x="0.677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83" draw:text-style-name="P169" svg:width="0.1272in" svg:height="0.1134in" svg:x="0.7787in" svg:y="0.1098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584" draw:text-style-name="P169" svg:width="0.0177in" svg:height="0.0177in" svg:x="0.9654in" svg:y="0.1728in" svg:viewBox="0 0 46 46" svg:d="M46 23c0-12-10-23-23-23-12 0-23 11-23 23 0 13 11 23 23 23 13 0 23-10 23-23z"><text:p/></draw:path><draw:path draw:style-name="gr585" draw:text-style-name="P169" svg:width="0.0827in" svg:height="0.0752in" svg:x="1.039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86" draw:text-style-name="P169" svg:width="0.0516in" svg:height="0.0772in" svg:x="1.1362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110"><draw:g text:anchor-type="as-char" svg:y="-0.222in" draw:z-index="276" draw:style-name="gr4"><svg:title>TexMaths</svg:title><svg:desc>12§display§E_{mech} = \frac{1}{2} M_D \cdot \varphi^2§svg§600§FALSE§</svg:desc><draw:polygon draw:style-name="gr89" draw:text-style-name="P169" svg:width="1.3693in" svg:height="0.3331in" svg:x="0in" svg:y="0.0039in" svg:viewBox="0 0 3479 847" draw:points="1740,847 0,847 0,0 3479,0 3479,847"><text:p/></draw:polygon><draw:path draw:style-name="gr90" draw:text-style-name="P169" svg:width="0.1209in" svg:height="0.113in" svg:x="0.0063in" svg:y="0.1098in" svg:viewBox="0 0 308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91" draw:text-style-name="P169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92" draw:text-style-name="P169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93" draw:text-style-name="P169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94" draw:text-style-name="P169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95" draw:text-style-name="P169" svg:width="0.1106in" svg:height="0.039in" svg:x="0.5043in" svg:y="0.1618in" svg:viewBox="0 0 282 100" svg:d="M268 17c6 0 14 0 14-9 0-8-8-8-14-8h-254c-6 0-14 0-14 8 0 9 8 9 14 9zM268 100c6 0 14 0 14-9 0-8-8-8-14-8h-254c-6 0-14 0-14 8 0 9 8 9 14 9z"><text:p/></draw:path><draw:path draw:style-name="gr96" draw:text-style-name="P169" svg:width="0.0547in" svg:height="0.1106in" svg:x="0.7051in" svg:y="0in" svg:viewBox="0 0 140 282" svg:d="M88 11c0-10 0-11-10-11-26 28-65 28-78 28v13c8 0 34 0 55-12v219c0 16-1 21-39 21h-14v13c16-1 52-1 70-1 17 0 54 0 68 1v-13h-13c-38 0-39-5-39-21z"><text:p/></draw:path><draw:polygon draw:style-name="gr97" draw:text-style-name="P169" svg:width="0.0831in" svg:height="0.0067in" svg:x="0.6902in" svg:y="0.1783in" svg:viewBox="0 0 212 18" draw:points="106,18 0,18 0,0 212,0 212,18"><text:p/></draw:polygon><draw:path draw:style-name="gr98" draw:text-style-name="P169" svg:width="0.0661in" svg:height="0.1106in" svg:x="0.6984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99" draw:text-style-name="P169" svg:width="0.1665in" svg:height="0.1134in" svg:x="0.8in" svg:y="0.1098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100" draw:text-style-name="P169" svg:width="0.0957in" svg:height="0.0795in" svg:x="0.9626in" svg:y="0.1689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ath draw:style-name="gr101" draw:text-style-name="P169" svg:width="0.0177in" svg:height="0.0177in" svg:x="1.126in" svg:y="0.1728in" svg:viewBox="0 0 46 46" svg:d="M46 23c0-12-10-23-23-23-12 0-23 11-23 23 0 13 11 23 23 23 13 0 23-10 23-23z"><text:p/></draw:path><draw:path draw:style-name="gr102" draw:text-style-name="P169" svg:width="0.0945in" svg:height="0.1098in" svg:x="1.2031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103" draw:text-style-name="P169" svg:width="0.0516in" svg:height="0.0772in" svg:x="1.3106in" svg:y="0.07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</table:table-row>
        <table:table-row>
          <table:table-cell table:style-name="Table6.A2" office:value-type="string">
            <text:p text:style-name="P42"/>
          </table:table-cell>
          <table:table-cell table:style-name="Table6.A2" office:value-type="string">
            <text:p text:style-name="P110"><draw:g text:anchor-type="as-char" svg:y="-0.1465in" draw:z-index="273" draw:style-name="gr4"><svg:title>TexMaths</svg:title><svg:desc>12§display§E_{kin}(t) = E_{mech} \cdot sin^2(\omega t + \varphi)§svg§600§FALSE§</svg:desc><draw:polygon draw:style-name="gr39" draw:text-style-name="P169" svg:width="2.2315in" svg:height="0.1858in" svg:x="0in" svg:y="0.0024in" svg:viewBox="0 0 5669 473" draw:points="2834,473 0,473 0,0 5669,0 5669,473"><text:p/></draw:polygon><draw:path draw:style-name="gr40" draw:text-style-name="P169" svg:width="0.1205in" svg:height="0.1134in" svg:x="0.0063in" svg:y="0.0335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41" draw:text-style-name="P169" svg:width="0.0571in" svg:height="0.0819in" svg:x="0.1315in" svg:y="0.0906in" svg:viewBox="0 0 146 209" svg:d="M71 8c0 0 1-3 1-4 0-2-1-4-5-4-6 0-30 2-38 2-3 2-6 2-6 8 0 4 3 4 7 4 14 0 14 2 14 4s0 5-1 7l-42 169c-1 5-1 6-1 6 0 5 4 9 10 9 8 0 12-6 14-12 0-1 13-54 14-57 22 2 39 8 39 24 0 1 0 3-1 6-2 5-2 6-2 9 0 21 18 30 33 30 29 0 37-44 37-45 0-4-4-4-5-4-3 0-5 1-6 7-3 14-12 34-26 34-7 0-10-7-10-16 0-4 0-4 1-13 0 0 2-6 2-8 0-27-35-32-48-33 8-5 20-14 25-19 14-15 30-28 47-28 3 0 7 0 9 4-13 1-15 12-15 17 0 6 4 11 12 11s16-8 16-20c0-9-7-20-22-20-17 0-33 12-48 25-12 12-22 22-35 27z"><text:p/></draw:path><draw:path draw:style-name="gr42" draw:text-style-name="P169" svg:width="0.0354in" svg:height="0.0787in" svg:x="0.2012in" svg:y="0.0937in" svg:viewBox="0 0 91 201" svg:d="M83 11c0-5-4-11-12-11-9 0-17 7-17 17 0 5 4 11 12 11s17-9 17-17zM22 162c-2 4-3 8-3 14 0 13 12 25 29 25 30 0 43-42 43-46 0-5-5-5-5-5-4 0-4 3-6 6-7 23-20 37-32 37-6 0-7-5-7-11 0-7 2-12 5-20s6-15 9-24c3-7 13-33 15-37 1-4 2-7 2-10 0-14-12-25-29-25-30 0-43 41-43 46 0 4 4 4 5 4 5 0 5-2 6-5 7-26 20-36 31-36 5 0 8 2 8 10 0 6-2 11-9 29z"><text:p/></draw:path><draw:path draw:style-name="gr43" draw:text-style-name="P169" svg:width="0.0709in" svg:height="0.0528in" svg:x="0.2484in" svg:y="0.1197in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draw:path draw:style-name="gr44" draw:text-style-name="P169" svg:width="0.039in" svg:height="0.1665in" svg:x="0.3496in" svg:y="0.0217in" svg:viewBox="0 0 100 424" svg:d="M100 420c0-1 0-2-9-10-53-53-66-133-66-198 0-74 16-147 69-200 6-6 6-6 6-7 0-4-3-5-5-5-5 0-43 29-69 83-21 47-26 94-26 129 0 34 5 84 28 132 26 53 62 80 67 80 2 0 5-2 5-4z"><text:p/></draw:path><draw:path draw:style-name="gr45" draw:text-style-name="P169" svg:width="0.0512in" svg:height="0.1063in" svg:x="0.4016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46" draw:text-style-name="P169" svg:width="0.039in" svg:height="0.1665in" svg:x="0.4673in" svg:y="0.0217in" svg:viewBox="0 0 100 424" svg:d="M100 212c0-33-5-84-29-133-25-51-63-79-66-79-4 0-5 1-5 5 0 1 0 1 8 9 42 43 66 110 66 198 0 73-15 148-68 201-6 5-6 6-6 7 0 2 1 4 5 4 3 0 42-29 67-82 22-47 28-94 28-130z"><text:p/></draw:path><draw:path draw:style-name="gr47" draw:text-style-name="P169" svg:width="0.1106in" svg:height="0.039in" svg:x="0.5776in" svg:y="0.085in" svg:viewBox="0 0 282 100" svg:d="M268 17c6 0 14 0 14-9 0-8-8-8-14-8h-254c-6 0-14 0-14 8 0 9 8 9 14 9zM268 100c6 0 14 0 14-9 0-8-8-8-14-8h-254c-6 0-14 0-14 8 0 9 8 9 14 9z"><text:p/></draw:path><draw:path draw:style-name="gr48" draw:text-style-name="P169" svg:width="0.1205in" svg:height="0.1134in" svg:x="0.75in" svg:y="0.0335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49" draw:text-style-name="P169" svg:width="0.1067in" svg:height="0.0528in" svg:x="0.8713in" svg:y="0.1197in" svg:viewBox="0 0 272 135" svg:d="M115 107c-2 6-5 17-5 18 0 6 6 10 11 10s10-4 11-7 4-12 6-18c1-6 5-20 6-27 2-7 4-13 5-20 3-14 3-14 9-23 10-15 24-32 47-32 17 0 18 14 18 21 0 18-13 52-18 64-2 8-3 11-3 17 0 15 13 25 27 25 30 0 43-41 43-46 0-4-3-4-4-4-5 0-5 2-6 5-6 24-20 36-32 36-6 0-7-3-7-10 0-6 1-11 7-25 3-8 16-40 16-57 0-5 0-17-12-26-5-4-13-8-28-8-26 0-42 18-51 30-3-25-24-30-39-30-25 0-42 16-50 28-2-22-19-28-32-28-12 0-20 10-23 16-7 12-11 29-11 30 0 3 4 3 5 3 5 0 5-1 7-8 4-18 10-33 22-33 7 0 9 6 9 15 0 6-2 17-5 25-2 7-4 21-7 27l-8 38c-1 4-4 11-4 12 0 6 6 10 10 10 6 0 11-4 12-7s3-12 6-18c1-6 5-20 6-27s3-13 5-20c3-12 3-15 13-27 7-12 21-28 44-28 17 0 17 16 17 21 0 8-1 12-5 29z"><text:p/></draw:path><draw:path draw:style-name="gr50" draw:text-style-name="P169" svg:width="0.0496in" svg:height="0.0528in" svg:x="0.9917in" svg:y="0.1197in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51" draw:text-style-name="P169" svg:width="0.0508in" svg:height="0.0528in" svg:x="1.0543in" svg:y="0.1197in" svg:viewBox="0 0 130 135" svg:d="M112 17c-11 2-15 11-15 17 0 8 6 11 11 11 7 0 18-4 18-19 0-20-24-26-40-26-44 0-86 41-86 83 0 25 18 52 55 52 51 0 75-30 75-34 0-2-4-5-6-5s-3 0-5 3c-23 27-58 27-64 27-20 0-30-14-30-33 0-9 4-41 19-62 11-14 27-23 42-23 4 0 18 0 26 9z"><text:p/></draw:path><draw:path draw:style-name="gr52" draw:text-style-name="P169" svg:width="0.0634in" svg:height="0.0819in" svg:x="1.115in" svg:y="0.0906in" svg:viewBox="0 0 162 209" svg:d="M71 8c0 0 1-3 1-4 0-2-1-4-5-4-6 0-31 2-38 2-3 2-6 2-6 8 0 4 3 4 7 4 14 0 14 2 14 4s0 5-1 7l-42 169c-1 5-1 6-1 6 0 5 4 9 10 9 3 0 9-1 13-7 0-2 3-13 5-19l7-27c0-4 3-15 3-20 4-11 4-11 10-20 10-15 24-32 48-32 16 0 17 13 17 21 0 18-12 50-17 63-4 8-5 11-5 16 0 16 13 25 28 25 30 0 43-41 43-45s-4-4-5-4c-3 0-5 2-6 5-6 24-19 36-31 36-6 0-7-4-7-10 0-7 1-10 7-24 4-9 16-41 16-57 0-5 0-19-11-27-6-4-15-7-28-7-23 0-38 12-49 24z"><text:p/></draw:path><draw:path draw:style-name="gr53" draw:text-style-name="P169" svg:width="0.0177in" svg:height="0.0177in" svg:x="1.2437in" svg:y="0.0957in" svg:viewBox="0 0 46 46" svg:d="M46 23c0-12-10-23-23-23-12 0-23 11-23 23 0 13 11 23 23 23 13 0 23-10 23-23z"><text:p/></draw:path><draw:path draw:style-name="gr54" draw:text-style-name="P169" svg:width="0.061in" svg:height="0.0756in" svg:x="1.320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55" draw:text-style-name="P169" svg:width="0.0441in" svg:height="0.1118in" svg:x="1.3949in" svg:y="0.0358in" svg:viewBox="0 0 113 285" svg:d="M109 16c0-9-6-16-17-16-10 0-22 11-22 23 0 7 6 14 16 14s23-9 23-21zM77 175c5-13 5-14 8-25 4-8 6-14 6-22 0-20-13-35-35-35-40 0-56 61-56 66 0 3 5 3 5 3 5 0 5-1 7-7 12-39 29-53 43-53 4 0 11 0 11 14 0 9-4 18-5 22-3 11-23 61-30 79-3 10-9 25-9 33 0 21 14 35 34 35 41 0 57-61 57-65 0-5-4-5-5-5-5 0-5 2-7 9-7 26-22 52-43 52-8 0-11-4-11-14s3-16 13-43z"><text:p/></draw:path><draw:path draw:style-name="gr56" draw:text-style-name="P169" svg:width="0.0898in" svg:height="0.0756in" svg:x="1.452in" svg:y="0.0724in" svg:viewBox="0 0 229 193" svg:d="M25 162c-1 8-3 17-3 20 0 7 6 11 12 11 4 0 13-4 15-12 0 0 6-21 9-32l8-38c4-9 6-18 7-28 3-7 6-20 6-22 6-13 29-51 70-51 19 0 23 15 23 30 0 25-22 80-28 98-4 10-5 15-5 20 0 20 16 35 35 35 40 0 55-62 55-65 0-5-3-5-5-5-3 0-3 1-6 8-8 29-22 52-43 52-7 0-11-4-11-13 0-11 5-22 9-30 8-23 25-70 25-94 0-29-18-46-48-46-38 0-59 28-66 37-2-24-20-37-40-37-19 0-27 17-31 24-7 15-13 40-13 41 0 5 5 5 5 5 5 0 5 0 7-10 7-30 16-50 31-50 9 0 13 4 13 19 0 8-1 13-7 36z"><text:p/></draw:path><draw:path draw:style-name="gr57" draw:text-style-name="P169" svg:width="0.0516in" svg:height="0.0772in" svg:x="1.553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58" draw:text-style-name="P169" svg:width="0.039in" svg:height="0.1665in" svg:x="1.6374in" svg:y="0.0217in" svg:viewBox="0 0 100 424" svg:d="M100 420c0-1 0-2-9-10-53-53-66-133-66-198 0-74 16-147 69-200 6-6 6-6 6-7 0-4-3-5-5-5-5 0-43 29-69 83-21 47-26 94-26 129 0 34 5 84 28 132 26 53 62 80 67 80 2 0 5-2 5-4z"><text:p/></draw:path><draw:path draw:style-name="gr59" draw:text-style-name="P169" svg:width="0.0984in" svg:height="0.0756in" svg:x="1.688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60" draw:text-style-name="P169" svg:width="0.0512in" svg:height="0.1063in" svg:x="1.7992in" svg:y="0.0425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61" draw:text-style-name="P169" svg:width="0.1106in" svg:height="0.111in" svg:x="1.9012in" svg:y="0.0492in" svg:viewBox="0 0 282 283" svg:d="M150 150h118c6 0 14 0 14-8 0-10-8-10-14-10h-118v-118c0-6 0-14-8-14-10 0-10 8-10 14v118h-118c-6 0-14 0-14 10 0 8 8 8 14 8h118v118c0 6 0 15 10 15 8 0 8-9 8-15z"><text:p/></draw:path><draw:path draw:style-name="gr62" draw:text-style-name="P169" svg:width="0.0945in" svg:height="0.1098in" svg:x="2.0665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63" draw:text-style-name="P169" svg:width="0.039in" svg:height="0.1665in" svg:x="2.176in" svg:y="0.0217in" svg:viewBox="0 0 100 424" svg:d="M100 212c0-33-5-84-29-133-25-51-63-79-66-79-4 0-5 1-5 5 0 1 0 1 8 9 42 43 66 110 66 198 0 73-15 148-68 201-6 5-6 6-6 7 0 2 1 4 5 4 3 0 42-29 67-82 22-47 28-94 28-130z"><text:p/></draw:path></draw:g></text:p>
          </table:table-cell>
          <table:table-cell table:style-name="Table6.A2" office:value-type="string">
            <text:p text:style-name="P42"/>
          </table:table-cell>
          <table:table-cell table:style-name="Table6.A2" office:value-type="string">
            <text:p text:style-name="P42"/>
          </table:table-cell>
        </table:table-row>
        <table:table-row>
          <table:table-cell table:style-name="Table6.A2" office:value-type="string">
            <text:p text:style-name="P42"/>
          </table:table-cell>
          <table:table-cell table:style-name="Table6.A2" office:value-type="string">
            <text:p text:style-name="P110"><draw:g text:anchor-type="as-char" svg:y="-0.0193in" draw:z-index="275" draw:style-name="gr4"><svg:title>TexMaths</svg:title><svg:desc>12§display§E_{pot}(t) = E_{mech} \cdot cos^2(\omega t + \varphi)§svg§600§FALSE§</svg:desc><draw:polygon draw:style-name="gr64" draw:text-style-name="P169" svg:width="2.2087in" svg:height="0.1906in" svg:x="0in" svg:y="0.0024in" svg:viewBox="0 0 5611 485" draw:points="2805,485 0,485 0,0 5611,0 5611,485"><text:p/></draw:polygon><draw:path draw:style-name="gr65" draw:text-style-name="P169" svg:width="0.1205in" svg:height="0.113in" svg:x="0.0063in" svg:y="0.0331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66" draw:text-style-name="P169" svg:width="0.065in" svg:height="0.0736in" svg:x="0.1224in" svg:y="0.1193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67" draw:text-style-name="P169" svg:width="0.0543in" svg:height="0.0524in" svg:x="0.1984in" svg:y="0.1193in" svg:viewBox="0 0 139 134" svg:d="M139 52c0-33-24-52-54-52-43 0-85 42-85 83 0 28 22 51 54 51 43 0 85-39 85-82zM54 126c-14 0-29-10-29-34 0-12 5-40 17-57 13-19 30-27 43-27 17 0 30 11 30 34 0 6-3 36-17 56-10 18-28 28-44 28z"><text:p/></draw:path><draw:path draw:style-name="gr68" draw:text-style-name="P169" svg:width="0.0394in" svg:height="0.0736in" svg:x="0.2614in" svg:y="0.0984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69" draw:text-style-name="P169" svg:width="0.039in" svg:height="0.1657in" svg:x="0.3315in" svg:y="0.0217in" svg:viewBox="0 0 100 422" svg:d="M100 418c0-1 0-2-9-9-53-53-66-133-66-198 0-73 16-146 69-199 6-6 6-6 6-7 0-4-3-5-5-5-5 0-43 29-69 83-21 46-26 93-26 128 0 33 5 84 28 132 26 52 62 79 67 79 2 0 5-1 5-4z"><text:p/></draw:path><draw:path draw:style-name="gr70" draw:text-style-name="P169" svg:width="0.0512in" svg:height="0.1059in" svg:x="0.3835in" svg:y="0.0421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71" draw:text-style-name="P169" svg:width="0.039in" svg:height="0.1657in" svg:x="0.4488in" svg:y="0.0217in" svg:viewBox="0 0 100 422" svg:d="M100 211c0-32-5-84-29-132-25-51-63-79-66-79-4 0-5 1-5 5 0 1 0 1 8 9 42 42 66 109 66 197 0 73-15 147-68 200-6 5-6 6-6 7 0 3 1 4 5 4 3 0 42-29 67-82 22-46 28-93 28-129z"><text:p/></draw:path><draw:path draw:style-name="gr72" draw:text-style-name="P169" svg:width="0.1106in" svg:height="0.0386in" svg:x="0.5594in" svg:y="0.0846in" svg:viewBox="0 0 282 99" svg:d="M268 17c6 0 14 0 14-9 0-8-8-8-14-8h-254c-6 0-14 0-14 8 0 9 8 9 14 9zM268 99c6 0 14 0 14-8s-8-8-14-8h-254c-6 0-14 0-14 8s8 8 14 8z"><text:p/></draw:path><draw:path draw:style-name="gr73" draw:text-style-name="P169" svg:width="0.1205in" svg:height="0.113in" svg:x="0.7319in" svg:y="0.0331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74" draw:text-style-name="P169" svg:width="0.1067in" svg:height="0.0524in" svg:x="0.8535in" svg:y="0.1193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9z"><text:p/></draw:path><draw:path draw:style-name="gr75" draw:text-style-name="P169" svg:width="0.0496in" svg:height="0.0524in" svg:x="0.9736in" svg:y="0.119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6" draw:text-style-name="P169" svg:width="0.0508in" svg:height="0.0524in" svg:x="1.0358in" svg:y="0.1193in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77" draw:text-style-name="P169" svg:width="0.0634in" svg:height="0.0819in" svg:x="1.0969in" svg:y="0.08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8-28-8-23 0-38 12-49 24z"><text:p/></draw:path><draw:path draw:style-name="gr78" draw:text-style-name="P169" svg:width="0.0177in" svg:height="0.0177in" svg:x="1.2256in" svg:y="0.0957in" svg:viewBox="0 0 46 46" svg:d="M46 23c0-12-10-23-23-23-12 0-23 11-23 23 0 13 11 23 23 23 13 0 23-10 23-23z"><text:p/></draw:path><draw:path draw:style-name="gr79" draw:text-style-name="P169" svg:width="0.065in" svg:height="0.0752in" svg:x="1.3012in" svg:y="0.072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80" draw:text-style-name="P169" svg:width="0.0709in" svg:height="0.0752in" svg:x="1.3728in" svg:y="0.072in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81" draw:text-style-name="P169" svg:width="0.061in" svg:height="0.0752in" svg:x="1.4551in" svg:y="0.072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4-31-6-31-25 0-13 9-38 47-38 10 0 32 2 38 19z"><text:p/></draw:path><draw:path draw:style-name="gr82" draw:text-style-name="P169" svg:width="0.0516in" svg:height="0.0772in" svg:x="1.5315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83" draw:text-style-name="P169" svg:width="0.039in" svg:height="0.1657in" svg:x="1.6154in" svg:y="0.0217in" svg:viewBox="0 0 100 422" svg:d="M100 418c0-1 0-2-9-9-53-53-66-133-66-198 0-73 16-146 69-199 6-6 6-6 6-7 0-4-3-5-5-5-5 0-43 29-69 83-21 46-26 93-26 128 0 33 5 84 28 132 26 52 62 79 67 79 2 0 5-1 5-4z"><text:p/></draw:path><draw:path draw:style-name="gr84" draw:text-style-name="P169" svg:width="0.0984in" svg:height="0.0752in" svg:x="1.6654in" svg:y="0.072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85" draw:text-style-name="P169" svg:width="0.0512in" svg:height="0.1059in" svg:x="1.7764in" svg:y="0.0421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86" draw:text-style-name="P169" svg:width="0.1106in" svg:height="0.1106in" svg:x="1.8787in" svg:y="0.0488in" svg:viewBox="0 0 282 282" svg:d="M150 150h118c6 0 14 0 14-9s-8-9-14-9h-118v-118c0-6 0-14-8-14-10 0-10 8-10 14v118h-118c-6 0-14 0-14 9s8 9 14 9h118v117c0 6 0 15 10 15 8 0 8-9 8-15z"><text:p/></draw:path><draw:path draw:style-name="gr87" draw:text-style-name="P169" svg:width="0.0945in" svg:height="0.1094in" svg:x="2.0437in" svg:y="0.072in" svg:viewBox="0 0 241 279" svg:d="M50 259c-1 6-1 6-1 8 0 10 7 12 12 12 3 0 11-1 16-11 1-3 3-18 14-77 4 1 7 1 15 1 70 0 135-67 135-133 0-34-17-59-48-59-62 0-87 81-113 164-45-8-69-32-69-62 0-12 9-59 36-88 2-3 2-4 2-6 0-1 0-3-5-3-12 0-44 61-44 102 0 39 28 70 73 81zM109 167c-3 0-3 0-7 0-5 0-6 0-6-2 0-1 7-39 8-45 14-55 47-96 84-96 30 0 41 24 41 43 0 48-54 100-120 100z"><text:p/></draw:path><draw:path draw:style-name="gr88" draw:text-style-name="P169" svg:width="0.039in" svg:height="0.1657in" svg:x="2.1535in" svg:y="0.0217in" svg:viewBox="0 0 100 422" svg:d="M100 211c0-32-5-84-29-132-25-51-63-79-66-79-4 0-5 1-5 5 0 1 0 1 8 9 42 42 66 109 66 197 0 73-15 147-68 200-6 5-6 6-6 7 0 3 1 4 5 4 3 0 42-29 67-82 22-46 28-93 28-129z"><text:p/></draw:path></draw:g></text:p>
          </table:table-cell>
          <table:table-cell table:style-name="Table6.A2" office:value-type="string">
            <text:p text:style-name="P42"/>
          </table:table-cell>
          <table:table-cell table:style-name="Table6.A2" office:value-type="string">
            <text:p text:style-name="P55"/>
          </table:table-cell>
        </table:table-row>
      </table:table>
      <text:h text:style-name="Heading_20_2" text:outline-level="2"><draw:frame draw:style-name="fr1" draw:name="Frame6" text:anchor-type="paragraph" svg:x="4.4827in" svg:y="0.0646in" svg:width="2.9484in" draw:z-index="263"><draw:text-box fo:min-height="2.7972in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81"><draw:g text:anchor-type="as-char" svg:y="-0.1138in" draw:z-index="264" draw:style-name="gr1"><svg:title>TexMaths</svg:title><svg:desc>12§display§D§svg§600§FALSE§</svg:desc><draw:polygon draw:style-name="gr2" draw:text-style-name="P169" svg:width="0.1421in" svg:height="0.113in" svg:x="0in" svg:y="0in" svg:viewBox="0 0 362 288" draw:points="181,288 0,288 0,0 362,0 362,288"><text:p/></draw:polygon><draw:path draw:style-name="gr3" draw:text-style-name="P169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7.A1" office:value-type="string"><text:p text:style-name="P39">Federhärte</text:p></table:table-cell><table:table-cell table:style-name="Table7.C1" office:value-type="string"><text:p text:style-name="P71"><draw:g text:anchor-type="as-char" svg:y="-0.2256in" draw:z-index="265" draw:style-name="gr1"><svg:title>TexMaths</svg:title><svg:desc>12§display§[D] = \mathrm{\frac{N}{m}}§svg§600§FALSE§</svg:desc><draw:polygon draw:style-name="gr2" draw:text-style-name="P169" svg:width="0.6146in" svg:height="0.3402in" svg:x="0in" svg:y="0in" svg:viewBox="0 0 1562 865" draw:points="780,865 0,865 0,0 1562,0 1562,865"><text:p/></draw:polygon><draw:polygon draw:style-name="gr3" draw:text-style-name="P169" svg:width="0.0228in" svg:height="0.1661in" svg:x="0.0193in" svg:y="0.102in" svg:viewBox="0 0 59 423" draw:points="59,423 59,406 17,406 17,17 59,17 59,0 0,0 0,423"><text:p/></draw:polygon><draw:path draw:style-name="gr3" draw:text-style-name="P169" svg:width="0.1272in" svg:height="0.1134in" svg:x="0.0528in" svg:y="0.1134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69" svg:width="0.0228in" svg:height="0.1661in" svg:x="0.1917in" svg:y="0.102in" svg:viewBox="0 0 59 423" draw:points="59,0 0,0 0,17 42,17 42,406 0,406 0,423 59,423"><text:p/></draw:polygon><draw:path draw:style-name="gr3" draw:text-style-name="P169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69" svg:width="0.1386in" svg:height="0.0067in" svg:x="0.476in" svg:y="0.1811in" svg:viewBox="0 0 353 18" draw:points="176,18 0,18 0,0 353,0 353,18"><text:p/></draw:polygon><draw:path draw:style-name="gr3" draw:text-style-name="P169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7.A2" office:value-type="string"><text:p text:style-name="P89"><draw:g text:anchor-type="as-char" svg:y="-0.0756in" draw:z-index="266" draw:style-name="gr1"><svg:title>TexMaths</svg:title><svg:desc>12§display§m§svg§600§FALSE§</svg:desc><draw:polygon draw:style-name="gr2" draw:text-style-name="P169" svg:width="0.1461in" svg:height="0.0713in" svg:x="0in" svg:y="0.002in" svg:viewBox="0 0 372 182" draw:points="186,182 0,182 0,0 372,0 372,182"><text:p/></draw:polygon><draw:path draw:style-name="gr3" draw:text-style-name="P169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7.A2" office:value-type="string"><text:p text:style-name="P39">Masse</text:p></table:table-cell><table:table-cell table:style-name="Table7.C2" office:value-type="string"><text:p text:style-name="P71"><draw:g text:anchor-type="as-char" svg:y="-0.1252in" draw:z-index="267" draw:style-name="gr1"><svg:title>TexMaths</svg:title><svg:desc>12§display§[m] = \mathrm{kg}§svg§600§FALSE§</svg:desc><draw:polygon draw:style-name="gr2" draw:text-style-name="P169" svg:width="0.6327in" svg:height="0.1657in" svg:x="0in" svg:y="0in" svg:viewBox="0 0 1608 422" draw:points="804,422 0,422 0,0 1608,0 1608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362in" svg:height="0.0752in" svg:x="0.0512in" svg:y="0.050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69" svg:width="0.0228in" svg:height="0.1657in" svg:x="0.1957in" svg:y="0in" svg:viewBox="0 0 59 422" draw:points="59,0 0,0 0,17 42,17 42,406 0,406 0,422 59,422"><text:p/></draw:polygon><draw:path draw:style-name="gr3" draw:text-style-name="P169" svg:width="0.1106in" svg:height="0.039in" svg:x="0.2933in" svg:y="0.063in" svg:viewBox="0 0 282 100" svg:d="M268 17c6 0 14 0 14-9 0-8-8-8-14-8h-254c-6 0-14 0-14 8 0 9 8 9 14 9zM268 100c6 0 14 0 14-9 0-8-8-8-14-8h-254c-6 0-14 0-14 8 0 9 8 9 14 9z"><text:p/></draw:path><draw:path draw:style-name="gr3" draw:text-style-name="P169" svg:width="0.0803in" svg:height="0.1154in" svg:x="0.4638in" svg:y="0.0091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69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7.A2" office:value-type="string"><text:p text:style-name="P81"><draw:g text:anchor-type="as-char" svg:y="-0.1138in" draw:z-index="268" draw:style-name="gr1"><svg:title>TexMaths</svg:title><svg:desc>12§display§M_D§svg§600§FALSE§</svg:desc><draw:polygon draw:style-name="gr2" draw:text-style-name="P169" svg:width="0.2736in" svg:height="0.139in" svg:x="0in" svg:y="0in" svg:viewBox="0 0 696 354" draw:points="348,354 0,354 0,0 696,0 696,354"><text:p/></draw:polygon><draw:path draw:style-name="gr3" draw:text-style-name="P169" svg:width="0.1665in" svg:height="0.1138in" svg:x="0.0071in" svg:y="0in" svg:viewBox="0 0 424 290" svg:d="M375 32c3-15 3-19 36-19 9 0 13 0 13-8 0-5-4-5-11-5h-56c-11 0-11 0-17 8l-154 242-33-240c-2-10-3-10-14-10h-57c-9 0-14 0-14 8 0 5 5 5 14 5 4 0 13 0 18 1 6 0 9 2 9 6 0 3-1 4-2 9l-54 217c-4 16-11 30-46 31-1 0-7 0-7 8 0 4 2 5 6 5 13 0 29-1 42-1 14 0 30 1 43 1 3 0 9 0 9-8 0-5-5-5-9-5-24 0-27-9-27-18 0-4 0-6 1-11l58-231 37 263c0 5 1 10 6 10s7-5 9-7l171-270-60 245c-5 15-5 19-39 19-7 0-12 0-12 8 0 5 5 5 6 5 12 0 41-1 53-1 17 0 36 1 53 1 3 0 9 0 9-8 0-5-4-5-12-5-16 0-28 0-28-7 0-3 0-3 2-11z"><text:p/></draw:path><draw:path draw:style-name="gr3" draw:text-style-name="P169" svg:width="0.0957in" svg:height="0.0795in" svg:x="0.1693in" svg:y="0.0591in" svg:viewBox="0 0 244 203" svg:d="M35 181c-3 9-3 12-27 12-4 0-8 0-8 7 0 3 4 3 8 3h107c66 0 129-60 129-125 0-44-30-78-78-78h-108c-6 0-10 0-10 6 0 5 4 5 10 5 4 0 6 0 12 0 6 1 6 1 6 5 0 0 0 2-2 6zM102 20c3-8 3-9 15-9h38c34 0 61 17 61 56 0 8-3 59-32 93-12 13-37 33-75 33h-39c-10 0-10 0-10-3 0-1 0-2 1-7z"><text:p/></draw:path></draw:g></text:p></table:table-cell><table:table-cell table:style-name="Table7.A2" office:value-type="string"><text:p text:style-name="P18">Direktionsmoment</text:p></table:table-cell><table:table-cell table:style-name="Table7.C2" office:value-type="string"><text:p text:style-name="P65"><draw:g text:anchor-type="as-char" svg:y="-0.1252in" draw:z-index="269" draw:style-name="gr1"><svg:title>TexMaths</svg:title><svg:desc>12§display§[M_D] = \mathrm{N \cdot m}§svg§600§FALSE§</svg:desc><draw:polygon draw:style-name="gr2" draw:text-style-name="P169" svg:width="0.9783in" svg:height="0.1657in" svg:x="0in" svg:y="0in" svg:viewBox="0 0 2486 422" draw:points="1243,422 0,422 0,0 2486,0 2486,422"><text:p/></draw:polygon><draw:polygon draw:style-name="gr3" draw:text-style-name="P169" svg:width="0.0228in" svg:height="0.1657in" svg:x="0.0193in" svg:y="0in" svg:viewBox="0 0 59 422" draw:points="59,422 59,406 17,406 17,17 59,17 59,0 0,0 0,422"><text:p/></draw:polygon><draw:path draw:style-name="gr3" draw:text-style-name="P169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69" svg:width="0.0957in" svg:height="0.0795in" svg:x="0.2154in" svg:y="0.0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69" svg:width="0.0228in" svg:height="0.1657in" svg:x="0.3311in" svg:y="0in" svg:viewBox="0 0 59 422" draw:points="59,0 0,0 0,17 42,17 42,406 0,406 0,422 59,422"><text:p/></draw:polygon><draw:path draw:style-name="gr3" draw:text-style-name="P169" svg:width="0.1106in" svg:height="0.039in" svg:x="0.4291in" svg:y="0.0634in" svg:viewBox="0 0 282 100" svg:d="M268 17c6 0 14 0 14-9 0-8-8-8-14-8h-254c-6 0-14 0-14 8 0 9 8 9 14 9zM268 100c6 0 14 0 14-9 0-8-8-8-14-8h-254c-6 0-14 0-14 8 0 9 8 9 14 9z"><text:p/></draw:path><draw:path draw:style-name="gr3" draw:text-style-name="P169" svg:width="0.1134in" svg:height="0.1134in" svg:x="0.600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69" svg:width="0.0177in" svg:height="0.0177in" svg:x="0.7713in" svg:y="0.074in" svg:viewBox="0 0 46 46" svg:d="M46 23c0-12-10-23-23-23-12 0-23 11-23 23 0 13 11 23 23 23 13 0 23-10 23-23z"><text:p/></draw:path><draw:path draw:style-name="gr3" draw:text-style-name="P169" svg:width="0.1295in" svg:height="0.0732in" svg:x="0.8449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118"><draw:g text:anchor-type="as-char" svg:y="-0.0756in" draw:z-index="322" draw:style-name="gr4"><svg:title>TexMaths</svg:title><svg:desc>12§display§x§svg§600§FALSE§</svg:desc><draw:polygon draw:style-name="gr565" draw:text-style-name="P169" svg:width="0.0949in" svg:height="0.0713in" svg:x="0in" svg:y="0.002in" svg:viewBox="0 0 242 182" draw:points="121,182 0,182 0,0 242,0 242,182"><text:p/></draw:polygon><draw:path draw:style-name="gr566" draw:text-style-name="P169" svg:width="0.0827in" svg:height="0.0752in" svg:x="0.0047in" svg:y="0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/draw:g></text:p></table:table-cell><table:table-cell table:style-name="Table7.A2" office:value-type="string"><text:p text:style-name="P143">Auslenkung</text:p></table:table-cell><table:table-cell table:style-name="Table7.C2" office:value-type="string"><text:p text:style-name="P126">[<draw:g text:anchor-type="as-char" svg:y="-0.1252in" draw:z-index="323" draw:style-name="gr4"><svg:title>TexMaths</svg:title><svg:desc>12§display§[ x ] = \mathrm{m}§svg§600§FALSE§</svg:desc><draw:polygon draw:style-name="gr567" draw:text-style-name="P169" svg:width="0.5476in" svg:height="0.1657in" svg:x="0in" svg:y="0.0004in" svg:viewBox="0 0 1392 422" draw:points="695,422 0,422 0,0 1392,0 1392,422"><text:p/></draw:polygon><draw:polygon draw:style-name="gr568" draw:text-style-name="P169" svg:width="0.0228in" svg:height="0.1657in" svg:x="0.0193in" svg:y="0.0004in" svg:viewBox="0 0 59 422" draw:points="59,422 59,406 17,406 17,17 59,17 59,0 0,0 0,422"><text:p/></draw:polygon><draw:path draw:style-name="gr569" draw:text-style-name="P169" svg:width="0.0827in" svg:height="0.0752in" svg:x="0.0512in" svg:y="0.0512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olygon draw:style-name="gr570" draw:text-style-name="P169" svg:width="0.0228in" svg:height="0.1657in" svg:x="0.1445in" svg:y="0.0004in" svg:viewBox="0 0 59 422" draw:points="59,0 0,0 0,17 42,17 42,406 0,406 0,422 59,422"><text:p/></draw:polygon><draw:path draw:style-name="gr571" draw:text-style-name="P169" svg:width="0.1106in" svg:height="0.039in" svg:x="0.2425in" svg:y="0.0638in" svg:viewBox="0 0 282 100" svg:d="M268 17c6 0 14 0 14-9 0-8-8-8-14-8h-254c-6 0-14 0-14 8 0 9 8 9 14 9zM268 100c6 0 14 0 14-9 0-8-8-8-14-8h-254c-6 0-14 0-14 8 0 9 8 9 14 9z"><text:p/></draw:path><draw:path draw:style-name="gr572" draw:text-style-name="P169" svg:width="0.1295in" svg:height="0.0732in" svg:x="0.4142in" svg:y="0.0512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7.A2" office:value-type="string"><text:p text:style-name="P116"><draw:g text:anchor-type="as-char" svg:y="-0.1252in" draw:z-index="305" draw:style-name="gr4"><svg:title>TexMaths</svg:title><svg:desc>12§display§\alpha / \beta§svg§600§FALSE§</svg:desc><draw:polygon draw:style-name="gr329" draw:text-style-name="P169" svg:width="0.2925in" svg:height="0.1657in" svg:x="0in" svg:y="0.0004in" svg:viewBox="0 0 744 422" draw:points="372,422 0,422 0,0 744,0 744,422"><text:p/></draw:polygon><draw:path draw:style-name="gr330" draw:text-style-name="P169" svg:width="0.0929in" svg:height="0.0752in" svg:x="0.0067in" svg:y="0.0512in" svg:viewBox="0 0 237 192" svg:d="M185 88c0-68-40-88-71-88-58 0-114 61-114 120 0 40 25 72 68 72 27 0 58-10 90-35 5 22 20 35 39 35 22 0 36-23 36-30 0-2-4-4-6-4-3 0-4 2-5 4-9 20-23 20-24 20-13 0-13-32-13-43 0-8 0-9 5-14 39-51 47-100 47-100 0-1 0-5-4-5-5 0-5 2-6 10-9 26-22 59-42 84zM156 145c-37 34-70 37-86 37-26 0-39-18-39-45 0-21 11-67 25-89 20-30 42-38 58-38 42 0 42 55 42 88 0 16 0 40 0 47z"><text:p/></draw:path><draw:path draw:style-name="gr331" draw:text-style-name="P169" svg:width="0.065in" svg:height="0.1657in" svg:x="0.1157in" svg:y="0.0004in" svg:viewBox="0 0 166 422" svg:d="M163 16c3-5 3-8 3-8 0-4-4-8-9-8-3 0-6 1-7 4l-148 403c-2 6-2 7-2 7 0 5 4 8 8 8 6 0 8-2 10-9z"><text:p/></draw:path><draw:path draw:style-name="gr332" draw:text-style-name="P169" svg:width="0.0906in" svg:height="0.1492in" svg:x="0.1945in" svg:y="0.0071in" svg:viewBox="0 0 231 380" svg:d="M231 58c0-32-23-58-57-58-25 0-37 7-52 18-24 17-46 58-55 90l-67 269c0 1 1 3 5 3 3 0 5 0 6-1l29-117c8 25 27 40 57 40 31 0 64-14 82-32 20-20 34-47 34-78s-15-53-31-64c24-13 49-39 49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/draw:g></text:p></table:table-cell><table:table-cell table:style-name="Table7.A2" office:value-type="string"><text:p text:style-name="P139">Einfall/<text:span text:style-name="T39">Brechungsw.</text:span></text:p></table:table-cell><table:table-cell table:style-name="Table7.C2" office:value-type="string"><text:p text:style-name="P124"><draw:g text:anchor-type="as-char" svg:y="-0.1181in" draw:z-index="299" draw:style-name="gr4"><svg:title>TexMaths</svg:title><svg:desc>12§display§\mathrm{rad}§svg§600§FALSE§</svg:desc><draw:polygon draw:style-name="gr287" draw:text-style-name="P169" svg:width="0.2406in" svg:height="0.1157in" svg:x="0in" svg:y="0in" svg:viewBox="0 0 612 295" draw:points="306,295 0,295 0,0 612,0 612,295"><text:p/></draw:polygon><draw:path draw:style-name="gr288" draw:text-style-name="P169" svg:width="0.0559in" svg:height="0.0736in" svg:x="0.0047in" svg:y="0.042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89" draw:text-style-name="P169" svg:width="0.0752in" svg:height="0.0764in" svg:x="0.072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7 0-23 18-58 88-61z"><text:p/></draw:path><draw:path draw:style-name="gr290" draw:text-style-name="P169" svg:width="0.0819in" svg:height="0.1177in" svg:x="0.1535in" svg:y="0in" svg:viewBox="0 0 209 300" svg:d="M146 271v29l63-5v-13c-29 0-32-3-32-24v-258l-62 5v13c30 0 33 2 33 24v92c-12-16-30-27-53-27-51 0-95 43-95 97s42 96 90 96c28 0 46-14 56-29zM146 158v87c0 8 0 8-4 15-12 21-32 31-50 31-19 0-34-11-44-28-12-17-13-41-13-59 0-16 1-41 13-61 10-13 25-26 48-26 16 0 32 6 46 25 4 8 4 9 4 16z"><text:p/></draw:path></draw:g></text:p></table:table-cell></table:table-row><table:table-row><table:table-cell table:style-name="Table7.A2" office:value-type="string"><text:p text:style-name="P114"><draw:g text:anchor-type="as-char" svg:y="-0.0744in" draw:z-index="295" draw:style-name="gr4"><svg:title>TexMaths</svg:title><svg:desc>12§display§n_i§svg§600§FALSE§</svg:desc><draw:polygon draw:style-name="gr265" draw:text-style-name="P169" svg:width="0.1465in" svg:height="0.0965in" svg:x="0in" svg:y="0.0016in" svg:viewBox="0 0 373 246" draw:points="187,246 0,246 0,0 373,0 373,246"><text:p/></draw:polygon><draw:path draw:style-name="gr266" draw:text-style-name="P169" svg:width="0.0898in" svg:height="0.0752in" svg:x="0.0047in" svg:y="0in" svg:viewBox="0 0 229 192" svg:d="M25 162c-1 7-3 17-3 19 0 7 6 11 12 11 4 0 13-4 15-12 0 0 6-20 9-31l8-39c4-8 6-18 7-27 3-7 6-21 6-22 6-13 29-51 70-51 19 0 22 15 22 30 0 25-21 80-27 98-4 10-5 14-5 19 0 21 16 35 35 35 39 0 55-61 55-65 0-5-4-5-5-5-3 0-3 2-6 9-8 29-23 51-43 51-7 0-11-3-11-13 0-11 5-21 9-30 8-23 25-69 25-93 0-29-18-46-48-46-39 0-59 28-66 37-2-24-20-37-40-37-19 0-27 17-31 24-7 14-13 40-13 41 0 5 5 5 5 5 5 0 5 0 7-10 7-30 16-50 31-50 9 0 13 4 13 19 0 8-1 13-7 36z"><text:p/></draw:path><draw:path draw:style-name="gr267" draw:text-style-name="P169" svg:width="0.0354in" svg:height="0.0783in" svg:x="0.1051in" svg:y="0.02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</table:table-cell><table:table-cell table:style-name="Table7.A2" office:value-type="string"><text:p text:style-name="P139">Brechungsindex</text:p></table:table-cell><table:table-cell table:style-name="Table7.C2" office:value-type="string"><text:p text:style-name="P124"><draw:g text:anchor-type="as-char" svg:y="-0.1181in" draw:z-index="298" draw:style-name="gr4"><svg:title>TexMaths</svg:title><svg:desc>12§display§\text{Faktor}§svg§600§FALSE§</svg:desc><draw:polygon draw:style-name="gr280" draw:text-style-name="P169" svg:width="0.4772in" svg:height="0.1157in" svg:x="0in" svg:y="0in" svg:viewBox="0 0 1213 295" draw:points="606,295 0,295 0,0 1213,0 1213,295"><text:p/></draw:polygon><draw:path draw:style-name="gr281" draw:text-style-name="P169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282" draw:text-style-name="P169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283" draw:text-style-name="P169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284" draw:text-style-name="P169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285" draw:text-style-name="P169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286" draw:text-style-name="P169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114"><draw:g text:anchor-type="as-char" svg:y="-0.0728in" draw:z-index="296" draw:style-name="gr4"><svg:title>TexMaths</svg:title><svg:desc>12§display§c_M§svg§600§FALSE§</svg:desc><draw:polygon draw:style-name="gr268" draw:text-style-name="P169" svg:width="0.2102in" svg:height="0.0969in" svg:x="0in" svg:y="0.002in" svg:viewBox="0 0 535 247" draw:points="268,247 0,247 0,0 535,0 535,247"><text:p/></draw:polygon><draw:path draw:style-name="gr269" draw:text-style-name="P169" svg:width="0.0646in" svg:height="0.0756in" svg:x="0.0067in" svg:y="0in" svg:viewBox="0 0 165 193" svg:d="M151 26c-7 0-13 0-19 6-7 7-7 14-7 17 0 10 7 15 15 15 12 0 24-10 24-28 0-20-20-36-50-36-58 0-114 61-114 120 0 39 25 73 68 73 61 0 97-45 97-51 0-2-2-5-6-5-1 0-2 1-5 4-33 42-80 42-85 42-26 0-38-21-38-46 0-18 9-59 23-85 13-24 37-42 60-42 14 0 31 4 37 16z"><text:p/></draw:path><draw:path draw:style-name="gr270" draw:text-style-name="P169" svg:width="0.1236in" svg:height="0.0795in" svg:x="0.0803in" svg:y="0.0193in" svg:viewBox="0 0 315 203" svg:d="M280 24c3-11 4-13 25-13 6 0 10 0 10-6 0-5-4-5-8-5h-41c-9 0-9 0-12 6l-115 170-29-168c-1-8-1-8-11-8h-42c-6 0-9 0-9 6 0 5 3 5 9 5 5 0 6 0 12 0 5 1 6 1 6 5 0 0 0 2-1 6l-37 150c-2 10-7 19-31 21-2 0-6 0-6 7 0 0 0 3 5 3 8 0 20-1 30-1 7 0 25 1 32 1 1 0 6 0 6-6 0-4-5-4-7-4-19 0-19-9-19-12 0-2 0-3 1-8l39-159 33 181c1 6 1 8 6 8 3 0 6-3 8-6l125-186v1l-42 169c-3 9-3 12-27 12-4 0-8 0-8 7 0 0 0 3 5 3 6 0 12-1 18-1s13 0 19 0c8 0 29 1 37 1 2 0 6 0 6-6 0-4-4-4-10-4 0 0-5 0-10 0-7-2-7-3-7-5 0-3 1-5 1-7z"><text:p/></draw:path></draw:g></text:p></table:table-cell><table:table-cell table:style-name="Table7.A2" office:value-type="string"><text:p text:style-name="P139">Lichtgeschw. Material</text:p></table:table-cell><table:table-cell table:style-name="Table7.C2" office:value-type="string"><text:p text:style-name="P124"><draw:g text:anchor-type="as-char" svg:y="-0.1866in" draw:z-index="297" draw:style-name="gr4"><svg:title>TexMaths</svg:title><svg:desc>12§display§[ c_M ] = \mathrm{\frac{m}{s}}§svg§600§FALSE§</svg:desc><draw:polygon draw:style-name="gr271" draw:text-style-name="P169" svg:width="0.6913in" svg:height="0.298in" svg:x="0in" svg:y="0.0016in" svg:viewBox="0 0 1757 758" draw:points="878,758 0,758 0,0 1757,0 1757,758"><text:p/></draw:polygon><draw:polygon draw:style-name="gr272" draw:text-style-name="P169" svg:width="0.0228in" svg:height="0.1661in" svg:x="0.0193in" svg:y="0.061in" svg:viewBox="0 0 59 423" draw:points="59,423 59,406 17,406 17,17 59,17 59,0 0,0 0,423"><text:p/></draw:polygon><draw:path draw:style-name="gr273" draw:text-style-name="P169" svg:width="0.065in" svg:height="0.0752in" svg:x="0.0528in" svg:y="0.113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274" draw:text-style-name="P169" svg:width="0.124in" svg:height="0.0795in" svg:x="0.1268in" svg:y="0.1315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olygon draw:style-name="gr275" draw:text-style-name="P169" svg:width="0.0228in" svg:height="0.1661in" svg:x="0.2689in" svg:y="0.061in" svg:viewBox="0 0 59 423" draw:points="59,0 0,0 0,17 42,17 42,406 0,406 0,423 59,423"><text:p/></draw:polygon><draw:path draw:style-name="gr276" draw:text-style-name="P169" svg:width="0.1106in" svg:height="0.039in" svg:x="0.3669in" svg:y="0.1252in" svg:viewBox="0 0 282 100" svg:d="M268 17c6 0 14 0 14-9 0-8-8-8-14-8h-254c-6 0-14 0-14 8 0 9 8 9 14 9zM268 100c6 0 14 0 14-9 0-8-8-8-14-8h-254c-6 0-14 0-14 8 0 9 8 9 14 9z"><text:p/></draw:path><draw:path draw:style-name="gr277" draw:text-style-name="P169" svg:width="0.1295in" svg:height="0.0732in" svg:x="0.5579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278" draw:text-style-name="P169" svg:width="0.1386in" svg:height="0.0067in" svg:x="0.5528in" svg:y="0.1409in" svg:viewBox="0 0 353 18" draw:points="176,18 0,18 0,0 353,0 353,18"><text:p/></draw:polygon><draw:path draw:style-name="gr279" draw:text-style-name="P169" svg:width="0.0543in" svg:height="0.0764in" svg:x="0.5949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7.A2" office:value-type="string"><text:p text:style-name="P116"><draw:g text:anchor-type="as-char" svg:y="-0.1138in" draw:z-index="306" draw:style-name="gr4"><svg:title>TexMaths</svg:title><svg:desc>12§display§E§svg§600§FALSE§</svg:desc><draw:polygon draw:style-name="gr333" draw:text-style-name="P169" svg:width="0.1319in" svg:height="0.113in" svg:x="0in" svg:y="0in" svg:viewBox="0 0 336 288" draw:points="167,288 0,288 0,0 336,0 336,288"><text:p/></draw:polygon><draw:path draw:style-name="gr334" draw:text-style-name="P169" svg:width="0.1201in" svg:height="0.1126in" svg:x="0.0063in" svg:y="0.0008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7.A2" office:value-type="string"><text:p text:style-name="P140">Elektr. Feld</text:p></table:table-cell><table:table-cell table:style-name="Table7.C2" office:value-type="string"><text:p text:style-name="P125"><draw:g text:anchor-type="as-char" svg:y="-0.1465in" draw:z-index="303" draw:style-name="gr4"><svg:title>TexMaths</svg:title><svg:desc>12§display§[E] = \mathrm{V \cdot m^{-1}}§svg§600§FALSE§</svg:desc><draw:polygon draw:style-name="gr305" draw:text-style-name="P169" svg:width="1.0008in" svg:height="0.1858in" svg:x="0in" svg:y="0.0024in" svg:viewBox="0 0 2543 473" draw:points="1272,473 0,473 0,0 2543,0 2543,473"><text:p/></draw:polygon><draw:polygon draw:style-name="gr306" draw:text-style-name="P169" svg:width="0.0228in" svg:height="0.1665in" svg:x="0.0193in" svg:y="0.0217in" svg:viewBox="0 0 59 424" draw:points="59,424 59,407 17,407 17,17 59,17 59,0 0,0 0,424"><text:p/></draw:polygon><draw:path draw:style-name="gr307" draw:text-style-name="P169" svg:width="0.1205in" svg:height="0.1134in" svg:x="0.0524in" svg:y="0.0335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olygon draw:style-name="gr308" draw:text-style-name="P169" svg:width="0.0228in" svg:height="0.1665in" svg:x="0.1819in" svg:y="0.0217in" svg:viewBox="0 0 59 424" draw:points="59,0 0,0 0,17 42,17 42,407 0,407 0,424 59,424"><text:p/></draw:polygon><draw:path draw:style-name="gr309" draw:text-style-name="P169" svg:width="0.1106in" svg:height="0.039in" svg:x="0.2795in" svg:y="0.085in" svg:viewBox="0 0 282 100" svg:d="M268 17c6 0 14 0 14-9 0-8-8-8-14-8h-254c-6 0-14 0-14 8 0 9 8 9 14 9zM268 100c6 0 14 0 14-9 0-8-8-8-14-8h-254c-6 0-14 0-14 8 0 9 8 9 14 9z"><text:p/></draw:path><draw:path draw:style-name="gr310" draw:text-style-name="P169" svg:width="0.1181in" svg:height="0.1177in" svg:x="0.4488in" svg:y="0.0327in" svg:viewBox="0 0 301 300" svg:d="M254 42c6-16 18-29 47-29v-13c-13 1-30 1-41 1-13 0-37-1-49-1v13c23 0 31 11 31 22 0 2-1 6-2 8l-77 205-81-214c-3-6-3-8-3-9 0-12 24-12 35-12v-13c-14 1-44 1-60 1-20 0-38-1-54-1v13c28 0 36 0 42 16l97 261c4 8 6 10 11 10 7 0 8-3 11-9z"><text:p/></draw:path><draw:path draw:style-name="gr311" draw:text-style-name="P169" svg:width="0.0177in" svg:height="0.0177in" svg:x="0.6236in" svg:y="0.0957in" svg:viewBox="0 0 46 46" svg:d="M46 23c0-12-10-23-23-23-12 0-23 11-23 23 0 13 11 23 23 23 13 0 23-10 23-23z"><text:p/></draw:path><draw:path draw:style-name="gr312" draw:text-style-name="P169" svg:width="0.1295in" svg:height="0.0736in" svg:x="0.6976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13" draw:text-style-name="P169" svg:width="0.0783in" svg:height="0.0059in" svg:x="0.8429in" svg:y="0.0453in" svg:viewBox="0 0 200 16" svg:d="M188 16c5 0 12 0 12-8s-6-8-12-8h-176c-5 0-12 0-12 7 0 9 7 9 12 9z"><text:p/></draw:path><draw:path draw:style-name="gr314" draw:text-style-name="P169" svg:width="0.0425in" svg:height="0.0772in" svg:x="0.9469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7.A2" office:value-type="string"><text:p text:style-name="P115"><draw:g text:anchor-type="as-char" svg:y="-0.1138in" draw:z-index="301" draw:style-name="gr4"><svg:title>TexMaths</svg:title><svg:desc>12§display§B§svg§600§FALSE§</svg:desc><draw:polygon draw:style-name="gr297" draw:text-style-name="P169" svg:width="0.1339in" svg:height="0.113in" svg:x="0in" svg:y="0in" svg:viewBox="0 0 341 288" draw:points="171,288 0,288 0,0 341,0 341,288"><text:p/></draw:polygon><draw:path draw:style-name="gr298" draw:text-style-name="P169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40">Magn. Feld</text:p></table:table-cell><table:table-cell table:style-name="Table7.C2" office:value-type="string"><text:p text:style-name="P125"><draw:g text:anchor-type="as-char" svg:y="-0.1252in" draw:z-index="302" draw:style-name="gr4"><svg:title>TexMaths</svg:title><svg:desc>12§display§[ B ] = \mathrm{T}§svg§600§FALSE§</svg:desc><draw:polygon draw:style-name="gr299" draw:text-style-name="P169" svg:width="0.5685in" svg:height="0.1657in" svg:x="0in" svg:y="0.0004in" svg:viewBox="0 0 1445 422" draw:points="722,422 0,422 0,0 1445,0 1445,422"><text:p/></draw:polygon><draw:polygon draw:style-name="gr300" draw:text-style-name="P169" svg:width="0.0228in" svg:height="0.1657in" svg:x="0.0193in" svg:y="0.0004in" svg:viewBox="0 0 59 422" draw:points="59,422 59,406 17,406 17,17 59,17 59,0 0,0 0,422"><text:p/></draw:polygon><draw:path draw:style-name="gr301" draw:text-style-name="P169" svg:width="0.1189in" svg:height="0.1134in" svg:x="0.0528in" svg:y="0.011in" svg:viewBox="0 0 303 289" svg:d="M50 257c-4 15-6 19-38 19-7 0-12 0-12 8 0 5 4 5 12 5h150c67 0 118-50 118-91 0-31-25-55-66-60 44-8 89-40 89-79 0-31-28-59-80-59h-141c-9 0-12 0-12 8 0 5 3 5 10 5 2 0 10 0 17 1 7 0 11 2 11 6 0 3 0 4-1 9zM114 134l27-105c3-15 4-16 22-16h54c38 0 47 25 47 43 0 38-37 78-89 78zM95 276c-6 0-7 0-10 0-3-1-5-1-5-5 0-1 0-2 2-9l30-118h79c41 0 49 31 49 49 0 42-37 83-87 83z"><text:p/></draw:path><draw:polygon draw:style-name="gr302" draw:text-style-name="P169" svg:width="0.0228in" svg:height="0.1657in" svg:x="0.1843in" svg:y="0.0004in" svg:viewBox="0 0 59 422" draw:points="59,0 0,0 0,17 42,17 42,406 0,406 0,422 59,422"><text:p/></draw:polygon><draw:path draw:style-name="gr303" draw:text-style-name="P169" svg:width="0.1106in" svg:height="0.039in" svg:x="0.2823in" svg:y="0.0634in" svg:viewBox="0 0 282 100" svg:d="M268 17c6 0 14 0 14-9 0-8-8-8-14-8h-254c-6 0-14 0-14 8 0 9 8 9 14 9zM268 100c6 0 14 0 14-9 0-8-8-8-14-8h-254c-6 0-14 0-14 8 0 9 8 9 14 9z"><text:p/></draw:path><draw:path draw:style-name="gr304" draw:text-style-name="P169" svg:width="0.1079in" svg:height="0.1126in" svg:x="0.4543in" svg:y="0.0126in" svg:viewBox="0 0 275 287" svg:d="M267 0h-259l-8 95h11c6-67 12-82 75-82 9 0 20 0 23 1 10 2 10 6 10 16v223c0 15 0 21-45 21h-16v13c16-1 60-1 79-1 20 0 64 0 80 1v-13h-16c-45 0-45-6-45-21v-223c0-8 0-14 9-16 3-1 15-1 24-1 63 0 69 15 75 82h11z"><text:p/></draw:path></draw:g></text:p></table:table-cell></table:table-row><table:table-row><table:table-cell table:style-name="Table7.A2" office:value-type="string"><text:p text:style-name="P116"><draw:g text:anchor-type="as-char" svg:y="-0.1252in" draw:z-index="307" draw:style-name="gr4"><svg:title>TexMaths</svg:title><svg:desc>12§display§g / b§svg§600§FALSE§</svg:desc><draw:polygon draw:style-name="gr335" draw:text-style-name="P169" svg:width="0.2398in" svg:height="0.1657in" svg:x="0in" svg:y="0.0004in" svg:viewBox="0 0 610 422" draw:points="305,422 0,422 0,0 610,0 610,422"><text:p/></draw:polygon><draw:path draw:style-name="gr336" draw:text-style-name="P169" svg:width="0.0764in" svg:height="0.1075in" svg:x="0.0024in" svg:y="0.0512in" svg:viewBox="0 0 195 274" svg:d="M193 28c2-3 2-5 2-8 0-7-5-12-12-12-4 0-16 4-17 18-9-15-23-26-40-26-49 0-101 59-101 120 0 42 25 67 57 67 24 0 44-20 49-24-10 37-14 55-14 57-2 3-16 45-62 45-7 0-21-1-33-5 13-3 18-14 18-21s-5-16-17-16c-10 0-23 9-23 25 0 17 16 26 56 26 53 0 85-33 91-58zM138 133c-2 11-12 22-21 30-9 7-22 15-34 15-22 0-28-22-28-39 0-20 12-71 23-92 12-21 30-37 48-37 28 0 34 33 34 36 0 2 0 4-1 6z"><text:p/></draw:path><draw:path draw:style-name="gr337" draw:text-style-name="P169" svg:width="0.065in" svg:height="0.1657in" svg:x="0.0945in" svg:y="0.0004in" svg:viewBox="0 0 166 422" svg:d="M163 16c3-5 3-8 3-8 0-4-4-8-9-8-3 0-6 1-7 4l-148 403c-2 6-2 7-2 7 0 5 4 8 8 8 6 0 8-2 10-9z"><text:p/></draw:path><draw:path draw:style-name="gr338" draw:text-style-name="P169" svg:width="0.061in" svg:height="0.1173in" svg:x="0.176in" svg:y="0.0094in" svg:viewBox="0 0 156 299" svg:d="M82 5c0 0 0-5-6-5-10 0-41 4-52 5-4 0-8 0-8 8 0 5 4 5 10 5 21 0 22 2 22 7 0 3-5 17-6 27l-35 138c-6 20-7 27-7 42 0 40 23 67 54 67 51 0 102-64 102-125 0-38-21-67-56-67-20 0-38 12-50 25zM42 164c2-8 2-9 6-14 20-28 40-34 52-34 14 0 26 12 26 40 0 25-14 73-21 90-15 28-34 43-51 43-14 0-29-12-29-43 0-7 0-16 7-42z"><text:p/></draw:path></draw:g></text:p></table:table-cell><table:table-cell table:style-name="Table7.A2" office:value-type="string"><text:p text:style-name="P134">Gegenst. / <text:span text:style-name="T39">Bild</text:span>weite</text:p></table:table-cell><table:table-cell table:style-name="Table7.C2" office:value-type="string"><text:p text:style-name="P120"><draw:g text:anchor-type="as-char" svg:y="-0.1252in" draw:z-index="279" draw:style-name="gr4"><svg:title>TexMaths</svg:title><svg:desc>12§display§[g] = \mathrm{m}§svg§600§FALSE§</svg:desc><draw:polygon draw:style-name="gr125" draw:text-style-name="P169" svg:width="0.5374in" svg:height="0.1657in" svg:x="0in" svg:y="0.0004in" svg:viewBox="0 0 1366 422" draw:points="683,422 0,422 0,0 1366,0 1366,422"><text:p/></draw:polygon><draw:polygon draw:style-name="gr126" draw:text-style-name="P169" svg:width="0.0228in" svg:height="0.1657in" svg:x="0.0193in" svg:y="0.0004in" svg:viewBox="0 0 59 422" draw:points="59,422 59,406 17,406 17,17 59,17 59,0 0,0 0,422"><text:p/></draw:polygon><draw:path draw:style-name="gr127" draw:text-style-name="P169" svg:width="0.076in" svg:height="0.1075in" svg:x="0.0488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128" draw:text-style-name="P169" svg:width="0.0228in" svg:height="0.1657in" svg:x="0.135in" svg:y="0.0004in" svg:viewBox="0 0 59 422" draw:points="59,0 0,0 0,17 42,17 42,406 0,406 0,422 59,422"><text:p/></draw:polygon><draw:path draw:style-name="gr129" draw:text-style-name="P169" svg:width="0.1106in" svg:height="0.039in" svg:x="0.2331in" svg:y="0.0638in" svg:viewBox="0 0 282 100" svg:d="M268 17c6 0 14 0 14-9 0-8-8-8-14-8h-254c-6 0-14 0-14 8 0 9 8 9 14 9zM268 100c6 0 14 0 14-9 0-8-8-8-14-8h-254c-6 0-14 0-14 8 0 9 8 9 14 9z"><text:p/></draw:path><draw:path draw:style-name="gr130" draw:text-style-name="P169" svg:width="0.1295in" svg:height="0.0732in" svg:x="0.403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113"><draw:g text:anchor-type="as-char" svg:y="-0.122in" draw:z-index="283" draw:style-name="gr4"><svg:title>TexMaths</svg:title><svg:desc>12§display§G§svg§600§FALSE§</svg:desc><draw:polygon draw:style-name="gr141" draw:text-style-name="P169" svg:width="0.1303in" svg:height="0.1142in" svg:x="0in" svg:y="0.0039in" svg:viewBox="0 0 332 291" draw:points="166,291 0,291 0,0 332,0 332,291"><text:p/></draw:polygon><draw:path draw:style-name="gr142" draw:text-style-name="P169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7.A2" office:value-type="string"><text:p text:style-name="P135">Gegenstandshöhe</text:p></table:table-cell><table:table-cell table:style-name="Table7.C2" office:value-type="string"><text:p text:style-name="P121"><draw:g text:anchor-type="as-char" svg:y="-0.1252in" draw:z-index="285" draw:style-name="gr4"><svg:title>TexMaths</svg:title><svg:desc>12§display§[G] = \mathrm{m}§svg§600§FALSE§</svg:desc><draw:polygon draw:style-name="gr145" draw:text-style-name="P169" svg:width="0.5827in" svg:height="0.1657in" svg:x="0in" svg:y="0.0004in" svg:viewBox="0 0 1481 422" draw:points="740,422 0,422 0,0 1481,0 1481,422"><text:p/></draw:polygon><draw:polygon draw:style-name="gr146" draw:text-style-name="P169" svg:width="0.0228in" svg:height="0.1657in" svg:x="0.0193in" svg:y="0.0004in" svg:viewBox="0 0 59 422" draw:points="59,422 59,406 17,406 17,17 59,17 59,0 0,0 0,422"><text:p/></draw:polygon><draw:path draw:style-name="gr147" draw:text-style-name="P169" svg:width="0.1181in" svg:height="0.1209in" svg:x="0.0543in" svg:y="0.0075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148" draw:text-style-name="P169" svg:width="0.0228in" svg:height="0.1657in" svg:x="0.1803in" svg:y="0.0004in" svg:viewBox="0 0 59 422" draw:points="59,0 0,0 0,17 42,17 42,406 0,406 0,422 59,422"><text:p/></draw:polygon><draw:path draw:style-name="gr149" draw:text-style-name="P169" svg:width="0.1106in" svg:height="0.039in" svg:x="0.2783in" svg:y="0.0638in" svg:viewBox="0 0 282 100" svg:d="M268 17c6 0 14 0 14-9 0-8-8-8-14-8h-254c-6 0-14 0-14 8 0 9 8 9 14 9zM268 100c6 0 14 0 14-9 0-8-8-8-14-8h-254c-6 0-14 0-14 8 0 9 8 9 14 9z"><text:p/></draw:path><draw:path draw:style-name="gr150" draw:text-style-name="P169" svg:width="0.1295in" svg:height="0.0732in" svg:x="0.4492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113"><draw:g text:anchor-type="as-char" svg:y="-0.1138in" draw:z-index="284" draw:style-name="gr4"><svg:title>TexMaths</svg:title><svg:desc>12§display§B§svg§600§FALSE§</svg:desc><draw:polygon draw:style-name="gr143" draw:text-style-name="P169" svg:width="0.1339in" svg:height="0.113in" svg:x="0in" svg:y="0in" svg:viewBox="0 0 341 288" draw:points="171,288 0,288 0,0 341,0 341,288"><text:p/></draw:polygon><draw:path draw:style-name="gr144" draw:text-style-name="P169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35">Bildhöhe</text:p></table:table-cell><table:table-cell table:style-name="Table7.C2" office:value-type="string"><text:p text:style-name="P121"><draw:g text:anchor-type="as-char" svg:y="-0.1252in" draw:z-index="286" draw:style-name="gr4"><svg:title>TexMaths</svg:title><svg:desc>12§display§[B] = \mathrm{m}§svg§600§FALSE§</svg:desc><draw:polygon draw:style-name="gr151" draw:text-style-name="P169" svg:width="0.5866in" svg:height="0.1657in" svg:x="0in" svg:y="0.0004in" svg:viewBox="0 0 1491 422" draw:points="745,422 0,422 0,0 1491,0 1491,422"><text:p/></draw:polygon><draw:polygon draw:style-name="gr152" draw:text-style-name="P169" svg:width="0.0228in" svg:height="0.1657in" svg:x="0.0193in" svg:y="0.0004in" svg:viewBox="0 0 59 422" draw:points="59,422 59,406 17,406 17,17 59,17 59,0 0,0 0,422"><text:p/></draw:polygon><draw:path draw:style-name="gr153" draw:text-style-name="P169" svg:width="0.1185in" svg:height="0.1134in" svg:x="0.0528in" svg:y="0.011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154" draw:text-style-name="P169" svg:width="0.0228in" svg:height="0.1657in" svg:x="0.1843in" svg:y="0.0004in" svg:viewBox="0 0 59 422" draw:points="59,0 0,0 0,17 42,17 42,406 0,406 0,422 59,422"><text:p/></draw:polygon><draw:path draw:style-name="gr155" draw:text-style-name="P169" svg:width="0.1106in" svg:height="0.039in" svg:x="0.2823in" svg:y="0.0638in" svg:viewBox="0 0 282 100" svg:d="M268 17c6 0 14 0 14-9 0-8-8-8-14-8h-254c-6 0-14 0-14 8 0 9 8 9 14 9zM268 100c6 0 14 0 14-9 0-8-8-8-14-8h-254c-6 0-14 0-14 8 0 9 8 9 14 9z"><text:p/></draw:path><draw:path draw:style-name="gr156" draw:text-style-name="P169" svg:width="0.1295in" svg:height="0.0732in" svg:x="0.4531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117"><draw:g text:anchor-type="as-char" svg:y="-0.1189in" draw:z-index="317" draw:style-name="gr4"><svg:title>TexMaths</svg:title><svg:desc>12§display§f§svg§600§FALSE§</svg:desc><draw:polygon draw:style-name="gr486" draw:text-style-name="P169" svg:width="0.0992in" svg:height="0.1472in" svg:x="0in" svg:y="0.0016in" svg:viewBox="0 0 253 375" draw:points="126,375 0,375 0,0 253,0 253,375"><text:p/></draw:polygon><draw:path draw:style-name="gr487" draw:text-style-name="P169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7.C2" table:number-columns-spanned="2" office:value-type="string"><text:p text:style-name="P142">Brennweite <draw:g text:anchor-type="as-char" svg:y="-0.2417in" draw:z-index="318" draw:style-name="gr4"><svg:title>TexMaths</svg:title><svg:desc>12§display§[f] = \mathrm{m} \quad \left [ \frac{1}{f} \right ] = \mathrm{dp}§svg§600§FALSE§</svg:desc><draw:polygon draw:style-name="gr488" draw:text-style-name="P169" svg:width="1.4654in" svg:height="0.3988in" svg:x="0in" svg:y="0in" svg:viewBox="0 0 3723 1014" draw:points="1861,1014 0,1014 0,0 3723,0 3723,1014"><text:p/></draw:polygon><draw:polygon draw:style-name="gr489" draw:text-style-name="P169" svg:width="0.0228in" svg:height="0.1661in" svg:x="0.0193in" svg:y="0.1161in" svg:viewBox="0 0 59 423" draw:points="59,423 59,406 17,406 17,17 59,17 59,0 0,0 0,423"><text:p/></draw:polygon><draw:path draw:style-name="gr490" draw:text-style-name="P169" svg:width="0.0827in" svg:height="0.1512in" svg:x="0.0547in" svg:y="0.12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491" draw:text-style-name="P169" svg:width="0.0228in" svg:height="0.1661in" svg:x="0.1488in" svg:y="0.1161in" svg:viewBox="0 0 59 423" draw:points="59,0 0,0 0,17 42,17 42,406 0,406 0,423 59,423"><text:p/></draw:polygon><draw:path draw:style-name="gr492" draw:text-style-name="P169" svg:width="0.1106in" svg:height="0.039in" svg:x="0.2465in" svg:y="0.1803in" svg:viewBox="0 0 282 100" svg:d="M268 17c6 0 14 0 14-9 0-8-8-8-14-8h-254c-6 0-14 0-14 8 0 9 8 9 14 9zM268 100c6 0 14 0 14-9 0-8-8-8-14-8h-254c-6 0-14 0-14 8 0 9 8 9 14 9z"><text:p/></draw:path><draw:path draw:style-name="gr493" draw:text-style-name="P169" svg:width="0.1295in" svg:height="0.0732in" svg:x="0.4181in" svg:y="0.16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494" draw:text-style-name="P169" svg:width="0.0437in" svg:height="0.3984in" svg:x="0.7866in" svg:y="0in" svg:viewBox="0 0 112 1013" draw:points="0,1013 112,1013 112,990 24,990 24,23 112,23 112,0 0,0"><text:p/></draw:polygon><draw:path draw:style-name="gr495" draw:text-style-name="P169" svg:width="0.0547in" svg:height="0.1106in" svg:x="0.8756in" svg:y="0.0181in" svg:viewBox="0 0 140 282" svg:d="M88 11c0-10 0-11-10-11-26 28-65 28-78 28v13c8 0 34 0 55-12v219c0 16-1 21-39 21h-14v13c16-1 52-1 70-1 17 0 54 0 68 1v-13h-13c-38 0-39-5-39-21z"><text:p/></draw:path><draw:polygon draw:style-name="gr496" draw:text-style-name="P169" svg:width="0.0992in" svg:height="0.0067in" svg:x="0.8524in" svg:y="0.1957in" svg:viewBox="0 0 253 18" draw:points="126,18 0,18 0,0 253,0 253,18"><text:p/></draw:polygon><draw:path draw:style-name="gr497" draw:text-style-name="P169" svg:width="0.0827in" svg:height="0.1512in" svg:x="0.8614in" svg:y="0.2378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498" draw:text-style-name="P169" svg:width="0.0437in" svg:height="0.3984in" svg:x="0.9736in" svg:y="0in" svg:viewBox="0 0 112 1013" draw:points="89,990 0,990 0,1013 112,1013 112,0 0,0 0,23 89,23"><text:p/></draw:polygon><draw:path draw:style-name="gr499" draw:text-style-name="P169" svg:width="0.1106in" svg:height="0.039in" svg:x="1.1146in" svg:y="0.1803in" svg:viewBox="0 0 282 100" svg:d="M268 17c6 0 14 0 14-9 0-8-8-8-14-8h-254c-6 0-14 0-14 8 0 9 8 9 14 9zM268 100c6 0 14 0 14-9 0-8-8-8-14-8h-254c-6 0-14 0-14 8 0 9 8 9 14 9z"><text:p/></draw:path><draw:path draw:style-name="gr500" draw:text-style-name="P169" svg:width="0.0819in" svg:height="0.1173in" svg:x="1.2862in" svg:y="0.1256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501" draw:text-style-name="P169" svg:width="0.0819in" svg:height="0.1059in" svg:x="1.378in" svg:y="0.1673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/draw:g></text:p></table:table-cell><table:covered-table-cell/></table:table-row><table:table-row><table:table-cell table:style-name="Table7.A2" office:value-type="string"><text:p text:style-name="P113"><draw:g text:anchor-type="as-char" svg:y="-0.0756in" draw:z-index="280" draw:style-name="gr4"><svg:title>TexMaths</svg:title><svg:desc>12§display§r§svg§600§FALSE§</svg:desc><draw:polygon draw:style-name="gr131" draw:text-style-name="P169" svg:width="0.0791in" svg:height="0.0713in" svg:x="0in" svg:y="0.002in" svg:viewBox="0 0 202 182" draw:points="102,182 0,182 0,0 202,0 202,182"><text:p/></draw:polygon><draw:path draw:style-name="gr132" draw:text-style-name="P169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7.A2" office:value-type="string"><text:p text:style-name="P135">Kr<text:span text:style-name="T16">ümmungsradius</text:span></text:p></table:table-cell><table:table-cell table:style-name="Table7.C2" office:value-type="string"><text:p text:style-name="P121"><draw:g text:anchor-type="as-char" svg:y="-0.1252in" draw:z-index="281" draw:style-name="gr4"><svg:title>TexMaths</svg:title><svg:desc>12§display§[r] = \mathrm{m}§svg§600§FALSE§</svg:desc><draw:polygon draw:style-name="gr133" draw:text-style-name="P169" svg:width="0.5311in" svg:height="0.1657in" svg:x="0in" svg:y="0.0004in" svg:viewBox="0 0 1350 422" draw:points="675,422 0,422 0,0 1350,0 1350,422"><text:p/></draw:polygon><draw:polygon draw:style-name="gr134" draw:text-style-name="P169" svg:width="0.0228in" svg:height="0.1657in" svg:x="0.0193in" svg:y="0.0004in" svg:viewBox="0 0 59 422" draw:points="59,422 59,406 17,406 17,17 59,17 59,0 0,0 0,422"><text:p/></draw:polygon><draw:path draw:style-name="gr135" draw:text-style-name="P169" svg:width="0.0677in" svg:height="0.0752in" svg:x="0.0508in" svg:y="0.0512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136" draw:text-style-name="P169" svg:width="0.0228in" svg:height="0.1657in" svg:x="0.1295in" svg:y="0.0004in" svg:viewBox="0 0 59 422" draw:points="59,0 0,0 0,17 42,17 42,406 0,406 0,422 59,422"><text:p/></draw:polygon><draw:path draw:style-name="gr137" draw:text-style-name="P169" svg:width="0.1106in" svg:height="0.039in" svg:x="0.2272in" svg:y="0.0638in" svg:viewBox="0 0 282 100" svg:d="M267 17c6 0 15 0 15-9 0-8-9-8-15-8h-253c-6 0-14 0-14 8 0 9 8 9 14 9zM267 100c6 0 15 0 15-9 0-8-9-8-15-8h-253c-6 0-14 0-14 8 0 9 8 9 14 9z"><text:p/></draw:path><draw:path draw:style-name="gr138" draw:text-style-name="P169" svg:width="0.1295in" svg:height="0.0732in" svg:x="0.398in" svg:y="0.0512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113"><draw:g text:anchor-type="as-char" svg:y="-0.1181in" draw:z-index="282" draw:style-name="gr4"><svg:title>TexMaths</svg:title><svg:desc>12§display§V§svg§600§FALSE§</svg:desc><draw:polygon draw:style-name="gr139" draw:text-style-name="P169" svg:width="0.1335in" svg:height="0.1142in" svg:x="0in" svg:y="0in" svg:viewBox="0 0 340 291" draw:points="170,291 0,291 0,0 340,0 340,291"><text:p/></draw:polygon><draw:path draw:style-name="gr140" draw:text-style-name="P169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7.A2" office:value-type="string"><text:p text:style-name="P135">Vergrößerung</text:p></table:table-cell><table:table-cell table:style-name="Table7.C2" office:value-type="string"><text:p text:style-name="P123"><draw:g text:anchor-type="as-char" svg:y="-0.1181in" draw:z-index="287" draw:style-name="gr4"><svg:title>TexMaths</svg:title><svg:desc>12§display§\text{Faktor}§svg§600§FALSE§</svg:desc><draw:polygon draw:style-name="gr157" draw:text-style-name="P169" svg:width="0.4772in" svg:height="0.1157in" svg:x="0in" svg:y="0in" svg:viewBox="0 0 1213 295" draw:points="606,295 0,295 0,0 1213,0 1213,295"><text:p/></draw:polygon><draw:path draw:style-name="gr158" draw:text-style-name="P169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159" draw:text-style-name="P169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160" draw:text-style-name="P169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161" draw:text-style-name="P169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162" draw:text-style-name="P169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163" draw:text-style-name="P169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113"><draw:g text:anchor-type="as-char" svg:y="-0.1181in" draw:z-index="290" draw:style-name="gr4"><svg:title>TexMaths</svg:title><svg:desc>12§display§\lambda§svg§600§FALSE§</svg:desc><draw:polygon draw:style-name="gr185" draw:text-style-name="P169" svg:width="0.0965in" svg:height="0.1157in" svg:x="0in" svg:y="0in" svg:viewBox="0 0 246 295" draw:points="123,295 0,295 0,0 246,0 246,295"><text:p/></draw:polygon><draw:path draw:style-name="gr186" draw:text-style-name="P169" svg:width="0.0819in" svg:height="0.1177in" svg:x="0.0091in" svg:y="0in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p></table:table-cell><table:table-cell table:style-name="Table7.A2" office:value-type="string"><text:p text:style-name="P135">Wellenlänge</text:p></table:table-cell><table:table-cell table:style-name="Table7.C2" office:value-type="string"><text:p text:style-name="P121"><draw:g text:anchor-type="as-char" svg:y="-0.1252in" draw:z-index="291" draw:style-name="gr4"><svg:title>TexMaths</svg:title><svg:desc>12§display§[ \lambda ] = \mathrm{m}§svg§600§FALSE§</svg:desc><draw:polygon draw:style-name="gr187" draw:text-style-name="P169" svg:width="0.5484in" svg:height="0.1657in" svg:x="0in" svg:y="0.0004in" svg:viewBox="0 0 1394 422" draw:points="696,422 0,422 0,0 1394,0 1394,422"><text:p/></draw:polygon><draw:polygon draw:style-name="gr188" draw:text-style-name="P169" svg:width="0.0228in" svg:height="0.1657in" svg:x="0.0193in" svg:y="0.0004in" svg:viewBox="0 0 59 422" draw:points="59,422 59,406 17,406 17,17 59,17 59,0 0,0 0,422"><text:p/></draw:polygon><draw:path draw:style-name="gr189" draw:text-style-name="P169" svg:width="0.0823in" svg:height="0.1173in" svg:x="0.0547in" svg:y="0.0098in" svg:viewBox="0 0 210 299" svg:d="M128 170c18 45 39 110 46 119 6 10 11 10 21 10h10c5-1 5-4 5-5s-1-2-3-4c-3-4-6-10-9-19l-87-241c-8-24-32-30-51-30-2 0-8 0-8 5 0 3 3 3 4 3 14 4 17 6 28 35l41 115-118 116c-5 6-7 8-7 13 0 7 6 12 13 12 6 0 10-4 13-9z"><text:p/></draw:path><draw:polygon draw:style-name="gr190" draw:text-style-name="P169" svg:width="0.0228in" svg:height="0.1657in" svg:x="0.1465in" svg:y="0.0004in" svg:viewBox="0 0 59 422" draw:points="59,0 0,0 0,17 42,17 42,406 0,406 0,422 59,422"><text:p/></draw:polygon><draw:path draw:style-name="gr191" draw:text-style-name="P169" svg:width="0.1106in" svg:height="0.039in" svg:x="0.2445in" svg:y="0.0638in" svg:viewBox="0 0 282 100" svg:d="M267 17c6 0 15 0 15-9 0-8-9-8-15-8h-253c-6 0-14 0-14 8 0 9 8 9 14 9zM267 100c6 0 15 0 15-9 0-8-9-8-15-8h-253c-6 0-14 0-14 8 0 9 8 9 14 9z"><text:p/></draw:path><draw:path draw:style-name="gr192" draw:text-style-name="P169" svg:width="0.1295in" svg:height="0.0732in" svg:x="0.4154in" svg:y="0.0512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116"><draw:g text:anchor-type="as-char" svg:y="-0.1138in" draw:z-index="308" draw:style-name="gr4"><svg:title>TexMaths</svg:title><svg:desc>12§display§\mathrm{I}§svg§600§FALSE§</svg:desc><draw:polygon draw:style-name="gr339" draw:text-style-name="P169" svg:width="0.0602in" svg:height="0.113in" svg:x="0in" svg:y="0in" svg:viewBox="0 0 154 288" draw:points="77,288 0,288 0,0 154,0 154,288"><text:p/></draw:polygon><draw:path draw:style-name="gr340" draw:text-style-name="P169" svg:width="0.0508in" svg:height="0.113in" svg:x="0.0047in" svg:y="0in" svg:viewBox="0 0 130 288" svg:d="M84 34c0-16 2-21 35-21h11v-13c-14 1-48 1-65 1s-51 0-65-1v13h11c34 0 35 5 35 21v222c0 15-1 19-35 19h-11v13c14-1 48-1 65-1s51 0 65 1v-13h-11c-33 0-35-4-35-19z"><text:p/></draw:path></draw:g></text:p></table:table-cell><table:table-cell table:style-name="Table7.A2" office:value-type="string"><text:p text:style-name="P141">Intensität</text:p></table:table-cell><table:table-cell table:style-name="Table7.C2" office:value-type="string"><text:p text:style-name="P122"><draw:g text:anchor-type="as-char" svg:y="-0.1508in" draw:z-index="309" draw:style-name="gr4"><svg:title>TexMaths</svg:title><svg:desc>12§display§\mathrm{I} = \mathrm{W \cdot m^{-2}}§svg§600§FALSE§</svg:desc><draw:polygon draw:style-name="gr341" draw:text-style-name="P169" svg:width="0.8827in" svg:height="0.1445in" svg:x="0in" svg:y="0.002in" svg:viewBox="0 0 2243 368" draw:points="1122,368 0,368 0,0 2243,0 2243,368"><text:p/></draw:polygon><draw:path draw:style-name="gr342" draw:text-style-name="P169" svg:width="0.0508in" svg:height="0.1142in" svg:x="0.0047in" svg:y="0.0327in" svg:viewBox="0 0 130 291" svg:d="M84 34c0-16 1-21 35-21h11v-13c-15 1-48 1-65 1s-51 0-65-1v13h11c33 0 35 5 35 21v224c0 14-2 19-35 19h-11v14c14-2 48-2 65-2s50 0 65 2v-14h-11c-34 0-35-5-35-19z"><text:p/></draw:path><draw:path draw:style-name="gr343" draw:text-style-name="P169" svg:width="0.1106in" svg:height="0.039in" svg:x="0.1154in" svg:y="0.0854in" svg:viewBox="0 0 282 100" svg:d="M268 17c6 0 14 0 14-9 0-8-8-8-14-8h-254c-6 0-14 0-14 8 0 9 8 9 14 9zM268 100c6 0 14 0 14-8 0-9-8-9-14-9h-254c-6 0-14 0-14 9 0 8 8 8 14 8z"><text:p/></draw:path><draw:path draw:style-name="gr344" draw:text-style-name="P169" svg:width="0.1646in" svg:height="0.1177in" svg:x="0.2843in" svg:y="0.0327in" svg:viewBox="0 0 419 300" svg:d="M377 42c7-25 26-29 42-29v-13c-12 1-25 1-39 1-12 0-39-1-50-1v13c29 0 37 15 37 23 0 3-1 6-2 9l-64 196-67-208c0-3-1-5-1-6 0-14 24-14 35-14v-13c-15 1-44 1-60 1s-34-1-52-1v13c25 0 34 0 38 16l10 29-59 183-68-210c0-1-1-3-1-4 0-14 25-14 36-14v-13c-16 1-45 1-60 1-16 0-35-1-52-1v13c31 0 34 3 38 18l86 261c1 3 2 8 7 8 6 0 7-3 8-8l70-217 71 217c1 3 2 8 8 8s6-3 8-8z"><text:p/></draw:path><draw:path draw:style-name="gr345" draw:text-style-name="P169" svg:width="0.0177in" svg:height="0.0177in" svg:x="0.5055in" svg:y="0.0957in" svg:viewBox="0 0 46 46" svg:d="M46 23c0-12-10-23-23-23-12 0-23 11-23 23 0 13 11 23 23 23 13 0 23-10 23-23z"><text:p/></draw:path><draw:path draw:style-name="gr346" draw:text-style-name="P169" svg:width="0.1295in" svg:height="0.0736in" svg:x="0.5795in" svg:y="0.0728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47" draw:text-style-name="P169" svg:width="0.0783in" svg:height="0.0059in" svg:x="0.7252in" svg:y="0.0453in" svg:viewBox="0 0 200 16" svg:d="M188 16c5 0 12 0 12-8s-6-8-12-8h-176c-5 0-12 0-12 7 0 9 7 9 12 9z"><text:p/></draw:path><draw:path draw:style-name="gr348" draw:text-style-name="P169" svg:width="0.0516in" svg:height="0.0776in" svg:x="0.824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</table:table-cell></table:table-row><table:table-row><table:table-cell table:style-name="Table7.A2" office:value-type="string"><text:p text:style-name="P119"/></table:table-cell><table:table-cell table:style-name="Table7.A2" office:value-type="string"><text:p text:style-name="P135"/></table:table-cell><table:table-cell table:style-name="Table7.C2" office:value-type="string"><text:p text:style-name="P121"/></table:table-cell></table:table-row></table:table><text:p text:style-name="Frame_20_contents"/></draw:text-box></draw:frame><text:span text:style-name="T36">Optik</text:span></text:h>
      <text:h text:style-name="Heading_20_3" text:outline-level="3">Brechungsgesetz</text:h>
      <text:p text:style-name="P128"><draw:g text:anchor-type="as-char" svg:y="-0.1173in" draw:z-index="292" draw:style-name="gr4"><svg:title>TexMaths</svg:title><svg:desc>12§display§\text{optisch d\"{u}nner} \rightarrow \text{optisch dichter} \Rightarrow \text{Brechung zum Lot hin}§svg§600§FALSE§</svg:desc><draw:polygon draw:style-name="gr193" draw:text-style-name="P169" svg:width="4.2929in" svg:height="0.148in" svg:x="0in" svg:y="0in" svg:viewBox="0 0 10905 377" draw:points="5453,377 0,377 0,0 10905,0 10905,377"><text:p/></draw:polygon><draw:path draw:style-name="gr194" draw:text-style-name="P169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195" draw:text-style-name="P169" svg:width="0.0819in" svg:height="0.1063in" svg:x="0.0878in" svg:y="0.0425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196" draw:text-style-name="P169" svg:width="0.052in" svg:height="0.1043in" svg:x="0.1787in" svg:y="0.0138in" svg:viewBox="0 0 133 266" svg:d="M66 92h60v-14h-60v-78h-11c-1 35-13 81-55 82v10h36v117c0 53 40 57 55 57 30 0 42-30 42-57v-25h-11v25c0 31-12 47-28 47-28 0-28-39-28-46z"><text:p/></draw:path><draw:path draw:style-name="gr197" draw:text-style-name="P169" svg:width="0.0354in" svg:height="0.1118in" svg:x="0.2453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198" draw:text-style-name="P169" svg:width="0.0543in" svg:height="0.0764in" svg:x="0.2913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199" draw:text-style-name="P169" svg:width="0.0634in" svg:height="0.0764in" svg:x="0.357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200" draw:text-style-name="P169" svg:width="0.0839in" svg:height="0.1157in" svg:x="0.4264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01" draw:text-style-name="P169" svg:width="0.0819in" svg:height="0.1177in" svg:x="0.574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202" draw:text-style-name="P169" svg:width="0.0488in" svg:height="0.0165in" svg:x="0.6823in" svg:y="0.0047in" svg:viewBox="0 0 125 43" svg:d="M42 22c0-11-8-22-20-22s-22 10-22 22 10 21 22 21 20-10 20-21zM125 22c0-12-10-22-22-22s-21 11-21 22 9 21 21 21 22-9 22-21z"><text:p/></draw:path><draw:path draw:style-name="gr203" draw:text-style-name="P169" svg:width="0.0839in" svg:height="0.0756in" svg:x="0.6657in" svg:y="0.0425in" svg:viewBox="0 0 214 193" svg:d="M152 154v39l62-5v-13c-30 0-34-3-34-23v-152l-62 5v13c30 0 33 2 33 24v76c0 36-20 65-51 65-36 0-38-19-38-42v-141l-62 5v13c34 0 34 1 34 39v64c0 33 0 72 63 72 24 0 43-12 55-39z"><text:p/></draw:path><draw:path draw:style-name="gr204" draw:text-style-name="P169" svg:width="0.0839in" svg:height="0.0736in" svg:x="0.7583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205" draw:text-style-name="P169" svg:width="0.0839in" svg:height="0.0736in" svg:x="0.8504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206" draw:text-style-name="P169" svg:width="0.0642in" svg:height="0.0764in" svg:x="0.942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207" draw:text-style-name="P169" svg:width="0.0559in" svg:height="0.0736in" svg:x="1.0157in" svg:y="0.0425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08" draw:text-style-name="P169" svg:width="0.1476in" svg:height="0.087in" svg:x="1.1315in" svg:y="0.0303in" svg:viewBox="0 0 376 222" svg:d="M330 119c-24 18-35 37-38 41-20 30-23 57-23 57 0 5 5 5 8 5 7 0 9 0 10-9 9-41 35-77 83-96 4-2 6-2 6-6 0-2-3-4-4-5-18-7-70-28-85-100-1-5-3-6-10-6-3 0-8 0-8 5 0 1 3 28 21 56 9 13 22 28 40 41h-314c-9 0-16 0-16 9 0 8 7 8 16 8z"><text:p/></draw:path><draw:path draw:style-name="gr209" draw:text-style-name="P169" svg:width="0.0736in" svg:height="0.0764in" svg:x="1.339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10" draw:text-style-name="P169" svg:width="0.0819in" svg:height="0.1063in" svg:x="1.422in" svg:y="0.0425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211" draw:text-style-name="P169" svg:width="0.052in" svg:height="0.1043in" svg:x="1.513in" svg:y="0.0138in" svg:viewBox="0 0 133 266" svg:d="M66 92h60v-14h-60v-78h-11c-1 35-13 81-55 82v10h36v117c0 53 40 57 55 57 30 0 42-30 42-57v-25h-11v25c0 31-12 47-28 47-28 0-28-39-28-46z"><text:p/></draw:path><draw:path draw:style-name="gr212" draw:text-style-name="P169" svg:width="0.0354in" svg:height="0.1118in" svg:x="1.5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213" draw:text-style-name="P169" svg:width="0.0543in" svg:height="0.0764in" svg:x="1.626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214" draw:text-style-name="P169" svg:width="0.0634in" svg:height="0.0764in" svg:x="1.6913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215" draw:text-style-name="P169" svg:width="0.0839in" svg:height="0.1157in" svg:x="1.7606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16" draw:text-style-name="P169" svg:width="0.0819in" svg:height="0.1177in" svg:x="1.9083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217" draw:text-style-name="P169" svg:width="0.0354in" svg:height="0.1118in" svg:x="2.000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218" draw:text-style-name="P169" svg:width="0.0634in" svg:height="0.0764in" svg:x="2.0469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219" draw:text-style-name="P169" svg:width="0.0839in" svg:height="0.1157in" svg:x="2.115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20" draw:text-style-name="P169" svg:width="0.052in" svg:height="0.1043in" svg:x="2.2012in" svg:y="0.0138in" svg:viewBox="0 0 133 266" svg:d="M66 92h60v-14h-60v-78h-11c-1 35-13 81-55 82v10h36v117c0 53 40 57 55 57 30 0 42-30 42-57v-25h-11v25c0 31-12 47-28 47-28 0-28-39-28-46z"><text:p/></draw:path><draw:path draw:style-name="gr221" draw:text-style-name="P169" svg:width="0.0642in" svg:height="0.0764in" svg:x="2.266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222" draw:text-style-name="P169" svg:width="0.0559in" svg:height="0.0736in" svg:x="2.3413in" svg:y="0.0425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23" draw:text-style-name="P169" svg:width="0.1476in" svg:height="0.0917in" svg:x="2.4563in" svg:y="0.0283in" svg:viewBox="0 0 376 234" svg:d="M284 84c17 16 39 27 53 33-15 7-36 18-53 32h-268c-8 0-16 0-16 9 0 8 7 8 14 8h251c-20 21-43 58-43 63s6 5 8 5c4 0 6 0 9-4 8-15 20-38 48-62 29-27 57-38 79-45 7-2 8-2 8-4 2 0 2-1 2-2s0-1 0-2l-2-2c-1 0-1 0-9-3-58-17-100-56-124-102-5-8-5-8-11-8-2 0-8 0-8 5s22 42 43 63h-251c-7 0-14 0-14 8s8 8 16 8z"><text:p/></draw:path><draw:path draw:style-name="gr224" draw:text-style-name="P169" svg:width="0.102in" svg:height="0.1142in" svg:x="2.6657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225" draw:text-style-name="P169" svg:width="0.0559in" svg:height="0.0736in" svg:x="2.7819in" svg:y="0.0425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226" draw:text-style-name="P169" svg:width="0.0642in" svg:height="0.0764in" svg:x="2.84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227" draw:text-style-name="P169" svg:width="0.0634in" svg:height="0.0764in" svg:x="2.922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228" draw:text-style-name="P169" svg:width="0.0839in" svg:height="0.1157in" svg:x="2.9909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29" draw:text-style-name="P169" svg:width="0.0839in" svg:height="0.0756in" svg:x="3.0783in" svg:y="0.0425in" svg:viewBox="0 0 214 193" svg:d="M152 154v39l62-5v-13c-30 0-34-3-34-23v-152l-62 5v13c30 0 33 2 33 24v76c0 36-20 65-51 65-36 0-38-19-38-42v-141l-62 5v13c34 0 34 1 34 39v64c0 33 0 72 63 72 24 0 43-12 55-39z"><text:p/></draw:path><draw:path draw:style-name="gr230" draw:text-style-name="P169" svg:width="0.0839in" svg:height="0.0736in" svg:x="3.1705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231" draw:text-style-name="P169" svg:width="0.076in" svg:height="0.1102in" svg:x="3.2622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232" draw:text-style-name="P169" svg:width="0.0618in" svg:height="0.0717in" svg:x="3.4004in" svg:y="0.0441in" svg:viewBox="0 0 158 183" svg:d="M154 13c3-5 3-6 3-7 0-6-2-6-11-6h-135l-5 69h11c2-44 11-59 57-59h48l-118 160c-4 5-4 6-4 8 0 5 2 5 11 5h140l7-79h-10c-4 50-12 70-62 70h-50z"><text:p/></draw:path><draw:path draw:style-name="gr233" draw:text-style-name="P169" svg:width="0.0839in" svg:height="0.0756in" svg:x="3.4752in" svg:y="0.0425in" svg:viewBox="0 0 214 193" svg:d="M152 154v39l62-5v-13c-30 0-34-3-34-23v-152l-62 5v13c30 0 33 2 33 24v76c0 36-20 65-51 65-36 0-38-19-38-42v-141l-62 5v13c34 0 34 1 34 39v64c0 33 0 72 63 72 24 0 43-12 55-39z"><text:p/></draw:path><draw:path draw:style-name="gr234" draw:text-style-name="P169" svg:width="0.1295in" svg:height="0.0736in" svg:x="3.5673in" svg:y="0.0425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235" draw:text-style-name="P169" svg:width="0.0913in" svg:height="0.1142in" svg:x="3.761in" svg:y="0.002in" svg:viewBox="0 0 233 291" svg:d="M233 181h-11c-5 43-11 96-85 96h-35c-19 0-20-2-20-17v-226c0-15 0-21 39-21h15v-13c-16 1-54 1-71 1s-51 0-65-1v13h10c33 0 33 5 33 21v224c0 14 0 19-33 19h-10v14h221z"><text:p/></draw:path><draw:path draw:style-name="gr236" draw:text-style-name="P169" svg:width="0.0736in" svg:height="0.0764in" svg:x="3.8642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237" draw:text-style-name="P169" svg:width="0.052in" svg:height="0.1043in" svg:x="3.9457in" svg:y="0.0138in" svg:viewBox="0 0 133 266" svg:d="M66 92h60v-14h-60v-78h-11c-1 35-13 81-55 82v10h36v117c0 53 40 57 55 57 30 0 42-30 42-57v-25h-11v25c0 31-12 47-28 47-28 0-28-39-28-46z"><text:p/></draw:path><draw:path draw:style-name="gr238" draw:text-style-name="P169" svg:width="0.0839in" svg:height="0.1157in" svg:x="4.067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239" draw:text-style-name="P169" svg:width="0.0354in" svg:height="0.1118in" svg:x="4.160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240" draw:text-style-name="P169" svg:width="0.0839in" svg:height="0.0736in" svg:x="4.2059in" svg:y="0.0425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/draw:g></text:p>
      <text:p text:style-name="P128"><draw:g text:anchor-type="as-char" svg:y="-0.1854in" draw:z-index="293" draw:style-name="gr4"><svg:title>TexMaths</svg:title><svg:desc>12§display§n = \frac{c_0}{c_{\mathrm{M}}}§svg§600§FALSE§</svg:desc><draw:polygon draw:style-name="gr241" draw:text-style-name="P169" svg:width="0.5406in" svg:height="0.3228in" svg:x="0in" svg:y="0.002in" svg:viewBox="0 0 1374 821" draw:points="688,821 0,821 0,0 1374,0 1374,821"><text:p/></draw:polygon><draw:path draw:style-name="gr242" draw:text-style-name="P169" svg:width="0.0898in" svg:height="0.0752in" svg:x="0.004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243" draw:text-style-name="P169" svg:width="0.1106in" svg:height="0.039in" svg:x="0.1551in" svg:y="0.1248in" svg:viewBox="0 0 282 100" svg:d="M268 17c6 0 14 0 14-9 0-8-8-8-14-8h-254c-6 0-14 0-14 8 0 9 8 9 14 9zM268 100c6 0 14 0 14-9 0-8-8-8-14-8h-254c-6 0-14 0-14 8 0 9 8 9 14 9z"><text:p/></draw:path><draw:path draw:style-name="gr244" draw:text-style-name="P169" svg:width="0.065in" svg:height="0.0752in" svg:x="0.3748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245" draw:text-style-name="P169" svg:width="0.0539in" svg:height="0.0795in" svg:x="0.445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246" draw:text-style-name="P169" svg:width="0.2in" svg:height="0.0067in" svg:x="0.3409in" svg:y="0.1409in" svg:viewBox="0 0 509 18" draw:points="254,18 0,18 0,0 509,0 509,18"><text:p/></draw:polygon><draw:path draw:style-name="gr247" draw:text-style-name="P169" svg:width="0.065in" svg:height="0.0752in" svg:x="0.3476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248" draw:text-style-name="P169" svg:width="0.1051in" svg:height="0.0795in" svg:x="0.4201in" svg:y="0.2453in" svg:viewBox="0 0 268 203" svg:d="M64 6c-4-6-6-6-12-6h-52v11h7c23 0 23 2 23 13v146c0 9 0 22-30 22v11c12-1 24-1 36-1s24 0 36 1v-11c-30 0-30-13-30-22v-156l77 182c2 3 3 7 8 7 1 0 4-1 6-6l79-186v168c0 9-1 13-24 13h-7v11c15 0 31-1 43-1s29 1 44 1v-11h-8c-22 0-22-2-22-13v-155c0-10 0-13 22-13h8v-11h-52c-6 0-8 0-11 6l-71 168z"><text:p/></draw:path></draw:g> <text:tab/><draw:g text:anchor-type="as-char" svg:y="-0.222in" draw:z-index="294" draw:style-name="gr4"><svg:title>TexMaths</svg:title><svg:desc>12§display§\frac{sin \alpha}{sin \beta} = \frac{n_2}{n_1}§svg§600§FALSE§</svg:desc><draw:polygon draw:style-name="gr249" draw:text-style-name="P169" svg:width="0.7776in" svg:height="0.3677in" svg:x="0in" svg:y="0.0008in" svg:viewBox="0 0 1976 935" draw:points="988,935 0,935 0,0 1976,0 1976,935"><text:p/></draw:polygon><draw:path draw:style-name="gr250" draw:text-style-name="P169" svg:width="0.061in" svg:height="0.0752in" svg:x="0.0087in" svg:y="0.036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251" draw:text-style-name="P169" svg:width="0.0441in" svg:height="0.1114in" svg:x="0.0827in" svg:y="0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252" draw:text-style-name="P169" svg:width="0.0898in" svg:height="0.0752in" svg:x="0.1398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253" draw:text-style-name="P169" svg:width="0.0933in" svg:height="0.0752in" svg:x="0.2413in" svg:y="0.0366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254" draw:text-style-name="P169" svg:width="0.3417in" svg:height="0.0067in" svg:x="0in" svg:y="0.1776in" svg:viewBox="0 0 869 18" draw:points="435,18 0,18 0,0 869,0 869,18"><text:p/></draw:polygon><draw:path draw:style-name="gr255" draw:text-style-name="P169" svg:width="0.061in" svg:height="0.0752in" svg:x="0.011in" svg:y="0.262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256" draw:text-style-name="P169" svg:width="0.0441in" svg:height="0.1114in" svg:x="0.0846in" svg:y="0.226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257" draw:text-style-name="P169" svg:width="0.0898in" svg:height="0.0752in" svg:x="0.1417in" svg:y="0.262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258" draw:text-style-name="P169" svg:width="0.0909in" svg:height="0.1492in" svg:x="0.2421in" svg:y="0.2193in" svg:viewBox="0 0 232 380" svg:d="M232 58c0-32-24-58-58-58-25 0-37 7-52 18-24 17-46 58-55 90l-67 268c0 2 1 4 5 4 3 0 5 0 6-1l29-118c8 25 27 41 57 41 31 0 64-14 82-32 20-21 35-47 35-78s-16-53-32-64c24-13 50-39 50-70zM155 128c-6 3-10 3-21 3-6 0-14 1-19-2 1-4 17-3 22-3 8 0 12 0 18 2zM208 48c0 30-17 60-39 73-12-4-20-5-32-5-10 0-33 0-33 13-1 12 22 11 29 11 16 0 22 0 35-6 16 16 18 29 18 48 1 25-8 57-20 73-17 23-46 39-70 39-32 0-48-26-48-55 0-4 0-11 2-18l27-108c9-36 41-103 91-103 24 0 40 13 40 38z"><text:p/></draw:path><draw:path draw:style-name="gr259" draw:text-style-name="P169" svg:width="0.1106in" svg:height="0.0386in" svg:x="0.4169in" svg:y="0.161in" svg:viewBox="0 0 282 99" svg:d="M268 17c6 0 14 0 14-9 0-8-8-8-14-8h-254c-6 0-14 0-14 8 0 9 8 9 14 9zM268 99c6 0 14 0 14-8s-8-8-14-8h-254c-6 0-14 0-14 8s8 8 14 8z"><text:p/></draw:path><draw:path draw:style-name="gr260" draw:text-style-name="P169" svg:width="0.0898in" svg:height="0.0752in" svg:x="0.6079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261" draw:text-style-name="P169" svg:width="0.0516in" svg:height="0.0772in" svg:x="0.7098in" svg:y="0.057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262" draw:text-style-name="P169" svg:width="0.1744in" svg:height="0.0067in" svg:x="0.6031in" svg:y="0.1776in" svg:viewBox="0 0 444 18" draw:points="222,18 0,18 0,0 444,0 444,18"><text:p/></draw:polygon><draw:path draw:style-name="gr263" draw:text-style-name="P169" svg:width="0.0898in" svg:height="0.0752in" svg:x="0.6079in" svg:y="0.262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264" draw:text-style-name="P169" svg:width="0.0425in" svg:height="0.0772in" svg:x="0.7154in" svg:y="0.2839in" svg:viewBox="0 0 109 197" svg:d="M67 8c0-8 0-8-8-8-19 19-47 19-59 19v11c7 0 26 0 43-8v151c0 9 0 13-30 13h-11v11c5 0 42-2 53-2 10 0 47 2 54 2v-11h-12c-30 0-30-4-30-13z"><text:p/></draw:path></draw:g></text:p>
      <text:h text:style-name="P155" text:outline-level="3"><text:span text:style-name="T40">Totalreflextion<text:tab/> (kritischer Winkel) <text:tab/></text:span><text:span text:style-name="T40"><draw:g text:anchor-type="as-char" svg:y="-0.1854in" draw:z-index="312" draw:style-name="gr4"><svg:title>TexMaths</svg:title><svg:desc>12§display§sin \alpha _k = \frac{n_2}{n_1} \cdot sin 90^{\circ} = \frac{n_2}{n_1}§svg§600§FALSE§</svg:desc><draw:polygon draw:style-name="gr368" draw:text-style-name="P169" svg:width="1.8705in" svg:height="0.3228in" svg:x="0in" svg:y="0.002in" svg:viewBox="0 0 4752 821" draw:points="2376,821 0,821 0,0 4752,0 4752,821"><text:p/></draw:polygon><draw:path draw:style-name="gr369" draw:text-style-name="P169" svg:width="0.061in" svg:height="0.0752in" svg:x="0.0087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70" draw:text-style-name="P169" svg:width="0.0441in" svg:height="0.1114in" svg:x="0.0827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71" draw:text-style-name="P169" svg:width="0.0898in" svg:height="0.0752in" svg:x="0.1398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72" draw:text-style-name="P169" svg:width="0.0933in" svg:height="0.0752in" svg:x="0.2413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73" draw:text-style-name="P169" svg:width="0.0571in" svg:height="0.0819in" svg:x="0.3496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74" draw:text-style-name="P169" svg:width="0.1106in" svg:height="0.039in" svg:x="0.478in" svg:y="0.1248in" svg:viewBox="0 0 282 100" svg:d="M268 17c6 0 14 0 14-9 0-8-8-8-14-8h-254c-6 0-14 0-14 8 0 9 8 9 14 9zM268 100c6 0 14 0 14-9 0-8-8-8-14-8h-254c-6 0-14 0-14 8 0 9 8 9 14 9z"><text:p/></draw:path><draw:path draw:style-name="gr375" draw:text-style-name="P169" svg:width="0.0898in" svg:height="0.0752in" svg:x="0.6689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76" draw:text-style-name="P169" svg:width="0.0516in" svg:height="0.0772in" svg:x="0.7709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77" draw:text-style-name="P169" svg:width="0.1744in" svg:height="0.0067in" svg:x="0.6638in" svg:y="0.1409in" svg:viewBox="0 0 444 18" draw:points="222,18 0,18 0,0 444,0 444,18"><text:p/></draw:polygon><draw:path draw:style-name="gr378" draw:text-style-name="P169" svg:width="0.0898in" svg:height="0.0752in" svg:x="0.6689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79" draw:text-style-name="P169" svg:width="0.0425in" svg:height="0.0772in" svg:x="0.776in" svg:y="0.2476in" svg:viewBox="0 0 109 197" svg:d="M67 8c0-8 0-8-8-8-19 19-47 19-59 19v11c7 0 26 0 43-8v151c0 9 0 13-30 13h-11v11c5 0 42-1 53-1 10 0 47 1 54 1v-11h-12c-30 0-30-4-30-13z"><text:p/></draw:path><draw:path draw:style-name="gr380" draw:text-style-name="P169" svg:width="0.0177in" svg:height="0.0177in" svg:x="0.9091in" svg:y="0.1354in" svg:viewBox="0 0 46 46" svg:d="M46 23c0-12-10-23-23-23-12 0-23 11-23 23 0 13 11 23 23 23 13 0 23-10 23-23z"><text:p/></draw:path><draw:path draw:style-name="gr381" draw:text-style-name="P169" svg:width="0.061in" svg:height="0.0752in" svg:x="0.9862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82" draw:text-style-name="P169" svg:width="0.0441in" svg:height="0.1114in" svg:x="1.0606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83" draw:text-style-name="P169" svg:width="0.0898in" svg:height="0.0752in" svg:x="1.117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84" draw:text-style-name="P169" svg:width="0.0689in" svg:height="0.1146in" svg:x="1.2197in" svg:y="0.075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85" draw:text-style-name="P169" svg:width="0.0701in" svg:height="0.1146in" svg:x="1.302in" svg:y="0.075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86" draw:text-style-name="P169" svg:width="0.05in" svg:height="0.05in" svg:x="1.3874in" svg:y="0.0634in" svg:viewBox="0 0 128 128" svg:d="M128 64c0-36-28-64-64-64-35 0-64 29-64 64 0 36 29 64 64 64 36 0 64-30 64-64zM64 113c-28 0-50-23-50-49 0-28 23-50 50-50 28 0 50 23 50 50s-23 49-50 49z"><text:p/></draw:path><draw:path draw:style-name="gr387" draw:text-style-name="P169" svg:width="0.1106in" svg:height="0.039in" svg:x="1.5102in" svg:y="0.1248in" svg:viewBox="0 0 282 100" svg:d="M268 17c6 0 14 0 14-9 0-8-8-8-14-8h-254c-6 0-14 0-14 8 0 9 8 9 14 9zM268 100c6 0 14 0 14-9 0-8-8-8-14-8h-254c-6 0-14 0-14 8 0 9 8 9 14 9z"><text:p/></draw:path><draw:path draw:style-name="gr388" draw:text-style-name="P169" svg:width="0.0898in" svg:height="0.0752in" svg:x="1.7012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89" draw:text-style-name="P169" svg:width="0.0516in" svg:height="0.0772in" svg:x="1.8031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90" draw:text-style-name="P169" svg:width="0.1744in" svg:height="0.0067in" svg:x="1.6965in" svg:y="0.1409in" svg:viewBox="0 0 444 18" draw:points="222,18 0,18 0,0 444,0 444,18"><text:p/></draw:polygon><draw:path draw:style-name="gr391" draw:text-style-name="P169" svg:width="0.0898in" svg:height="0.0752in" svg:x="1.7012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92" draw:text-style-name="P169" svg:width="0.0425in" svg:height="0.0772in" svg:x="1.8083in" svg:y="0.2476in" svg:viewBox="0 0 109 197" svg:d="M67 8c0-8 0-8-8-8-19 19-47 19-59 19v11c7 0 26 0 43-8v151c0 9 0 13-30 13h-11v11c5 0 42-1 53-1 10 0 47 1 54 1v-11h-12c-30 0-30-4-30-13z"><text:p/></draw:path></draw:g></text:span></text:h>
      <text:h text:style-name="P156" text:outline-level="3">Sphärische Spiegel / <text:span text:style-name="T41">Dünne Linsen / Kugel</text:span></text:h>
      <text:p text:style-name="P108"><draw:g text:anchor-type="as-char" svg:y="-0.2228in" draw:z-index="271" draw:style-name="gr4"><svg:title>TexMaths</svg:title><svg:desc>12§display§\frac{1}{g} + \frac{1}{b} = 2 \cdot \frac{1}{r}§svg§600§FALSE§</svg:desc><draw:polygon draw:style-name="gr14" draw:text-style-name="P169" svg:width="0.9583in" svg:height="0.3657in" svg:x="0in" svg:y="0.0035in" svg:viewBox="0 0 2435 930" draw:points="1218,930 0,930 0,0 2435,0 2435,930"><text:p/></draw:polygon><draw:path draw:style-name="gr15" draw:text-style-name="P169" svg:width="0.0547in" svg:height="0.1106in" svg:x="0.0161in" svg:y="0in" svg:viewBox="0 0 140 282" svg:d="M88 11c0-10 0-11-10-11-26 28-65 28-78 28v13c8 0 34 0 55-12v219c0 16-1 21-39 21h-14v13c16-1 52-1 70-1 17 0 54 0 68 1v-13h-13c-38 0-39-5-39-21z"><text:p/></draw:path><draw:polygon draw:style-name="gr16" draw:text-style-name="P169" svg:width="0.085in" svg:height="0.0067in" svg:x="0in" svg:y="0.1783in" svg:viewBox="0 0 217 18" draw:points="109,18 0,18 0,0 217,0 217,18"><text:p/></draw:polygon><draw:path draw:style-name="gr17" draw:text-style-name="P169" svg:width="0.076in" svg:height="0.1071in" svg:x="0.0024in" svg:y="0.2638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ath draw:style-name="gr18" draw:text-style-name="P169" svg:width="0.1106in" svg:height="0.1106in" svg:x="0.1512in" svg:y="0.126in" svg:viewBox="0 0 282 282" svg:d="M150 150h118c6 0 14 0 14-8 0-10-8-10-14-10h-118v-118c0-6 0-14-8-14-10 0-10 8-10 14v118h-118c-6 0-14 0-14 10 0 8 8 8 14 8h118v118c0 5 0 14 10 14 8 0 8-9 8-14z"><text:p/></draw:path><draw:path draw:style-name="gr19" draw:text-style-name="P169" svg:width="0.0547in" svg:height="0.1106in" svg:x="0.3425in" svg:y="0in" svg:viewBox="0 0 140 282" svg:d="M88 11c0-10 0-11-10-11-26 28-65 28-78 28v13c8 0 34 0 55-12v219c0 16-1 21-39 21h-14v13c16-1 52-1 70-1 17 0 54 0 68 1v-13h-13c-38 0-39-5-39-21z"><text:p/></draw:path><draw:polygon draw:style-name="gr20" draw:text-style-name="P169" svg:width="0.0831in" svg:height="0.0067in" svg:x="0.328in" svg:y="0.1783in" svg:viewBox="0 0 212 18" draw:points="106,18 0,18 0,0 212,0 212,18"><text:p/></draw:polygon><draw:path draw:style-name="gr21" draw:text-style-name="P169" svg:width="0.061in" svg:height="0.1173in" svg:x="0.3417in" svg:y="0.2217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ath draw:style-name="gr22" draw:text-style-name="P169" svg:width="0.1106in" svg:height="0.039in" svg:x="0.4862in" svg:y="0.1618in" svg:viewBox="0 0 282 100" svg:d="M268 17c6 0 14 0 14-9 0-8-8-8-14-8h-254c-6 0-14 0-14 8 0 9 8 9 14 9zM268 100c6 0 14 0 14-9 0-8-8-8-14-8h-254c-6 0-14 0-14 8 0 9 8 9 14 9z"><text:p/></draw:path><draw:path draw:style-name="gr23" draw:text-style-name="P169" svg:width="0.0661in" svg:height="0.1106in" svg:x="0.6606in" svg:y="0.112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24" draw:text-style-name="P169" svg:width="0.0177in" svg:height="0.0177in" svg:x="0.7866in" svg:y="0.1728in" svg:viewBox="0 0 46 46" svg:d="M46 23c0-12-10-23-23-23-12 0-23 11-23 23 0 13 11 23 23 23 13 0 23-10 23-23z"><text:p/></draw:path><draw:path draw:style-name="gr25" draw:text-style-name="P169" svg:width="0.0547in" svg:height="0.1106in" svg:x="0.8902in" svg:y="0in" svg:viewBox="0 0 140 282" svg:d="M88 11c0-10 0-11-10-11-26 28-65 28-78 28v13c8 0 34 0 55-12v219c0 16-1 21-39 21h-14v13c16-1 52-1 70-1 17 0 54 0 68 1v-13h-13c-38 0-39-5-39-21z"><text:p/></draw:path><draw:polygon draw:style-name="gr26" draw:text-style-name="P169" svg:width="0.0831in" svg:height="0.0067in" svg:x="0.8748in" svg:y="0.1783in" svg:viewBox="0 0 212 18" draw:points="106,18 0,18 0,0 212,0 212,18"><text:p/></draw:polygon><draw:path draw:style-name="gr27" draw:text-style-name="P169" svg:width="0.0677in" svg:height="0.0752in" svg:x="0.8815in" svg:y="0.263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 <text:tab/><draw:g text:anchor-type="as-char" svg:y="-0.2291in" draw:z-index="272" draw:style-name="gr4"><svg:title>TexMaths</svg:title><svg:desc>12§display§V = \frac{B}{G} = - \frac{b}{g}§svg§600§FALSE§</svg:desc><draw:polygon draw:style-name="gr28" draw:text-style-name="P169" svg:width="0.9854in" svg:height="0.3736in" svg:x="0in" svg:y="0in" svg:viewBox="0 0 2504 950" draw:points="1252,950 0,950 0,0 2504,0 2504,950"><text:p/></draw:polygon><draw:path draw:style-name="gr29" draw:text-style-name="P169" svg:width="0.1185in" svg:height="0.1173in" svg:x="0.0094in" svg:y="0.114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0" draw:text-style-name="P169" svg:width="0.1106in" svg:height="0.039in" svg:x="0.189in" svg:y="0.1665in" svg:viewBox="0 0 282 100" svg:d="M268 17c6 0 14 0 14-9 0-8-8-8-14-8h-254c-6 0-14 0-14 8 0 9 8 9 14 9zM268 100c6 0 14 0 14-9 0-8-8-8-14-8h-254c-6 0-14 0-14 8 0 9 8 9 14 9z"><text:p/></draw:path><draw:path draw:style-name="gr31" draw:text-style-name="P169" svg:width="0.1185in" svg:height="0.1134in" svg:x="0.3823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2" draw:text-style-name="P169" svg:width="0.1343in" svg:height="0.0067in" svg:x="0.3752in" svg:y="0.1827in" svg:viewBox="0 0 342 18" draw:points="172,18 0,18 0,0 342,0 342,18"><text:p/></draw:polygon><draw:path draw:style-name="gr33" draw:text-style-name="P169" svg:width="0.1181in" svg:height="0.1209in" svg:x="0.385in" svg:y="0.2244in" svg:viewBox="0 0 301 308" svg:d="M301 5c0-3-1-5-5-5-1 0-2 0-7 5l-29 32c-4-6-24-37-70-37-95 0-190 94-190 192 0 67 47 116 115 116 19 0 39-5 53-11 22-8 30-16 37-25 4 10 15 25 19 25 3 0 3-1 3-1 1-1 6-17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4" draw:text-style-name="P169" svg:width="0.1106in" svg:height="0.039in" svg:x="0.585in" svg:y="0.1665in" svg:viewBox="0 0 282 100" svg:d="M268 17c6 0 14 0 14-9 0-8-8-8-14-8h-254c-6 0-14 0-14 8 0 9 8 9 14 9zM268 100c6 0 14 0 14-9 0-8-8-8-14-8h-254c-6 0-14 0-14 8 0 9 8 9 14 9z"><text:p/></draw:path><draw:path draw:style-name="gr35" draw:text-style-name="P169" svg:width="0.1016in" svg:height="0.0067in" svg:x="0.7646in" svg:y="0.1827in" svg:viewBox="0 0 259 18" svg:d="M244 18c7 0 15 0 15-8 0-10-8-10-15-10h-230c-7 0-14 0-14 10 0 8 7 8 14 8z"><text:p/></draw:path><draw:path draw:style-name="gr36" draw:text-style-name="P169" svg:width="0.061in" svg:height="0.1173in" svg:x="0.915in" svg:y="0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olygon draw:style-name="gr37" draw:text-style-name="P169" svg:width="0.085in" svg:height="0.0067in" svg:x="0.8996in" svg:y="0.1827in" svg:viewBox="0 0 217 18" draw:points="109,18 0,18 0,0 217,0 217,18"><text:p/></draw:polygon><draw:path draw:style-name="gr38" draw:text-style-name="P169" svg:width="0.076in" svg:height="0.1071in" svg:x="0.9028in" svg:y="0.2681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1846in" draw:z-index="277" draw:style-name="gr4"><svg:title>TexMaths</svg:title><svg:desc>12§display§\text{falls}\; \space g \gg r \Rightarrow b = \frac{r}{2}§svg§600§FALSE§</svg:desc><draw:polygon draw:style-name="gr104" draw:text-style-name="P169" svg:width="1.415in" svg:height="0.2976in" svg:x="0in" svg:y="0.002in" svg:viewBox="0 0 3595 757" draw:points="1797,757 0,757 0,0 3595,0 3595,757"><text:p/></draw:polygon><draw:path draw:style-name="gr105" draw:text-style-name="P169" svg:width="0.0539in" svg:height="0.1173in" svg:x="0.0055in" svg:y="0.0689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106" draw:text-style-name="P169" svg:width="0.0752in" svg:height="0.076in" svg:x="0.0575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107" draw:text-style-name="P169" svg:width="0.037in" svg:height="0.1154in" svg:x="0.1394in" svg:y="0.0705in" svg:viewBox="0 0 95 294" svg:d="M61 0l-61 5v13c30 0 34 2 34 24v220c0 19-5 19-34 19v13c14 0 37-1 48-1 10 0 31 1 47 1v-13c-29 0-34 0-34-19z"><text:p/></draw:path><draw:path draw:style-name="gr108" draw:text-style-name="P169" svg:width="0.037in" svg:height="0.1154in" svg:x="0.185in" svg:y="0.0705in" svg:viewBox="0 0 95 294" svg:d="M61 0l-61 5v13c30 0 34 2 34 24v220c0 19-5 19-34 19v13c14 0 37-1 48-1 10 0 31 1 47 1v-13c-29 0-34 0-34-19z"><text:p/></draw:path><draw:path draw:style-name="gr109" draw:text-style-name="P169" svg:width="0.0543in" svg:height="0.076in" svg:x="0.2315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110" draw:text-style-name="P169" svg:width="0.076in" svg:height="0.1075in" svg:x="0.3402in" svg:y="0.112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11" draw:text-style-name="P169" svg:width="0.1476in" svg:height="0.1051in" svg:x="0.4783in" svg:y="0.0917in" svg:viewBox="0 0 376 268" svg:d="M239 143c5-3 8-4 8-9 0-6-3-7-8-9l-223-123c-2-1-4-2-8-2-3 0-8 2-8 8 0 5 4 6 8 10l213 116-213 116c-4 3-8 4-8 9 0 9 8 9 11 9zM368 143c5-3 8-4 8-9 0-6-3-7-8-9l-223-123c-1-1-5-2-7-2-5 0-8 2-8 8 0 5 2 6 8 10l212 116-212 116c-6 3-8 4-8 9 0 9 7 9 10 9z"><text:p/></draw:path><draw:path draw:style-name="gr112" draw:text-style-name="P169" svg:width="0.0677in" svg:height="0.0752in" svg:x="0.6862in" svg:y="0.112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113" draw:text-style-name="P169" svg:width="0.1476in" svg:height="0.0913in" svg:x="0.8161in" svg:y="0.0988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114" draw:text-style-name="P169" svg:width="0.061in" svg:height="0.1173in" svg:x="1.0268in" svg:y="0.0705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115" draw:text-style-name="P169" svg:width="0.1106in" svg:height="0.039in" svg:x="1.1461in" svg:y="0.1252in" svg:viewBox="0 0 282 100" svg:d="M268 17c6 0 14 0 14-9 0-8-8-8-14-8h-254c-6 0-14 0-14 8 0 9 8 9 14 9zM268 100c6 0 14 0 14-9 0-8-8-8-14-8h-254c-6 0-14 0-14 8 0 9 8 9 14 9z"><text:p/></draw:path><draw:path draw:style-name="gr116" draw:text-style-name="P169" svg:width="0.0677in" svg:height="0.0752in" svg:x="1.338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117" draw:text-style-name="P169" svg:width="0.0831in" svg:height="0.0067in" svg:x="1.3315in" svg:y="0.1406in" svg:viewBox="0 0 212 18" draw:points="106,18 0,18 0,0 212,0 212,18"><text:p/></draw:polygon><draw:path draw:style-name="gr118" draw:text-style-name="P169" svg:width="0.0661in" svg:height="0.1106in" svg:x="1.3402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draw:g text:anchor-type="as-char" svg:y="-0.1846in" draw:z-index="278" draw:style-name="gr4"><svg:title>TexMaths</svg:title><svg:desc>12§display§f = \frac{r}{2}§svg§600§FALSE§</svg:desc><draw:polygon draw:style-name="gr119" draw:text-style-name="P169" svg:width="0.4236in" svg:height="0.2976in" svg:x="0in" svg:y="0.002in" svg:viewBox="0 0 1077 757" draw:points="539,757 0,757 0,0 1077,0 1077,757"><text:p/></draw:polygon><draw:path draw:style-name="gr120" draw:text-style-name="P169" svg:width="0.0827in" svg:height="0.1512in" svg:x="0.0091in" svg:y="0.0689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121" draw:text-style-name="P169" svg:width="0.1106in" svg:height="0.039in" svg:x="0.1547in" svg:y="0.1252in" svg:viewBox="0 0 282 100" svg:d="M268 17c6 0 14 0 14-9 0-8-8-8-14-8h-254c-6 0-14 0-14 8 0 9 8 9 14 9zM268 100c6 0 14 0 14-9 0-8-8-8-14-8h-254c-6 0-14 0-14 8 0 9 8 9 14 9z"><text:p/></draw:path><draw:path draw:style-name="gr122" draw:text-style-name="P169" svg:width="0.0677in" svg:height="0.0752in" svg:x="0.347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123" draw:text-style-name="P169" svg:width="0.0831in" svg:height="0.0067in" svg:x="0.3406in" svg:y="0.1406in" svg:viewBox="0 0 212 18" draw:points="106,18 0,18 0,0 212,0 212,18"><text:p/></draw:polygon><draw:path draw:style-name="gr124" draw:text-style-name="P169" svg:width="0.0661in" svg:height="0.1106in" svg:x="0.3488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 <text:s text:c="3"/><draw:g text:anchor-type="as-char" svg:y="-0.2335in" draw:z-index="316" draw:style-name="gr4"><svg:title>TexMaths</svg:title><svg:desc>12§display§\frac{1}g} + \frac{1}{b} = \frac{1}{f} \underbrace{=}_{\text{Linse}} (n - 1) \cdot \left ( \frac{1}{r_1} - \frac{1}{r_2} \right )§svg§600§FALSE§</svg:desc><draw:polygon draw:style-name="gr447" draw:text-style-name="P169" svg:width="2.5839in" svg:height="0.4677in" svg:x="0in" svg:y="0in" svg:viewBox="0 0 6564 1189" draw:points="3282,1189 0,1189 0,0 6564,0 6564,1189"><text:p/></draw:polygon><draw:path draw:style-name="gr448" draw:text-style-name="P169" svg:width="0.0547in" svg:height="0.1106in" svg:x="0.0161in" svg:y="0.0181in" svg:viewBox="0 0 140 282" svg:d="M88 11c0-10 0-11-10-11-26 28-65 28-78 28v13c8 0 34 0 55-12v220c0 15-1 20-39 20h-14v13c16-1 52-1 70-1 17 0 54 0 68 1v-13h-13c-38 0-39-5-39-20z"><text:p/></draw:path><draw:polygon draw:style-name="gr449" draw:text-style-name="P169" svg:width="0.085in" svg:height="0.0067in" svg:x="0in" svg:y="0.1961in" svg:viewBox="0 0 217 18" draw:points="109,18 0,18 0,0 217,0 217,18"><text:p/></draw:polygon><draw:path draw:style-name="gr450" draw:text-style-name="P169" svg:width="0.076in" svg:height="0.1075in" svg:x="0.0024in" svg:y="0.2811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451" draw:text-style-name="P169" svg:width="0.1106in" svg:height="0.1106in" svg:x="0.1512in" svg:y="0.1445in" svg:viewBox="0 0 282 282" svg:d="M150 150h118c6 0 14 0 14-8 0-10-8-10-14-10h-118v-118c0-6 0-14-8-14-10 0-10 8-10 14v118h-118c-6 0-14 0-14 10 0 8 8 8 14 8h118v118c0 6 0 14 10 14 8 0 8-8 8-14z"><text:p/></draw:path><draw:path draw:style-name="gr452" draw:text-style-name="P169" svg:width="0.0547in" svg:height="0.1106in" svg:x="0.3425in" svg:y="0.0181in" svg:viewBox="0 0 140 282" svg:d="M88 11c0-10 0-11-10-11-26 28-65 28-78 28v13c8 0 34 0 55-12v220c0 15-1 20-39 20h-14v13c16-1 52-1 70-1 17 0 54 0 68 1v-13h-13c-38 0-39-5-39-20z"><text:p/></draw:path><draw:polygon draw:style-name="gr453" draw:text-style-name="P169" svg:width="0.0831in" svg:height="0.0067in" svg:x="0.328in" svg:y="0.1961in" svg:viewBox="0 0 212 18" draw:points="106,18 0,18 0,0 212,0 212,18"><text:p/></draw:polygon><draw:path draw:style-name="gr454" draw:text-style-name="P169" svg:width="0.061in" svg:height="0.1173in" svg:x="0.3417in" svg:y="0.2398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5 7-42z"><text:p/></draw:path><draw:path draw:style-name="gr455" draw:text-style-name="P169" svg:width="0.1106in" svg:height="0.039in" svg:x="0.4862in" svg:y="0.1803in" svg:viewBox="0 0 282 100" svg:d="M268 17c6 0 14 0 14-9 0-8-8-8-14-8h-254c-6 0-14 0-14 8 0 9 8 9 14 9zM268 100c6 0 14 0 14-9 0-8-8-8-14-8h-254c-6 0-14 0-14 8 0 9 8 9 14 9z"><text:p/></draw:path><draw:path draw:style-name="gr456" draw:text-style-name="P169" svg:width="0.0547in" svg:height="0.1106in" svg:x="0.6949in" svg:y="0.0181in" svg:viewBox="0 0 140 282" svg:d="M88 11c0-10 0-11-10-11-26 28-65 28-78 28v13c8 0 34 0 55-12v220c0 15-1 20-39 20h-14v13c16-1 52-1 70-1 17 0 54 0 68 1v-13h-13c-38 0-39-5-39-20z"><text:p/></draw:path><draw:polygon draw:style-name="gr457" draw:text-style-name="P169" svg:width="0.0992in" svg:height="0.0067in" svg:x="0.672in" svg:y="0.1961in" svg:viewBox="0 0 253 18" draw:points="126,18 0,18 0,0 253,0 253,18"><text:p/></draw:polygon><draw:path draw:style-name="gr458" draw:text-style-name="P169" svg:width="0.0827in" svg:height="0.1512in" svg:x="0.6807in" svg:y="0.237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459" draw:text-style-name="P169" svg:width="0.1106in" svg:height="0.039in" svg:x="0.9161in" svg:y="0.1803in" svg:viewBox="0 0 282 100" svg:d="M268 17c6 0 14 0 14-9 0-8-8-8-14-8h-254c-6 0-14 0-14 8 0 9 8 9 14 9zM268 100c6 0 14 0 14-9 0-8-8-8-14-8h-254c-6 0-14 0-14 8 0 9 8 9 14 9z"><text:p/></draw:path><draw:path draw:style-name="gr460" draw:text-style-name="P169" svg:width="0.0803in" svg:height="0.0555in" svg:x="0.8177in" svg:y="0.2555in" svg:viewBox="0 0 205 142" svg:d="M205 103c0-9 0-12-6-12-25 0-67-3-105-23-46-22-64-49-75-66-1-2-3-2-9-2-10 0-10 0-10 11v7c58 104 154 124 197 124 8 0 8 0 8-12z"><text:p/></draw:path><draw:path draw:style-name="gr461" draw:text-style-name="P169" svg:width="0.0803in" svg:height="0.0555in" svg:x="0.8949in" svg:y="0.2909in" svg:viewBox="0 0 205 142" svg:d="M205 125c-57-105-153-125-197-125-8 0-8 0-8 12v28c0 9 0 12 6 12 26 0 68 3 106 21 46 23 63 51 74 67 1 2 4 2 10 2 9 0 9 0 9-11z"><text:p/></draw:path><draw:path draw:style-name="gr462" draw:text-style-name="P169" svg:width="0.0803in" svg:height="0.0555in" svg:x="0.9673in" svg:y="0.2909in" svg:viewBox="0 0 205 142" svg:d="M205 12c0-12 0-12-8-12-43 0-139 20-197 125v6c0 11 0 11 10 11 8 0 9 0 10-3 35-56 94-86 180-87 5 0 5-4 5-12z"><text:p/></draw:path><draw:path draw:style-name="gr463" draw:text-style-name="P169" svg:width="0.0803in" svg:height="0.0555in" svg:x="1.0445in" svg:y="0.2555in" svg:viewBox="0 0 205 142" svg:d="M205 11c0-11 0-11-9-11s-9 0-11 4c-35 55-94 85-180 87-5 0-5 3-5 12v27c0 12 0 12 8 12 44 0 140-21 197-124z"><text:p/></draw:path><draw:path draw:style-name="gr464" draw:text-style-name="P169" svg:width="0.0689in" svg:height="0.0795in" svg:x="0.8252in" svg:y="0.3882in" svg:viewBox="0 0 176 203" svg:d="M176 125h-9c-4 29-7 67-64 67h-30c-14 0-14-2-14-12v-156c0-10 0-13 27-13h11v-11c-6 0-44 1-51 1-12 0-46-1-46-1v11h7c23 0 24 2 24 13v155c0 10-1 13-24 13h-7v11h168z"><text:p/></draw:path><draw:path draw:style-name="gr465" draw:text-style-name="P169" svg:width="0.0256in" svg:height="0.0787in" svg:x="0.9075in" svg:y="0.3898in" svg:viewBox="0 0 66 201" svg:d="M47 17c0-9-7-17-18-17-9 0-17 7-17 17 0 11 8 17 17 17s18-8 18-17zM1 72v11c19 0 22 2 22 17v77c0 13-4 13-23 13v11c1 0 22-2 34-2 10 0 21 0 32 2v-11c-18 0-20 0-20-12v-108z"><text:p/></draw:path><draw:path draw:style-name="gr466" draw:text-style-name="P169" svg:width="0.0626in" svg:height="0.0516in" svg:x="0.9449in" svg:y="0.416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467" draw:text-style-name="P169" svg:width="0.0421in" svg:height="0.0531in" svg:x="1.0169in" svg:y="0.4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468" draw:text-style-name="P169" svg:width="0.05in" svg:height="0.0531in" svg:x="1.0689in" svg:y="0.4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469" draw:text-style-name="P169" svg:width="0.039in" svg:height="0.1661in" svg:x="1.1398in" svg:y="0.1165in" svg:viewBox="0 0 100 423" svg:d="M100 419c0-1 0-2-9-10-53-52-66-133-66-198 0-73 16-146 69-199 6-6 6-6 6-7 0-4-3-5-5-5-5 0-43 29-69 83-21 47-26 94-26 128s5 84 28 132c26 53 62 80 67 80 2 0 5-2 5-4z"><text:p/></draw:path><draw:path draw:style-name="gr470" draw:text-style-name="P169" svg:width="0.0898in" svg:height="0.0752in" svg:x="1.1929in" svg:y="0.1673in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471" draw:text-style-name="P169" svg:width="0.1016in" svg:height="0.0067in" svg:x="1.3382in" svg:y="0.1961in" svg:viewBox="0 0 259 18" svg:d="M244 18c7 0 15 0 15-8 0-10-8-10-15-10h-230c-7 0-14 0-14 10 0 8 7 8 14 8z"><text:p/></draw:path><draw:path draw:style-name="gr472" draw:text-style-name="P169" svg:width="0.0547in" svg:height="0.1106in" svg:x="1.5055in" svg:y="0.1307in" svg:viewBox="0 0 140 282" svg:d="M88 11c0-10 0-11-10-11-26 28-65 28-78 28v13c8 0 34 0 55-12v220c0 15-1 20-39 20h-14v13c16-1 52-1 70-1 17 0 54 0 68 1v-13h-13c-38 0-39-5-39-20z"><text:p/></draw:path><draw:path draw:style-name="gr473" draw:text-style-name="P169" svg:width="0.039in" svg:height="0.1661in" svg:x="1.5831in" svg:y="0.1165in" svg:viewBox="0 0 100 423" svg:d="M100 211c0-32-5-84-29-132-25-51-63-79-66-79-4 0-5 1-5 5 0 1 0 1 8 9 42 42 66 110 66 197 0 74-15 148-68 201-6 5-6 6-6 7 0 2 1 4 5 4 3 0 42-29 67-82 22-47 28-94 28-130z"><text:p/></draw:path><draw:path draw:style-name="gr474" draw:text-style-name="P169" svg:width="0.0177in" svg:height="0.0177in" svg:x="1.6894in" svg:y="0.1902in" svg:viewBox="0 0 46 46" svg:d="M46 23c0-12-10-23-23-23-12 0-23 11-23 23 0 13 11 23 23 23 13 0 23-10 23-23z"><text:p/></draw:path><draw:path draw:style-name="gr475" draw:text-style-name="P169" svg:width="0.0819in" svg:height="0.3984in" svg:x="1.7929in" svg:y="0in" svg:viewBox="0 0 209 1013" svg:d="M209 1010c0-3-1-3-1-5-17-16-45-43-74-89-68-109-99-246-99-409 0-113 15-261 85-386 34-60 68-95 88-114 1-1 1-1 1-2 0-5-4-5-10-5-5 0-6 0-12 6-143 130-187 323-187 501 0 165 38 333 146 460 9 9 24 26 42 42 5 4 6 4 11 4 6 0 10 0 10-3z"><text:p/></draw:path><draw:path draw:style-name="gr476" draw:text-style-name="P169" svg:width="0.0547in" svg:height="0.1106in" svg:x="1.948in" svg:y="0.0181in" svg:viewBox="0 0 140 282" svg:d="M88 11c0-10 0-11-10-11-26 28-65 28-78 28v13c8 0 34 0 55-12v220c0 15-1 20-39 20h-14v13c16-1 52-1 70-1 17 0 54 0 68 1v-13h-13c-38 0-39-5-39-20z"><text:p/></draw:path><draw:polygon draw:style-name="gr477" draw:text-style-name="P169" svg:width="0.1492in" svg:height="0.0067in" svg:x="1.9004in" svg:y="0.1961in" svg:viewBox="0 0 380 18" draw:points="191,18 0,18 0,0 380,0 380,18"><text:p/></draw:polygon><draw:path draw:style-name="gr478" draw:text-style-name="P169" svg:width="0.0677in" svg:height="0.0752in" svg:x="1.9051in" svg:y="0.2811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479" draw:text-style-name="P169" svg:width="0.0425in" svg:height="0.0772in" svg:x="1.9878in" svg:y="0.3028in" svg:viewBox="0 0 109 197" svg:d="M67 8c0-8 0-8-8-8-19 19-47 19-59 19v11c7 0 26 0 43-8v151c0 10 0 13-30 13h-11v11c5 0 42-1 53-1 10 0 47 1 54 1v-11h-12c-30 0-30-3-30-13z"><text:p/></draw:path><draw:path draw:style-name="gr480" draw:text-style-name="P169" svg:width="0.1016in" svg:height="0.0067in" svg:x="2.1201in" svg:y="0.1961in" svg:viewBox="0 0 259 18" svg:d="M244 18c7 0 15 0 15-8 0-10-8-10-15-10h-230c-7 0-14 0-14 10 0 8 7 8 14 8z"><text:p/></draw:path><draw:path draw:style-name="gr481" draw:text-style-name="P169" svg:width="0.0547in" svg:height="0.1106in" svg:x="2.3402in" svg:y="0.0181in" svg:viewBox="0 0 140 282" svg:d="M88 11c0-10 0-11-10-11-26 28-65 28-78 28v13c8 0 34 0 55-12v220c0 15-1 20-39 20h-14v13c16-1 52-1 70-1 17 0 54 0 68 1v-13h-13c-38 0-39-5-39-20z"><text:p/></draw:path><draw:polygon draw:style-name="gr482" draw:text-style-name="P169" svg:width="0.1492in" svg:height="0.0067in" svg:x="2.2925in" svg:y="0.1961in" svg:viewBox="0 0 380 18" draw:points="191,18 0,18 0,0 380,0 380,18"><text:p/></draw:polygon><draw:path draw:style-name="gr483" draw:text-style-name="P169" svg:width="0.0677in" svg:height="0.0752in" svg:x="2.2972in" svg:y="0.2811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484" draw:text-style-name="P169" svg:width="0.0516in" svg:height="0.0772in" svg:x="2.3748in" svg:y="0.302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485" draw:text-style-name="P169" svg:width="0.0819in" svg:height="0.3984in" svg:x="2.4677in" svg:y="0in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/draw:g><text:tab/><draw:g text:anchor-type="as-char" svg:y="-0.2307in" draw:z-index="315" draw:style-name="gr4"><svg:title>TexMaths</svg:title><svg:desc>12§display§b = \frac{g \cdot f}{g - f}§svg§600§FALSE§</svg:desc><draw:polygon draw:style-name="gr437" draw:text-style-name="P169" svg:width="0.6996in" svg:height="0.374in" svg:x="0in" svg:y="0.0016in" svg:viewBox="0 0 1778 951" draw:points="889,951 0,951 0,0 1778,0 1778,951"><text:p/></draw:polygon><draw:path draw:style-name="gr438" draw:text-style-name="P169" svg:width="0.061in" svg:height="0.1173in" svg:x="0.0079in" svg:y="0.1146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439" draw:text-style-name="P169" svg:width="0.1106in" svg:height="0.039in" svg:x="0.1268in" svg:y="0.1689in" svg:viewBox="0 0 282 100" svg:d="M268 17c6 0 14 0 14-9 0-8-8-8-14-8h-254c-6 0-14 0-14 8 0 9 8 9 14 9zM268 100c6 0 14 0 14-9 0-8-8-8-14-8h-254c-6 0-14 0-14 8 0 9 8 9 14 9z"><text:p/></draw:path><draw:path draw:style-name="gr440" draw:text-style-name="P169" svg:width="0.076in" svg:height="0.1075in" svg:x="0.3567in" svg:y="0.043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441" draw:text-style-name="P169" svg:width="0.0177in" svg:height="0.0177in" svg:x="0.4902in" svg:y="0.0673in" svg:viewBox="0 0 46 46" svg:d="M46 23c0-12-10-23-23-23-12 0-23 11-23 23 0 13 11 23 23 23 13 0 23-10 23-23z"><text:p/></draw:path><draw:path draw:style-name="gr442" draw:text-style-name="P169" svg:width="0.0827in" svg:height="0.1512in" svg:x="0.5677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443" draw:text-style-name="P169" svg:width="0.3874in" svg:height="0.0067in" svg:x="0.3126in" svg:y="0.1846in" svg:viewBox="0 0 985 18" draw:points="492,18 0,18 0,0 985,0 985,18"><text:p/></draw:polygon><draw:path draw:style-name="gr444" draw:text-style-name="P169" svg:width="0.076in" svg:height="0.1075in" svg:x="0.315in" svg:y="0.270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445" draw:text-style-name="P169" svg:width="0.1016in" svg:height="0.0067in" svg:x="0.4484in" svg:y="0.2984in" svg:viewBox="0 0 259 18" svg:d="M244 18c7 0 15 0 15-8 0-10-8-10-15-10h-230c-7 0-14 0-14 10 0 8 7 8 14 8z"><text:p/></draw:path><draw:path draw:style-name="gr446" draw:text-style-name="P169" svg:width="0.0827in" svg:height="0.1512in" svg:x="0.609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/draw:g></text:p>
      <text:p text:style-name="P109"><draw:g text:anchor-type="as-char" svg:y="-0.2102in" draw:z-index="319" draw:style-name="gr4"><svg:title>TexMaths</svg:title><svg:desc>12§display§\frac{n_1}{g} +\frac {n_3}{b} = \frac{n_2 - n_1}{r_1} + \frac{n_3-n_2}{r_2}§svg§600§FALSE§</svg:desc><draw:polygon draw:style-name="gr502" draw:text-style-name="P169" svg:width="2.198in" svg:height="0.3555in" svg:x="0in" svg:y="0in" svg:viewBox="0 0 5584 904" draw:points="2792,904 0,904 0,0 5584,0 5584,904"><text:p/></draw:polygon><draw:path draw:style-name="gr503" draw:text-style-name="P169" svg:width="0.0898in" svg:height="0.0752in" svg:x="0.0047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04" draw:text-style-name="P169" svg:width="0.0425in" svg:height="0.0772in" svg:x="0.1126in" svg:y="0.0445in" svg:viewBox="0 0 109 197" svg:d="M67 8c0-8 0-8-8-8-19 19-47 19-59 19v11c7 0 26 0 43-8v151c0 9 0 13-30 13h-11v11c5 0 42-1 53-1 10 0 47 1 54 1v-11h-12c-30 0-30-4-30-13z"><text:p/></draw:path><draw:polygon draw:style-name="gr505" draw:text-style-name="P169" svg:width="0.1744in" svg:height="0.0067in" svg:x="0in" svg:y="0.1642in" svg:viewBox="0 0 444 18" draw:points="222,18 0,18 0,0 444,0 444,18"><text:p/></draw:polygon><draw:path draw:style-name="gr506" draw:text-style-name="P169" svg:width="0.076in" svg:height="0.1075in" svg:x="0.0469in" svg:y="0.25in" svg:viewBox="0 0 194 274" svg:d="M193 28c1-3 1-5 1-8 0-7-4-12-12-12-3 0-15 4-16 18-9-15-23-26-40-26-49 0-101 59-101 120 0 42 25 67 57 67 24 0 44-20 49-24-10 37-15 55-15 57-1 3-15 45-61 45-7 0-21-1-33-4 13-4 18-15 18-22s-5-16-17-16c-10 0-23 9-23 25 0 17 16 26 56 26 53 0 84-33 90-58zM138 133c-2 11-12 22-22 30-8 7-21 15-33 15-22 0-28-22-28-39 0-20 12-71 23-92 12-21 30-37 48-37 28 0 34 33 34 36 0 2 0 4-2 6z"><text:p/></draw:path><draw:path draw:style-name="gr507" draw:text-style-name="P169" svg:width="0.1106in" svg:height="0.1106in" svg:x="0.2406in" svg:y="0.1126in" svg:viewBox="0 0 282 282" svg:d="M150 150h118c6 0 14 0 14-8 0-10-8-10-14-10h-118v-118c0-6 0-14-8-14-10 0-10 8-10 14v118h-118c-6 0-14 0-14 10 0 8 8 8 14 8h118v118c0 6 0 14 10 14 8 0 8-8 8-14z"><text:p/></draw:path><draw:path draw:style-name="gr508" draw:text-style-name="P169" svg:width="0.0898in" svg:height="0.0752in" svg:x="0.422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09" draw:text-style-name="P169" svg:width="0.0535in" svg:height="0.0795in" svg:x="0.5232in" svg:y="0.0445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510" draw:text-style-name="P169" svg:width="0.1744in" svg:height="0.0067in" svg:x="0.4173in" svg:y="0.1642in" svg:viewBox="0 0 444 18" draw:points="222,18 0,18 0,0 444,0 444,18"><text:p/></draw:polygon><draw:path draw:style-name="gr511" draw:text-style-name="P169" svg:width="0.061in" svg:height="0.1173in" svg:x="0.4764in" svg:y="0.2079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512" draw:text-style-name="P169" svg:width="0.1106in" svg:height="0.039in" svg:x="0.6665in" svg:y="0.148in" svg:viewBox="0 0 282 100" svg:d="M268 17c6 0 14 0 14-9 0-8-8-8-14-8h-254c-6 0-14 0-14 8 0 9 8 9 14 9zM268 100c6 0 14 0 14-9 0-8-8-8-14-8h-254c-6 0-14 0-14 8 0 9 8 9 14 9z"><text:p/></draw:path><draw:path draw:style-name="gr513" draw:text-style-name="P169" svg:width="0.0898in" svg:height="0.0752in" svg:x="0.8571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14" draw:text-style-name="P169" svg:width="0.0516in" svg:height="0.0772in" svg:x="0.9598in" svg:y="0.044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515" draw:text-style-name="P169" svg:width="0.1016in" svg:height="0.0067in" svg:x="1.0772in" svg:y="0.052in" svg:viewBox="0 0 259 18" svg:d="M244 18c7 0 15 0 15-8 0-10-8-10-15-10h-230c-7 0-14 0-14 10 0 8 7 8 14 8z"><text:p/></draw:path><draw:path draw:style-name="gr516" draw:text-style-name="P169" svg:width="0.0898in" svg:height="0.0752in" svg:x="1.234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17" draw:text-style-name="P169" svg:width="0.0425in" svg:height="0.0772in" svg:x="1.3417in" svg:y="0.0445in" svg:viewBox="0 0 109 197" svg:d="M67 8c0-8 0-8-8-8-19 19-47 19-59 19v11c7 0 26 0 43-8v151c0 9 0 13-30 13h-11v11c5 0 42-1 53-1 10 0 47 1 54 1v-11h-12c-30 0-30-4-30-13z"><text:p/></draw:path><draw:polygon draw:style-name="gr518" draw:text-style-name="P169" svg:width="0.5516in" svg:height="0.0067in" svg:x="0.8524in" svg:y="0.1642in" svg:viewBox="0 0 1402 18" draw:points="701,18 0,18 0,0 1402,0 1402,18"><text:p/></draw:polygon><draw:path draw:style-name="gr519" draw:text-style-name="P169" svg:width="0.0677in" svg:height="0.0752in" svg:x="1.0583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520" draw:text-style-name="P169" svg:width="0.0425in" svg:height="0.0772in" svg:x="1.1409in" svg:y="0.2709in" svg:viewBox="0 0 109 197" svg:d="M67 8c0-8 0-8-8-8-19 19-47 19-59 19v11c7 0 26 0 43-8v151c0 9 0 13-30 13h-11v11c5 0 42-1 53-1 10 0 47 1 54 1v-11h-12c-30 0-30-4-30-13z"><text:p/></draw:path><draw:path draw:style-name="gr521" draw:text-style-name="P169" svg:width="0.1106in" svg:height="0.1106in" svg:x="1.4701in" svg:y="0.1126in" svg:viewBox="0 0 282 282" svg:d="M150 150h118c6 0 14 0 14-8 0-10-8-10-14-10h-118v-118c0-6 0-14-8-14-10 0-10 8-10 14v118h-118c-6 0-14 0-14 10 0 8 8 8 14 8h118v118c0 6 0 14 10 14 8 0 8-8 8-14z"><text:p/></draw:path><draw:path draw:style-name="gr522" draw:text-style-name="P169" svg:width="0.0898in" svg:height="0.0752in" svg:x="1.651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23" draw:text-style-name="P169" svg:width="0.0535in" svg:height="0.0795in" svg:x="1.7524in" svg:y="0.0445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524" draw:text-style-name="P169" svg:width="0.1016in" svg:height="0.0067in" svg:x="1.8717in" svg:y="0.052in" svg:viewBox="0 0 259 18" svg:d="M244 18c7 0 15 0 15-8 0-10-8-10-15-10h-230c-7 0-14 0-14 10 0 8 7 8 14 8z"><text:p/></draw:path><draw:path draw:style-name="gr525" draw:text-style-name="P169" svg:width="0.0898in" svg:height="0.0752in" svg:x="2.0283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26" draw:text-style-name="P169" svg:width="0.0516in" svg:height="0.0772in" svg:x="2.1311in" svg:y="0.044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527" draw:text-style-name="P169" svg:width="0.5516in" svg:height="0.0067in" svg:x="1.6469in" svg:y="0.1642in" svg:viewBox="0 0 1402 18" draw:points="701,18 0,18 0,0 1402,0 1402,18"><text:p/></draw:polygon><draw:path draw:style-name="gr528" draw:text-style-name="P169" svg:width="0.0677in" svg:height="0.0752in" svg:x="1.8524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529" draw:text-style-name="P169" svg:width="0.0516in" svg:height="0.0772in" svg:x="1.9295in" svg:y="0.270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320" draw:style-name="gr4"><svg:title>TexMaths</svg:title><svg:desc>12§display§\text{Linse:}\: n_1 = n_3 = n_\text{Luft}§svg§600§FALSE§</svg:desc><draw:polygon draw:style-name="gr530" draw:text-style-name="P169" svg:width="1.6039in" svg:height="0.1386in" svg:x="0in" svg:y="0in" svg:viewBox="0 0 4075 353" draw:points="2038,353 0,353 0,0 4075,0 4075,353"><text:p/></draw:polygon><draw:path draw:style-name="gr531" draw:text-style-name="P169" svg:width="0.0913in" svg:height="0.1134in" svg:x="0.0055in" svg:y="0in" svg:viewBox="0 0 233 289" svg:d="M233 180h-11c-5 43-11 96-85 96h-35c-19 0-20-2-20-17v-225c0-15 0-21 39-21h15v-13c-16 1-54 1-71 1s-51 0-65-1v13h10c33 0 33 5 33 21v223c0 14 0 19-33 19h-10v13h221z"><text:p/></draw:path><draw:path draw:style-name="gr532" draw:text-style-name="P169" svg:width="0.0354in" svg:height="0.111in" svg:x="0.1091in" svg:y="0.002in" svg:viewBox="0 0 91 283" svg:d="M61 96l-60 5v13c29 0 33 2 33 23v114c0 19-5 19-34 19v13c13 0 37-1 47-1 15 0 30 1 44 1v-13c-27 0-30-2-30-18zM64 23c0-15-11-23-23-23-13 0-23 12-23 23s10 21 23 21c12 0 23-8 23-21z"><text:p/></draw:path><draw:path draw:style-name="gr533" draw:text-style-name="P169" svg:width="0.0839in" svg:height="0.0732in" svg:x="0.1555in" svg:y="0.039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34" draw:text-style-name="P169" svg:width="0.0543in" svg:height="0.076in" svg:x="0.2476in" svg:y="0.039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535" draw:text-style-name="P169" svg:width="0.0642in" svg:height="0.076in" svg:x="0.3122in" svg:y="0.039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36" draw:text-style-name="P169" svg:width="0.0177in" svg:height="0.0713in" svg:x="0.3961in" svg:y="0.0421in" svg:viewBox="0 0 46 182" svg:d="M46 23c0-13-10-23-23-23-12 0-23 10-23 23 0 12 11 23 23 23 13 0 23-11 23-23zM46 161c0-13-10-23-23-23-12 0-23 10-23 23 0 12 11 21 23 21 13 0 23-9 23-21z"><text:p/></draw:path><draw:path draw:style-name="gr537" draw:text-style-name="P169" svg:width="0.0898in" svg:height="0.0752in" svg:x="0.4693in" svg:y="0.039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38" draw:text-style-name="P169" svg:width="0.0425in" svg:height="0.0772in" svg:x="0.5768in" svg:y="0.061in" svg:viewBox="0 0 109 197" svg:d="M67 8c0-8 0-8-8-8-19 19-47 19-59 19v11c7 0 26 0 43-8v151c0 9 0 13-30 13h-11v11c5 0 42-1 53-1 10 0 47 1 54 1v-11h-12c-30 0-30-4-30-13z"><text:p/></draw:path><draw:path draw:style-name="gr539" draw:text-style-name="P169" svg:width="0.1106in" svg:height="0.039in" svg:x="0.6941in" svg:y="0.0528in" svg:viewBox="0 0 282 100" svg:d="M268 17c6 0 14 0 14-9 0-8-8-8-14-8h-254c-6 0-14 0-14 8 0 9 8 9 14 9zM268 100c6 0 14 0 14-9 0-8-8-8-14-8h-254c-6 0-14 0-14 8 0 9 8 9 14 9z"><text:p/></draw:path><draw:path draw:style-name="gr540" draw:text-style-name="P169" svg:width="0.0898in" svg:height="0.0752in" svg:x="0.865in" svg:y="0.039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41" draw:text-style-name="P169" svg:width="0.0535in" svg:height="0.0795in" svg:x="0.9661in" svg:y="0.0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542" draw:text-style-name="P169" svg:width="0.1106in" svg:height="0.039in" svg:x="1.0894in" svg:y="0.0528in" svg:viewBox="0 0 282 100" svg:d="M268 17c6 0 14 0 14-9 0-8-8-8-14-8h-254c-6 0-14 0-14 8 0 9 8 9 14 9zM268 100c6 0 14 0 14-9 0-8-8-8-14-8h-254c-6 0-14 0-14 8 0 9 8 9 14 9z"><text:p/></draw:path><draw:path draw:style-name="gr543" draw:text-style-name="P169" svg:width="0.0898in" svg:height="0.0752in" svg:x="1.2606in" svg:y="0.0398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544" draw:text-style-name="P169" svg:width="0.0689in" svg:height="0.0795in" svg:x="1.3614in" svg:y="0.0591in" svg:viewBox="0 0 176 203" svg:d="M176 125h-9c-4 29-7 67-64 67h-30c-14 0-14-2-14-12v-156c0-10 0-13 27-13h11v-11c-6 0-44 1-51 1-12 0-46-1-46-1v11h7c23 0 24 2 24 13v155c0 9-1 13-24 13h-7v11h168z"><text:p/></draw:path><draw:path draw:style-name="gr545" draw:text-style-name="P169" svg:width="0.0626in" svg:height="0.0524in" svg:x="1.4437in" svg:y="0.0866in" svg:viewBox="0 0 160 134" svg:d="M91 4v10c21 0 23 2 23 17v51c0 26-17 44-40 44-27 0-28-13-28-28v-98l-46 4v10c23 0 23 0 23 28v44c0 21 0 48 49 48 6 0 29 0 42-25h1v25l45-3v-10c-21 0-23-2-23-17v-104z"><text:p/></draw:path><draw:path draw:style-name="gr546" draw:text-style-name="P169" svg:width="0.0413in" svg:height="0.0819in" svg:x="1.5161in" svg:y="0.0567in" svg:viewBox="0 0 106 209" svg:d="M48 91h37v-9h-38v-34c0-28 17-40 29-40 2 0 6 0 8 2-4 2-6 7-6 12 0 8 6 13 13 13 9 0 15-5 15-13 0-14-14-22-30-22-23 0-51 17-51 48v34h-25v9h25v95c0 12-2 12-21 12v11c1 0 21-1 33-1 13 0 27 1 39 1v-11h-6c-22 0-22-2-22-13z"><text:p/></draw:path><draw:path draw:style-name="gr547" draw:text-style-name="P169" svg:width="0.0402in" svg:height="0.0728in" svg:x="1.5551in" svg:y="0.0669in" svg:viewBox="0 0 103 186" svg:d="M52 65h46v-10h-46v-55h-11c0 26-12 56-41 58v7h28v80c0 34 25 41 42 41 20 0 33-17 33-41v-17h-9v17c0 21-10 31-22 31-20 0-20-25-20-30z"><text:p/></draw:path></draw:g></text:p>
      <text:h text:style-name="Heading_20_3" text:outline-level="3">Wellenlänge</text:h>
      <text:p text:style-name="P127"><draw:g text:anchor-type="as-char" svg:y="-0.1862in" draw:z-index="288" draw:style-name="gr4"><svg:title>TexMaths</svg:title><svg:desc>12§display§\lambda ={\frac {c}{f}}§svg§600§FALSE§</svg:desc><draw:polygon draw:style-name="gr164" draw:text-style-name="P169" svg:width="0.4382in" svg:height="0.3303in" svg:x="0in" svg:y="0.0016in" svg:viewBox="0 0 1114 840" draw:points="556,840 0,840 0,0 1114,0 1114,840"><text:p/></draw:polygon><draw:path draw:style-name="gr165" draw:text-style-name="P169" svg:width="0.0823in" svg:height="0.1173in" svg:x="0.0091in" svg:y="0.0705in" svg:viewBox="0 0 210 299" svg:d="M129 170c18 45 38 109 45 119 6 10 11 10 22 10h9c5-2 5-4 5-5s-1-3-2-4c-4-5-6-11-10-19l-86-241c-9-24-33-30-52-30-2 0-8 0-8 5 0 3 3 3 4 3 14 4 17 6 28 35l41 115-118 115c-5 6-7 9-7 14 0 7 6 12 13 12 6 0 10-4 13-9z"><text:p/></draw:path><draw:path draw:style-name="gr166" draw:text-style-name="P169" svg:width="0.1106in" svg:height="0.039in" svg:x="0.1524in" svg:y="0.1248in" svg:viewBox="0 0 282 100" svg:d="M268 17c6 0 14 0 14-9 0-8-8-8-14-8h-254c-6 0-14 0-14 8 0 9 8 9 14 9zM268 100c6 0 14 0 14-9 0-8-8-8-14-8h-254c-6 0-14 0-14 8 0 9 8 9 14 9z"><text:p/></draw:path><draw:path draw:style-name="gr167" draw:text-style-name="P169" svg:width="0.065in" svg:height="0.0752in" svg:x="0.3591in" svg:y="0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draw:polygon draw:style-name="gr168" draw:text-style-name="P169" svg:width="0.0996in" svg:height="0.0067in" svg:x="0.3386in" svg:y="0.1409in" svg:viewBox="0 0 254 18" draw:points="126,18 0,18 0,0 254,0 254,18"><text:p/></draw:polygon><draw:path draw:style-name="gr169" draw:text-style-name="P169" svg:width="0.0827in" svg:height="0.1512in" svg:x="0.3472in" svg:y="0.1823in" svg:viewBox="0 0 211 385" svg:d="M133 130h36c9 0 14 0 14-10 0-4-5-4-12-4h-35l9-49c2-8 8-38 10-43 4-8 11-14 20-14 2 0 12 0 21 7-19 2-23 17-23 23 0 9 7 14 16 14 10 0 22-8 22-25 0-19-19-29-36-29-14 0-42 7-54 49-2 10-3 13-14 67h-29c-8 0-13 0-13 8 0 6 3 6 12 6h28l-32 166c-8 41-15 79-37 79-1 0-12 0-20-7 19-1 24-17 24-23 0-9-9-15-17-15-11 0-23 9-23 26 0 18 19 29 36 29 23 0 41-25 48-41 13-27 23-78 24-81z"><text:p/></draw:path></draw:g><text:tab/><text:tab/><draw:g text:anchor-type="as-char" svg:y="-0.1252in" draw:z-index="289" draw:style-name="gr4"><svg:title>TexMaths</svg:title><svg:desc>12§display§c = 299\,792\,458 ~ \mathrm{m/s}§svg§600§FALSE§</svg:desc><draw:polygon draw:style-name="gr170" draw:text-style-name="P169" svg:width="1.4382in" svg:height="0.1657in" svg:x="0in" svg:y="0.0004in" svg:viewBox="0 0 3654 422" draw:points="1826,422 0,422 0,0 3654,0 3654,422"><text:p/></draw:polygon><draw:path draw:style-name="gr171" draw:text-style-name="P169" svg:width="0.065in" svg:height="0.0752in" svg:x="0.0067in" svg:y="0.051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172" draw:text-style-name="P169" svg:width="0.1106in" svg:height="0.039in" svg:x="0.1272in" svg:y="0.0638in" svg:viewBox="0 0 282 100" svg:d="M268 17c6 0 14 0 14-9 0-8-8-8-14-8h-254c-6 0-14 0-14 8 0 9 8 9 14 9zM268 100c6 0 14 0 14-9 0-8-8-8-14-8h-254c-6 0-14 0-14 8 0 9 8 9 14 9z"><text:p/></draw:path><draw:path draw:style-name="gr173" draw:text-style-name="P169" svg:width="0.0661in" svg:height="0.1106in" svg:x="0.3016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74" draw:text-style-name="P169" svg:width="0.0689in" svg:height="0.1146in" svg:x="0.3831in" svg:y="0.014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175" draw:text-style-name="P169" svg:width="0.0689in" svg:height="0.1146in" svg:x="0.4661in" svg:y="0.014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176" draw:text-style-name="P169" svg:width="0.0713in" svg:height="0.1157in" svg:x="0.5791in" svg:y="0.012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177" draw:text-style-name="P169" svg:width="0.0689in" svg:height="0.1146in" svg:x="0.6598in" svg:y="0.014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178" draw:text-style-name="P169" svg:width="0.0661in" svg:height="0.1106in" svg:x="0.7445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179" draw:text-style-name="P169" svg:width="0.0736in" svg:height="0.1126in" svg:x="0.8512in" svg:y="0.0126in" svg:viewBox="0 0 188 287" svg:d="M113 217v36c0 16-1 21-33 21h-8v13c17-1 40-1 58-1 16 0 39 0 57 1v-13h-9c-32 0-33-5-33-21v-36h43v-13h-43v-193c0-9 0-11-6-11-5 0-6 0-8 5l-131 199v13zM115 204h-103l103-158z"><text:p/></draw:path><draw:path draw:style-name="gr180" draw:text-style-name="P169" svg:width="0.0661in" svg:height="0.1146in" svg:x="0.9382in" svg:y="0.0142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181" draw:text-style-name="P169" svg:width="0.0689in" svg:height="0.1146in" svg:x="1.0193in" svg:y="0.0142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182" draw:text-style-name="P169" svg:width="0.1295in" svg:height="0.0732in" svg:x="1.156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183" draw:text-style-name="P169" svg:width="0.065in" svg:height="0.1657in" svg:x="1.2984in" svg:y="0.0004in" svg:viewBox="0 0 166 422" svg:d="M163 16c3-5 3-8 3-8 0-4-4-8-9-8-3 0-6 1-7 4l-148 403c-2 6-2 7-2 7 0 5 4 8 8 8 6 0 8-2 10-9z"><text:p/></draw:path><draw:path draw:style-name="gr184" draw:text-style-name="P169" svg:width="0.0543in" svg:height="0.076in" svg:x="1.37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text:tab/><text:tab/><draw:g text:anchor-type="as-char" svg:y="-0.1161in" draw:z-index="300" draw:style-name="gr4"><svg:title>TexMaths</svg:title><svg:desc>12§display§E = c \cdot B§svg§600§FALSE§</svg:desc><draw:polygon draw:style-name="gr291" draw:text-style-name="P169" svg:width="0.6791in" svg:height="0.1138in" svg:x="0in" svg:y="0in" svg:viewBox="0 0 1726 290" draw:points="864,290 0,290 0,0 1726,0 1726,290"><text:p/></draw:polygon><draw:path draw:style-name="gr292" draw:text-style-name="P169" svg:width="0.1205in" svg:height="0.113in" svg:x="0.0063in" svg:y="0.0008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293" draw:text-style-name="P169" svg:width="0.1106in" svg:height="0.039in" svg:x="0.1874in" svg:y="0.0528in" svg:viewBox="0 0 282 100" svg:d="M268 17c6 0 14 0 14-9 0-8-8-8-14-8h-254c-6 0-14 0-14 8 0 9 8 9 14 9zM268 100c6 0 14 0 14-9 0-8-8-8-14-8h-254c-6 0-14 0-14 8 0 9 8 9 14 9z"><text:p/></draw:path><draw:path draw:style-name="gr294" draw:text-style-name="P169" svg:width="0.065in" svg:height="0.0752in" svg:x="0.3602in" svg:y="0.0402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295" draw:text-style-name="P169" svg:width="0.0177in" svg:height="0.0177in" svg:x="0.4768in" svg:y="0.0634in" svg:viewBox="0 0 46 46" svg:d="M46 23c0-12-10-23-23-23-12 0-23 11-23 23 0 13 11 23 23 23 13 0 23-10 23-23z"><text:p/></draw:path><draw:path draw:style-name="gr296" draw:text-style-name="P169" svg:width="0.1185in" svg:height="0.1138in" svg:x="0.5524in" svg:y="0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h text:style-name="P156" text:outline-level="3">Intensität <text:s text:c="3"/><text:span text:style-name="T37"><draw:g text:anchor-type="as-char" svg:y="-0.2283in" draw:z-index="304" draw:style-name="gr4"><svg:title>TexMaths</svg:title><svg:desc>12§display§\mathrm{I} = \frac{1}{2} \frac{E_0 \cdot B_0}{\mu_0}§svg§600§FALSE§</svg:desc><draw:polygon draw:style-name="gr315" draw:text-style-name="P169" svg:width="0.9417in" svg:height="0.3717in" svg:x="0in" svg:y="0in" svg:viewBox="0 0 2393 945" draw:points="1196,945 0,945 0,0 2393,0 2393,945"><text:p/></draw:polygon><draw:path draw:style-name="gr316" draw:text-style-name="P169" svg:width="0.0508in" svg:height="0.1134in" svg:x="0.0047in" svg:y="0.1126in" svg:viewBox="0 0 130 289" svg:d="M84 34c0-16 1-21 35-21h11v-13c-15 1-48 1-65 1s-51 0-65-1v13h11c33 0 35 5 35 21v223c0 14-2 19-35 19h-11v13c14-1 48-1 65-1s50 0 65 1v-13h-11c-34 0-35-5-35-19z"><text:p/></draw:path><draw:path draw:style-name="gr317" draw:text-style-name="P169" svg:width="0.1106in" svg:height="0.039in" svg:x="0.1154in" svg:y="0.1646in" svg:viewBox="0 0 282 100" svg:d="M268 17c6 0 14 0 14-9 0-8-8-8-14-8h-254c-6 0-14 0-14 8 0 9 8 9 14 9zM268 100c6 0 14 0 14-9 0-8-8-8-14-8h-254c-6 0-14 0-14 8 0 9 8 9 14 9z"><text:p/></draw:path><draw:path draw:style-name="gr318" draw:text-style-name="P169" svg:width="0.0547in" svg:height="0.1106in" svg:x="0.3161in" svg:y="0.0028in" svg:viewBox="0 0 140 282" svg:d="M88 11c0-10 0-11-10-11-26 28-65 28-78 28v13c8 0 34 0 55-12v219c0 16-1 21-39 21h-14v13c16-1 52-1 70-1 17 0 54 0 68 1v-13h-13c-38 0-39-5-39-21z"><text:p/></draw:path><draw:polygon draw:style-name="gr319" draw:text-style-name="P169" svg:width="0.0831in" svg:height="0.0067in" svg:x="0.3016in" svg:y="0.1811in" svg:viewBox="0 0 212 18" draw:points="106,18 0,18 0,0 212,0 212,18"><text:p/></draw:polygon><draw:path draw:style-name="gr320" draw:text-style-name="P169" svg:width="0.0661in" svg:height="0.1106in" svg:x="0.3094in" svg:y="0.2287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21" draw:text-style-name="P169" svg:width="0.1205in" svg:height="0.113in" svg:x="0.4303in" svg:y="0.0008in" svg:viewBox="0 0 307 288" svg:d="M283 190c1-3 3-5 3-6 0-2 0-5-5-5-4 0-5 2-6 5-28 62-43 91-115 91h-62c-6 0-7 0-9 0-5-2-6-2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22" draw:text-style-name="P169" svg:width="0.0539in" svg:height="0.0795in" svg:x="0.5528in" svg:y="0.061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23" draw:text-style-name="P169" svg:width="0.0177in" svg:height="0.0177in" svg:x="0.6724in" svg:y="0.0634in" svg:viewBox="0 0 46 46" svg:d="M46 23c0-12-10-23-23-23-12 0-23 11-23 23 0 13 11 23 23 23 13 0 23-10 23-23z"><text:p/></draw:path><draw:path draw:style-name="gr324" draw:text-style-name="P169" svg:width="0.1185in" svg:height="0.1134in" svg:x="0.7484in" svg:y="0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325" draw:text-style-name="P169" svg:width="0.0539in" svg:height="0.0795in" svg:x="0.8732in" svg:y="0.061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26" draw:text-style-name="P169" svg:width="0.5173in" svg:height="0.0067in" svg:x="0.4244in" svg:y="0.1811in" svg:viewBox="0 0 1315 18" draw:points="658,18 0,18 0,0 1315,0 1315,18"><text:p/></draw:polygon><draw:path draw:style-name="gr327" draw:text-style-name="P169" svg:width="0.0898in" svg:height="0.1091in" svg:x="0.6004in" svg:y="0.2661in" svg:viewBox="0 0 229 278" svg:d="M85 38c3-8 6-25 6-26 0-7-5-12-12-12-1 0-13 0-17 16l-61 244c-1 5-1 6-1 8 0 5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28" draw:text-style-name="P169" svg:width="0.0539in" svg:height="0.0795in" svg:x="0.7016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text:span text:style-name="T37"> <text:s text:c="2"/></text:span><text:span text:style-name="T37"><draw:g text:anchor-type="as-char" svg:y="-0.2272in" draw:z-index="310" draw:style-name="gr4"><svg:title>TexMaths</svg:title><svg:desc>12§display§P_S = \frac{I}{c}§svg§600§FALSE§</svg:desc><draw:polygon draw:style-name="gr349" draw:text-style-name="P169" svg:width="0.5307in" svg:height="0.3398in" svg:x="0in" svg:y="0in" svg:viewBox="0 0 1349 864" draw:points="675,864 0,864 0,0 1349,0 1349,864"><text:p/></draw:polygon><draw:path draw:style-name="gr350" draw:text-style-name="P169" svg:width="0.1189in" svg:height="0.1134in" svg:x="0.0067in" svg:y="0.1126in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7zM142 29c3-15 5-16 23-16h40c35 0 58 11 58 41 0 17-8 53-25 68-21 20-47 22-65 22h-60z"><text:p/></draw:path><draw:path draw:style-name="gr351" draw:text-style-name="P169" svg:width="0.074in" svg:height="0.0843in" svg:x="0.1154in" svg:y="0.1689in" svg:viewBox="0 0 189 215" svg:d="M189 4c0-2-2-4-4-4-1 0-2 0-6 4l-14 18c-11-17-30-22-49-22-42 0-79 34-79 68 0 4 1 16 10 27 11 12 21 15 42 19 5 2 20 5 25 6 10 2 28 10 28 31 0 24-26 53-60 53-26 0-58-10-58-42 0-4 1-10 2-16 0-1 0-1 0-1 0-3-3-3-4-3-4 0-5 0-6 6l-15 58c-1 2-1 4-1 5s1 4 4 4c2 0 2 0 6-5 3-4 12-12 14-16 16 17 40 21 58 21 44 0 80-39 80-73 0-14-5-26-12-33-9-11-14-12-53-20-6-3-15-4-19-5-7-2-19-11-19-28 0-22 26-46 57-46 32 0 47 18 47 46 0 4-1 10-1 14 0 3 4 3 5 3 5 0 5-1 6-6z"><text:p/></draw:path><draw:path draw:style-name="gr352" draw:text-style-name="P169" svg:width="0.1106in" svg:height="0.039in" svg:x="0.2587in" svg:y="0.165in" svg:viewBox="0 0 282 100" svg:d="M268 17c6 0 14 0 14-9 0-8-8-8-14-8h-254c-6 0-14 0-14 8 0 9 8 9 14 9zM268 100c6 0 14 0 14-9 0-8-8-8-14-8h-254c-6 0-14 0-14 8 0 9 8 9 14 9z"><text:p/></draw:path><draw:path draw:style-name="gr353" draw:text-style-name="P169" svg:width="0.0772in" svg:height="0.1134in" svg:x="0.45in" svg:y="0in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olygon draw:style-name="gr354" draw:text-style-name="P169" svg:width="0.0862in" svg:height="0.0067in" svg:x="0.4445in" svg:y="0.1807in" svg:viewBox="0 0 220 18" draw:points="110,18 0,18 0,0 220,0 220,18"><text:p/></draw:polygon><draw:path draw:style-name="gr355" draw:text-style-name="P169" svg:width="0.065in" svg:height="0.0752in" svg:x="0.4583in" svg:y="0.2661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/draw:g></text:span><text:span text:style-name="T37"> <text:s text:c="4"/></text:span><text:span text:style-name="T37"><draw:g text:anchor-type="as-char" svg:y="-0.2764in" draw:z-index="314" draw:style-name="gr4"><svg:title>TexMaths</svg:title><svg:desc>12§display§I_{rel} = \left ( \frac{n_1 - n_2}{n_1+n_2}\right ) ^2 \cdot I_0§svg§600§FALSE§</svg:desc><draw:polygon draw:style-name="gr414" draw:text-style-name="P169" svg:width="1.6425in" svg:height="0.4319in" svg:x="0in" svg:y="0.0024in" svg:viewBox="0 0 4173 1098" draw:points="2086,1098 0,1098 0,0 4173,0 4173,1098"><text:p/></draw:polygon><draw:path draw:style-name="gr415" draw:text-style-name="P169" svg:width="0.0772in" svg:height="0.1134in" svg:x="0.0055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416" draw:text-style-name="P169" svg:width="0.0539in" svg:height="0.0524in" svg:x="0.0783in" svg:y="0.250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417" draw:text-style-name="P169" svg:width="0.0496in" svg:height="0.0524in" svg:x="0.1461in" svg:y="0.250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8" draw:text-style-name="P169" svg:width="0.026in" svg:height="0.0819in" svg:x="0.2083in" svg:y="0.2209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419" draw:text-style-name="P169" svg:width="0.1106in" svg:height="0.039in" svg:x="0.3075in" svg:y="0.2157in" svg:viewBox="0 0 282 100" svg:d="M268 17c6 0 14 0 14-9 0-8-8-8-14-8h-254c-6 0-14 0-14 8 0 9 8 9 14 9zM268 100c6 0 14 0 14-9 0-8-8-8-14-8h-254c-6 0-14 0-14 8 0 9 8 9 14 9z"><text:p/></draw:path><draw:path draw:style-name="gr420" draw:text-style-name="P169" svg:width="0.0819in" svg:height="0.398in" svg:x="0.5083in" svg:y="0.0362in" svg:viewBox="0 0 209 1012" svg:d="M209 1009c0-3-1-3-1-5-17-16-45-43-74-89-68-109-99-246-99-409 0-113 15-260 85-385 34-60 68-95 88-114 1-1 1-1 1-2 0-5-4-5-10-5-5 0-6 0-12 6-143 130-187 323-187 500 0 166 38 333 146 459 9 10 24 27 42 42 5 5 6 5 11 5 6 0 10 0 10-3z"><text:p/></draw:path><draw:path draw:style-name="gr421" draw:text-style-name="P169" svg:width="0.0898in" svg:height="0.0752in" svg:x="0.6201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422" draw:text-style-name="P169" svg:width="0.0425in" svg:height="0.0772in" svg:x="0.728in" svg:y="0.1122in" svg:viewBox="0 0 109 197" svg:d="M67 8c0-8 0-8-8-8-19 19-47 19-59 19v11c7 0 26 0 43-8v151c0 9 0 13-30 13h-11v11c5 0 42-2 53-2 10 0 47 2 54 2v-11h-12c-30 0-30-4-30-13z"><text:p/></draw:path><draw:path draw:style-name="gr423" draw:text-style-name="P169" svg:width="0.1016in" svg:height="0.0067in" svg:x="0.8402in" svg:y="0.1201in" svg:viewBox="0 0 259 18" svg:d="M244 18c7 0 15 0 15-8 0-10-8-10-15-10h-230c-7 0-14 0-14 10 0 8 7 8 14 8z"><text:p/></draw:path><draw:path draw:style-name="gr424" draw:text-style-name="P169" svg:width="0.0898in" svg:height="0.0752in" svg:x="0.9976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425" draw:text-style-name="P169" svg:width="0.0516in" svg:height="0.0772in" svg:x="1.0996in" svg:y="0.1122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426" draw:text-style-name="P169" svg:width="0.5512in" svg:height="0.0067in" svg:x="0.6154in" svg:y="0.2319in" svg:viewBox="0 0 1401 18" draw:points="701,18 0,18 0,0 1401,0 1401,18"><text:p/></draw:polygon><draw:path draw:style-name="gr427" draw:text-style-name="P169" svg:width="0.0898in" svg:height="0.0752in" svg:x="0.6201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428" draw:text-style-name="P169" svg:width="0.0425in" svg:height="0.0772in" svg:x="0.728in" svg:y="0.3386in" svg:viewBox="0 0 109 197" svg:d="M67 8c0-8 0-8-8-8-19 19-47 19-59 19v11c7 0 26 0 43-8v151c0 9 0 13-30 13h-11v11c5 0 42-2 53-2 10 0 47 2 54 2v-11h-12c-30 0-30-4-30-13z"><text:p/></draw:path><draw:path draw:style-name="gr429" draw:text-style-name="P169" svg:width="0.1106in" svg:height="0.1106in" svg:x="0.8362in" svg:y="0.2937in" svg:viewBox="0 0 282 282" svg:d="M150 150h118c6 0 14 0 14-8 0-10-8-10-14-10h-118v-118c0-6 0-14-8-14-10 0-10 8-10 14v118h-118c-6 0-14 0-14 10 0 8 8 8 14 8h118v117c0 6 0 15 10 15 8 0 8-9 8-15z"><text:p/></draw:path><draw:path draw:style-name="gr430" draw:text-style-name="P169" svg:width="0.0898in" svg:height="0.0752in" svg:x="0.9976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431" draw:text-style-name="P169" svg:width="0.0516in" svg:height="0.0772in" svg:x="1.0996in" svg:y="0.3386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169" svg:width="0.0819in" svg:height="0.398in" svg:x="1.1925in" svg:y="0.0362in" svg:viewBox="0 0 209 1012" svg:d="M209 506c0-165-39-332-147-459-8-10-24-27-42-42-4-5-6-5-12-5-4 0-8 0-8 5 0 1 1 2 2 3 15 16 44 44 72 89 69 109 100 246 100 409 0 114-16 260-85 386-34 59-70 95-88 112 0 2-1 3-1 5 0 3 4 3 8 3 6 0 8 0 14-6 142-128 187-322 187-500z"><text:p/></draw:path><draw:path draw:style-name="gr433" draw:text-style-name="P169" svg:width="0.0516in" svg:height="0.0772in" svg:x="1.3161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4" draw:text-style-name="P169" svg:width="0.0177in" svg:height="0.0177in" svg:x="1.4346in" svg:y="0.2268in" svg:viewBox="0 0 46 46" svg:d="M46 23c0-12-10-23-23-23-12 0-23 11-23 23 0 13 11 23 23 23 13 0 23-10 23-23z"><text:p/></draw:path><draw:path draw:style-name="gr435" draw:text-style-name="P169" svg:width="0.0772in" svg:height="0.1134in" svg:x="1.5087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436" draw:text-style-name="P169" svg:width="0.0539in" svg:height="0.0795in" svg:x="1.5823in" svg:y="0.225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/text:h>
      <text:h text:style-name="P157" text:outline-level="3">Energie <text:span text:style-name="T40">Photon <text:tab/></text:span><text:span text:style-name="T40"><draw:g text:anchor-type="as-char" svg:y="-0.2299in" draw:z-index="311" draw:style-name="gr4"><svg:title>TexMaths</svg:title><svg:desc>12§display§E = h \cdot F = \frac{h \cdot c}{\lambda}§svg§600§FALSE§</svg:desc><draw:polygon draw:style-name="gr356" draw:text-style-name="P169" svg:width="1.228in" svg:height="0.3413in" svg:x="0in" svg:y="0in" svg:viewBox="0 0 3120 868" draw:points="1560,868 0,868 0,0 3120,0 3120,868"><text:p/></draw:polygon><draw:path draw:style-name="gr357" draw:text-style-name="P169" svg:width="0.1209in" svg:height="0.113in" svg:x="0.0063in" svg:y="0.1146in" svg:viewBox="0 0 308 288" svg:d="M283 189c1-2 3-4 3-6 0-1 0-4-5-4-4 0-5 2-6 4-28 63-43 91-115 91h-62c-6 0-7 0-9 0-5-1-6-1-6-4 0-2 0-3 2-10l29-115h42c36 0 36 8 36 19 0 3 0 9-4 21 0 2-1 3-1 4 0 3 3 5 6 5 4 0 5-2 6-8l24-100c0-2-1-4-5-4-3 0-4 3-6 8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58" draw:text-style-name="P169" svg:width="0.1106in" svg:height="0.0386in" svg:x="0.1874in" svg:y="0.1665in" svg:viewBox="0 0 282 99" svg:d="M268 17c6 0 14 0 14-9 0-8-8-8-14-8h-254c-6 0-14 0-14 8 0 9 8 9 14 9zM268 99c6 0 14 0 14-8s-8-8-14-8h-254c-6 0-14 0-14 8s8 8 14 8z"><text:p/></draw:path><draw:path draw:style-name="gr359" draw:text-style-name="P169" svg:width="0.0819in" svg:height="0.1169in" svg:x="0.363in" svg:y="0.1122in" svg:viewBox="0 0 209 298" svg:d="M98 5c0 0 0-5-6-5-9 0-40 4-51 5-4 0-7 0-7 8 0 5 3 5 9 5 21 0 22 2 22 7l-1 9-63 243c-1 6-1 7-1 9 0 10 8 12 12 12 7 0 14-4 16-10l8-33 10-38c2-10 4-19 7-29 1-2 3-15 5-18 1-5 14-27 28-39 10-8 23-15 41-15s23 15 23 29c0 23-17 70-26 95-4 10-6 15-6 24 0 19 15 34 34 34 41 0 57-62 57-65 0-4-5-4-6-4-4 0-4 1-6 7-6 23-21 53-43 53-8 0-11-5-11-15 0-9 5-20 8-29 7-18 25-69 25-93 0-27-16-45-48-45-26 0-46 13-63 32z"><text:p/></draw:path><draw:path draw:style-name="gr360" draw:text-style-name="P169" svg:width="0.0177in" svg:height="0.0177in" svg:x="0.5004in" svg:y="0.1772in" svg:viewBox="0 0 46 46" svg:d="M46 23c0-12-10-23-23-23-12 0-23 11-23 23 0 13 11 23 23 23 13 0 23-10 23-23z"><text:p/></draw:path><draw:path draw:style-name="gr361" draw:text-style-name="P169" svg:width="0.1185in" svg:height="0.113in" svg:x="0.5756in" svg:y="0.1146in" svg:viewBox="0 0 302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62" draw:text-style-name="P169" svg:width="0.1106in" svg:height="0.0386in" svg:x="0.7547in" svg:y="0.1665in" svg:viewBox="0 0 282 99" svg:d="M268 17c6 0 14 0 14-9 0-8-8-8-14-8h-254c-6 0-14 0-14 8 0 9 8 9 14 9zM268 99c6 0 14 0 14-8s-8-8-14-8h-254c-6 0-14 0-14 8s8 8 14 8z"><text:p/></draw:path><draw:path draw:style-name="gr363" draw:text-style-name="P169" svg:width="0.0819in" svg:height="0.1169in" svg:x="0.9496in" svg:y="0in" svg:viewBox="0 0 209 298" svg:d="M98 5c0 0 0-5-6-5-9 0-40 4-51 5-4 0-7 0-7 8 0 5 3 5 9 5 21 0 22 2 22 7l-1 9-63 243c-1 6-1 7-1 9 0 10 8 12 12 12 7 0 14-4 16-10l8-33 10-38c2-10 4-19 7-29 1-2 3-15 5-18 1-5 14-27 28-39 10-8 22-15 41-15 18 0 23 15 23 29 0 23-17 70-26 95-4 10-6 15-6 24 0 19 15 34 34 34 40 0 57-62 57-65 0-4-5-4-6-4-4 0-4 1-6 7-6 23-21 53-43 53-8 0-11-5-11-15 0-9 5-20 8-29 6-18 25-69 25-93 0-27-16-45-48-45-27 0-46 13-63 32z"><text:p/></draw:path><draw:path draw:style-name="gr364" draw:text-style-name="P169" svg:width="0.0177in" svg:height="0.0177in" svg:x="1.0874in" svg:y="0.0654in" svg:viewBox="0 0 46 46" svg:d="M46 23c0-12-10-23-23-23-12 0-23 11-23 23 0 13 11 23 23 23 13 0 23-10 23-23z"><text:p/></draw:path><draw:path draw:style-name="gr365" draw:text-style-name="P169" svg:width="0.065in" svg:height="0.0752in" svg:x="1.163in" svg:y="0.0421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olygon draw:style-name="gr366" draw:text-style-name="P169" svg:width="0.2874in" svg:height="0.0067in" svg:x="0.9402in" svg:y="0.1827in" svg:viewBox="0 0 731 18" draw:points="366,18 0,18 0,0 731,0 731,18"><text:p/></draw:polygon><draw:path draw:style-name="gr367" draw:text-style-name="P169" svg:width="0.0823in" svg:height="0.1169in" svg:x="1.0449in" svg:y="0.226in" svg:viewBox="0 0 210 298" svg:d="M128 170c18 45 39 109 46 119 6 9 11 9 22 9h9c5-1 5-3 5-4 0-2-1-3-2-4-4-5-6-11-10-19l-86-241c-9-24-33-30-52-30-2 0-8 0-8 5 0 3 3 3 4 3 14 4 17 6 28 35l41 115-118 115c-5 6-7 9-7 13 0 8 6 12 13 12 6 0 10-3 13-8z"><text:p/></draw:path></draw:g></text:span><text:span text:style-name="T40"> <text:s text:c="3"/></text:span><text:span text:style-name="T40"><draw:g text:anchor-type="as-char" svg:y="-0.1457in" draw:z-index="325" draw:style-name="gr4"><svg:title>TexMaths</svg:title><svg:desc>12§display§h = 6{,}626 \cdot 10^{-34} \mathrm{J \cdot s}§svg§600§FALSE§</svg:desc><draw:polygon draw:style-name="gr587" draw:text-style-name="P169" svg:width="1.4961in" svg:height="0.176in" svg:x="0in" svg:y="0.0039in" svg:viewBox="0 0 3801 448" draw:points="1901,448 0,448 0,0 3801,0 3801,448"><text:p/></draw:polygon><draw:path draw:style-name="gr588" draw:text-style-name="P169" svg:width="0.0819in" svg:height="0.1173in" svg:x="0.0091in" svg:y="0.031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589" draw:text-style-name="P169" svg:width="0.1106in" svg:height="0.039in" svg:x="0.1512in" svg:y="0.0866in" svg:viewBox="0 0 282 100" svg:d="M268 17c6 0 14 0 14-9 0-8-8-8-14-8h-254c-6 0-14 0-14 8 0 9 8 9 14 9zM268 100c6 0 14 0 14-9 0-8-8-8-14-8h-254c-6 0-14 0-14 8 0 9 8 9 14 9z"><text:p/></draw:path><draw:path draw:style-name="gr590" draw:text-style-name="P169" svg:width="0.0689in" svg:height="0.1146in" svg:x="0.324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91" draw:text-style-name="P169" svg:width="0.0193in" svg:height="0.0496in" svg:x="0.4142in" svg:y="0.1291in" svg:viewBox="0 0 50 127" svg:d="M50 44c0-27-10-44-27-44-15 0-23 11-23 23 0 11 8 23 23 23 5 0 11-3 15-6 2-2 2-2 2-2 1 0 1 0 1 6 0 33-15 58-29 72-5 4-5 5-5 6 0 4 3 5 4 5 5 0 39-32 39-83z"><text:p/></draw:path><draw:path draw:style-name="gr592" draw:text-style-name="P169" svg:width="0.0689in" svg:height="0.1146in" svg:x="0.4531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93" draw:text-style-name="P169" svg:width="0.0661in" svg:height="0.1106in" svg:x="0.5374in" svg:y="0.036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594" draw:text-style-name="P169" svg:width="0.0689in" svg:height="0.1146in" svg:x="0.6193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95" draw:text-style-name="P169" svg:width="0.0177in" svg:height="0.0177in" svg:x="0.7465in" svg:y="0.0965in" svg:viewBox="0 0 46 46" svg:d="M46 23c0-12-10-23-23-23-12 0-23 11-23 23 0 13 11 23 23 23 13 0 23-10 23-23z"><text:p/></draw:path><draw:path draw:style-name="gr596" draw:text-style-name="P169" svg:width="0.0547in" svg:height="0.1106in" svg:x="0.8299in" svg:y="0.0366in" svg:viewBox="0 0 140 282" svg:d="M88 11c0-10 0-11-10-11-26 28-65 28-78 28v13c8 0 34 0 55-12v219c0 16-1 21-39 21h-14v13c16-1 52-1 70-1 17 0 54 0 68 1v-13h-13c-38 0-39-5-39-21z"><text:p/></draw:path><draw:path draw:style-name="gr597" draw:text-style-name="P169" svg:width="0.0701in" svg:height="0.1146in" svg:x="0.9047in" svg:y="0.036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8" draw:text-style-name="P169" svg:width="0.0783in" svg:height="0.0059in" svg:x="0.9941in" svg:y="0.0465in" svg:viewBox="0 0 200 16" svg:d="M188 16c5 0 12 0 12-8s-6-8-12-8h-176c-5 0-12 0-12 7 0 9 7 9 12 9z"><text:p/></draw:path><draw:path draw:style-name="gr599" draw:text-style-name="P169" svg:width="0.0535in" svg:height="0.0795in" svg:x="1.0913in" svg:y="0.001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600" draw:text-style-name="P169" svg:width="0.0571in" svg:height="0.0783in" svg:x="1.1555in" svg:y="0in" svg:viewBox="0 0 146 200" svg:d="M146 151v-11h-33v-132c0-6 0-8-6-8-4 0-5 0-9 4l-98 136v11h88v25c0 10 0 14-24 14h-9v10c16-1 34-1 45-1 12 0 30 0 45 1v-10h-8c-24 0-24-4-24-14v-25zM90 32v108h-79z"><text:p/></draw:path><draw:path draw:style-name="gr601" draw:text-style-name="P169" svg:width="0.0705in" svg:height="0.1173in" svg:x="1.2327in" svg:y="0.0339in" svg:viewBox="0 0 180 299" svg:d="M110 227c0 38-20 62-43 62-2 0-31 0-47-24 22 0 28-13 28-24 0-15-12-24-24-24-10 0-24 6-24 24 0 33 30 58 68 58 44 0 75-30 78-61 2-4 2-5 2-20v-188c0-17 6-17 32-17v-13c-19 1-35 1-55 1-17 0-55 0-71-1v13h16c40 0 40 6 40 21z"><text:p/></draw:path><draw:path draw:style-name="gr602" draw:text-style-name="P169" svg:width="0.0177in" svg:height="0.0177in" svg:x="1.3618in" svg:y="0.0965in" svg:viewBox="0 0 46 46" svg:d="M46 23c0-12-10-23-23-23-12 0-23 11-23 23 0 13 11 23 23 23 13 0 23-10 23-23z"><text:p/></draw:path><draw:path draw:style-name="gr603" draw:text-style-name="P169" svg:width="0.0543in" svg:height="0.076in" svg:x="1.4362in" svg:y="0.072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/text:h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keep-together="always" style:page-number="auto" fo:keep-with-next="always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799in" fo:margin-bottom="0.0598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402in" fo:margin-bottom="0.0402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 style:master-page-name="">
      <style:table-properties style:width="7.1875in" style:page-number="auto" table:align="margins"/>
    </style:style>
    <style:style style:name="Table8.A" style:family="table-column">
      <style:table-column-properties style:column-width="4.875in" style:rel-column-width="7020*"/>
    </style:style>
    <style:style style:name="Table8.B" style:family="table-column">
      <style:table-column-properties style:column-width="2.3125in" style:rel-column-width="3330*"/>
    </style:style>
    <style:style style:name="Table8.1" style:family="table-row">
      <style:table-row-properties style:min-row-height="0.1875in"/>
    </style:style>
    <style:style style:name="M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MP3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style style:name="MT2" style:family="text">
      <style:text-properties officeooo:rsid="0062b979"/>
    </style:style>
    <style:page-layout style:name="Mpm1">
      <style:page-layout-properties fo:page-width="8.2681in" fo:page-height="11.6929in" style:num-format="1" style:print-orientation="portrait" fo:margin-top="0.3228in" fo:margin-bottom="0.3717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17in" fo:margin-left="0in" fo:margin-r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office:value-type="string">
              <text:p text:style-name="MP1">Stefan Kuntz – WI - <text:span text:style-name="MT1">v</text:span><text:editing-cycles>22</text:editing-cycles> - <text:modification-date style:data-style-name="N33">Jan 15</text:modification-date> <text:modification-time style:data-style-name="N40">13:08</text:modification-time> </text:p>
            </table:table-cell>
            <table:table-cell office:value-type="string">
              <text:p text:style-name="MP2"><text:span text:style-name="MT2">Seite </text:span><text:span text:style-name="MT2"><text:page-number text:select-page="current">4</text:page-number></text:span><text:span text:style-name="MT2"> von </text:span><text:span text:style-name="MT2"><text:page-count>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1-15T13:08:08.757999345</dc:date>
    <dc:creator>sk </dc:creator>
    <meta:editing-duration>P8DT14H57M</meta:editing-duration>
    <meta:editing-cycles>22</meta:editing-cycles>
    <meta:generator>LibreOffice/4.2.8.2$Linux_X86_64 LibreOffice_project/420m0$Build-2</meta:generator>
    <meta:printed-by>sk </meta:printed-by>
    <meta:print-date>2016-01-07T14:54:18.541687122</meta:print-date>
    <meta:document-statistic meta:table-count="8" meta:image-count="0" meta:object-count="0" meta:page-count="4" meta:paragraph-count="357" meta:word-count="224" meta:character-count="2445" meta:non-whitespace-character-count="2106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newcommand\abs[1]{\left|#1\right|}</meta:user-defined>
  </office:meta>
</office:document-meta>
</file>